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lobal-zeroclipboard-html-bridge" text:anchor-type="page" text:anchor-page-number="1" svg:x="0.212cm" svg:y="7.911cm" svg:width="16.748cm" draw:z-index="0">
        <draw:text-box fo:min-height="0.397cm">
          <text:p text:style-name="Text_20_body"/>
        </draw:text-box>
      </draw:frame>
      <text:h text:style-name="Heading_20_1" text:outline-level="1"><text:bookmark text:name="_ref217793466"/><text:bookmark text:name="TI000000365"/>Приложение 3. Описание и расположение служебных файлов</text:h>
      <text:p text:style-name="Text_20_body">Данное приложение содержит описание и расположение различных служебных файлов, которые могут использоваться при работе «1С:Предприятия».</text:p>
      <text:h text:style-name="Heading_20_2" text:outline-level="2"><text:bookmark text:name="_ref227653117"/><text:bookmark text:name="_ref235349328"/><text:bookmark text:name="TI000000366"/><text:bookmark text:name="IssOgl1_3.1__1ccr"/>3.1. *.1ccr</text:h>
      <text:p text:style-name="Text_20_body">Конфигурационный файл Web-сервиса для работы с удаленным хранилищем может иметь произвольное имя (расширение 1ccr обязательно), формат XML и содержит единственный узел с произвольным именем и атрибутом connectString ‑ в этом атрибуте указывается адрес сервера хранилища в схеме TCP.</text:p>
      <text:p text:style-name="Text_20_body">Например, такой конфигурационный файл может иметь имя repository.1ccr и следующее содержание:</text:p>
      <text:p text:style-name="Text_20_body"><text:a xlink:type="simple" xlink:href="javascript:" text:style-name="Internet_20_link" text:visited-style-name="Visited_20_Internet_20_Link">Копировать в буфер обмена</text:a> </text:p>
      <text:p text:style-name="Preformatted_20_Text">&lt;?xml version="1.0" encoding="UTF-8"?&gt;</text:p>
      <text:p text:style-name="P1">&lt;repository connectString="tcp://RepServ"/&gt;</text:p>
      <text:p text:style-name="Text_20_body">В данном случае в качестве произвольного имени узла выбрано имя repository, а адрес сервера хранилища конфигурации ‑ tcp://RepServ.</text:p>
      <text:h text:style-name="Heading_20_2" text:outline-level="2"><text:bookmark text:name="TI000000367"/><text:bookmark text:name="IssOgl1_3.2__mft"/>3.2. *.mft</text:h>
      <text:p text:style-name="Text_20_body">Файл с расширение mft является файлом-манифестом ‑ специальным файлом, описывающим шаблон конфигурации. Файл может иметь произвольное имя.</text:p>
      <text:p text:style-name="Text_20_body">Файл располагается в каталоге установленного шаблона конфигурации.</text:p>
      <text:p text:style-name="Text_20_body">Файл-манифест имеет произвольное имя и расширение mft. Внутренний формат файла-манифеста близок к формату ini-файла. Для поддержки нескольких языков файл-манифест использует кодировку UTF-8. В начале файла-манифеста указываются следующие параметры.</text:p>
      <text:p text:style-name="Text_20_body">Vendor</text:p>
      <text:p text:style-name="Text_20_body">Поставщик решения. Совпадает с указанным в конфигурации.</text:p>
      <text:p text:style-name="Text_20_body">Name</text:p>
      <text:p text:style-name="Text_20_body">Наименование решения. Совпадает с указанным в конфигурации.</text:p>
      <text:p text:style-name="Text_20_body">Version</text:p>
      <text:p text:style-name="Text_20_body">Версия решения. Совпадает с указанной в конфигурации.</text:p>
      <text:p text:style-name="Text_20_body">AppVersion</text:p>
      <text:p text:style-name="Text_20_body">Версия «1С:Предприятия», с помощью которой создавался комплект поставки.</text:p>
      <text:p text:style-name="Text_20_body">Следующие параметры относятся к частям решения и разделяются наименованиями секций. Наименования секций выбираются произвольно и заключаются в квадратные скобки.</text:p>
      <text:p text:style-name="Text_20_body">Source</text:p>
      <text:p text:style-name="Text_20_body">Относительный путь к файлу конфигурации (cf), файлу обновления (cfu) или выгрузки базы данных (dt).</text:p>
      <text:p text:style-name="Text_20_body">Catalog_&lt;суффикс языка&gt;</text:p>
      <text:p text:style-name="Text_20_body"><text:soft-page-break/>Наименование решения в каталоге решений. Параметров Catalog_&lt;суффикс языка&gt; в файле-манифесте может быть несколько. Суффикс определяет язык пользовательского интерфейса 1С:Предприятия 8 (например, ru для указания русского языка). Если суффикс языка не указан (имя параметра задано как Catalog), то значение этого параметра используется для всех пользовательских интерфейсов, кроме тех, для которых в данной секции указан параметр Catalog с нужным языковым суффиксом.</text:p>
      <text:p text:style-name="Text_20_body">Destination</text:p>
      <text:p text:style-name="Text_20_body">Рекомендуемый каталог создания информационной базы. Этот параметр используется при создании информационной базы из шаблона. Каталог представляет частичный путь. В качестве одной из частей каталог должен включать в себя каталог поставщика (во избежание совпадения имен каталогов у различных решений).</text:p>
      <text:p text:style-name="Text_20_body">В каталоге шаблона конфигурации допускается наличие нескольких cfu-файлов.</text:p>
      <text:p text:style-name="Text_20_body"><text:a xlink:type="simple" xlink:href="javascript:" text:style-name="Internet_20_link" text:visited-style-name="Visited_20_Internet_20_Link">Копировать в буфер обмена</text:a> </text:p>
      <text:p text:style-name="Preformatted_20_Text">Vendor=Фирма "1С"</text:p>
      <text:p text:style-name="Preformatted_20_Text">Name=Управление Торговлей</text:p>
      <text:p text:style-name="Preformatted_20_Text">Version=8.10.0.2</text:p>
      <text:p text:style-name="Preformatted_20_Text">[Main]</text:p>
      <text:p text:style-name="Preformatted_20_Text">Source=Main\1cv8.cf</text:p>
      <text:p text:style-name="Preformatted_20_Text">Catalog_ru=Управление торговлей/Управление торговлей</text:p>
      <text:p text:style-name="Preformatted_20_Text">Destination=1C\Trade</text:p>
      <text:p text:style-name="Preformatted_20_Text">[Demo]</text:p>
      <text:p text:style-name="Preformatted_20_Text">Source=Demo\1cv8.dt</text:p>
      <text:p text:style-name="Preformatted_20_Text">Catalog_ru=Управление торговлей/Управление торговлей (Демо)</text:p>
      <text:p text:style-name="P1">Destination=1C\DemoTrd</text:p>
      <text:h text:style-name="Heading_20_2" text:outline-level="2"><text:bookmark text:name="_ref326754833"/><text:bookmark text:name="_ref326156904"/><text:bookmark text:name="_ref326156903"/><text:bookmark text:name="_ref326148851"/><text:bookmark text:name="_ref326148159"/><text:bookmark text:name="_ref271127706"/><text:bookmark text:name="_ref271127625"/><text:bookmark text:name="_ref228274029"/><text:bookmark text:name="_ref228270278"/><text:bookmark text:name="_ref227763810"/><text:bookmark text:name="_ref227653033"/><text:bookmark text:name="_ref212972372"/><text:bookmark text:name="_ref392254985"/><text:bookmark text:name="_ref392254984"/><text:bookmark text:name="TI000000368"/><text:bookmark text:name="IssOgl1_3.3__v8i"/>3.3. *.v8i</text:h>
      <text:p text:style-name="Text_20_body">В данном приложении приводится описание формата файла описаний зарегистрированных информационных баз. Этот список используют все клиенты. По умолчанию файл имеет имя ibases.v8i.</text:p>
      <text:p text:style-name="Text_20_body">Расположение файла:</text:p>
      <text:p text:style-name="Text_20_body">● Для ОС Windows: %APPDATA%\1C\1CEStart\ локального компьютера.</text:p>
      <text:p text:style-name="Text_20_body">● Для ОС Linux: ~\.1C\1cestart.</text:p>
      <text:p text:style-name="Text_20_body">● Для ОС macOS: ~\.1C\1cestart.</text:p>
      <text:p text:style-name="Text_20_body">Файл представляет собой текстовый документ в кодировке UTF-8 и состоит из секций. Каждая секция описывает одну информационную базу.</text:p>
      <text:p text:style-name="Text_20_body">Файл состоит из секций описаний информационных баз.</text:p>
      <text:p text:style-name="Text_20_body">Секция описания информационной базы:</text:p>
      <text:p text:style-name="Text_20_body"><text:a xlink:type="simple" xlink:href="javascript:" text:style-name="Internet_20_link" text:visited-style-name="Visited_20_Internet_20_Link">Копировать в буфер обмена</text:a> </text:p>
      <text:p text:style-name="Preformatted_20_Text">[Наименование секции]</text:p>
      <text:p text:style-name="Preformatted_20_Text">Connect=</text:p>
      <text:p text:style-name="Preformatted_20_Text">ID=</text:p>
      <text:p text:style-name="Preformatted_20_Text">OrderInList=</text:p>
      <text:p text:style-name="Preformatted_20_Text">Folder=</text:p>
      <text:p text:style-name="Preformatted_20_Text">OrderInTree=</text:p>
      <text:p text:style-name="Preformatted_20_Text">External=</text:p>
      <text:p text:style-name="Preformatted_20_Text">ClientConnectionSpeed=</text:p>
      <text:p text:style-name="Preformatted_20_Text">App=</text:p>
      <text:p text:style-name="Preformatted_20_Text">AppArch=</text:p>
      <text:p text:style-name="Preformatted_20_Text">DefaultApp=</text:p>
      <text:p text:style-name="Preformatted_20_Text">WA=</text:p>
      <text:p text:style-name="Preformatted_20_Text">WSA=</text:p>
      <text:p text:style-name="Preformatted_20_Text">Version=</text:p>
      <text:p text:style-name="Preformatted_20_Text"><text:soft-page-break/>DefaultVersion=</text:p>
      <text:p text:style-name="Preformatted_20_Text">AdditionalParameters=</text:p>
      <text:p text:style-name="Preformatted_20_Text">WebCommonInfoBaseURL=</text:p>
      <text:p text:style-name="Preformatted_20_Text">HttpsCA=</text:p>
      <text:p text:style-name="Preformatted_20_Text">HttpsCert=</text:p>
      <text:p text:style-name="Preformatted_20_Text">HttpsCAFile=</text:p>
      <text:p text:style-name="Preformatted_20_Text">HttpsCertFile=</text:p>
      <text:p text:style-name="Preformatted_20_Text">HttpsCertSelect=</text:p>
      <text:p text:style-name="Preformatted_20_Text">ShowInList=</text:p>
      <text:p text:style-name="Preformatted_20_Text">MobilePublicKey=</text:p>
      <text:p text:style-name="P1">WebCommonInfoBases=</text:p>
      <text:p text:style-name="Text_20_body">Секция состоит из наименования секции и параметров.</text:p>
      <text:p text:style-name="Text_20_body">Наименование и каждый параметр секции записываются в отдельной строке файла описаний.</text:p>
      <text:p text:style-name="Text_20_body">Наименование секции</text:p>
      <text:p text:style-name="Text_20_body">Наименование секции совпадает с наименованием информационной базы и является обязательным параметром. Наименование заключается в квадратные скобки.</text:p>
      <text:p text:style-name="Text_20_body">Параметр может редактироваться в окне свойств информационной базы.</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1">[Демонстрационнаяверсия8.2]</text:p>
      <text:p text:style-name="Text_20_body">ID</text:p>
      <text:p text:style-name="Text_20_body">Внутренний идентификатор информационной базы. Формируется автоматически. Должен быть уникальным в рамках одного файла v8i.</text:p>
      <text:p text:style-name="Text_20_body">Формирование идентификатора вручную не рекомендуется.</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1">ID=cf9f0d4b-b4a3-11d8-861e-0050baaa2f3f</text:p>
      <text:p text:style-name="Text_20_body">Connect необязательный</text:p>
      <text:p text:style-name="Text_20_body">Строка соединения с информационной базой. Может существовать несколько описаний информационных баз, которые имеют одинаковую строку запуска (но разное наименование). Это может потребоваться, когда необходимо запускать одну базу в нескольких режимах запуска (например, тонкий и толстый клиенты), не меняя свойства информационной базы.</text:p>
      <text:p text:style-name="Text_20_body">Пример:</text:p>
      <text:p text:style-name="Text_20_body">Файловый вариант указывается в виде:</text:p>
      <text:p text:style-name="Text_20_body"><text:a xlink:type="simple" xlink:href="javascript:" text:style-name="Internet_20_link" text:visited-style-name="Visited_20_Internet_20_Link">Копировать в буфер обмена</text:a> </text:p>
      <text:p text:style-name="P1">Connect=File=&lt;Путь&gt;;</text:p>
      <text:p text:style-name="Text_20_body">Клиент-серверный вариант указывается в виде:</text:p>
      <text:p text:style-name="Text_20_body"><text:a xlink:type="simple" xlink:href="javascript:" text:style-name="Internet_20_link" text:visited-style-name="Visited_20_Internet_20_Link">Копировать в буфер обмена</text:a> </text:p>
      <text:p text:style-name="P1">Connect=Srvr=&lt;ИмяСервера1СПредприятия&gt;;Ref=&lt;ИмяИнформационнойБазыНаСервере&gt;;</text:p>
      <text:p text:style-name="Text_20_body">Подключение через веб-сервер указывается в виде:</text:p>
      <text:p text:style-name="Text_20_body"><text:a xlink:type="simple" xlink:href="javascript:" text:style-name="Internet_20_link" text:visited-style-name="Visited_20_Internet_20_Link">Копировать в буфер обмена</text:a> </text:p>
      <text:p text:style-name="P1"><text:soft-page-break/>Connect=ws="http://web-server/resource/";</text:p>
      <text:p text:style-name="Text_20_body">Folder необязательный</text:p>
      <text:p text:style-name="Text_20_body">Наименование папки в дереве информационных баз.</text:p>
      <text:p text:style-name="Text_20_body">Примечание. Если наименование папки не указано или параметр опущен, то данная информационная база располагается в корне списка информационных баз.</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1">Folder=/Торговыебазы</text:p>
      <text:p text:style-name="Text_20_body">OrderInList</text:p>
      <text:p text:style-name="Text_20_body">Порядок в списке при представлении списком. Задается числом, которое является значением порядка информационной базы в списке баз (сортировка по наименованию не установлен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1">OrderInList=5</text:p>
      <text:p text:style-name="Text_20_body">OrderInTree</text:p>
      <text:p text:style-name="Text_20_body">Порядок в ветви при представлении деревом.</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1">OrderInTree=16358</text:p>
      <text:p text:style-name="Text_20_body">UseProxy необязательный</text:p>
      <text:p text:style-name="Text_20_body">Указывает на вариант использования прокси-сервера для варианта ws-соединения.</text:p>
      <text:p text:style-name="Text_20_body">● 0 ‑ прокси-сервер не используется;</text:p>
      <text:p text:style-name="Text_20_body">● 1 ‑ автоматическое определение настроек прокси-сервера;</text:p>
      <text:p text:style-name="Text_20_body">● 2 ‑ явное указание настроек прокси-сервера.</text:p>
      <text:p text:style-name="Text_20_body">Если параметр UseProxy не указан, то используется автоматическое определение настроек прокси-сервера. Для файлового и клиент-серверного варианта не имеет смысл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1">UseProxy=1</text:p>
      <text:p text:style-name="Text_20_body">PSrv</text:p>
      <text:p text:style-name="Text_20_body">Строка, содержащая адрес прокси-сервера (обязателен только в том случае, когда параметр UseProxy имеет значение 2).</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1">PSrv=192.168.0.1</text:p>
      <text:p text:style-name="Text_20_body"><text:soft-page-break/>PPort</text:p>
      <text:p text:style-name="Text_20_body">Номер порта прокси-сервера (обязателен только в том случае, когда параметр UseProxy имеет значение 2).</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1">PPort=123</text:p>
      <text:p text:style-name="Text_20_body">PUser необязательный</text:p>
      <text:p text:style-name="Text_20_body">Имя пользователя прокси-сервер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1">PUser=userName</text:p>
      <text:p text:style-name="Text_20_body">PPasswd необязательный</text:p>
      <text:p text:style-name="Text_20_body">Зашифрованный пароль для прокси-сервер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1">PPasswd=XNKxbVEqnXUCwwk1Urovbo7bZFpG/Zpf6cQ10qVtzpk=</text:p>
      <text:p text:style-name="Text_20_body">ClientConnectionSpeed</text:p>
      <text:p text:style-name="Text_20_body">Скорость клиентского соединения (имеет смысл только для тонкого и веб-клиентов). Принимает значения:</text:p>
      <text:p text:style-name="Text_20_body">● Normal ‑ обычная скорость соединения;</text:p>
      <text:p text:style-name="Text_20_body">● Low ‑ низкая скорость соединения.</text:p>
      <text:p text:style-name="Text_20_body">Если параметр не указан, то скорость клиентского соединения будет определяться значением флажка Низкая скорость соединения окна запуска (что эквивалентно значению Выбирать при запуске параметра Скорость соединения окна с параметрами запуска информационной базы, см. <text:a xlink:type="simple" xlink:href="https://its.1c.ru/db/content/v8313doc/src/руководство%20администратора/глава%205.%20ведение%20списка%20информационных%20баз.htm?_=1542379434#_ref229550429" text:style-name="Internet_20_link" text:visited-style-name="Visited_20_Internet_20_Link">здесь</text:a>).</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1">ClientConnectionSpeed=Low</text:p>
      <text:p text:style-name="Text_20_body">WA</text:p>
      <text:p text:style-name="Text_20_body">Определяет вариант аутентификации пользователя. Принимает значения:</text:p>
      <text:p text:style-name="Text_20_body">● 1 ‑ пытаться выполнить аутентификацию средствами ОС. Если выполнено неудачно, запрашивается логин/пароль.</text:p>
      <text:p text:style-name="Text_20_body">● 0 ‑ всегда использовать аутентификацию с помощью логина/пароля.</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1">WA=1</text:p>
      <text:p text:style-name="Text_20_body">WSA</text:p>
      <text:p text:style-name="Text_20_body"><text:soft-page-break/>Определяет вариант аутентификации пользователя на веб-сервере, если веб-сервер используется в качестве промежуточного звена (тонкий клиент, подключенный через веб-сервер и веб-клиент). Принимает значения:</text:p>
      <text:p text:style-name="Text_20_body">● 1 ‑ пытаться выполнить аутентификацию на веб-сервере средствами ОС. Если выполнено неудачно, запрашивается логин/пароль.</text:p>
      <text:p text:style-name="Text_20_body">● 0 ‑ всегда запрашивать логин/пароль.</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1">WSA=1</text:p>
      <text:p text:style-name="Text_20_body">App</text:p>
      <text:p text:style-name="Text_20_body">Определяет тип клиентского приложения:</text:p>
      <text:p text:style-name="Text_20_body">● Auto ‑ автоматический выбор типа клиентского приложения;</text:p>
      <text:p text:style-name="Text_20_body">● ThinClient ‑ тонкий клиент;</text:p>
      <text:p text:style-name="Text_20_body">● ThickClient ‑ толстый клиент;</text:p>
      <text:p text:style-name="Text_20_body">● WebClient ‑ веб-клиент.</text:p>
      <text:p text:style-name="Text_20_body">Параметр может редактироваться в окне свойств информационной базы.</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1">App=Auto</text:p>
      <text:p text:style-name="Text_20_body">DefaultApp</text:p>
      <text:p text:style-name="Text_20_body">Тип клиента, который определяется и помещается в данный файл программой запуска при автоматическом определении типа клиентского приложения (ключ /AppAutoCheckMode):</text:p>
      <text:p text:style-name="Text_20_body">● ThinClient ‑ тонкий клиент;</text:p>
      <text:p text:style-name="Text_20_body">● ThickClient ‑ толстый клиент.</text:p>
      <text:p text:style-name="Text_20_body">Если значение параметра App равно Auto и параметр DefaultApp не указан, выполняется запуск тонкого клиента с параметром командной строки /AppAutoCheckMode.</text:p>
      <text:p text:style-name="Text_20_body">Если параметр DefaultApp задан, то выполняется запуск указанного в нем клиента с указанием параметра /AppAutoCheckMode.</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1">DefaultApp=ThinClient</text:p>
      <text:p text:style-name="Text_20_body">Version</text:p>
      <text:p text:style-name="Text_20_body">Версия «1С:Предприятия», которая должна использоваться для запуска информационной базы.</text:p>
      <text:p text:style-name="Text_20_body">Параметр может редактироваться в окне свойств информационной базы.</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1">Version=8.3.3</text:p>
      <text:p text:style-name="Text_20_body"><text:soft-page-break/>DefaultVersion</text:p>
      <text:p text:style-name="Text_20_body">Версия системы «1С:Предприятие», которая реально использовалась при последнем запуске данной информационной базы. Автоматически определяется и помещается в данный файл программой запуска, если выполняется запуск с параметром /AppAutoCheckVersion.</text:p>
      <text:p text:style-name="Text_20_body">При последующих запусках будет использоваться именно эта версия, а не та, которая указана в параметре Version.</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1">DefaultVersion=8.3.3.100</text:p>
      <text:p text:style-name="Text_20_body">AdditionalParameters</text:p>
      <text:p text:style-name="Text_20_body">Содержит дополнительные параметры запуска, которые могут быть введены в окне свойств информационной базы, в элементе Дополнительные параметры запуск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1">AdditionalParameters=/DisplayAllFunctions /LogUI</text:p>
      <text:p text:style-name="Text_20_body">WebCommonInfoBaseURL</text:p>
      <text:p text:style-name="Text_20_body">Если информационная база добавлена в текущий список с помощью Интернет-сервиса получения списка общих информационных баз (см. <text:a xlink:type="simple" xlink:href="https://its.1c.ru/db/content/v8313doc/src/руководство%20администратора/приложение%206.%20интернет-сервисы%20получения%20списка%20общих%20информационных%20баз%20и%20дистрибутива%20клиентского%20приложения.htm?_=1542379434#_ref326157193" text:style-name="Internet_20_link" text:visited-style-name="Visited_20_Internet_20_Link">здесь</text:a>), то в данном параметре будет размещен адрес сервиса, предоставившего информацию об информационной базе.</text:p>
      <text:p text:style-name="Text_20_body">Если при интерактивном запуске интерактивной программы запуска (1cv8s) обнаруживается, что список общих информационных баз, полученных с помощью Интернет-сервиса, не требует обновления, то описания всех информационных баз (вызов Web-сервиса WebCommonInfoBases.CheckInfoBases() вернул параметр InfoBaseChanged равный значению Ложь), которые получены из этого источника, остаются в списке до следующего запуска.</text:p>
      <text:p text:style-name="Text_20_body">Если из файла 1cestart.cfg удалены параметры InternetService или WebCommonInfoBases, то из списка информационных баз будет удалена информация об информационных базах, полученных из удаленных источников.</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1">WebCommonInfoBaseURL=http://info-server/listservice</text:p>
      <text:p text:style-name="Text_20_body">HttpsCA необязательный</text:p>
      <text:p text:style-name="Text_20_body">Тип источника сертификатов удостоверяющих центров, используемых для проверки серверного сертификата. Может принимать следующие значения:</text:p>
      <text:p text:style-name="Text_20_body">● None ‑ сертификаты удостоверяющих центров не используются, проверка серверного сертификата не осуществляется.</text:p>
      <text:p text:style-name="Text_20_body">● File ‑ сертификаты удостоверяющих центров находятся в файле.</text:p>
      <text:p text:style-name="Text_20_body">● Windows ‑ сертификаты удостоверяющих центров находятся в системном хранилище сертификатов ОС Windows.</text:p>
      <text:p text:style-name="Text_20_body">● Linux ‑ сертификаты удостоверяющих центров находятся в каталоге сертификатов ОС Linux.</text:p>
      <text:p text:style-name="Text_20_body"><text:soft-page-break/>● macOS ‑ сертификаты удостоверяющих центров находятся в системном хранилище сертификатов ОС macOS.</text:p>
      <text:p text:style-name="Text_20_body">HttpsCert необязательный</text:p>
      <text:p text:style-name="Text_20_body">Тип источника клиентского сертификата и его закрытого ключа. Может принимать следующие значения:</text:p>
      <text:p text:style-name="Text_20_body">● None ‑ клиентский сертификат не используется;</text:p>
      <text:p text:style-name="Text_20_body">● File ‑ клиентский сертификат находится в файле;</text:p>
      <text:p text:style-name="Text_20_body">● Windows ‑ клиентский сертификат находится в системном хранилище сертификатов ОС Windows;</text:p>
      <text:p text:style-name="Text_20_body">● Linux ‑ клиентский сертификат находится в каталоге сертификатов ОС Linux.</text:p>
      <text:p text:style-name="Text_20_body">● macOS ‑ клиентский сертификат находится в системном хранилище сертификатов ОС macOS.</text:p>
      <text:p text:style-name="Text_20_body">HttpsCAFile необязательный</text:p>
      <text:p text:style-name="Text_20_body">Путь к файлу, который содержит сертификаты удостоверяющих центров. Если параметр HttpsCA установлен в значение File, а данный параметр отсутствует или равен пустой строке, то считается, что параметр HttpsCA установлен в значение None.</text:p>
      <text:p text:style-name="Text_20_body">HttpsCertFile необязательный</text:p>
      <text:p text:style-name="Text_20_body">Путь к файлу, который содержит клиентский сертификат и его закрытый ключ. Если параметр HttpsCert установлен в значение File, а данный параметр отсутствует или равен пустой строке, то считается, что параметр HttpsCert установлен в значение None.</text:p>
      <text:p text:style-name="Text_20_body">HttpsCertSelect необязательный</text:p>
      <text:p text:style-name="Text_20_body">Способ выбора клиентского сертификата ОС Windows, в случае если установлено более одного подходящего для данного соединения сертификата. Может принимать следующие значения:</text:p>
      <text:p text:style-name="Text_20_body">● Recent ‑ использовать выбранный, если есть запомненный ‑ используется он, если нет ‑ открывается диалог выбора и выбранный сертификат запоминается для использования в дальнейшем;</text:p>
      <text:p text:style-name="Text_20_body">● Choose ‑ всегда выбирать сертификат. Выбранный сертификат запоминается, и в дальнейшем может использоваться, если данный параметр будет установлен в значение Recent;</text:p>
      <text:p text:style-name="Text_20_body">● Auto ‑ автоматически подбирать подходящий сертификат для данного соединения. Диалог выбора не открывается.</text:p>
      <text:p text:style-name="Text_20_body">AppArch необязательный</text:p>
      <text:p text:style-name="Text_20_body">Определяет разрядность клиентского приложения, которое будет использоваться для работы с данной информационной базой. Значение разрядности совпадает с параметрами команды /AppArch командной строки запуска клиентского приложения.</text:p>
      <text:p text:style-name="Text_20_body">ShowInList только мобильный клиент</text:p>
      <text:p text:style-name="Text_20_body">С помощью этого параметра можно указать, что информационная база будет находиться в главном списке информационных баз на мобильном устройстве. Параметр может принимать следующие значения:</text:p>
      <text:p text:style-name="Text_20_body">● 1 ‑ информационная база находится в главном списке баз мобильного устройства.</text:p>
      <text:p text:style-name="Text_20_body">● 0 ‑ информационная база не находится в главном списке баз мобильного устройства. Для доступа к этой базе необходимо воспользоваться специальным меню.</text:p>
      <text:p text:style-name="Text_20_body">Значение по умолчанию 0.</text:p>
      <text:p text:style-name="Text_20_body">Пример:</text:p>
      <text:p text:style-name="Text_20_body"><text:soft-page-break/><text:a xlink:type="simple" xlink:href="javascript:" text:style-name="Internet_20_link" text:visited-style-name="Visited_20_Internet_20_Link">Копировать в буфер обмена</text:a> </text:p>
      <text:p text:style-name="P1">ShowInList=1</text:p>
      <text:p text:style-name="Text_20_body">MobilePublicKey только мобильный клиент</text:p>
      <text:p text:style-name="Text_20_body">Хеш MD5 (в формате Base64) открытого ключа, который используется для проверки подписи конфигурации, которую пытаются использовать в мобильном клиенте. Значение хеша (в требуемом формате) доступно в диалоге конфигуратора Подпись мобильного клиент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1">MobilePublicKey=322B116E58FA1B7EC6961A8FE53389EE</text:p>
      <text:p text:style-name="Text_20_body">WebCommonInfoBases только мобильный клиент</text:p>
      <text:p text:style-name="Text_20_body">Данный параметр содержит адрес Интернет-сервиса получения списка общих информационных баз. Информационная база из списка попадет в список мобильного клиента (на мобильном устройстве) в том случае, если для конфигурации из списка общих информационных баз значение параметра MobilePublicKey совпадает со значением этого параметра для какой-либо конфигурации, заданной на этапе сборки мобильного приложения.</text:p>
      <text:p text:style-name="Text_20_body">Данный параметр для мобильного клиента аналогичен параметру InternetService файла 1cestart.cfg.</text:p>
      <text:p text:style-name="Text_20_body">В случае мобильного клиента данный параметр может быть вложенным, т. е. список общих информационных баз, который возвращает Интернет-сервис, может содержать указание на другой Интернет-сервис.</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1">WebCommonInfoBases=http:\\server\addr</text:p>
      <text:p text:style-name="Text_20_body">Смотри также:</text:p>
      <text:p text:style-name="Text_20_body">● Конфигурационный файл 1cestart.cfg (см. <text:a xlink:type="simple" xlink:href="https://its.1c.ru/db/content/v8313doc/src/руководство%20администратора/приложение%203.%20описание%20и%20расположение%20служебных%20файлов.htm?_=1542379434#_ref495489259" text:style-name="Internet_20_link" text:visited-style-name="Visited_20_Internet_20_Link">здесь</text:a>).</text:p>
      <text:p text:style-name="Text_20_body">● Интернет-сервис получения списка общих информационных баз (см. <text:a xlink:type="simple" xlink:href="https://its.1c.ru/db/content/v8313doc/src/руководство%20администратора/приложение%206.%20интернет-сервисы%20получения%20списка%20общих%20информационных%20баз%20и%20дистрибутива%20клиентского%20приложения.htm?_=1542379434#_ref393294536" text:style-name="Internet_20_link" text:visited-style-name="Visited_20_Internet_20_Link">здесь</text:a>).</text:p>
      <text:h text:style-name="Heading_20_2" text:outline-level="2"><text:bookmark text:name="_ref227917389"/><text:bookmark text:name="_ref227752636"/><text:bookmark text:name="_ref495494858"/><text:bookmark text:name="_ref495494857"/><text:bookmark text:name="_ref495489266"/><text:bookmark text:name="TI000000369"/><text:bookmark text:name="IssOgl1_3.4_1cescmn.cfg"/>3.4. 1cescmn.cfg</text:h>
      <text:p text:style-name="Text_20_body">Файл 1cescmn.cfg содержит общие настройки программ запуска (1cestart и 1cv8s).</text:p>
      <text:p text:style-name="Text_20_body">Файл располагается в каталоге, откуда выполняется установка системы в случае сетевого каталога расположения дистрибутивов (см. <text:a xlink:type="simple" xlink:href="https://its.1c.ru/db/content/v8313doc/src/руководство%20администратора/глава%202.%20установка%20системы%20_1с_предприятие_.htm?_=1542379434#_ref265763644" text:style-name="Internet_20_link" text:visited-style-name="Visited_20_Internet_20_Link">здесь</text:a>).</text:p>
      <text:p text:style-name="Text_20_body">Примечание. Применяется только для системы «1С:Предприятие» под ОС Windows.</text:p>
      <text:p text:style-name="Text_20_body">Файл представляет собой текстовый документ в кодировке UTF-8 или UTF-16LE и содержит строки формата &lt;Параметр&gt;=&lt;Значение&gt;.</text:p>
      <text:p text:style-name="Text_20_body">Описание файла эквивалентно описанию файла 1cestart.cfg (см. <text:a xlink:type="simple" xlink:href="https://its.1c.ru/db/content/v8313doc/src/руководство%20администратора/приложение%203.%20описание%20и%20расположение%20служебных%20файлов.htm?_=1542379434#_ref326071196" text:style-name="Internet_20_link" text:visited-style-name="Visited_20_Internet_20_Link">здесь</text:a>) с тем исключением, что общий конфигурационный файл не может содержать строку с параметром CommonCfgLocation.</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CommonInfoBases=ibcommon.v8i</text:p>
      <text:p text:style-name="P1">DistributiveLocation=\\server\v8dst</text:p>
      <text:p text:style-name="Text_20_body"><text:soft-page-break/>В данном примере задается имя файла со списком общих информационных баз (ibcommon.v8i), который должен располагаться в том же каталоге, что и файл с интерактивной программой запуска (1cestart). Также задается каталог расположения дистрибутивов версий системы: \\server\v8dst.</text:p>
      <text:h text:style-name="Heading_20_2" text:outline-level="2"><text:bookmark text:name="_ref326156917"/><text:bookmark text:name="_ref326156916"/><text:bookmark text:name="_ref326071205"/><text:bookmark text:name="_ref326071196"/><text:bookmark text:name="_ref495494871"/><text:bookmark text:name="_ref495494870"/><text:bookmark text:name="_ref495489259"/><text:bookmark text:name="TI000000370"/><text:bookmark text:name="IssOgl1_3.5_1cestart.cfg"/>3.5. 1cestart.cfg</text:h>
      <text:p text:style-name="Text_20_body">Файл 1cestart.cfg содержит настройки, которые используют программы запуска (1cestart и 1cv8s), клиентские приложения (1cv8 и 1cv8c) и внешнее соединение.</text:p>
      <text:p text:style-name="Text_20_body">Расположение файла:</text:p>
      <text:p text:style-name="Text_20_body">● Для ОС Windows: .</text:p>
      <text:p text:style-name="Text_20_body">● %APPDATA%\1C\1CEStart ‑ для конкретного пользователя. Файл изменяется при выполнении настроек окна запуска (см. <text:a xlink:type="simple" xlink:href="https://its.1c.ru/db/content/v8313doc/src/руководство%20администратора/глава%205.%20ведение%20списка%20информационных%20баз.htm?_=1542379434#_ref277064265" text:style-name="Internet_20_link" text:visited-style-name="Visited_20_Internet_20_Link">здесь</text:a>).</text:p>
      <text:p text:style-name="Text_20_body">● %ALLUSERSPROFILE%\Application Data\1C\1CEStart (%ALLUSERSPROFILE%\1C\1CEStart для ОС Windows Vista и выше) ‑ для всех пользователей компьютера. Файл изменяется только во время установки системы «1С:Предприятие».</text:p>
      <text:p text:style-name="Text_20_body">● Для ОС Linux: ~/.1C/1cestart.</text:p>
      <text:p text:style-name="Text_20_body">● Для ОС macOS: ~/.1C/1cestart.</text:p>
      <text:p text:style-name="Text_20_body">Файл представляет собой текстовый документ в кодировке UTF-16LE и содержит строки формата &lt;Параметр&gt;=&lt;Значение&gt;. Далее приведены описания параметров, которые могут содержаться в этом файле.</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DefaultVersion=8.2-8.2.16</text:p>
      <text:p text:style-name="Preformatted_20_Text">DefaultVersion=8.3-8.3.3</text:p>
      <text:p text:style-name="Preformatted_20_Text">CommonCfgLocation=\\Server\v8\1cescmn.cfg</text:p>
      <text:p text:style-name="Preformatted_20_Text">CommonInfoBases=\\Server\common\common_dblist.v8i</text:p>
      <text:p text:style-name="Preformatted_20_Text">InstalledLocation=C:\Program Files\1cv8</text:p>
      <text:p text:style-name="Preformatted_20_Text">DistributiveLocation=\\server\dst1C\v8</text:p>
      <text:p text:style-name="Preformatted_20_Text">ConfigurationTemplatesLocation=\\server\tmplts</text:p>
      <text:p text:style-name="Preformatted_20_Text">ConfigurationTemplatesLocation=C:\Documents and Settings\User\Application Data\1C\1cv8\tmplts</text:p>
      <text:p text:style-name="Preformatted_20_Text">InstallComponents=DESIGNERALLCLIENTS=1 THINCLIENT=1 WEBSERVEREXT=1 SERVER=1 CONFREPOSSERVER=0 CONVERTER77=1 SERVERCLIENT=1 LANGUAGES=RU</text:p>
      <text:p text:style-name="Preformatted_20_Text">UseHwLicenses=0</text:p>
      <text:p text:style-name="P1">AppAutoInstallLastVersion=0</text:p>
      <text:p text:style-name="Text_20_body">DefaultVersion</text:p>
      <text:p text:style-name="Text_20_body">Данный параметр определяет версию, используемую по умолчанию. Допускается наличие нескольких строк с таким параметром.</text:p>
      <text:p text:style-name="Text_20_body">Разрядность запускаемого клиентского приложения может быть указана в данном параметре. Для разделения версии и разрядности клиентского приложения используется символ ";". Значение разрядности совпадает с параметрами команды /AppArch командной строки запуска клиентского приложения.</text:p>
      <text:p text:style-name="Text_20_body">Используются значения из всех конфигурационных файлов.</text:p>
      <text:p text:style-name="Text_20_body">Пример 1:</text:p>
      <text:p text:style-name="Text_20_body"><text:a xlink:type="simple" xlink:href="javascript:" text:style-name="Internet_20_link" text:visited-style-name="Visited_20_Internet_20_Link">Копировать в буфер обмена</text:a> </text:p>
      <text:p text:style-name="P1">DefaultVersion=8.3-8.3.3.100</text:p>
      <text:p text:style-name="Text_20_body">Данная строка означает, что при попытке запуска информационной базы с указанием версии 8.3 будет использоваться версия 8.3.3.100.</text:p>
      <text:p text:style-name="Text_20_body"><text:soft-page-break/>Пример 2:</text:p>
      <text:p text:style-name="Text_20_body"><text:a xlink:type="simple" xlink:href="javascript:" text:style-name="Internet_20_link" text:visited-style-name="Visited_20_Internet_20_Link">Копировать в буфер обмена</text:a> </text:p>
      <text:p text:style-name="P1">DefaultVersion=8.2.15-8.2.15.315</text:p>
      <text:p text:style-name="Text_20_body">Данная строка означает, что при попытке запуска информационной базы с версией 8.2.15 будет использоваться версия 8.2.15.315.</text:p>
      <text:p text:style-name="Text_20_body">Пример 3:</text:p>
      <text:p text:style-name="Text_20_body"><text:a xlink:type="simple" xlink:href="javascript:" text:style-name="Internet_20_link" text:visited-style-name="Visited_20_Internet_20_Link">Копировать в буфер обмена</text:a> </text:p>
      <text:p text:style-name="P1">DefaultVersion=8.3;x86_64_prt</text:p>
      <text:p text:style-name="Text_20_body">Данная строка означает, что при попытке запуска любой информационной базы будет использовать клиентское приложение версии 8.3 с приоритетом использования 64-разрядной версии. Подробнее выбор разрядности запускаемого клиентского приложения см. <text:a xlink:type="simple" xlink:href="https://its.1c.ru/db/content/v8313doc/src/руководство%20администратора/глава%204.%20запуск%20компонентов%20системы.htm?_=1542379434#_ref495489762" text:style-name="Internet_20_link" text:visited-style-name="Visited_20_Internet_20_Link">здесь</text:a>.</text:p>
      <text:p text:style-name="Text_20_body">CommonInfoBases</text:p>
      <text:p text:style-name="Text_20_body">Параметр указывает путь и имя файла со списком общих информационных баз.</text:p>
      <text:p text:style-name="Text_20_body">Используются значения из всех конфигурационных файлов.</text:p>
      <text:p text:style-name="Text_20_body">Описание формата файла со списком информационных баз см. <text:a xlink:type="simple" xlink:href="https://its.1c.ru/db/content/v8313doc/src/руководство%20администратора/приложение%203.%20описание%20и%20расположение%20служебных%20файлов.htm?_=1542379434#_ref271127706" text:style-name="Internet_20_link" text:visited-style-name="Visited_20_Internet_20_Link">здесь</text:a>.</text:p>
      <text:p text:style-name="Text_20_body">InstalledLocation</text:p>
      <text:p text:style-name="Text_20_body">Параметр содержит указание на каталог, в который выполнена установка «1С:Предприятие». По умолчанию это значение C:\Program Files\1cv8.</text:p>
      <text:p text:style-name="Text_20_body">Используются значения из всех конфигурационных файлов в следующем порядке:</text:p>
      <text:p text:style-name="Text_20_body">● из общего конфигурационного файла;</text:p>
      <text:p text:style-name="Text_20_body">● из локального конфигурационного файла для всех пользователей;</text:p>
      <text:p text:style-name="Text_20_body">● из локального конфигурационного файла.</text:p>
      <text:p text:style-name="Text_20_body">Примечание. Не рекомендуется использовать данный параметр в общем конфигурационном файле (1cescmn.cfg).</text:p>
      <text:p text:style-name="Text_20_body">DistributiveLocation</text:p>
      <text:p text:style-name="Text_20_body">Параметр содержит указание на каталог, в котором будет производиться поиск новой версии для автоматической установки.</text:p>
      <text:p text:style-name="Text_20_body">Используются значения из всех конфигурационных файлов.</text:p>
      <text:p text:style-name="Text_20_body">Поиск каталога с дистрибутивами новых версий будет также выполняться в каталоге, где расположен общий конфигурационный файл (1cescmn.cfg).</text:p>
      <text:p text:style-name="Text_20_body">CommonCfgLocation</text:p>
      <text:p text:style-name="Text_20_body">Параметр указывает путь и имя общего конфигурационного файла. Допускается наличие нескольких строк с таким параметром.</text:p>
      <text:p text:style-name="Text_20_body">Используются значения из всех конфигурационных файлов.</text:p>
      <text:p text:style-name="Text_20_body">Примечание. Не рекомендуется использовать данный параметр в общем конфигурационном файле (1cescmn.cfg).</text:p>
      <text:p text:style-name="Text_20_body">InstallComponents</text:p>
      <text:p text:style-name="Text_20_body"><text:soft-page-break/>В локальном конфигурационном файле и локальном конфигурационном файле для всех пользователей (1cestart.cfg) содержится перечень установленных компонент.</text:p>
      <text:p text:style-name="Text_20_body">В общем конфигурационном файле (1cescmn.cfg) содержится перечень компонент, которые необходимо установить (формируется администратором системы).</text:p>
      <text:p text:style-name="Text_20_body">Используется значение параметра из одного конфигурационного файла в соответствии со следующим приоритетом:</text:p>
      <text:p text:style-name="Text_20_body">● локальный конфигурационный файл для всех пользователей;</text:p>
      <text:p text:style-name="Text_20_body">● локальный конфигурационный файл;</text:p>
      <text:p text:style-name="Text_20_body">● общий конфигурационный файл.</text:p>
      <text:p text:style-name="Text_20_body">Параметр содержит строку компонентов с признаком необходимости установки, разделенных пробелом:</text:p>
      <text:p text:style-name="Text_20_body">● 0 ‑ не устанавливать;</text:p>
      <text:p text:style-name="Text_20_body">● 1 ‑ устанавливать.</text:p>
      <text:p text:style-name="Text_20_body">Возможны следующие компоненты:</text:p>
      <text:p text:style-name="Text_20_body">● DESIGNERALLCLIENTS ‑ все клиенты и конфигуратор.</text:p>
      <text:p text:style-name="Text_20_body">● THINCLIENT ‑ тонкий клиент для клиент-серверного варианта работы.</text:p>
      <text:p text:style-name="Text_20_body">● THINCLIENTFILE ‑ тонкий клиент с возможностью работы с файловыми информационными базами.</text:p>
      <text:p text:style-name="Text_20_body">● SERVER ‑ сервер «1С:Предприятия». Если программа установки запускается из программы запуска, то сервер будет установлен как приложение.</text:p>
      <text:p text:style-name="Text_20_body">● WEBSERVEREXT ‑ компоненты расширения для веб-сервера.</text:p>
      <text:p text:style-name="Text_20_body">● CONFREPOSSERVER ‑ сервер хранилища конфигураций «1С:Предприятия».</text:p>
      <text:p text:style-name="Text_20_body">● SERVERCLIENT ‑ компоненты для администрирования кластера серверов «1С:Предприятия».</text:p>
      <text:p text:style-name="Text_20_body">● CONVERTER77 ‑ конвертер информационных баз из версии «1С:Предприятия 7.7».</text:p>
      <text:p text:style-name="Text_20_body">● LANGUAGES ‑ список языков интерфейса для установки. Если указано несколько языков, они перечисляются через «,». Перечень кодов языков локализации см. <text:a xlink:type="simple" xlink:href="https://its.1c.ru/db/content/v8313doc/src/руководство%20администратора/глава%202.%20установка%20системы%20_1с_предприятие_.htm?_=1542379434#_ref233717087" text:style-name="Internet_20_link" text:visited-style-name="Visited_20_Internet_20_Link">здесь</text:a>.</text:p>
      <text:p text:style-name="Text_20_body">Примечание. Язык с кодом EN будет установлен даже в том случае, если он не указан в параметре LANGUAGES или не указан параметр LANGUAGES.</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1">LANGUAGES=RU,UK,BG</text:p>
      <text:p text:style-name="Text_20_body">Пример параметра:</text:p>
      <text:p text:style-name="Text_20_body"><text:a xlink:type="simple" xlink:href="javascript:" text:style-name="Internet_20_link" text:visited-style-name="Visited_20_Internet_20_Link">Копировать в буфер обмена</text:a> </text:p>
      <text:p text:style-name="P1">InstallComponents=DESIGNERALLCLIENTS=0 THINCLIENT=1 WEBSERVEREXT=0 SERVER=0 CONFREPOSSERVER=0 CONVERTER77=0 SERVERCLIENT=1 LANGUAGES=RU,EN</text:p>
      <text:p text:style-name="Text_20_body">ConfigurationTemplatesLocation</text:p>
      <text:p text:style-name="Text_20_body">Параметр указывает путь к каталогу шаблонов конфигураций. Может быть более одной записи.</text:p>
      <text:p text:style-name="Text_20_body">Используются значения из всех конфигурационных файлов.</text:p>
      <text:p text:style-name="Text_20_body">UseHwLicenses</text:p>
      <text:p text:style-name="Text_20_body"><text:soft-page-break/>Параметр управляет поиском ключа защиты при запуске «1С:Предприятия»:</text:p>
      <text:p text:style-name="Text_20_body">● 1 ‑ поиск ключа защиты выполняется (значение по умолчанию);</text:p>
      <text:p text:style-name="Text_20_body">● 0 ‑ поиск ключа защиты не выполняется.</text:p>
      <text:p text:style-name="Text_20_body">Используется значение параметра из одного конфигурационного файла в соответствии со следующим приоритетом:</text:p>
      <text:p text:style-name="Text_20_body">● локальный конфигурационный файл;</text:p>
      <text:p text:style-name="Text_20_body">● локальный конфигурационный файл для всех пользователей;</text:p>
      <text:p text:style-name="Text_20_body">● общий конфигурационный файл.</text:p>
      <text:p text:style-name="Text_20_body">Данный параметр позволяет отключить поиск ключа защиты в тех случаях, когда получение клиентских лицензий реализовано с помощью расширения веб-сервера, сервера «1С:Предприятия» или в случае базовой версии.</text:p>
      <text:p text:style-name="Text_20_body">Значение параметра может изменяться системой в следующих случаях:</text:p>
      <text:p text:style-name="Text_20_body">● Если поиск ключа защиты включен, то при старте клиентского приложения выполняется анализ времени поиска ключа защиты. Если ключ защиты не был найден, запуск выполнен успешно и время поиска превысило 3 секунды, пользователю предлагается отключить поиск ключа защиты для ускорения последующих запусков. В случае согласия пользователя в файл 1cestart.cfg этого пользователя выполняется запись параметра UseHwLicenses=0.</text:p>
      <text:p text:style-name="Text_20_body">● Если поиск ключа защиты отключен и при запуске обнаруживается, что лицензия не получена от сервера «1С:Предприятия» или расширения веб-сервера, то пользователю предлагается включить поиск ключа защиты. В случае согласия пользователя в файл 1cestart.cfg этого пользователя выполняется запись параметра UseHwLicenses=1 и выполняется перезапуск клиентского приложения.</text:p>
      <text:p text:style-name="Text_20_body">Если осуществляется запуск внешнего соединения, то выполняется попытка анализа параметра из файла 1cestart.cfg, расположенного в профиле пользователя, от имени которого запускается внешнее соединение. Если у пользователя отсутствует профиль (например, пользователь LocalSystem в ОС Windows), то поиск ключа выполняется всегда.</text:p>
      <text:p text:style-name="Text_20_body">InternetService</text:p>
      <text:p text:style-name="Text_20_body">URL интернет-сервиса, который предоставляет список общих информационных баз и дистрибутив клиентского приложения.</text:p>
      <text:p text:style-name="Text_20_body">Вначале выполняется попытка получения необходимого файла (со списком общих информационных баз или дистрибутивом клиентского приложения) с помощью HTTP-запроса, если эта попытка оказалась неудачной ‑ выполняется попытка получения файла с помощью Web-сервиса.</text:p>
      <text:p text:style-name="Text_20_body">При этом для HTTP-запроса полный URL сервиса формируется следующим образом: &lt;Адрес из параметра InternetService&gt;/&lt;Имя сервиса&gt;/&lt;Имя метода&gt;/?&lt;Параметры метода&gt;.</text:p>
      <text:p text:style-name="Text_20_body">Для запроса с помощью Web-сервиса адрес описания (в формате WSDL) формируется следующим образом: &lt;Адрес из параметра InternetService&gt;/&lt;Имя сервиса&gt;/?wsdl.</text:p>
      <text:p text:style-name="Text_20_body">WebCommonInfoBases</text:p>
      <text:p text:style-name="Text_20_body">URL интернет-сервиса, который предоставляет список общих информационных баз.</text:p>
      <text:p text:style-name="Text_20_body">Вначале выполняется попытка получения списка общих информационных баз с помощью HTTP-запроса, если эта попытка оказалась неудачной ‑ выполняется попытка получения файла с помощью Web-сервиса.</text:p>
      <text:p text:style-name="Text_20_body">При этом для HTTP-запроса полный URL сервиса формируется следующим образом: &lt;Адрес из параметра WebCommonInfoBases&gt;/&lt;Имя сервиса&gt;/&lt;Имя метода&gt;/?&lt;Параметры метода&gt;.</text:p>
      <text:p text:style-name="Text_20_body"><text:soft-page-break/>Для запроса с помощью Web-сервиса адрес описания (в формате WSDL) формируется следующим образом: &lt;Адрес из параметра WebCommonInfoBases&gt;/&lt;Имя сервиса&gt;/?wsdl.</text:p>
      <text:p text:style-name="Text_20_body">Если указан и параметр InternetService и параметр WebCommonInfoBases, то вначале используется адрес, указанный в параметре WebCommonInfoBases, и в случае неудачи ‑ адрес, указанный в параметре InternetService.</text:p>
      <text:p text:style-name="Text_20_body">WebDistributiveLocation</text:p>
      <text:p text:style-name="Text_20_body">URL интернет-сервиса, который предоставляет дистрибутив клиентского приложения.</text:p>
      <text:p text:style-name="Text_20_body">Вначале выполняется попытка получения дистрибутива клиентского приложения с помощью HTTP-запроса, если эта попытка оказалась неудачной ‑ выполняется попытка получения файла с помощью Web-сервиса.</text:p>
      <text:p text:style-name="Text_20_body">При этом для HTTP-запроса полный URL сервиса формируется следующим образом: &lt;Адрес из параметра WebDistributiveLocation&gt;/&lt;Имя сервиса&gt;/&lt;Имя метода&gt;/?&lt;Параметры метода&gt;.</text:p>
      <text:p text:style-name="Text_20_body">Для запроса с помощью Web-сервиса адрес описания (в формате WSDL) формируется следующим образом: &lt;Адрес из параметра WebDistributiveLocation&gt;/&lt;Имя сервиса&gt;/?wsdl.</text:p>
      <text:p text:style-name="Text_20_body">Если указан и параметр InternetService и параметр WebDistributiveLocation, то вначале используется адрес, указанный в параметре WebDistributiveLocation, и в случае неудачи ‑ адрес, указанный в параметре InternetService.</text:p>
      <text:p text:style-name="Text_20_body">AppAutoInstallLastVersion</text:p>
      <text:p text:style-name="Text_20_body">Определяет необходимость автоматической установки новой версии «1С:Предприятия»:</text:p>
      <text:p text:style-name="Text_20_body">● 0 ‑ выключить автоматическую установку новой версии;</text:p>
      <text:p text:style-name="Text_20_body">● 1 ‑ включить автоматическую установку новой версии (значение по умолчанию).</text:p>
      <text:p text:style-name="Text_20_body">Используется значение параметра из одного конфигурационного файла в соответствии со следующим приоритетом:</text:p>
      <text:p text:style-name="Text_20_body">● локальный конфигурационный файл;</text:p>
      <text:p text:style-name="Text_20_body">● локальный конфигурационный файл для всех пользователей;</text:p>
      <text:p text:style-name="Text_20_body">● общий конфигурационный файл.</text:p>
      <text:p text:style-name="Text_20_body">Если на локальном компьютере не установлена версия, которая требуется сервером в клиент-серверном варианте использования или явно указана для информационной базы, то значение параметра (из конфигурационных файлов или командной строки) AppAutoInstallLastVersion игнорируется и будет выполнена попытка установить новую версию.</text:p>
      <text:h text:style-name="Heading_20_2" text:outline-level="2"><text:bookmark text:name="_ref228256687"/><text:bookmark text:name="_ref227669405"/><text:bookmark text:name="_ref228363538"/><text:bookmark text:name="_ref217391597"/><text:bookmark text:name="TI000000372"/><text:bookmark text:name="IssOgl1_3.6_1CV8Clst.lst"/>3.6. 1CV8Clst.lst</text:h>
      <text:p text:style-name="Text_20_body">Файл расположен в каталоге данных каждого рабочего сервера, отмеченного как центральный.</text:p>
      <text:p text:style-name="Text_20_body">Файл содержит реестр кластера и хранит следующую информацию:</text:p>
      <text:p text:style-name="Text_20_body">● список информационных баз, зарегистрированных в данном кластере;</text:p>
      <text:p text:style-name="Text_20_body">● список рабочих серверов, входящих в кластер;</text:p>
      <text:p text:style-name="Text_20_body">● список рабочих процессов, входящих в кластер;</text:p>
      <text:p text:style-name="Text_20_body">● список менеджеров кластера;</text:p>
      <text:p text:style-name="Text_20_body">● список сервисов кластера;</text:p>
      <text:p text:style-name="Text_20_body">● список администраторов кластера.</text:p>
      <text:p text:style-name="Text_20_body"><text:soft-page-break/>Пример:</text:p>
      <text:p text:style-name="Text_20_body"><text:a xlink:type="simple" xlink:href="javascript:" text:style-name="Internet_20_link" text:visited-style-name="Visited_20_Internet_20_Link">Копировать в буфер обмена</text:a> </text:p>
      <text:p text:style-name="P1">C:\Program Files\1cv8\srvinfo\reg_1541\1CV8Clst.lst</text:p>
      <text:h text:style-name="Heading_20_2" text:outline-level="2"><text:bookmark text:name="_ref423956494"/><text:bookmark text:name="TI000000541"/><text:bookmark text:name="IssOgl1_3.7_1cv8conn.pfl"/>3.7. 1cv8conn.pfl</text:h>
      <text:p text:style-name="Text_20_body">Файл содержит список центральных серверов кластера в разрезе информационных баз, а также другую информацию, используемую клиентскими и серверными приложениями системы «1С:Предприятие».</text:p>
      <text:p text:style-name="Text_20_body">Для надежной работы требуется, чтобы пользователи, от имени которых запускаются приложения системы «1С:Предприятие», имели права на создание, чтение и изменение данных в каталоге, где расположен данный файл. Если система «1С:Предприятие» используется на компьютере, работающим под управлением ОС Windows, разными пользователями, то рекомендуется предоставить всем пользователям, которые используют систему «1С:Предприятие» или группе USERS, полный доступ к каталогу расположения файла (указан далее), а пользователя СОЗДАТЕЛЬ-ВЛАДЕЛЕЦ (CREATOR OWNER) удалить из списка безопасности данного каталога.</text:p>
      <text:p text:style-name="Text_20_body">Расположение файла:</text:p>
      <text:p text:style-name="Text_20_body">● Для ОС Windows: %ALLUSERSPROFILE%\1C\1cv8.</text:p>
      <text:p text:style-name="Text_20_body">● Для ОС Linux: ~/.1cv8/1C/1cv8.</text:p>
      <text:p text:style-name="Text_20_body">● Для ОС macOS: ~/.1cv8/1C/1cv8.</text:p>
      <text:h text:style-name="Heading_20_2" text:outline-level="2"><text:bookmark text:name="TI000000371"/><text:bookmark text:name="IssOgl1_3.8_1cv8wsrv.lst"/>3.8. 1cv8wsrv.lst</text:h>
      <text:p text:style-name="Text_20_body">Файл хранится на компьютере рабочего сервера, отмеченного как центральный, в каталоге служебных файлов кластера и содержит список кластеров, зарегистрированных на данном компьютере сервера «1С:Предприятия». Содержащиеся в нем данные необходимы для нормальной работы приложений, использующих данный сервер «1С:Предприятия».</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1">C:\Program Files\1cv8\srvinfo\1cv8wsrv.lst</text:p>
      <text:h text:style-name="Heading_20_2" text:outline-level="2"><text:bookmark text:name="TI000000373"/><text:bookmark text:name="IssOgl1_3.9_adminstall.cfg"/>3.9. adminstall.cfg</text:h>
      <text:p text:style-name="Text_20_body">Файл adminstall.cfg указывает на то, что установка системы программ «1С:Предприятие» выполнялась с использованием средств администрирования ОС Windows.</text:p>
      <text:p text:style-name="Text_20_body">Примечание. Применяется только для системы «1С:Предприятие» под ОС Windows.</text:p>
      <text:p text:style-name="Text_20_body">Файл располагается в каталоге конфигурационных файлов системы «1С:Предприятие» и представляет собой текстовый документ в кодировке UTF-8.</text:p>
      <text:p text:style-name="Text_20_body">В файле может располагаться единственная строка, определяющая вариант установки:</text:p>
      <text:p text:style-name="Text_20_body"><text:a xlink:type="simple" xlink:href="javascript:" text:style-name="Internet_20_link" text:visited-style-name="Visited_20_Internet_20_Link">Копировать в буфер обмена</text:a> </text:p>
      <text:p text:style-name="P1">AdmInstall=&lt;Mode&gt;</text:p>
      <text:p text:style-name="Text_20_body">&lt;Mode&gt;</text:p>
      <text:p text:style-name="Text_20_body">Описывает режим установки:</text:p>
      <text:p text:style-name="Text_20_body"><text:soft-page-break/>● Logon ‑ установка выполнена с помощью logon-скрипта во время входа пользователя в домен.</text:p>
      <text:p text:style-name="Text_20_body">● Restart ‑ установка выполнена с помощью групповых политик.</text:p>
      <text:p text:style-name="Text_20_body">Ниже приведен пример скрипта установки, который может использоваться для установки системы «1С:Предприятие» с помощью административных средств ОС Windows (см. <text:a xlink:type="simple" xlink:href="https://its.1c.ru/db/content/v8313doc/src/руководство%20администратора/глава%202.%20установка%20системы%20_1с_предприятие_.htm?_=1542379434#_ref237315597" text:style-name="Internet_20_link" text:visited-style-name="Visited_20_Internet_20_Link">здесь</text:a>).</text:p>
      <text:p text:style-name="Text_20_body"><text:a xlink:type="simple" xlink:href="javascript:" text:style-name="Internet_20_link" text:visited-style-name="Visited_20_Internet_20_Link">Копировать в буфер обмена</text:a> </text:p>
      <text:p text:style-name="Preformatted_20_Text">Option Explicit</text:p>
      <text:p text:style-name="Preformatted_20_Text">' Изменять интерфейс пользователя</text:p>
      <text:p text:style-name="Preformatted_20_Text">Const msiUILevelNoChange = 0</text:p>
      <text:p text:style-name="Preformatted_20_Text">' Использовать интерфейс пользователя, заданный по умолчанию</text:p>
      <text:p text:style-name="Preformatted_20_Text">Const msiUILevelDefault = 1</text:p>
      <text:p text:style-name="Preformatted_20_Text">' Не отображать интерфейс пользователя (молчаливая установка)</text:p>
      <text:p text:style-name="Preformatted_20_Text">Const msiUILevelNone = 2</text:p>
      <text:p text:style-name="Preformatted_20_Text">' Только индикатор прогресса и отображение ошибок</text:p>
      <text:p text:style-name="Preformatted_20_Text">Const msiUILevelBasic = 3</text:p>
      <text:p text:style-name="Preformatted_20_Text">' Интерфейс пользователя без диалоговых сообщений</text:p>
      <text:p text:style-name="Preformatted_20_Text">Const msiUILevelReduced = 4</text:p>
      <text:p text:style-name="Preformatted_20_Text">' Полный интерфейс пользователя</text:p>
      <text:p text:style-name="Preformatted_20_Text">Const msiUILevelFull = 5</text:p>
      <text:p text:style-name="Preformatted_20_Text">' Если используется с msiUILevelBasic, то отображается индикатор</text:p>
      <text:p text:style-name="Preformatted_20_Text">' Прогресса без кнопки Cancel</text:p>
      <text:p text:style-name="Preformatted_20_Text">Const msiUILevelHideCancel = 32</text:p>
      <text:p text:style-name="Preformatted_20_Text">' Если используется с msiUILevelBasic, то отображается индикатор</text:p>
      <text:p text:style-name="Preformatted_20_Text">' прогресса без отображения любых диалогов, в т. ч. и ошибок.</text:p>
      <text:p text:style-name="Preformatted_20_Text">Const msiUILevelProgressOnly = 64</text:p>
      <text:p text:style-name="Preformatted_20_Text">' Если используется с любым из перечисленных значений, инсталлятор</text:p>
      <text:p text:style-name="Preformatted_20_Text">' выводит сообщение в конце установки о конечном результате.</text:p>
      <text:p text:style-name="Preformatted_20_Text">Const msiUILevelEndDialog = 128</text:p>
      <text:p text:style-name="Preformatted_20_Text">'***** Необходимо изменить на реальный каталог установки</text:p>
      <text:p text:style-name="Preformatted_20_Text">Const DistrFolder="\\Server\1CDistr\"</text:p>
      <text:p text:style-name="Preformatted_20_Text">Const shortcutName = "Запуск 1C Предприятия"</text:p>
      <text:p text:style-name="Preformatted_20_Text">Dim shortcutTarget : shortcutTarget = DistrFolder &amp; "1cestart.exe"</text:p>
      <text:p text:style-name="Preformatted_20_Text">' Константы для определения действия</text:p>
      <text:p text:style-name="Preformatted_20_Text">' требуется установка</text:p>
      <text:p text:style-name="Preformatted_20_Text">Const requiredInstall = 1</text:p>
      <text:p text:style-name="Preformatted_20_Text">' требуется удаление</text:p>
      <text:p text:style-name="Preformatted_20_Text">Const requiredUninstall = 0</text:p>
      <text:p text:style-name="Preformatted_20_Text">' Значение параметра ProductCode из файла setup.ini ...</text:p>
      <text:p text:style-name="Preformatted_20_Text">'... для удаляемой версии</text:p>
      <text:p text:style-name="Preformatted_20_Text">Const unInstallUID="{9173B91C-FF56-4F25-82D1-7F68244044CD}"</text:p>
      <text:p text:style-name="Preformatted_20_Text">'... для устанавливаемой версии</text:p>
      <text:p text:style-name="Preformatted_20_Text">Const InstallUID="{0BC98727-04AD-470F-9EEE-0162C543833F}"</text:p>
      <text:p text:style-name="Preformatted_20_Text">' процедура установки или удаления указанной версии продукта</text:p>
      <text:p text:style-name="Preformatted_20_Text">Sub installOrUninstall (ByVal productCode, ByVal msiPackage, ByVal mstTransform, ByVal requiredAction)</text:p>
      <text:p text:style-name="Preformatted_20_Text">' productCode - Информация о коде продукта. Находится в файле</text:p>
      <text:p text:style-name="Preformatted_20_Text">' <text:s text:c="7"/>setup.ini, ключ ProductCode</text:p>
      <text:p text:style-name="Preformatted_20_Text">' msiPackage - Установочный пакет 1CEnterprise</text:p>
      <text:p text:style-name="Preformatted_20_Text">' mstTransform - файл языкового преобразования для инсталлятора</text:p>
      <text:p text:style-name="Preformatted_20_Text">' requiredAction - требуемое действие requiredInstall или</text:p>
      <text:p text:style-name="Preformatted_20_Text">' <text:s text:c="7"/>requiredUninstall</text:p>
      <text:p text:style-name="Preformatted_20_Text">' Переменная для формирования дополнительных</text:p>
      <text:p text:style-name="Preformatted_20_Text">' параметров инсталлятору</text:p>
      <text:p text:style-name="Preformatted_20_Text"><text:s text:c="4"/>Dim cmdLine</text:p>
      <text:p text:style-name="Preformatted_20_Text"><text:s text:c="4"/>On Error Resume Next</text:p>
      <text:p text:style-name="Preformatted_20_Text"><text:s text:c="4"/>Dim installer, session</text:p>
      <text:p text:style-name="Preformatted_20_Text"><text:s text:c="4"/>Set installer = Nothing</text:p>
      <text:p text:style-name="Preformatted_20_Text"><text:s text:c="4"/>Set session = Nothing</text:p>
      <text:p text:style-name="Preformatted_20_Text"><text:s text:c="4"/>Set installer = Wscript.CreateObject("WindowsInstaller.Installer") : processError</text:p>
      <text:p text:style-name="Preformatted_20_Text"><text:s text:c="4"/>installer.UILevel = msiUILevelBasic 'msiUILevelNone 'или укажите другой вариант интерфейса пользователя</text:p>
      <text:p text:style-name="Preformatted_20_Text">' проверка установки продукта</text:p>
      <text:p text:style-name="Preformatted_20_Text"><text:s text:c="4"/>Set session = installer.OpenProduct(productCode)</text:p>
      <text:p text:style-name="Preformatted_20_Text"><text:s text:c="4"/>If session Is Nothing AND requiredAction = requiredInstall Then</text:p>
      <text:p text:style-name="Preformatted_20_Text">' продукт не установлен, и требуется его установка</text:p>
      <text:p text:style-name="Preformatted_20_Text"><text:s text:c="8"/>cmdLine = "TRANSFORMS=adminstallrelogon.mst;"</text:p>
      <text:p text:style-name="Preformatted_20_Text"><text:s text:c="8"/>If Not mstTransform Is Empty Then</text:p>
      <text:p text:style-name="Preformatted_20_Text">' добавим указание инсталлятору разговаривать на указанном языке</text:p>
      <text:p text:style-name="Preformatted_20_Text"><text:soft-page-break/><text:s text:c="12"/>cmdLine = cmdLine &amp; mstTransform</text:p>
      <text:p text:style-name="Preformatted_20_Text">' можно дополнительно указать, какие компоненты нужно установить</text:p>
      <text:p text:style-name="Preformatted_20_Text"><text:s text:c="12"/>'cmdLine = cmdLine &amp; " DESIGNERALLCLIENTS=1 THINCLIENT=1 WEBSERVEREXT=0 SERVER=0 CONFREPOSSERVER=0 CONVERTER77=0 SERVERCLIENT=1 LANGUAGES=RU"</text:p>
      <text:p text:style-name="Preformatted_20_Text"><text:s text:c="8"/>End If</text:p>
      <text:p text:style-name="Preformatted_20_Text">' установим платформу</text:p>
      <text:p text:style-name="Preformatted_20_Text"><text:s text:c="8"/>Set session = installer.InstallProduct(msiPackage, cmdLine) : processError</text:p>
      <text:p text:style-name="Preformatted_20_Text">' создадим ярлык на рабочем столе</text:p>
      <text:p text:style-name="Preformatted_20_Text"><text:s text:c="8"/>createShurtcut()</text:p>
      <text:p text:style-name="Preformatted_20_Text"><text:s text:c="4"/>ElseIf Not session Is Nothing AND requiredAction = requiredUninstall Then</text:p>
      <text:p text:style-name="Preformatted_20_Text">' платформа уже установлена, и требуется ее удаление</text:p>
      <text:p text:style-name="Preformatted_20_Text">' обьект session может быть только один!</text:p>
      <text:p text:style-name="Preformatted_20_Text"><text:s text:c="8"/>Set session = Nothing</text:p>
      <text:p text:style-name="Preformatted_20_Text">'укажем, что нужно удалить с компьютера пользователя эту версию</text:p>
      <text:p text:style-name="Preformatted_20_Text"><text:s text:c="8"/>cmdLine = "REMOVE=ALL"</text:p>
      <text:p text:style-name="Preformatted_20_Text"><text:s text:c="8"/>' удалим</text:p>
      <text:p text:style-name="Preformatted_20_Text"><text:s text:c="8"/>Set session = installer.InstallProduct(msiPackage, cmdLine) : processError</text:p>
      <text:p text:style-name="Preformatted_20_Text"><text:s text:c="4"/>End If</text:p>
      <text:p text:style-name="Preformatted_20_Text"><text:s text:c="4"/>Set session = Nothing</text:p>
      <text:p text:style-name="Preformatted_20_Text"><text:s text:c="4"/>Set installer = Nothing</text:p>
      <text:p text:style-name="Preformatted_20_Text">End Sub</text:p>
      <text:p text:style-name="Preformatted_20_Text"><text:s/></text:p>
      <text:p text:style-name="Preformatted_20_Text">'обработка ошибок</text:p>
      <text:p text:style-name="Preformatted_20_Text">Sub processError</text:p>
      <text:p text:style-name="Preformatted_20_Text"><text:s text:c="4"/>Dim msg</text:p>
      <text:p text:style-name="Preformatted_20_Text"><text:s text:c="4"/>If Err = 0 Then Exit Sub</text:p>
      <text:p text:style-name="Preformatted_20_Text"><text:s text:c="4"/>msg = Err.Source &amp; " " &amp; Hex(Err) &amp; ": " &amp; Err.Description</text:p>
      <text:p text:style-name="Preformatted_20_Text"><text:s text:c="4"/>Wscript.Echo msg</text:p>
      <text:p text:style-name="Preformatted_20_Text"><text:s text:c="4"/>Wscript.Quit 2</text:p>
      <text:p text:style-name="Preformatted_20_Text">End Sub</text:p>
      <text:p text:style-name="Preformatted_20_Text">'создание ярлыка</text:p>
      <text:p text:style-name="Preformatted_20_Text">Sub createShurtcut</text:p>
      <text:p text:style-name="Preformatted_20_Text"><text:s text:c="4"/>Dim WshShell, oShellLink</text:p>
      <text:p text:style-name="Preformatted_20_Text"><text:s text:c="4"/>Set WshShell = WScript.CreateObject("WScript.Shell")</text:p>
      <text:p text:style-name="Preformatted_20_Text"><text:s text:c="4"/>Dim strDesktop : strDesktop = WshShell.SpecialFolders("Desktop")</text:p>
      <text:p text:style-name="Preformatted_20_Text"><text:s text:c="4"/>Set oShellLink = WshShell.CreateShortcut(strDesktop &amp; "\" &amp; shortcutName &amp; ".lnk")</text:p>
      <text:p text:style-name="Preformatted_20_Text"><text:s text:c="4"/>oShellLink.TargetPath = shortcutTarget</text:p>
      <text:p text:style-name="Preformatted_20_Text"><text:s text:c="4"/>oShellLink.WindowStyle = 1</text:p>
      <text:p text:style-name="Preformatted_20_Text"><text:s text:c="4"/>oShellLink.Description = shortcutName</text:p>
      <text:p text:style-name="Preformatted_20_Text"><text:s text:c="4"/>oShellLink.Save</text:p>
      <text:p text:style-name="Preformatted_20_Text"><text:s text:c="4"/>Set oShellLink = Nothing</text:p>
      <text:p text:style-name="Preformatted_20_Text"><text:s text:c="4"/>Set WshShell = Nothing</text:p>
      <text:p text:style-name="Preformatted_20_Text">End Sub</text:p>
      <text:p text:style-name="Preformatted_20_Text">' удалим версию 260</text:p>
      <text:p text:style-name="Preformatted_20_Text">installOrUninstall unInstallUID, DistrFolder + "8.2.9.260\setup\1CEnterprise 8.2.msi", "1049.mst", requiredUninstall</text:p>
      <text:p text:style-name="Preformatted_20_Text">' установим версию 356</text:p>
      <text:p text:style-name="P1">installOrUninstall InstallUID, DistrFolder + "8.2.9.356\setup\1CEnterprise 8.2.msi", "1049.mst", requiredInstall</text:p>
      <text:h text:style-name="Heading_20_2" text:outline-level="2"><text:bookmark text:name="_ref326680950"/><text:bookmark text:name="_ref326680949"/><text:bookmark text:name="TI000000374"/><text:bookmark text:name="IssOgl1_3.10_appsrvrs.lst"/>3.10. appsrvrs.lst</text:h>
      <text:p text:style-name="Text_20_body">Содержит список серверов «1С:Предприятия», зарегистрированных в утилите администрирования информационных баз в варианте клиент-сервер.</text:p>
      <text:p text:style-name="Text_20_body">Примечание. Применяется только для системы «1С:Предприятие» под ОС Windows.</text:p>
      <text:p text:style-name="Text_20_body">Расположен в каталоге %APPDATA%\1C\1cv8.</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C:/Documents and Settings/User/Local Settings/Application Data/1C/1cv8/appsrvrs.lst</text:p>
      <text:p text:style-name="P1">C:/Users/User/AppData/Roaming/1C/1cv8/appsrvrs.lst</text:p>
      <text:h text:style-name="Heading_20_2" text:outline-level="2"><text:bookmark text:name="_ref326684470"/><text:bookmark text:name="_ref326684469"/><text:bookmark text:name="_ref378954768"/><text:bookmark text:name="TI000000444"/><text:bookmark text:name="IssOgl1_3.11_cfgrepo.conf"/><text:soft-page-break/>3.11. cfgrepo.conf</text:h>
      <text:p text:style-name="Text_20_body">Файл cfgrepo.conf служит для настройки места положения и размера кеша версий при работе с хранилищем конфигураций.</text:p>
      <text:p text:style-name="Text_20_body">Расположение файла настройки локального кеша:</text:p>
      <text:p text:style-name="Text_20_body">● Для ОС Windows: %LOCALAPPDATA%\1C\1cv8\&lt;Уникальный идентификатор информационной базы&gt;\cfgrepo.</text:p>
      <text:p text:style-name="Text_20_body">● Для ОС Linux: ~/.1cv8/1C/1cv8/&lt;Уникальный идентификатор информационной базы&gt;/cfgrepo.</text:p>
      <text:p text:style-name="Text_20_body">● Для ОС macOS: ~/.1cv8/1C/1cv8/&lt;Уникальный идентификатор информационной базы&gt;/cfgrepo.</text:p>
      <text:p text:style-name="Text_20_body">Расположение файла настройки глобального кеша: в каталоге хранилища конфигурации.</text:p>
      <text:p text:style-name="Text_20_body">В файле могут быть следующие параметры:</text:p>
      <text:p text:style-name="Text_20_body">cfgrepo.cache.path</text:p>
      <text:p text:style-name="Text_20_body">Локальный кеш: указывает путь к каталогу, в котором располагается кеш версий.</text:p>
      <text:p text:style-name="Text_20_body">Глобальный кеш: указывает путь к каталогу, в котором располагается кеш версий, в терминах файловой системы того компьютера, на котором расположен каталог с хранилищем или установлен сервер хранилища. Другими словами, это локальный путь к глобальному кешу версий.</text:p>
      <text:p text:style-name="Text_20_body">cfgrepo.cache.network.path</text:p>
      <text:p text:style-name="Text_20_body">Глобальный кеш: указывает UNC-путь к каталогу, описывающему расположение глобального кеша версий. Путь, указанный в этом параметре, должен приводить в тот же каталог, что и путь, указанный в параметре cfgrepo.cache.path.</text:p>
      <text:p text:style-name="Text_20_body">cfgrepo.cache.limit</text:p>
      <text:p text:style-name="Text_20_body">Данный параметр описывает максимальный размер кеша версий конфигурации.</text:p>
      <text:h text:style-name="Heading_20_2" text:outline-level="2"><text:bookmark text:name="_ref422153553"/><text:bookmark text:name="_ref422153552"/><text:bookmark text:name="TI000000375"/><text:bookmark text:name="IssOgl1_3.12_comcntrcfg.xml"/>3.12. comcntrcfg.xml</text:h>
      <text:p text:style-name="Text_20_body">Файл comcntrcfg.xml служит для указания внешнему соединению необходимости запуска в отладочном режиме.</text:p>
      <text:p text:style-name="Text_20_body">Примечание. Применяется только для системы «1С:Предприятие» под ОС Windows.</text:p>
      <text:p text:style-name="Text_20_body">Файл располагается в каталоге конфигурационных файлов системы «1С:Предприятие», и его наличие не является обязательным.</text:p>
      <text:p text:style-name="Text_20_body">Если файл не найден, внешнее соединение открывается в обычном режиме.</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lt;config xmlns="http://v8.1c.ru/v8/comcntrcfg"&gt;</text:p>
      <text:p text:style-name="Preformatted_20_Text"><text:s text:c="4"/>&lt;debugconfig debug="true" protocol="tcp" debuggerURL="tcp://localhost:1560"/&gt;</text:p>
      <text:p text:style-name="P1">&lt;/config&gt;</text:p>
      <text:p text:style-name="Text_20_body">Элемент debugconfig имеет атрибуты, которые описаны ниже.</text:p>
      <text:p text:style-name="Text_20_body">Атрибут debug</text:p>
      <text:p text:style-name="Text_20_body">Тип: Булево. Указывает необходимость запуска в отладочном режиме:</text:p>
      <text:p text:style-name="Text_20_body">● debug="true" ‑ отладка включена;</text:p>
      <text:p text:style-name="Text_20_body"><text:soft-page-break/>● debug="false" ‑ отладка выключена.</text:p>
      <text:p text:style-name="Text_20_body"><text:a xlink:type="simple" xlink:href="javascript:" text:style-name="Internet_20_link" text:visited-style-name="Visited_20_Internet_20_Link">Копировать в буфер обмена</text:a> </text:p>
      <text:p text:style-name="P1">debug="true"</text:p>
      <text:p text:style-name="Text_20_body"><text:bookmark text:name="_ref326684481"/><text:bookmark text:name="_ref326684480"/><text:bookmark text:name="_ref326591401"/><text:bookmark text:name="_ref285126797"/><text:bookmark text:name="_ref267394185"/><text:bookmark text:name="_ref246487918"/><text:bookmark text:name="_ref246487908"/>Атрибут protocol</text:p>
      <text:p text:style-name="Text_20_body">Указывает, какой протокол отладки будет использоваться при работе с данной публикацией в том случае, если отладка разрешена:</text:p>
      <text:p text:style-name="Text_20_body">● protocol="tcp" ‑ используется протокол TCP/IP (по умолчанию);</text:p>
      <text:p text:style-name="Text_20_body">● protocol="http" ‑ используется протокол HTTP.</text:p>
      <text:p text:style-name="Text_20_body">Атрибут debuggerURL</text:p>
      <text:p text:style-name="Text_20_body">Указывает адрес отладчика, к которому нужно автоматически подключиться для отладки, где localhost указывает на поиск на локальном компьютере, «1560» ‑ номер сетевого порта. Если порт не указан, то будут проверяться все порты в диапазоне портов 1560–1591. Указание tcp:// эквивалентно tcp://localhost. Если адрес отладчика не указан, в процессе исполнения кода на встроенном языке отладка производиться не будет.</text:p>
      <text:p text:style-name="Text_20_body">В случае использования протокола HTTP, адрес отладчика обязательно указывать с указанием порта, по которому будет выполняться взаимодействие: http://pc-name:1561.</text:p>
      <text:p text:style-name="Text_20_body">Если протокол отладки, указанный с помощью атрибута protocol, не совпадает со схемой, указанной в атрибуте url, соединение с отладчиком не будет установлено и работа продолжится без возможности отладки.</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1">debuggerURL="http://pc-name:1561"</text:p>
      <text:h text:style-name="Heading_20_2" text:outline-level="2"><text:bookmark text:name="_ref405971155"/><text:bookmark text:name="_ref405971154"/><text:bookmark text:name="TI000000376"/><text:bookmark text:name="IssOgl1_3.13_conf.cfg"/>3.13. conf.cfg</text:h>
      <text:p text:style-name="Text_20_body">Файл conf.cfg определяет расположение каталога общих конфигурационных файлов и язык интерфейса системы по умолчанию.</text:p>
      <text:p text:style-name="Text_20_body">Расположение файла:</text:p>
      <text:p text:style-name="Text_20_body">● Для ОС Windows:</text:p>
      <text:p text:style-name="Text_20_body">● В каталоге bin\conf каталога конкретной версии «1С:Предприятия» соответствующей разрядности.</text:p>
      <text:p text:style-name="Text_20_body">● 32-разрядная система в 64-разрядной ОС: %PROGRAMFILES(x86)%\1cv8\conf.</text:p>
      <text:p text:style-name="Text_20_body">● В остальных случаях: %PROGRAMFILES%\1cv8\conf.</text:p>
      <text:p text:style-name="Text_20_body">● Для ОС Linux:</text:p>
      <text:p text:style-name="Text_20_body">● Каталог conf установленной версии, например, для 32-разрядной версии «1С:Предприятия» путь к этому каталогу будет выглядеть следующим образом: /opt/1C/v8.3/i386/conf, а для 64-разрядной версии: /opt/1C/v8.3/x86_64/conf.</text:p>
      <text:p text:style-name="Text_20_body">● Каталог ~/.1cv8/1C/1cv8/conf (~ ‑ домашний каталог пользователя, от имени которого работает сервер «1С:Предприятия»).</text:p>
      <text:p text:style-name="Text_20_body">● Для ОС macOS:</text:p>
      <text:p text:style-name="Text_20_body">● Каталог conf установленной версии, например: /opt/1cv8/A.B.C.D/conf, где A.B.C.D ‑ полный номер используемой версии системы «1С:Предприятие».</text:p>
      <text:p text:style-name="Text_20_body"><text:soft-page-break/>● Каталог ~/.1cv8/1C/1cv8/conf (~ ‑ домашний каталог пользователя, от имени которого работает сервер «1С:Предприятия»).</text:p>
      <text:p text:style-name="Text_20_body">Файл представляет собой текстовый документ в кодировке UTF-8.</text:p>
      <text:p text:style-name="Text_20_body">В файле могут быть указаны следующие параметры:</text:p>
      <text:p text:style-name="Text_20_body">ConfLocation</text:p>
      <text:p text:style-name="Text_20_body">Параметр определяет каталог, в котором система будет выполняться поиск конфигурационных файлов (logcfg.xml, nethasp.ini и т. д.), в том случае, если они не найдены по стандартным путям поиска. Данный параметр имеет смысл, если файл расположен в каталоге conf конкретной версии.</text:p>
      <text:p text:style-name="Text_20_body">По умолчанию значение параметра равно:</text:p>
      <text:p text:style-name="Text_20_body">● Для ОС Windows:</text:p>
      <text:p text:style-name="Text_20_body">● 32-разрядная система в 64-разрядной ОС: %PROGRAMFILES(x86)%\1cv8\conf.</text:p>
      <text:p text:style-name="Text_20_body">● В остальных случаях: %PROGRAMFILES%\1cv8\conf.</text:p>
      <text:p text:style-name="Text_20_body">● Для ОС Linux:</text:p>
      <text:p text:style-name="Text_20_body">● Для 32-разрядной версии: /opt/1C/v8.3/i386/conf.</text:p>
      <text:p text:style-name="Text_20_body">● Для 64-разрядной версии: /opt/1C/v8.3/x86_64/conf.</text:p>
      <text:p text:style-name="Text_20_body">● Для ОС macOS: /opt/1сv8/A.B.C.D, где A.B.C.D ‑ полный номер используемой версии системы «1С:Предприятие».</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1">ConfLocation=C:\MySettings\v8\conf</text:p>
      <text:p text:style-name="Text_20_body">SystemLanguage</text:p>
      <text:p text:style-name="Text_20_body">Параметр определяет язык интерфейса системы. В качестве значения параметра могут быть указаны коды языков интерфейса (см. <text:a xlink:type="simple" xlink:href="https://its.1c.ru/db/content/v8313doc/src/руководство%20администратора/глава%202.%20установка%20системы%20_1с_предприятие_.htm?_=1542379434#_ref233717087" text:style-name="Internet_20_link" text:visited-style-name="Visited_20_Internet_20_Link">здесь</text:a>) или значение System. Если указано значение языка, то будет использоваться именно этот язык. Если указано значение System, то язык интерфейса будет определяться локализацией операционной системы.</text:p>
      <text:p text:style-name="Text_20_body">Если указан несуществующий язык локализации, то будет выполнена попытка использовать язык локализации в соответствии с региональными установками операционной системы. Если пользовательский интерфейс на указанном языке не установлен, то будет использован английский интерфейс.</text:p>
      <text:p text:style-name="Text_20_body">При использовании клиентского приложения, работающего под ОС Windows, следует учитывать следующую особенность: если файл conf.cfg с указанием языка интерфейса расположен в каталоге conf конкретной версии, то указанный язык интерфейса будет использован для конкретной версии, а если этот файл расположен в каталоге C:\Program Files\1cv8\conf, то указанный язык интерфейса будет использован для всех установленных версий на данном компьютере.</text:p>
      <text:p text:style-name="Text_20_body">Если в конфигурационном файле параметр SystemLanguage не указан, то будет использован механизм определения языка интерфейса с помощью файла *.res. Если файл с расширением *.res отсутствует, при запуске будет выбираться интерфейс, соответствующий региональным установкам операционной системы. Указание неизвестного или несуществующего кода языка интерфейса эквивалентно отсутствию такого файл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1"><text:soft-page-break/>SystemLanguage=System</text:p>
      <text:p text:style-name="Text_20_body">Использовать язык интерфейса в соответствии с региональными установками операционной системы.</text:p>
      <text:p text:style-name="Text_20_body"><text:a xlink:type="simple" xlink:href="javascript:" text:style-name="Internet_20_link" text:visited-style-name="Visited_20_Internet_20_Link">Копировать в буфер обмена</text:a> </text:p>
      <text:p text:style-name="P1">SystemLanguage=RU</text:p>
      <text:p text:style-name="Text_20_body">Использовать русский (RU) язык интерфейса.</text:p>
      <text:p text:style-name="Text_20_body">PublishDistributiveLocation</text:p>
      <text:p text:style-name="Text_20_body">PublishDistributiveLocation32</text:p>
      <text:p text:style-name="Text_20_body">PublishDistributiveLocation64</text:p>
      <text:p text:style-name="Text_20_body">Параметр определяет расположение дистрибутива клиентского приложения соответствующей разрядности.. Данный параметр по поведению и содержанию аналогичен атрибутам pubdst, pubdst32 и pubdst64 элемента point файла default.vrd (см. <text:a xlink:type="simple" xlink:href="https://its.1c.ru/db/content/v8313doc/src/руководство%20администратора/приложение%203.%20описание%20и%20расположение%20служебных%20файлов.htm?_=1542379434#_ref326064410" text:style-name="Internet_20_link" text:visited-style-name="Visited_20_Internet_20_Link">здесь</text:a>).</text:p>
      <text:p text:style-name="Text_20_body">Примечание. Применяется только для системы «1С:Предприятие» под ОС Windows.</text:p>
      <text:p text:style-name="Text_20_body">LicConfigDebugTimeouts</text:p>
      <text:p text:style-name="Text_20_body">Параметр позволяет включить укороченные периоды проверки при работе с ЦЛ (см. <text:a xlink:type="simple" xlink:href="https://its.1c.ru/db/content/v8313doc/src/руководство%20администратора/глава%209.%20защита%20от%20несанкционированного%20использования_%20особенности%20и%20настройка.htm?_=1542379434#_ref431374949" text:style-name="Internet_20_link" text:visited-style-name="Visited_20_Internet_20_Link">здесь</text:a>). В зависимости от значения параметра, используются следующие периоды проверки:</text:p>
      <text:p text:style-name="Text_20_body">● Параметр установлен в значение true (укороченные периоды проверки):</text:p>
      <text:p text:style-name="Text_20_body">● Проверка лицензии сервером ‑ каждые 60 секунд;</text:p>
      <text:p text:style-name="Text_20_body">● Проверка лицензии клиентами ‑ каждые 30 секунд;</text:p>
      <text:p text:style-name="Text_20_body">● Повторная проверка лицензии клиентами (при недоступности ЦЛ или после ввода данных клиента лицензирования) ‑ 15 секунд.</text:p>
      <text:p text:style-name="Text_20_body">● Параметр установлен в значение false (обычные периоды проверки):</text:p>
      <text:p text:style-name="Text_20_body">● Проверка лицензии сервером ‑ каждый 1 час;</text:p>
      <text:p text:style-name="Text_20_body">● Проверка лицензии клиентами ‑ каждый 1 час;</text:p>
      <text:p text:style-name="Text_20_body">● Повторная проверка лицензии клиентами (при недоступности ЦЛ или после ввода данных клиента лицензирования) ‑ 10 минут.</text:p>
      <text:p text:style-name="Text_20_body">Значение параметра по умолчанию: false.</text:p>
      <text:p text:style-name="Text_20_body">DBFormatVersion</text:p>
      <text:p text:style-name="Text_20_body">С помощью этого параметра указывается формат, в котором будет создаваться новая база данных в файловом варианте информационной базы.</text:p>
      <text:p text:style-name="Text_20_body">Возможные значения: 8.2.14 и 8.3.8.</text:p>
      <text:p text:style-name="Text_20_body">Значение параметра по умолчанию: 8.2.14.</text:p>
      <text:p text:style-name="Text_20_body">ForceTLS1_0</text:p>
      <text:p text:style-name="Text_20_body">Управляет использованием протокола TLS 1.0. В зависимости от значения параметра, будут использовать следующие протоколы:</text:p>
      <text:p text:style-name="Text_20_body">● Параметр установлен в значение true ‑ используется только версия 1.0 протокола TLS.</text:p>
      <text:p text:style-name="Text_20_body"><text:soft-page-break/>● Параметр установлен в значение false (или любое значение, отличное от true) ‑ используемый протокол зависит от настроек веб-сервера, с которым взаимодействует система «1С:Предприятие». Может быть использована любая версия протокола TLS, вплоть до версии 1.2.</text:p>
      <text:p text:style-name="Text_20_body">Значение параметра по умолчанию: false.</text:p>
      <text:p text:style-name="Text_20_body">FileNamesEncodingInZipFile</text:p>
      <text:p text:style-name="Text_20_body">Параметр управляет кодировкой, в которой будут записываться имена файлов в zip-архивах, сформированных с помощью системы «1С:Предприятие».</text:p>
      <text:p text:style-name="Text_20_body">Если значение параметра установить в значение UTF8, то имена файлов, содержащие национальные символы, будут отображаться некорректно при помощи встроенного архиватора ОС Windows XP/2003/2008/7 и объекта ЧтениеZipФайла системы «1С:Предприятие» версии 8.3.6 и младше. При этом в ОС macOS такие имена файлов будут отображаться корректно.</text:p>
      <text:p text:style-name="Text_20_body">Если значение параметра установить в значение OSEncodingWithUTF8, то имена файлов, содержащие национальные символы, будут отображаться некорректно при помощи встроенного архиватора ОС macOS, но в других случаях проблем не будет.</text:p>
      <text:p text:style-name="Text_20_body">Возможные значения: UTF8, OSEncodingWithUTF8.</text:p>
      <text:p text:style-name="Text_20_body">Значение по умолчанию: UTF8.</text:p>
      <text:p text:style-name="Text_20_body">DisableUnsafeActionProtection</text:p>
      <text:p text:style-name="Text_20_body">С помощью данного параметра предоставляется возможность отключить защиту от опасных действий для определенных информационных баз. Информационные базы определяются набором шаблонов (регулярных выражений), разделяемых символом «;». Если строка соединения с информационной базой будет удовлетворять какому-либо регулярному выражению, перечисленному в данном параметре, для такой информационной базы защита от опасных действий будет отключена.</text:p>
      <text:p text:style-name="Text_20_body">При редактировании регулярных выражений следует использовать POSIX Basic Regular Expressions (<text:a xlink:type="simple" xlink:href="http://pubs.opengroup.org/onlinepubs/9699919799/basedefs/V1_chap09.html#tag_09_03" office:target-frame-name="_blank" xlink:show="new" text:style-name="Internet_20_link" text:visited-style-name="Visited_20_Internet_20_Link">http://pubs.opengroup.org/onlinepubs/9699919799/basedefs/V1_chap09.html#tag_09_03</text:a>).</text:p>
      <text:p text:style-name="Text_20_body">Данный параметр используется тем процессом, который фактически выполняет потенциально опасное действие:</text:p>
      <text:p text:style-name="Text_20_body">● Загрузка внешних обработок/отчетов или расширений конфигураций ‑ только сервер (процесс rphost).</text:p>
      <text:p text:style-name="Text_20_body">● Загрузка внешних компонент ‑ клиентское приложение или сервер (процесс rphost).</text:p>
      <text:p text:style-name="Text_20_body">● Запуск внешнего приложения ‑ клиентское приложение или сервер (процесс rphost).</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1">DisableUnsafeActionProtection=test_.*;stage_.*;</text:p>
      <text:p text:style-name="Text_20_body">ExternalResourcesMode</text:p>
      <text:p text:style-name="Text_20_body">Данный параметр определяет состав используемых служебных ресурсов сети Интернет и некоторые особенности поведения системы.</text:p>
      <text:p text:style-name="Text_20_body">Параметр может принимать следующие значения:</text:p>
      <text:p text:style-name="Text_20_body">● D ‑ значение по умолчанию, при этом система функционирует следующим образом:</text:p>
      <text:p text:style-name="Text_20_body">● система программного лицензирования платформы и конфигураций использует сервера, расположенные в России;</text:p>
      <text:p text:style-name="Text_20_body"><text:soft-page-break/>● при использовании команд меню Справка ‑ Информация в Интернете происходит обращение к российским ресурсам;</text:p>
      <text:p text:style-name="Text_20_body">● поддерживается регистрация в системе взаимодействия;</text:p>
      <text:p text:style-name="Text_20_body">● поддерживается использование специального сервиса фирмы «1С» для рассылки PUSH-уведомлений.</text:p>
      <text:p text:style-name="Text_20_body">● A ‑ альтернативный список служебных ресурсов. При этом система функционирует следующим образом:</text:p>
      <text:p text:style-name="Text_20_body">● система программного лицензирования платформы и конфигураций использует сервера, расположенные в Европе;</text:p>
      <text:p text:style-name="Text_20_body">● при использовании команд меню Справка ‑ Информация в Интернете происходит обращение к европейским ресурсам;</text:p>
      <text:p text:style-name="Text_20_body">● не поддерживается регистрация в системе взаимодействия;</text:p>
      <text:p text:style-name="Text_20_body">● не поддерживается использование специального сервиса фирмы «1С» для рассылки PUSH-уведомлений.</text:p>
      <text:p text:style-name="Text_20_body">EnableCheckScriptCircularRefs</text:p>
      <text:p text:style-name="Text_20_body">Управляет поиском циклических ссылок при выполнении кода на встроенном языке:</text:p>
      <text:p text:style-name="Text_20_body">● Параметр установлен в значение true ‑ поиск циклических ссылок при выполнении кода на встроенном языке выполняется.</text:p>
      <text:p text:style-name="Text_20_body">● Параметр установлен в значение false ‑ поиск циклических ссылок при выполнении кода на встроенном языке не выполняется.</text:p>
      <text:p text:style-name="Text_20_body">Значение параметра по умолчанию: false.</text:p>
      <text:p text:style-name="Text_20_body">UpdateDBCfg</text:p>
      <text:p text:style-name="Text_20_body">Указывает, какая версия механизм реструктуризации информационной базы будет использоваться в том случае, если это явно не указано. Используется в конфигурационном файле на компьютере, где запускается конфигуратор.</text:p>
      <text:p text:style-name="Text_20_body">Параметр может принимать следующие значения:</text:p>
      <text:p text:style-name="Text_20_body">● v1 ‑ 1-я версия механизма реструктуризации. Единственный вариант реструктуризации в «1С:Предприятии» версии 8.3.10 и младше.</text:p>
      <text:p text:style-name="Text_20_body">● v2 ‑ 2-я версия механизма реструктуризации. Работает только для клиент-серверного варианта работы информационной базы в том случае, если в качестве СУБД используется Microsoft SQL Server или PostgreSQL. Если планируется использование 2-й версии механизма реструктуризации совместно с СУБД Microsoft SQL Server, то сервер «1С:Предприятия» для соединения с СУБД должен использовать сетевой протокол TCP/IP (в терминах СУБД). Работа 2-й версии механизма реструктуризации не поддерживается в том случае, если сервер «1С:Предприятия» подключается к СУБД Microsoft SQL Server с использованием сетевых протоколов Разделяемая память или Именованные каналы.</text:p>
      <text:p text:style-name="Text_20_body">Значение по умолчанию: v1.</text:p>
      <text:p text:style-name="Text_20_body">JavaHome</text:p>
      <text:p text:style-name="Text_20_body">Определяет путь к директории установки JAVA. В случае если данный параметр не задан, то путь до директории установки JAVA определяется в переменной окружения JAVA_HOME. Используется в конфигурационном файле на компьютере, где расположен кластер серверов «1С:Предприятия».</text:p>
      <text:p text:style-name="Text_20_body">Для ОС Windows в случае, есть в файле conf.cfg данный параметр не задан и не установлена переменная JAVA_HOME, то путь до директории установки JAVA будет определен из системного реестра, куда информация заносится при установке JRE.</text:p>
      <text:p text:style-name="Text_20_body"><text:soft-page-break/>JavaOpts</text:p>
      <text:p text:style-name="Text_20_body">Определяет дополнительные параметры запуска виртуальной машины JAVA. Значение данного свойства не должно содержать кавычек. Используется в конфигурационном файле на компьютере, где расположен кластер серверов «1С:Предприятия».</text:p>
      <text:p text:style-name="Text_20_body">Данное свойство может быть использовано, например, для задания максимального размера оперативной памяти, которую использует JAVA-машин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Задание максимального размера доступной памяти для JAVA-процесса</text:p>
      <text:p text:style-name="P1">JavaOpts=-Xmx2048m</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Запуск JAVA процессов с возможностью подключения отладчика</text:p>
      <text:p text:style-name="P1">JavaOpts=-agentlib:jdwp=transport=dt_socket,server=y,suspend=n,address=5005</text:p>
      <text:p text:style-name="Text_20_body">IgnoreServerCertificatesChainRevocationSoftFail</text:p>
      <text:p text:style-name="Text_20_body">Управляет поведением системы для тех случаев, когда платформа не может однозначно проверить отзыв сертификата:</text:p>
      <text:p text:style-name="Text_20_body">● Параметр установлен в значение true ‑ игнорировать ошибки, связанные с проверкой отзыва сертификата сервера.</text:p>
      <text:p text:style-name="Text_20_body">● Параметр установлен в значение false ‑ не игнорировать ошибки, связанные с проверкой отзыва сертификата сервера.</text:p>
      <text:p text:style-name="Text_20_body">Значение по умолчанию: false.</text:p>
      <text:p text:style-name="Text_20_body">Установка данного параметра оказывает влияние в следующей ситуации: сервер предоставил сертификат, цепочка сертификатов корректна, но проверить отзыв предоставленного сертификата не представляется возможным. В этом случае система ведет себя следующим образом, в зависимости от значения параметра:</text:p>
      <text:p text:style-name="Text_20_body">● Параметр установлен в значение true ‑ соединение будет установлено.</text:p>
      <text:p text:style-name="Text_20_body">● Параметр установлен в значение false ‑ соединение установлено не будет, будет сформировано исключение.</text:p>
      <text:h text:style-name="Heading_20_2" text:outline-level="2"><text:bookmark text:name="_ref470611469"/><text:bookmark text:name="TI000000750"/><text:bookmark text:name="IssOgl1_3.14_ConfigDumpInfo.xml"/>3.14. ConfigDumpInfo.xml</text:h>
      <text:p text:style-name="Text_20_body">Файл версий ConfigDumpInfo.xml хранит версии объектов, которые были в конфигурации в момент выгрузки. Файл располагается в каталоге, куда выполняется выгрузка конфигурации в файлы.</text:p>
      <text:p text:style-name="Text_20_body">Файл версий является xml-файлом в кодировке UTF-8.</text:p>
      <text:p text:style-name="Text_20_body">Корневой элемент ConfigDumpInfo имеет единственный подчиненный элемент ConfigVersions. Элементу ConfigVersions подчинены элементы Metadata. В файле версий находится столько элементов Metadata, сколько объектов находится в выгружаемой конфигурации, с «точки зрения» механизма выгрузки конфигурации в файлы. Для каждого элемента Metadata допускается наличие одного или нескольких вложенных элементов Metadata. Вложенные элементы описывают подчиненные объекты конфигурации, которые не могут существовать отдельно от родительского объекта. Типичным примером являются реквизиты объекта.</text:p>
      <text:p text:style-name="Text_20_body">Элемент ConfigDumpInfo содержит следующие атрибуты:</text:p>
      <text:p text:style-name="Text_20_body">Атрибут format</text:p>
      <text:p text:style-name="Text_20_body"><text:soft-page-break/>Данный атрибут указывает, в каком формате выполнена выгрузка конфигурации, версии объектов которой указаны в данном файле.</text:p>
      <text:p text:style-name="Text_20_body">Данный атрибут может принимать следующие значения:</text:p>
      <text:p text:style-name="Text_20_body">● Plain ‑ плоский формат;</text:p>
      <text:p text:style-name="Text_20_body">● Hierarchical ‑ иерархический формат (подробнее см. <text:a xlink:type="simple" xlink:href="https://its.1c.ru/db/v8313doc/bookmark/dev/TI000001619" office:target-frame-name="_top" xlink:show="replace" text:style-name="Internet_20_link" text:visited-style-name="Visited_20_Internet_20_Link">здесь</text:a>).</text:p>
      <text:p text:style-name="Text_20_body">Атрибут version</text:p>
      <text:p text:style-name="Text_20_body">Данный атрибут содержит номер версии формата выгрузки конфигурации в файлы.</text:p>
      <text:p text:style-name="Text_20_body">Элемент ConfigVersions не содержит атрибутов.</text:p>
      <text:p text:style-name="Text_20_body">Элемент Metadata содержит следующие атрибуты:</text:p>
      <text:p text:style-name="Text_20_body">Атрибут name</text:p>
      <text:p text:style-name="Text_20_body">Атрибут содержит полное имя выгруженного объекта конфигурации.</text:p>
      <text:p text:style-name="Text_20_body">Атрибут id</text:p>
      <text:p text:style-name="Text_20_body">Атрибут содержит внутренний идентификатор объекта конфигурации.</text:p>
      <text:p text:style-name="Text_20_body">Атрибут configVersion</text:p>
      <text:p text:style-name="Text_20_body">Атрибут содержит «версию» объекта конфигурации. По этому реквизиту выполняется проверка того, что объект конфигурации изменен и требует его повторная выгрузка.</text:p>
      <text:p text:style-name="Text_20_body">Необходимо понимать, что значения, указанные в атрибутах id и configVersion, имеет смысл рассматривать как некоторые магические числа. Эти числа используются исключительно внутренними механизмами платформы и не предназначены для внешнего использования (и попыток воспроизведения из значений).</text:p>
      <text:p text:style-name="Text_20_body">Смотри также:</text:p>
      <text:p text:style-name="Text_20_body">● Выгрузка и загрузка конфигурации в файлы (см. <text:a xlink:type="simple" xlink:href="https://its.1c.ru/db/v8313doc/bookmark/dev/TI000000071" office:target-frame-name="_top" xlink:show="replace" text:style-name="Internet_20_link" text:visited-style-name="Visited_20_Internet_20_Link">здесь</text:a>).</text:p>
      <text:h text:style-name="Heading_20_2" text:outline-level="2"><text:bookmark text:name="_ref422153555"/><text:bookmark text:name="_ref422153554"/><text:bookmark text:name="TI000000377"/><text:bookmark text:name="IssOgl1_3.15_debugcfg.xml"/>3.15. debugcfg.xml</text:h>
      <text:p text:style-name="Text_20_body">Файл debugcfg.xml предназначен для настройки дополнительного диапазона портов, используемого при отладке конфигураций.</text:p>
      <text:p text:style-name="Text_20_body">Файл располагается в каталоге конфигурационных файлов системы «1С:Предприятие», и его наличие не является обязательным.</text:p>
      <text:p text:style-name="Text_20_body">Файл используется только в том случае, если отладка выполняется по протоколу TCP/IP.</text:p>
      <text:p text:style-name="Text_20_body">Если файл не найден, то для отладки используются порты из стандартного диапазона (1560:1591). Предметы отладки на сервере используют те же порты, что и процессы сервера: rmngr и rphost. Указания дополнительных диапазонов портов для предметов отладки на сервере не требуется.</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lt;config xmlns="http://v8.1c.ru/v8/debugcfg"&gt;</text:p>
      <text:p text:style-name="Preformatted_20_Text"><text:s text:c="4"/>&lt;debugports range="1540:1550"/&gt;</text:p>
      <text:p text:style-name="P1">&lt;/config&gt;</text:p>
      <text:p text:style-name="Text_20_body">Элемент debugports имеет атрибуты, которые описаны ниже.</text:p>
      <text:p text:style-name="Text_20_body">Атрибут range</text:p>
      <text:p text:style-name="Text_20_body"><text:soft-page-break/>Тип: Строка. Содержит дополнительный диапазон портов, используемых при отладке.</text:p>
      <text:h text:style-name="Heading_20_2" text:outline-level="2"><text:bookmark text:name="_ref218485797"/><text:bookmark text:name="TI000000378"/><text:bookmark text:name="IssOgl1_3.16_def.usr"/>3.16. def.usr</text:h>
      <text:p text:style-name="Text_20_body">Файл содержит имя пользователя, который последним открывал данную информационную базу.</text:p>
      <text:p text:style-name="Text_20_body">Расположение файла:</text:p>
      <text:p text:style-name="Text_20_body">● Для ОС Windows: %APPDATA%\1C\1cv8\&lt;Уникальный идентификатор информационной базы&gt;.</text:p>
      <text:p text:style-name="Text_20_body">● Для ОС Linux: ~/.1cv8/1C/1cv8/&lt;Уникальный идентификатор информационной базы&gt;.</text:p>
      <text:p text:style-name="Text_20_body">● Для ОС macOS: ~/.1cv8/1C/1cv8/&lt;Уникальный идентификатор информационной базы&gt;.</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C:\Documents and Settings\User\Application Data\1C\1cv8\4129dbdb-b495-41cb-99ea-ef315060a03e\def.usr</text:p>
      <text:p text:style-name="P1">~/.1cv8/1C/1cv8/4129dbdb-b495-41cb-99ea-ef315060a03e/def.usr</text:p>
      <text:h text:style-name="Heading_20_2" text:outline-level="2"><text:bookmark text:name="_ref326591413"/><text:bookmark text:name="_ref326064410"/><text:bookmark text:name="_ref306796568"/><text:bookmark text:name="_ref243993229"/><text:bookmark text:name="_ref425417370"/><text:bookmark text:name="TI000000379"/><text:bookmark text:name="IssOgl1_3.17_default.vrd"/>3.17. default.vrd</text:h>
      <text:h text:style-name="Heading_20_3" text:outline-level="3"><text:bookmark text:name="TI000000552"/><text:bookmark text:name="IssOgl2_3.17.1_Общая_информация"/>3.17.1. Общая информация</text:h>
      <text:p text:style-name="Text_20_body">Данный файл служит для настройки веб-клиента, использования интернет-сервисов и находится в каталоге виртуального приложения.</text:p>
      <text:p text:style-name="Text_20_body">Примечание. Формат ссылок, используемых в данном файле, должен соответствовать RFC 1738 (<text:a xlink:type="simple" xlink:href="http://tools.ietf.org/html/rfc1738.html" office:target-frame-name="_blank" xlink:show="new" text:style-name="Internet_20_link" text:visited-style-name="Visited_20_Internet_20_Link">http://tools.ietf.org/html/rfc1738.html</text:a>), RFC 2396 (<text:a xlink:type="simple" xlink:href="http://tools.ietf.org/html/rfc2396.html" office:target-frame-name="_blank" xlink:show="new" text:style-name="Internet_20_link" text:visited-style-name="Visited_20_Internet_20_Link">http://tools.ietf.org/html/rfc2396.html</text:a>).</text:p>
      <text:h text:style-name="Heading_20_3" text:outline-level="3"><text:bookmark text:name="_ref367876856"/><text:bookmark text:name="_ref379386820"/><text:bookmark text:name="_ref379386819"/><text:bookmark text:name="TI000000380"/><text:bookmark text:name="IssOgl2_3.17.2_Корневой_элемент_point"/>3.17.2. Корневой элемент &lt;point&gt;</text:h>
      <text:p text:style-name="Text_20_body">Корневым элементом конфигурационного файла является &lt;point&gt;, который определяет настройки виртуального ресурса. Он может содержать по одному элементу &lt;zones&gt;, &lt;ws&gt;, &lt;pool&gt;, &lt;debug&gt;, &lt;openid&gt;, &lt;openidconnect&gt;, &lt;exitURL&gt; и &lt;standardOData&gt;. При этом в элементе &lt;ws&gt; допустимо несколько вложенных элементов &lt;point&gt;, а для элемента &lt;zones&gt; допустимо несколько вложенных элементов &lt;zone&gt;:</text:p>
      <text:p text:style-name="Text_20_body"><text:a xlink:type="simple" xlink:href="javascript:" text:style-name="Internet_20_link" text:visited-style-name="Visited_20_Internet_20_Link">Копировать в буфер обмена</text:a> </text:p>
      <text:p text:style-name="Preformatted_20_Text">&lt;point...&gt;</text:p>
      <text:p text:style-name="Preformatted_20_Text"><text:s text:c="4"/>&lt;ws...&gt;</text:p>
      <text:p text:style-name="Preformatted_20_Text"><text:s text:c="8"/>&lt;point&gt;...&lt;/point&gt;</text:p>
      <text:p text:style-name="Preformatted_20_Text"><text:s text:c="12"/>&lt;zones&gt;</text:p>
      <text:p text:style-name="Preformatted_20_Text"><text:s text:c="16"/>&lt;zone&gt;...&lt;/zone&gt;</text:p>
      <text:p text:style-name="Preformatted_20_Text"><text:s text:c="16"/>&lt;zone&gt;...&lt;/zone&gt;</text:p>
      <text:p text:style-name="Preformatted_20_Text"><text:s text:c="12"/>&lt;/zones&gt;</text:p>
      <text:p text:style-name="Preformatted_20_Text"><text:s text:c="8"/>&lt;point&gt;...&lt;/point&gt;</text:p>
      <text:p text:style-name="Preformatted_20_Text"><text:s text:c="4"/>&lt;/ws&gt;</text:p>
      <text:p text:style-name="Preformatted_20_Text"><text:s text:c="4"/>&lt;httpServices&gt;</text:p>
      <text:p text:style-name="Preformatted_20_Text"><text:s text:c="8"/>&lt;service&gt;...&lt;service/&gt;</text:p>
      <text:p text:style-name="Preformatted_20_Text"><text:s text:c="4"/>&lt;/httpServices&gt;</text:p>
      <text:p text:style-name="Preformatted_20_Text"><text:s text:c="4"/>&lt;pool.../&gt;</text:p>
      <text:p text:style-name="Preformatted_20_Text"><text:s text:c="4"/>&lt;debug.../&gt;</text:p>
      <text:p text:style-name="Preformatted_20_Text"><text:s text:c="4"/>&lt;openid&gt;</text:p>
      <text:p text:style-name="Preformatted_20_Text"><text:s text:c="8"/>&lt;rely... /&gt;</text:p>
      <text:p text:style-name="Preformatted_20_Text"><text:s text:c="8"/>&lt;provider&gt;</text:p>
      <text:p text:style-name="Preformatted_20_Text"><text:s text:c="12"/>&lt;lifetime&gt;...&lt;/lifetime&gt;</text:p>
      <text:p text:style-name="Preformatted_20_Text"><text:s text:c="8"/>&lt;/provider&gt;</text:p>
      <text:p text:style-name="Preformatted_20_Text"><text:s text:c="4"/>&lt;openid&gt;</text:p>
      <text:p text:style-name="Preformatted_20_Text"><text:s text:c="4"/>&lt;openidconnect&gt;</text:p>
      <text:p text:style-name="Preformatted_20_Text"><text:s text:c="4"/>&lt;exitURL&gt;</text:p>
      <text:p text:style-name="Preformatted_20_Text"><text:s text:c="8"/>...</text:p>
      <text:p text:style-name="Preformatted_20_Text"><text:soft-page-break/><text:s text:c="4"/>&lt;/exitURL&gt;</text:p>
      <text:p text:style-name="Preformatted_20_Text"><text:s text:c="4"/>&lt;standardOData.../&gt;</text:p>
      <text:p text:style-name="P1">&lt;/point&gt;</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lt;?xml version="1.0" encoding="UTF-8"?&gt;</text:p>
      <text:p text:style-name="Preformatted_20_Text">&lt;point xmlns=http://v8.1c.ru/8.2/virtual-resource-system xmlns:xs=http://www.w3.org/2001/XMLSchema xmlns:xsi="http://www.w3.org/2001/XMLSchema-instance"</text:p>
      <text:p text:style-name="Preformatted_20_Text"><text:s text:c="8"/>base="/demo"</text:p>
      <text:p text:style-name="Preformatted_20_Text"><text:s text:c="8"/>ib="Srvr=&amp;quot;tcp://Server&amp;quot;;Ref=&amp;quot;demo&amp;quot;;"</text:p>
      <text:p text:style-name="Preformatted_20_Text"><text:s text:c="8"/>enable="false"</text:p>
      <text:p text:style-name="Preformatted_20_Text"><text:s text:c="8"/>allowexecutescheduledjobs="force"</text:p>
      <text:p text:style-name="Preformatted_20_Text"><text:s text:c="4"/>&lt;ws&gt;</text:p>
      <text:p text:style-name="Preformatted_20_Text"><text:s text:c="8"/>&lt;point name="OperationalData" alias="OperData"/&gt;</text:p>
      <text:p text:style-name="Preformatted_20_Text"><text:s text:c="8"/>&lt;point name="AnalyticalData" alias="AnalytData"/&gt;</text:p>
      <text:p text:style-name="Preformatted_20_Text"><text:s text:c="4"/>&lt;/ws&gt;</text:p>
      <text:p text:style-name="Preformatted_20_Text"><text:s text:c="4"/>&lt;httpServices&gt;</text:p>
      <text:p text:style-name="Preformatted_20_Text"><text:s text:c="8"/>&lt;service name="ПримерРаботы" enable="true"/&gt;</text:p>
      <text:p text:style-name="Preformatted_20_Text"><text:s text:c="4"/>&lt;/httpServices&gt;</text:p>
      <text:p text:style-name="Preformatted_20_Text"><text:s text:c="4"/>&lt;pool size="50" maxAge="10" attempts="2"/&gt;</text:p>
      <text:p text:style-name="Preformatted_20_Text"><text:s text:c="4"/>&lt;debug enable="true" protocol="tcp" url="tcp://localhost"/&gt;</text:p>
      <text:p text:style-name="Preformatted_20_Text"><text:s text:c="4"/>&lt;zones&gt;</text:p>
      <text:p text:style-name="Preformatted_20_Text"><text:s text:c="8"/>&lt;zone value="8214" safe="true"/&gt;</text:p>
      <text:p text:style-name="Preformatted_20_Text"><text:s text:c="8"/>&lt;zone value="last" specify="true" /&gt;</text:p>
      <text:p text:style-name="Preformatted_20_Text"><text:s text:c="4"/>&lt;/zones&gt;</text:p>
      <text:p text:style-name="P1">&lt;/point&gt;</text:p>
      <text:p text:style-name="Text_20_body">Корневой элемент файла default.vrd может содержать следующие атрибуты:</text:p>
      <text:p text:style-name="Text_20_body">Атрибут base</text:p>
      <text:p text:style-name="Text_20_body">Элемент base указывает на относительный путь (относительно корневого каталога сайта) к каталогу виртуального приложения.</text:p>
      <text:p text:style-name="Text_20_body">Совет. Рекомендуется задавать имя каталога виртуального приложения с использованием только символов US ASCII.</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1">base="/demoMA"</text:p>
      <text:p text:style-name="Text_20_body">Атрибут ib</text:p>
      <text:p text:style-name="Text_20_body">Содержит строку подключения к информационной базе «1С:Предприятия». Следует помнить о том, что для файлового варианта и варианта клиент-сервер строки подключения выглядят по-разному.</text:p>
      <text:p text:style-name="Text_20_body">Примечание. Если в строке подключения встречаются символы, недопустимые с точки зрения стандарта XML (<text:a xlink:type="simple" xlink:href="http://www.w3.org/TR/xml11/" office:target-frame-name="_blank" xlink:show="new" text:style-name="Internet_20_link" text:visited-style-name="Visited_20_Internet_20_Link">http://www.w3.org/TR/xml11/</text:a>), то эти символы должны быть соответствующим образом заменены.</text:p>
      <text:p text:style-name="Text_20_body">Пример файловой базы:</text:p>
      <text:p text:style-name="Text_20_body"><text:a xlink:type="simple" xlink:href="javascript:" text:style-name="Internet_20_link" text:visited-style-name="Visited_20_Internet_20_Link">Копировать в буфер обмена</text:a> </text:p>
      <text:p text:style-name="P1">ib="File=c:/bases/demo;"</text:p>
      <text:p text:style-name="Text_20_body">Пример клиент-серверной базы:</text:p>
      <text:p text:style-name="Text_20_body"><text:a xlink:type="simple" xlink:href="javascript:" text:style-name="Internet_20_link" text:visited-style-name="Visited_20_Internet_20_Link">Копировать в буфер обмена</text:a> </text:p>
      <text:p text:style-name="P1">ib="Srvr=&amp;quot;tcp://myServer&amp;quot;;Ref=&amp;quot;mybase&amp;quot;;"</text:p>
      <text:p text:style-name="Text_20_body"><text:soft-page-break/>В строке подключения можно указать логин и пароль пользователя. В этом случае подключение к информационной базе будет выполняться от имени указанного пользователя. В следующем примере подключение будет осуществляться от имени пользователя Продавец:</text:p>
      <text:p text:style-name="Text_20_body"><text:a xlink:type="simple" xlink:href="javascript:" text:style-name="Internet_20_link" text:visited-style-name="Visited_20_Internet_20_Link">Копировать в буфер обмена</text:a> </text:p>
      <text:p text:style-name="P1">ib="Srvr=&amp;quot;tcp://myServer&amp;quot;;Ref=&amp;quot;mybase&amp;quot;;Usr=Продавец;Pwd=123;"</text:p>
      <text:p text:style-name="Text_20_body">Однако если в командной строке запуска клиентского приложения указан логин и пароль, то подключение будет выполняться с параметрами, указанными в командной строке.</text:p>
      <text:p text:style-name="Text_20_body">Атрибут enable</text:p>
      <text:p text:style-name="Text_20_body">Отвечает за возможность работы с опубликованной информационной базой тонким и веб-клиентами. Если атрибут имеет значение true, работа с опубликованной информационной базой с помощью тонкого и веб-клиентов возможна, и в этом случае строка соединения будет выглядеть следующим образом (для примера в начале раздела):</text:p>
      <text:p text:style-name="Text_20_body"><text:a xlink:type="simple" xlink:href="javascript:" text:style-name="Internet_20_link" text:visited-style-name="Visited_20_Internet_20_Link">Копировать в буфер обмена</text:a> </text:p>
      <text:p text:style-name="P1">http://host/demo</text:p>
      <text:p text:style-name="Text_20_body">В противном случае (атрибут имеет значение false) работа с помощью тонкого клиента и веб-клиента невозможна.</text:p>
      <text:p text:style-name="Text_20_body">Значение по умолчанию: true (работа с помощью тонкого клиента и веб-клиента разрешена).</text:p>
      <text:p text:style-name="Text_20_body">Атрибут temp</text:p>
      <text:p text:style-name="Text_20_body">Позволяет указать каталог временных файлов для работы расширения веб-сервера (wsisapi.dll, wsap22.dll, wsapch2.dll) или файлового варианта информационной базы. Если атрибут не задан, то:</text:p>
      <text:p text:style-name="Text_20_body">● для файловой информационной базы используется подкаталог 1Cv8Tmp каталога, в котором расположен файл информационной базы.</text:p>
      <text:p text:style-name="Text_20_body">● в остальных случаях используется каталог временных файлов пользователя, от имени которого выполняется запрос.</text:p>
      <text:p text:style-name="Text_20_body">В том случае, если атрибут содержит указание на каталог, который используется в качестве каталога временных файлов для работы расширения веб-сервера, пользователь, от имени которого исполняется расширение веб-сервера, должен иметь полный доступ к этому каталогу и его содержимому.</text:p>
      <text:p text:style-name="Text_20_body">Атрибуты pubdst, pubdst32, pubdst64</text:p>
      <text:p text:style-name="Text_20_body">Примечание 1. Доступно только для лицензии КОРП. Подробнее о видах лицензий см. <text:a xlink:type="simple" xlink:href="https://its.1c.ru/db/v8313doc/bookmark/adm/TI000000551" office:target-frame-name="_top" xlink:show="replace" text:style-name="Internet_20_link" text:visited-style-name="Visited_20_Internet_20_Link">здесь</text:a>.<text:line-break/><text:line-break/>Примечание 2. Применяется только для системы «1С:Предприятие», функционирующей под управлением ОС Windows.</text:p>
      <text:p text:style-name="Text_20_body">Значение атрибута указывает полный URL файла с дистрибутивом клиентского приложения, который необходимо скачать и установить в случае несовпадения версий клиентского приложения и сервера. С помощью данного URL дистрибутив должен быть доступен извне компьютера, на котором этот дистрибутив расположен. Атрибуты pubdst32 и pubdst64 содержат пути к дистрибутивам 32‑ и 64-разрядным версиям системы «1С:Предприятие» (соответственно).</text:p>
      <text:p text:style-name="Text_20_body">Если получение дистрибутива клиентского приложения будет выполняться с помощью HTTPS-соединения, то компьютер, получающий дистрибутив, будет выполнять проверку сертификата сервера, с которого выполняется получение дистрибутива, с помощью сертификатов корневых удостоверяющих центров, которые получаются из хранилища корневых сертификатов ОС Windows.</text:p>
      <text:p text:style-name="Text_20_body"><text:soft-page-break/>Вид архива: zip. Структура файлов в архиве: без иерархии и каталогов, только файлы дистрибутива клиентского приложения. Все файлы с расширением .msi, .cab, .mst, находящиеся в архиве, должны быть подписаны цифровой подписью, которая проходит проверку на компьютере, где будет выполняться установк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1">pubdst32="http://www.myhost.ru/files/client.zip"</text:p>
      <text:p text:style-name="Text_20_body">В случае смены версии сервера, достаточно заменить файл с архивом клиентского приложения.</text:p>
      <text:p text:style-name="Text_20_body">Атрибут allowexecutescheduledjobs</text:p>
      <text:p text:style-name="Text_20_body">Атрибут управляет возможностью исполнения регламентных заданий расширением веб-сервера для файлового варианта информационной базы.</text:p>
      <text:p text:style-name="Text_20_body">Атрибут может принимать следующие значения:</text:p>
      <text:p text:style-name="Text_20_body">● off ‑ в этом случае расширение веб-сервера не будет выполнять регламентные задания. В этом случае выполнять регламентные задания будет клиентское приложение (если таковое существует), которое подключается к информационной базе напрямую, без использования веб-сервера.</text:p>
      <text:p text:style-name="Text_20_body">● force ‑ в этом случае расширение веб-сервера будет выполнять регламентные задания.</text:p>
      <text:p text:style-name="Text_20_body">Значение по умолчанию: не задано. В этом случае регламентные задания будет выполнять то приложение, с помощью которого будет осуществлено первое подключение к информационной базе.</text:p>
      <text:h text:style-name="Heading_20_3" text:outline-level="3"><text:bookmark text:name="_ref349743954"/><text:bookmark text:name="_ref349743953"/><text:bookmark text:name="_ref422500661"/><text:bookmark text:name="_ref422493766"/><text:bookmark text:name="_ref422493765"/><text:bookmark text:name="TI000000381"/><text:bookmark text:name="IssOgl2_3.17.3_Элемент_ws"/>3.17.3. Элемент &lt;ws&gt;</text:h>
      <text:h text:style-name="Heading_20_4" text:outline-level="4"><text:bookmark text:name="TI000000553"/><text:bookmark text:name="IssOgl3_3.17.3.1_Атрибуты_элемента"/>3.17.3.1. Атрибуты элемента</text:h>
      <text:p text:style-name="Text_20_body">Элемент содержит настройки публикации Web-сервисов, подчинен элементу &lt;point&gt;. Элемент &lt;ws&gt; может быть один или ни одного. Данный элемент может содержать произвольное количество элементов &lt;point&gt;.</text:p>
      <text:p text:style-name="Text_20_body">Данный элемент может содержать следующие атрибуты.</text:p>
      <text:p text:style-name="Text_20_body">Атрибут enable</text:p>
      <text:p text:style-name="Text_20_body">Отвечает за возможность работы Web-сервисов в данной информационной базе. Если атрибут имеет значение true (или атрибут отсутствует), работа Web-сервисов возможна. В противном случае (атрибут имеет значение false) работа Web-сервисов невозможна.</text:p>
      <text:p text:style-name="Text_20_body">Значение по умолчанию: true (работа Web-сервисов разрешена).</text:p>
      <text:p text:style-name="Text_20_body">Атрибут pointEnableCommon</text:p>
      <text:p text:style-name="Text_20_body">Отвечает за возможность использования Web-сервисов в данной информационной базе, которые опубликованы без явного указания разрешения использования (атрибут enable элемента point). Если атрибута имеет значение true, то все Web-сервисы, для которых явно не указано значение атрибута enable элемента point будут разрешены для использования. В противном случае использование таких Web-сервисов будет запрещено.</text:p>
      <text:p text:style-name="Text_20_body">Значение по умолчанию: true (работа Web-сервисов разрешена).</text:p>
      <text:p text:style-name="Text_20_body">Атрибут publishExtensionsByDefault</text:p>
      <text:p text:style-name="Text_20_body">Отвечает за возможность использования Web-сервисов из расширений.</text:p>
      <text:p text:style-name="Text_20_body">Если атрибут установлен в значение true, то все Web-сервисы, которые находятся в подключенных расширениях, будут доступны для использования. Если атрибут установлен в значение false, то Web-сервисы из расширений не будут доступны для использования.</text:p>
      <text:p text:style-name="Text_20_body"><text:soft-page-break/>Значение по умолчанию: false (работа Web-сервисов расширений запрещена).</text:p>
      <text:h text:style-name="Heading_20_4" text:outline-level="4"><text:bookmark text:name="_ref356841829"/><text:bookmark text:name="_ref422495593"/><text:bookmark text:name="TI000000382"/><text:bookmark text:name="IssOgl3_3.17.3.2_Элемент_point"/>3.17.3.2. Элемент &lt;point&gt;</text:h>
      <text:p text:style-name="Text_20_body">Элемент содержит описание публикуемого Web-сервиса. Элемент подчинен элементу &lt;ws&gt;. Элементов &lt;point&gt; может быть не менее одного. В этом списке также можно вручную указать параметры Web-сервисов из расширений.</text:p>
      <text:p text:style-name="Text_20_body">Если Web-сервис явно не указан в файле default.vrd, и разрешено использование Web-сервисов прикладного решения, то обращение к такому Web-сервису возможно только по имени Web-сервиса (свойство Web-сервиса Имя). Обращение по синониму (alias) будет недоступно даже в том случае, если этот синоним указан в свойстве Web-сервиса Имя файла публикации. Для того чтобы обращение к Web-сервису было доступно и по имени и по синониму (alias) ‑ нужно явно указать требуемый Web-сервис в файле default.vrd (включая синоним).</text:p>
      <text:p text:style-name="Text_20_body">Данный элемент может содержать следующие атрибуты.</text:p>
      <text:p text:style-name="Text_20_body">Атрибут name</text:p>
      <text:p text:style-name="Text_20_body">Имя публикуемого Web-сервиса. Обращение к сервису возможно как по ссылке, включающей имя Web-сервиса, так и по ссылке, включающей синоним Web-сервиса.</text:p>
      <text:p text:style-name="Text_20_body">Для Web-сервиса, описанного строкой:</text:p>
      <text:p text:style-name="Text_20_body"><text:a xlink:type="simple" xlink:href="javascript:" text:style-name="Internet_20_link" text:visited-style-name="Visited_20_Internet_20_Link">Копировать в буфер обмена</text:a> </text:p>
      <text:p text:style-name="Preformatted_20_Text">…</text:p>
      <text:p text:style-name="Preformatted_20_Text">base="/demo"</text:p>
      <text:p text:style-name="Preformatted_20_Text">…</text:p>
      <text:p text:style-name="P1">&lt;point name="OperationalData" alias="OperData"/&gt;</text:p>
      <text:p text:style-name="Text_20_body">Обращение возможно следующими способами:</text:p>
      <text:p text:style-name="Text_20_body"><text:a xlink:type="simple" xlink:href="javascript:" text:style-name="Internet_20_link" text:visited-style-name="Visited_20_Internet_20_Link">Копировать в буфер обмена</text:a> </text:p>
      <text:p text:style-name="Preformatted_20_Text">http://host/demo/ws/OperationalData</text:p>
      <text:p text:style-name="P1">http://host/demo/ws/OperData</text:p>
      <text:p text:style-name="Text_20_body">Совет. Рекомендуется задавать имя Web-сервиса с использованием только символов US ASCII.</text:p>
      <text:p text:style-name="Text_20_body">Атрибут alias</text:p>
      <text:p text:style-name="Text_20_body">Синоним публикуемого Web-сервиса. Обращение к сервису возможно как по ссылке, включающей имя Web-сервиса, так и по ссылке, включающей синоним Web-сервиса (если синоним указан в файле default.vrd).</text:p>
      <text:p text:style-name="Text_20_body">Для Web-сервиса, который опубликован следующим образом:</text:p>
      <text:p text:style-name="Text_20_body"><text:a xlink:type="simple" xlink:href="javascript:" text:style-name="Internet_20_link" text:visited-style-name="Visited_20_Internet_20_Link">Копировать в буфер обмена</text:a> </text:p>
      <text:p text:style-name="Preformatted_20_Text">…</text:p>
      <text:p text:style-name="Preformatted_20_Text">base="/demo"</text:p>
      <text:p text:style-name="Preformatted_20_Text">…</text:p>
      <text:p text:style-name="P1">&lt;point name="OperationalData" alias="OperData"/&gt;</text:p>
      <text:p text:style-name="Text_20_body">Обращение возможно следующими способами:</text:p>
      <text:p text:style-name="Text_20_body"><text:a xlink:type="simple" xlink:href="javascript:" text:style-name="Internet_20_link" text:visited-style-name="Visited_20_Internet_20_Link">Копировать в буфер обмена</text:a> </text:p>
      <text:p text:style-name="Preformatted_20_Text">http://host/demo/ws/OperationalData</text:p>
      <text:p text:style-name="P1">http://host/demo/ws/OperData</text:p>
      <text:p text:style-name="Text_20_body">Совет. Рекомендуется задавать синоним Web-сервиса с использованием только символов US ASCII.</text:p>
      <text:p text:style-name="Text_20_body">Атрибут enable</text:p>
      <text:p text:style-name="Text_20_body"><text:soft-page-break/>Признак разрешения или запрета использования конкретного Web-сервиса.</text:p>
      <text:p text:style-name="Text_20_body">Значение по умолчанию: true (публикация разрешена).</text:p>
      <text:p text:style-name="Text_20_body">Атрибут reuseSessions</text:p>
      <text:p text:style-name="Text_20_body">Режим повторного использования сеансов:</text:p>
      <text:p text:style-name="Text_20_body">● dontuse ‑ сеансы повторно не используются.</text:p>
      <text:p text:style-name="Text_20_body">● use ‑ повторное использование сеансов определяется клиентом и регулируется параметрами HTTP-запроса к Web-сервису;</text:p>
      <text:p text:style-name="Text_20_body">● autouse ‑ автоматическое повторное использование сеансов.</text:p>
      <text:p text:style-name="Text_20_body">Значение по умолчанию: autouse.</text:p>
      <text:p text:style-name="Text_20_body">Атрибут sessionMaxAge</text:p>
      <text:p text:style-name="Text_20_body">Время бездействия сеанса, после которого он завершается принудительно (в секундах).</text:p>
      <text:p text:style-name="Text_20_body">Значение по умолчанию: 20 (время жизни сеанса 20 секунд).</text:p>
      <text:p text:style-name="Text_20_body">Атрибут poolSize</text:p>
      <text:p text:style-name="Text_20_body">Максимальное количество сеансов, которые могут быть созданы при автоматическом управлении сеансами.</text:p>
      <text:p text:style-name="Text_20_body">Значение по умолчанию: 10 (10 сеансов в пуле).</text:p>
      <text:p text:style-name="Text_20_body">Атрибут poolTimeout</text:p>
      <text:p text:style-name="Text_20_body">Время ожидания появления свободного сеанса после заполнения пула сеансов (в секундах). Если за это время система не сможет создать новый сеанс, клиент получит сообщение об ошибке.</text:p>
      <text:p text:style-name="Text_20_body">Значение по умолчанию: 5 (время ожидания свободного сеанса составляет 5 секунд).</text:p>
      <text:p text:style-name="Text_20_body">Примечание. Измененные значения атрибутов reuseSessions, sessionMaxAge, poolSize, poolTimeout начнут действовать только после перезапуска сервера «1С:Предприятие».</text:p>
      <text:h text:style-name="Heading_20_3" text:outline-level="3"><text:bookmark text:name="_ref323391858"/><text:bookmark text:name="_ref380162071"/><text:bookmark text:name="_ref422500735"/><text:bookmark text:name="_ref422493774"/><text:bookmark text:name="_ref422493773"/><text:bookmark text:name="TI000000447"/><text:bookmark text:name="IssOgl2_3.17.4_Элемент_httpServices"/>3.17.4. Элемент &lt;httpServices&gt;</text:h>
      <text:h text:style-name="Heading_20_4" text:outline-level="4"><text:bookmark text:name="TI000000554"/><text:bookmark text:name="IssOgl3_3.17.4.1_Атрибуты_элемента"/>3.17.4.1. Атрибуты элемента</text:h>
      <text:p text:style-name="Text_20_body">Элемент содержит настройки публикации HTTP-сервисов, подчинен элементу &lt;point&gt;. Элемент &lt;httpServices&gt; может быть один или ни одного. Данный элемент может содержать произвольное количество элементов &lt;service&gt;.</text:p>
      <text:p text:style-name="Text_20_body">Данный элемент может содержать следующие атрибуты.</text:p>
      <text:p text:style-name="Text_20_body">Атрибут publishByDefault</text:p>
      <text:p text:style-name="Text_20_body">Если данный атрибут не задан или установлен в значение true, то все добавляемые в конфигурацию HTTP-сервисы будут автоматически доступны для использования, если это явно не запрещено с помощью элемента &lt;service&gt;.</text:p>
      <text:p text:style-name="Text_20_body">Значение по умолчанию: true (работа HTTP-сервисов разрешена).</text:p>
      <text:p text:style-name="Text_20_body">Атрибут publishExtensionsByDefault</text:p>
      <text:p text:style-name="Text_20_body">Отвечает за возможность использования HTTP-сервисов из расширений.</text:p>
      <text:p text:style-name="Text_20_body">Если атрибут установлен в значение true, то все HTTP-сервисы, которые находятся в подключенных расширениях, будут доступны для использования. Если атрибут установлен в значение false, то HTTP-сервисы из расширений не будут доступны для использования.</text:p>
      <text:p text:style-name="Text_20_body"><text:soft-page-break/>Значение по умолчанию: false (работа HTTP-сервисов расширений запрещена).</text:p>
      <text:h text:style-name="Heading_20_4" text:outline-level="4"><text:bookmark text:name="_ref422495577"/><text:bookmark text:name="TI000000448"/><text:bookmark text:name="IssOgl3_3.17.4.2_Элемент_service"/>3.17.4.2. Элемент &lt;service&gt;</text:h>
      <text:p text:style-name="Text_20_body">Элемент содержит описание публикуемого HTTP-сервиса. Элемент подчинен элементу &lt;httpServices&gt;. Элементов &lt;service&gt; может быть не менее одного. В этом списке также можно вручную указать параметры HTTP-сервисов из расширений.</text:p>
      <text:p text:style-name="Text_20_body">Данный элемент может содержать следующие атрибуты.</text:p>
      <text:p text:style-name="Text_20_body">Атрибут name</text:p>
      <text:p text:style-name="Text_20_body">Содержит имя HTTP-сервиса, как оно задано в конфигураторе. Для обращения к сервису данное имя не используется.</text:p>
      <text:p text:style-name="Text_20_body">Атрибут rootUrl</text:p>
      <text:p text:style-name="Text_20_body">Содержит значение свойства Корневой URL свойства HTTP-сервиса. Свойство используется для определения HTTP-сервиса, который должен обработать поступивший запрос.</text:p>
      <text:p text:style-name="Text_20_body">Атрибут enable</text:p>
      <text:p text:style-name="Text_20_body">Признак разрешения или запрета использования конкретного HTTP-сервиса.</text:p>
      <text:p text:style-name="Text_20_body">Значение по умолчанию: false (использование запрещено).</text:p>
      <text:p text:style-name="Text_20_body">Атрибут reuseSessions</text:p>
      <text:p text:style-name="Text_20_body">Режим повторного использования сеансов:</text:p>
      <text:p text:style-name="Text_20_body">● dontuse ‑ сеансы повторно не используются.</text:p>
      <text:p text:style-name="Text_20_body">● use ‑ повторное использование сеансов определяется клиентом и регулируется параметрами HTTP-запроса к HTTP-сервису;</text:p>
      <text:p text:style-name="Text_20_body">● autouse ‑ автоматическое повторное использование сеансов.</text:p>
      <text:p text:style-name="Text_20_body">Значение по умолчанию: autouse.</text:p>
      <text:p text:style-name="Text_20_body">Атрибут sessionMaxAge</text:p>
      <text:p text:style-name="Text_20_body">Время бездействия сеанса, после которого он завершается принудительно (в секундах).</text:p>
      <text:p text:style-name="Text_20_body">Значение по умолчанию: 20 (время жизни сеанса 20 секунд).</text:p>
      <text:p text:style-name="Text_20_body">Атрибут poolSize</text:p>
      <text:p text:style-name="Text_20_body">Максимальное количество сеансов, которые могут быть созданы при автоматическом управлении сеансами.</text:p>
      <text:p text:style-name="Text_20_body">Атрибут poolTimeout</text:p>
      <text:p text:style-name="Text_20_body">Время ожидания появления свободного сеанса после заполнения пула сеансов (в секундах). Если за это время система не сможет создать новый сеанс, клиент получит сообщение об ошибке.</text:p>
      <text:h text:style-name="Heading_20_3" text:outline-level="3"><text:bookmark text:name="_ref418780149"/><text:bookmark text:name="_ref418697550"/><text:bookmark text:name="_ref418697549"/><text:bookmark text:name="TI000000383"/><text:bookmark text:name="IssOgl2_3.17.5_Элемент_pool"/>3.17.5. Элемент &lt;pool&gt;</text:h>
      <text:p text:style-name="Text_20_body">Элемент содержит настройки пула соединений с информационной базой. Элемент &lt;pool&gt; может быть один или ни одного.</text:p>
      <text:p text:style-name="Text_20_body">Данный элемент может содержать следующие атрибуты:</text:p>
      <text:p text:style-name="Text_20_body">Атрибут size</text:p>
      <text:p text:style-name="Text_20_body">Размер пула ‑ максимальное количество соединений в пуле.</text:p>
      <text:p text:style-name="Text_20_body"><text:soft-page-break/>Значение по умолчанию равно 10 000.</text:p>
      <text:p text:style-name="Text_20_body">Атрибут maxAge</text:p>
      <text:p text:style-name="Text_20_body">Время жизни соединения в пуле ‑ максимальное время жизни соединения в пуле, в секундах. Если в течение указанного времени соединение не было востребовано, оно будет удалено из пула.</text:p>
      <text:p text:style-name="Text_20_body">Значение по умолчанию равно 20 мин.</text:p>
      <text:p text:style-name="Text_20_body">Атрибут attempts</text:p>
      <text:p text:style-name="Text_20_body">Максимальное количество попыток установки соединения с сервером «1С:Предприятия».</text:p>
      <text:p text:style-name="Text_20_body">Значение по умолчанию равно 5.</text:p>
      <text:p text:style-name="Text_20_body">Атрибут attemptTimeout</text:p>
      <text:p text:style-name="Text_20_body">Время ожидания установления соединения с сервером «1С:Предприятия», в секундах.</text:p>
      <text:p text:style-name="Text_20_body">Значение по умолчанию равно 0,5 с.</text:p>
      <text:p text:style-name="Text_20_body">Атрибут waitTimeout</text:p>
      <text:p text:style-name="Text_20_body">Время ожидания между попытками установления соединения с сервером «1С:Предприятия», в секундах.</text:p>
      <text:p text:style-name="Text_20_body">Значение по умолчанию равно 0,5 с.</text:p>
      <text:p text:style-name="Text_20_body">Атрибут serverPingPeriod</text:p>
      <text:p text:style-name="Text_20_body">Период проверки системы отслеживания разрыва соединений, миллисекунды. Подробное описание системы отслеживания разрыва соединений см. <text:a xlink:type="simple" xlink:href="https://its.1c.ru/db/v8313doc/bookmark/cs/TI000000206" office:target-frame-name="_top" xlink:show="replace" text:style-name="Internet_20_link" text:visited-style-name="Visited_20_Internet_20_Link">здесь</text:a>.</text:p>
      <text:p text:style-name="Text_20_body">Значение по умолчанию 1 000 мс.</text:p>
      <text:p text:style-name="Text_20_body">Максимальное значение 65 535 мс.</text:p>
      <text:p text:style-name="Text_20_body">Атрибут serverPingTimeout</text:p>
      <text:p text:style-name="Text_20_body">Время, в течение которого система отслеживания разрыва соединений ожидает хоты-бы одно сообщение со стороны отслеживаемого процесса, миллисекунды. Подробное описание системы отслеживания разрыва соединений см. <text:a xlink:type="simple" xlink:href="https://its.1c.ru/db/v8313doc/bookmark/cs/TI000000206" office:target-frame-name="_top" xlink:show="replace" text:style-name="Internet_20_link" text:visited-style-name="Visited_20_Internet_20_Link">здесь</text:a>.</text:p>
      <text:p text:style-name="Text_20_body">Значение по умолчанию 5 000 мс.</text:p>
      <text:p text:style-name="Text_20_body">Максимальное значение 2 147 483 647 мс.</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1">&lt;pool size="50" maxAge="10" attempts="2" attemptTimeout="1" waitTimeout="1"/&gt;</text:p>
      <text:h text:style-name="Heading_20_3" text:outline-level="3"><text:bookmark text:name="_ref323391922"/><text:bookmark text:name="_ref422153557"/><text:bookmark text:name="_ref422153556"/><text:bookmark text:name="TI000000384"/><text:bookmark text:name="IssOgl2_3.17.6_Элемент_debug"/>3.17.6. Элемент &lt;debug&gt;</text:h>
      <text:p text:style-name="Text_20_body">Атрибут enable</text:p>
      <text:p text:style-name="Text_20_body">Указывает необходимость запуска в отладочном режиме:</text:p>
      <text:p text:style-name="Text_20_body">● enable="true" ‑ отладка включена;</text:p>
      <text:p text:style-name="Text_20_body">● enable="false" ‑ отладка выключена.</text:p>
      <text:p text:style-name="Text_20_body">Атрибут protocol</text:p>
      <text:p text:style-name="Text_20_body">Указывает, какой протокол отладки будет использоваться при работе с данной публикацией в том случае, если отладка разрешена:</text:p>
      <text:p text:style-name="Text_20_body"><text:soft-page-break/>● protocol="tcp" ‑ используется протокол TCP/IP (по умолчанию);</text:p>
      <text:p text:style-name="Text_20_body">● protocol="http" ‑ используется протокол HTTP.</text:p>
      <text:p text:style-name="Text_20_body">Атрибут url</text:p>
      <text:p text:style-name="Text_20_body">Указывает адрес отладчика, к которому нужно автоматически подключиться для отладки, где localhost указывает на поиск на локальном компьютере, «1560» ‑ номер сетевого порта. Если порт не указан, то будут проверяться все порты в диапазоне портов 1560–1591. Указание tcp:// эквивалентно tcp://localhost. Если адрес отладчика не указан, в процессе исполнения кода на встроенном языке отладка производиться не будет.</text:p>
      <text:p text:style-name="Text_20_body">В случае использования протокола HTTP, адрес отладчика обязательно указывать с указанием порта, по которому будет выполняться взаимодействие: http://pc-name:1561.</text:p>
      <text:p text:style-name="Text_20_body">Если протокол отладки, указанный с помощью атрибута protocol, не совпадает со схемой, указанной в атрибуте url, соединение с отладчиком не будет установлено и работа продолжится без возможности отладки.</text:p>
      <text:p text:style-name="Text_20_body"><text:bookmark text:name="_ref213238734"/>Пример:</text:p>
      <text:p text:style-name="Text_20_body"><text:a xlink:type="simple" xlink:href="javascript:" text:style-name="Internet_20_link" text:visited-style-name="Visited_20_Internet_20_Link">Копировать в буфер обмена</text:a> </text:p>
      <text:p text:style-name="P1">&lt;debug enable="true" protocol="http" url="http://pc-name:1561"/&gt;</text:p>
      <text:h text:style-name="Heading_20_3" text:outline-level="3"><text:bookmark text:name="_ref323391976"/><text:bookmark text:name="TI000000385"/><text:bookmark text:name="IssOgl2_3.17.7_Элемент_zones"/>3.17.7. Элемент &lt;zones&gt;</text:h>
      <text:h text:style-name="Heading_20_4" text:outline-level="4"><text:bookmark text:name="TI000000556"/><text:bookmark text:name="IssOgl3_12.4.1.1_Описание_элемента"/>12.4.1.1. Описание элемента</text:h>
      <text:p text:style-name="Text_20_body">Элемент &lt;zones&gt; подчинен элементу &lt;point&gt; и может быть один или ни одного. Элементу &lt;zones&gt; подчинен один или несколько элементов &lt;zone&gt;.</text:p>
      <text:p text:style-name="Text_20_body">Данный элемент не содержит атрибутов.</text:p>
      <text:h text:style-name="Heading_20_4" text:outline-level="4"><text:bookmark text:name="TI000000386"/><text:bookmark text:name="IssOgl3_3.17.7.1_Элемент_zone"/>3.17.7.1. Элемент &lt;zone&gt;</text:h>
      <text:p text:style-name="Text_20_body">Каждый элемент &lt;zone&gt; описывает один разделитель. Порядок следования элементов &lt;zone&gt; в элементе &lt;zones&gt; соответствует порядку следования разделителей в конфигураторе. При изменении порядка следования разделителей следует изменить файл default.vrd. Количество элементов &lt;zone&gt; не должно превышать количество разделителей. Если количество элементов будет больше, чем количество разделителей, то при подключении к информационной базе, опубликованной таким образом, будет вызвано исключение. Если количество элементов меньше количества разделителей, то для неуказанных разделителей значением будет являться значение по умолчанию для типа разделителя, а использование разделителя будет выключено.</text:p>
      <text:p text:style-name="Text_20_body">Элемент &lt;zone&gt; может содержать следующие атрибуты.</text:p>
      <text:p text:style-name="Text_20_body">Атрибут safe</text:p>
      <text:p text:style-name="Text_20_body">Определяет возможность изменения значений объектов, связанных с механизмом разделения данных в том случае, если доступ к информационной базе осуществляется с помощью веб-клиента или тонкого клиента, подключенного через веб-сервер (безопасный режим разделения данных). Этот атрибут нужно использовать в том случае, когда нужна гарантия, что при доступе к информационной базе через Интернет будет невозможно получить доступ к другой области данных.</text:p>
      <text:p text:style-name="Text_20_body">Значение по умолчанию: false (изменения разрешены).</text:p>
      <text:p text:style-name="Text_20_body">Если значение атрибута равно true, то в сеансе, использующем данную публикацию информационной базы, запрещено:</text:p>
      <text:p text:style-name="Text_20_body">● Выключать использование разделителя, если разделение не является условно выключенным.</text:p>
      <text:p text:style-name="Text_20_body">● Изменять значение используемого разделителя, если разделение не является условно выключенным.</text:p>
      <text:p text:style-name="Text_20_body"><text:soft-page-break/>● Изменять объекты, которые управляют условным разделением:</text:p>
      <text:p text:style-name="Text_20_body">● Указанные для самого разделителя;</text:p>
      <text:p text:style-name="Text_20_body">● Указанные для объектов, входящих в состав разделителя.</text:p>
      <text:p text:style-name="Text_20_body">Атрибут specify</text:p>
      <text:p text:style-name="Text_20_body">Определяет необходимость присутствия значения данного разделителя в адресе публикуемой информационной базы.</text:p>
      <text:p text:style-name="Text_20_body">Значение по умолчанию: false (разделитель не участвует в формировании адреса).</text:p>
      <text:p text:style-name="Text_20_body">Атрибут value</text:p>
      <text:p text:style-name="Text_20_body">Предназначен для явного указания значения разделителя, который находится на этой позиции.</text:p>
      <text:p text:style-name="Text_20_body">Неуказанное значение атрибута value совместно с атрибутом specify, установленным в значение false, интерпретируется как отсутствие значения разделителя (соответствует значению «-» в значении параметра Zn строки соединения).</text:p>
      <text:p text:style-name="Text_20_body">Если для атрибута specify указано значение true и для атрибута value указано значение, то это значение (без учета регистра символов) должно быть явно указано в строке адреса информационной базы в соответствующей позиции. В противном случае при попытке доступа к информационной базе будет получена ошибка с кодом 404 (не удалось найти веб-страницу).</text:p>
      <text:p text:style-name="Text_20_body">Символы, недопустимые в URL (RFC 1738, <text:a xlink:type="simple" xlink:href="http://tools.ietf.org/html/rfc1738.html" office:target-frame-name="_blank" xlink:show="new" text:style-name="Internet_20_link" text:visited-style-name="Visited_20_Internet_20_Link">http://tools.ietf.org/html/rfc1738.html</text:a>), преобразуются в кодировку UTF-8 и кодируются в соответствии с разделом 2.2. URL Character Encoding Issues стандарта RFC 1738 (с помощью символа «%» и двух шестнадцатеричных символов).</text:p>
      <text:p text:style-name="Text_20_body">Пример файла default.vrd:</text:p>
      <text:p text:style-name="Text_20_body"><text:a xlink:type="simple" xlink:href="javascript:" text:style-name="Internet_20_link" text:visited-style-name="Visited_20_Internet_20_Link">Копировать в буфер обмена</text:a> </text:p>
      <text:p text:style-name="Preformatted_20_Text">&lt;?xml version="1.0" encoding="UTF-8"?&gt;</text:p>
      <text:p text:style-name="Preformatted_20_Text">&lt;point xmlns=http://v8.1c.ru/8.2/virtual-resource-system xmlns:xs=http://www.w3.org/2001/XMLSchema xmlns:xsi="http://www.w3.org/2001/XMLSchema-instance"</text:p>
      <text:p text:style-name="Preformatted_20_Text"><text:s text:c="8"/>base="/test"</text:p>
      <text:p text:style-name="Preformatted_20_Text"><text:s text:c="8"/>ib="File=&amp;quot;с:\base&amp;quot;;"&gt;</text:p>
      <text:p text:style-name="Preformatted_20_Text"><text:s text:c="4"/>&lt;ws enable="false"/&gt;</text:p>
      <text:p text:style-name="Preformatted_20_Text"><text:s text:c="4"/>&lt;zones&gt;</text:p>
      <text:p text:style-name="Preformatted_20_Text"><text:s text:c="8"/>&lt;zone value="8214" safe="true"/&gt;</text:p>
      <text:p text:style-name="Preformatted_20_Text"><text:s text:c="8"/>&lt;zone specify="true" /&gt;</text:p>
      <text:p text:style-name="Preformatted_20_Text"><text:s text:c="8"/>&lt;zone /&gt;</text:p>
      <text:p text:style-name="Preformatted_20_Text"><text:s text:c="8"/>&lt;zone specify="true" /&gt;</text:p>
      <text:p text:style-name="Preformatted_20_Text"><text:s text:c="8"/>&lt;zone value="last" specify="true" /&gt;</text:p>
      <text:p text:style-name="Preformatted_20_Text"><text:s text:c="4"/>&lt;/zones&gt;</text:p>
      <text:p text:style-name="P1">&lt;/point&gt;</text:p>
      <text:p text:style-name="Text_20_body">В данном примере в прикладном решении определено 5 разделителей. Адрес информационной базы будет выглядеть следующим образом:</text:p>
      <text:p text:style-name="Text_20_body"><text:a xlink:type="simple" xlink:href="javascript:" text:style-name="Internet_20_link" text:visited-style-name="Visited_20_Internet_20_Link">Копировать в буфер обмена</text:a> </text:p>
      <text:p text:style-name="P1">http://hostname/test/01/20101231235959/last</text:p>
      <text:p text:style-name="Text_20_body">Что будет интерпретировано следующим образом:</text:p>
      <text:p text:style-name="Text_20_body">● <text:a xlink:type="simple" xlink:href="http://hostname/test" office:target-frame-name="_blank" xlink:show="new" text:style-name="Internet_20_link" text:visited-style-name="Visited_20_Internet_20_Link">http://hostname/test</text:a> ‑ адрес собственно информационной базы.</text:p>
      <text:p text:style-name="Text_20_body">● Первый разделитель не должен быть указан в адресе (значение атрибута specify по умолчанию равно false), его значение равно 8214, и нельзя программно управлять данным разделителем (значение атрибута safe равно <text:soft-page-break/>true). Остальными разделителями допустимо управлять программно, т. к. значение атрибута safe для элементов zone не задано, а значение по умолчанию (false) разрешает программное управление.</text:p>
      <text:p text:style-name="Text_20_body">● Второй разделитель должен быть указан в адресе (значение атрибута specify равно true), и его значение равно 01.</text:p>
      <text:p text:style-name="Text_20_body">● Третий разделитель отключен.</text:p>
      <text:p text:style-name="Text_20_body">● Четвертый разделитель должен быть указан в адресе (значение атрибута specify равно true), и его значение равно 31-12-2010 23:59:59.</text:p>
      <text:p text:style-name="Text_20_body">● Последний разделитель должен быть указан в адресе, и его значение должно быть только last.</text:p>
      <text:p text:style-name="Text_20_body">Такой вариант указания разделителей может использоваться для тонкого клиента, работающего через веб-сервер, в веб-клиенте и для Web-сервисов.</text:p>
      <text:p text:style-name="Text_20_body">В случае одновременного указания значений разделителей разными способами значения разделителей, которые будут использоваться в сеансе, определяются следующим образом:</text:p>
      <text:p text:style-name="Text_20_body">● Если в файле default.vrd задан элемент &lt;zones&gt;, то значения разделителей, указанных в адресе информационной базы, имеют наивысший приоритет. При этом:</text:p>
      <text:p text:style-name="Text_20_body">● Значения, указанные в параметре запуска (параметр Z), игнорируются.</text:p>
      <text:p text:style-name="Text_20_body">● Значения, указанные в строке соединения с информационной базой, игнорируются (параметр Zn в атрибуте ib элемента &lt;point&gt;).</text:p>
      <text:p text:style-name="Text_20_body">● Если в файле default.vrd не задан элемент &lt;zones&gt;, то:</text:p>
      <text:p text:style-name="Text_20_body">● Выполняется попытка определить значения разделителей из параметра Z строки адреса.</text:p>
      <text:p text:style-name="Text_20_body">● Если параметр не указан, то выполняется попытка использовать значения, указанные в строке соединения с информационной базой (параметр Zn в атрибуте ib элемента &lt;point&gt;).</text:p>
      <text:p text:style-name="Text_20_body">● В общем случае приоритет мест указания значений разделителей следующий (приоритет уменьшается сверху вниз):</text:p>
      <text:p text:style-name="Text_20_body">● Адрес информационной базы (если в файле default.vrd указан элемент &lt;zones&gt;).</text:p>
      <text:p text:style-name="Text_20_body">● Командная строка запуска (параметр Z).</text:p>
      <text:p text:style-name="Text_20_body">● Строка соединения информационной базы (параметр Zn в атрибуте ib элемента &lt;point&gt;).</text:p>
      <text:h text:style-name="Heading_20_3" text:outline-level="3"><text:bookmark text:name="_ref310419446"/><text:bookmark text:name="_ref310419445"/><text:bookmark text:name="TI000000387"/><text:bookmark text:name="IssOgl2_3.17.8_Элемент_openid"/>3.17.8. Элемент &lt;openid&gt;</text:h>
      <text:h text:style-name="Heading_20_4" text:outline-level="4"><text:bookmark text:name="TI000000555"/><text:bookmark text:name="IssOgl3_3.17.8.1_Описание_элемента"/>3.17.8.1. Описание элемента</text:h>
      <text:p text:style-name="Text_20_body">Данный элемент описывает настройки, связанные с OpenID-аутентификацией. Элемент &lt;openid&gt; подчинен элементу &lt;point&gt; и может быть один или ни одного. Элементу &lt;openid&gt; подчинены элементы &lt;rely&gt; и &lt;provider&gt;. Подчиненные элементы могут быть или в единственном числе или отсутствовать.</text:p>
      <text:p text:style-name="Text_20_body">Данный элемент не содержит атрибутов.</text:p>
      <text:h text:style-name="Heading_20_4" text:outline-level="4"><text:bookmark text:name="_ref349751160"/><text:bookmark text:name="TI000000388"/><text:bookmark text:name="IssOgl3_3.17.8.2_Элемент_rely"/>3.17.8.2. Элемент &lt;rely&gt;</text:h>
      <text:p text:style-name="Text_20_body">Элемент содержит адрес информационной базы, выступающей в роли OpenID-провайдера.</text:p>
      <text:p text:style-name="Text_20_body">Атрибут url</text:p>
      <text:p text:style-name="Text_20_body">Указывает URL информационной базы «1С:Предприятия», выступающей в роли OpenID-провайдера. Информационная база должна быть опубликована особым образом.</text:p>
      <text:p text:style-name="Text_20_body"><text:soft-page-break/>Внимание! Взаимодействие с OpenID-провайдером осуществляется только по HTTPS-соединению.<text:line-break/><text:line-break/>Примечание. URL OpenID-провайдера не должен завершаться символом «/». Правильно: https://myserver.org/users-ib/e1cib/oid2op, неправильно: https://myserver.org/users-ib/e1cib/oid2op/.</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1">&lt;rely url="https://myserver.org/users-ib/e1cib/oid2op"/&gt;</text:p>
      <text:h text:style-name="Heading_20_4" text:outline-level="4"><text:bookmark text:name="_ref457573829"/><text:bookmark text:name="TI000000389"/><text:bookmark text:name="IssOgl3_3.17.8.3_Элемент_provider"/>3.17.8.3. Элемент &lt;provider&gt;</text:h>
      <text:h text:style-name="Heading_20_5" text:outline-level="5"><text:bookmark text:name="TI000000557"/><text:bookmark text:name="IssOgl4_3.17.8.3.1_Описание_элемента"/>3.17.8.3.1. Описание элемента</text:h>
      <text:p text:style-name="Text_20_body">Элемент указывает, что данная информационная база выступает в роли OpenID-провайдера. Данному элементу подчинен элемент &lt;lifetime&gt;, который может быть один или ни одного.</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lt;?xml version="1.0" encoding="UTF-8"?&gt;</text:p>
      <text:p text:style-name="Preformatted_20_Text">&lt;point xmlns=http://v8.1c.ru/8.2/virtual-resource-system xmlns:xs=http://www.w3.org/2001/XMLSchema xmlns:xsi="http://www.w3.org/2001/XMLSchema-instance"</text:p>
      <text:p text:style-name="Preformatted_20_Text"><text:s text:c="8"/>base="/demo"</text:p>
      <text:p text:style-name="Preformatted_20_Text"><text:s text:c="8"/>ib="Srvr=&amp;quot;tcp://Server&amp;quot;;Ref=&amp;quot;demo&amp;quot;;"</text:p>
      <text:p text:style-name="Preformatted_20_Text"><text:s text:c="8"/>enable="false"&gt;</text:p>
      <text:p text:style-name="Preformatted_20_Text"><text:s text:c="4"/>&lt;openid&gt;</text:p>
      <text:p text:style-name="Preformatted_20_Text"><text:s text:c="8"/>&lt;provider/&gt;</text:p>
      <text:p text:style-name="Preformatted_20_Text"><text:s text:c="4"/>&lt;/openid&gt;</text:p>
      <text:p text:style-name="P1">&lt;/point&gt;</text:p>
      <text:h text:style-name="Heading_20_5" text:outline-level="5"><text:bookmark text:name="_ref349751658"/><text:bookmark text:name="TI000000390"/><text:bookmark text:name="IssOgl4_3.17.8.3.2_Элемент_lifetime"/>3.17.8.3.2. Элемент &lt;lifetime&gt;</text:h>
      <text:p text:style-name="Text_20_body">Элемент указывает время жизни признака аутентификационных данных в секундах. Если элемент не указан, то значением по умолчанию является 86 400 секунд (24 часа). Максимальное время жизни аутентификационных данных составляет 604 800 секунд (7 суток). При указании значения элемента lifetime более максимального значения, будет использовано максимальное значение.</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lt;?xml version="1.0" encoding="UTF-8"?&gt;</text:p>
      <text:p text:style-name="Preformatted_20_Text">&lt;point xmlns=http://v8.1c.ru/8.2/virtual-resource-system xmlns:xs=http://www.w3.org/2001/XMLSchema xmlns:xsi="http://www.w3.org/2001/XMLSchema-instance"</text:p>
      <text:p text:style-name="Preformatted_20_Text"><text:s text:c="8"/>base="/demo"</text:p>
      <text:p text:style-name="Preformatted_20_Text"><text:s text:c="8"/>ib="Srvr=&amp;quot;tcp://Server&amp;quot;;Ref=&amp;quot;demo&amp;quot;;"</text:p>
      <text:p text:style-name="Preformatted_20_Text"><text:s text:c="8"/>enable="false"&gt;</text:p>
      <text:p text:style-name="Preformatted_20_Text"><text:s text:c="4"/>&lt;openid&gt;</text:p>
      <text:p text:style-name="Preformatted_20_Text"><text:s text:c="8"/>&lt;provider&gt;</text:p>
      <text:p text:style-name="Preformatted_20_Text"><text:s text:c="12"/>&lt;lifetime&gt;432000&lt;/lifetime&gt;</text:p>
      <text:p text:style-name="Preformatted_20_Text"><text:s text:c="8"/>&lt;/provider&gt;</text:p>
      <text:p text:style-name="Preformatted_20_Text"><text:s text:c="4"/>&lt;/openid&gt;</text:p>
      <text:p text:style-name="P1">&lt;/point&gt;</text:p>
      <text:h text:style-name="Heading_20_5" text:outline-level="5"><text:bookmark text:name="_ref457573566"/><text:bookmark text:name="TI000000728"/><text:bookmark text:name="IssOgl4_3.17.8.3.3_Элемент_returnto"/>3.17.8.3.3. Элемент &lt;returnto&gt;</text:h>
      <text:p text:style-name="Text_20_body">Элемент &lt;returnto&gt; подчинен элементу &lt;provider&gt; и может присутствовать неограниченное количество раз или вовсе отсутствовать.</text:p>
      <text:p text:style-name="Text_20_body"><text:a xlink:type="simple" xlink:href="javascript:" text:style-name="Internet_20_link" text:visited-style-name="Visited_20_Internet_20_Link">Копировать в буфер обмена</text:a> </text:p>
      <text:p text:style-name="Preformatted_20_Text">&lt;returnto&gt;mysite\.org&lt;/returnto&gt;</text:p>
      <text:p text:style-name="P1"><text:soft-page-break/>&lt;returnto&gt;.*\.1c\.ru&lt;/returnto&gt;</text:p>
      <text:p text:style-name="Text_20_body">Содержимое элемента представляет собой регулярное выражение, которое определяет маску разрешенных имен сайтов, на которые могут выполняться переадресации пользовательского веб-браузера (параметр запроса openid.return_to) после исполнения команды OpenID-провайдера.</text:p>
      <text:p text:style-name="Text_20_body">Если при публикации OpenID-провайдера не указан ни один элемент &lt;returnto&gt;, то любой запрос к OpenID-провайдеру, который содержит параметр openid.return_to, будет завершаться ошибкой HTTP 400.</text:p>
      <text:h text:style-name="Heading_20_3" text:outline-level="3"><text:bookmark text:name="_ref512524144"/><text:bookmark text:name="TI000000845"/><text:bookmark text:name="IssOgl2_3.17.9_Элемент_openidconnect"/>3.17.9. Элемент &lt;openidconnect&gt;</text:h>
      <text:h text:style-name="Heading_20_4" text:outline-level="4"><text:bookmark text:name="TI000000846"/><text:bookmark text:name="IssOgl3_3.17.9.1_Описание_элемента"/>3.17.9.1. Описание элемента</text:h>
      <text:p text:style-name="Text_20_body">Данный элемент описывает настройки, связанные с аутентификацией по протоколу OpenID Connect. Применимо только при работе веб-клиента. Элемент &lt;openidconnect&gt; подчинен элементу &lt;point&gt; и может быть один или ни одного. Элементу &lt;openidconnect&gt; подчинены элементы &lt;providers&gt; и &lt;allowStandardAuthentication&gt;. Подчиненные элементы могут быть или в единственном числе или отсутствовать.</text:p>
      <text:p text:style-name="Text_20_body">Данный элемент не содержит атрибутов.</text:p>
      <text:p text:style-name="Text_20_body"><text:a xlink:type="simple" xlink:href="javascript:" text:style-name="Internet_20_link" text:visited-style-name="Visited_20_Internet_20_Link">Копировать в буфер обмена</text:a> </text:p>
      <text:p text:style-name="Preformatted_20_Text">&lt;openidconnect&gt;</text:p>
      <text:p text:style-name="Preformatted_20_Text"><text:s text:c="4"/>&lt;providers&gt;&lt;![CDATA[</text:p>
      <text:p text:style-name="Preformatted_20_Text"><text:s text:c="8"/>&lt;json-data&gt;</text:p>
      <text:p text:style-name="Preformatted_20_Text"><text:s text:c="8"/>]]&gt;</text:p>
      <text:p text:style-name="Preformatted_20_Text"><text:s text:c="4"/>&lt;/providers&gt;</text:p>
      <text:p text:style-name="Preformatted_20_Text"><text:s text:c="4"/>&lt;allowStandardAuthentication&gt;true&lt;/allowStandardAuthentication&gt;</text:p>
      <text:p text:style-name="P1">&lt;openidconnect&gt;</text:p>
      <text:h text:style-name="Heading_20_4" text:outline-level="4"><text:bookmark text:name="TI000000847"/><text:bookmark text:name="IssOgl3_3.17.9.2_Элемент_providers"/>3.17.9.2. Элемент &lt;providers&gt;</text:h>
      <text:p text:style-name="Text_20_body">Данный элемент содержит описание внешних OpenID-провайдеров, поддерживающих протокол авторизации OpenID Connect v1.0 (<text:a xlink:type="simple" xlink:href="http://openid.net/connect/" office:target-frame-name="_blank" xlink:show="new" text:style-name="Internet_20_link" text:visited-style-name="Visited_20_Internet_20_Link">http://openid.net/connect/</text:a>). Описание представляет собой массив объектов, каждый из которых описывает одного OpenID-провайдера. Массив представлен в виде JSON-сериализации.</text:p>
      <text:p text:style-name="Text_20_body">Каждый провайдер описывается объектом со следующими свойствами:</text:p>
      <text:p text:style-name="Text_20_body">● name ‑ идентификатор провайдера. Должен быть уникален в рамках массива. Если в массиве имеются несколько провайдеров с одинаковым идентификатором, то будет использован последний из массива.</text:p>
      <text:p text:style-name="Text_20_body">● title ‑ текстовое представление провайдера. Будет отображаться на кнопке провайдера на странице аутентификации в том случае, если не задана картинка (image).</text:p>
      <text:p text:style-name="Text_20_body">● image ‑ графическое представление провайдера. Будет отображаться на кнопке провайдера на странице аутентификации. Картинка указывается в виде data:image в формате base64.</text:p>
      <text:p text:style-name="Text_20_body">● discovery ‑ описывает URL провайдера (если он его поддерживает) при обращении на которые можно получить все его настройки (discovery endpoint URL).</text:p>
      <text:p text:style-name="Text_20_body">● provideconfig ‑ описание настроек провайдера в виде JSON-файла (если провайдер не поддерживает запрос получения настроек). Данные должны быть представлены в формате OpenID Provider Metadata (<text:a xlink:type="simple" xlink:href="http://openid.net/specs/openid-connect-discovery-1_0.html#ProviderMetadata" office:target-frame-name="_blank" xlink:show="new" text:style-name="Internet_20_link" text:visited-style-name="Visited_20_Internet_20_Link">http://openid.net/specs/openid-connect-discovery-1_0.html#ProviderMetadata</text:a>).</text:p>
      <text:p text:style-name="Text_20_body">● clientconfig ‑ клиентская конфигурация в виде JSON-файла. Формат этой информации соответствует формату OAuth 2.0 Authorization Request (<text:a xlink:type="simple" xlink:href="http://openid.net/specs/openid-connect-core-1_0.html#AuthRequest" office:target-frame-name="_blank" xlink:show="new" text:style-name="Internet_20_link" text:visited-style-name="Visited_20_Internet_20_Link">http://openid.net/specs/openid-connect-core-1_0.html#AuthRequest</text:a>), к которой добавляется свойство authority, которое должно содержать URL провайдера аутентификации. Содержимое данного свойства зависит от используемого провайдера.</text:p>
      <text:p text:style-name="Text_20_body"><text:soft-page-break/>Пример указания провайдеров:</text:p>
      <text:p text:style-name="Text_20_body"><text:a xlink:type="simple" xlink:href="javascript:" text:style-name="Internet_20_link" text:visited-style-name="Visited_20_Internet_20_Link">Копировать в буфер обмена</text:a> </text:p>
      <text:p text:style-name="Preformatted_20_Text">&lt;openidconnect&gt;</text:p>
      <text:p text:style-name="Preformatted_20_Text"><text:s text:c="4"/>&lt;providers&gt;</text:p>
      <text:p text:style-name="Preformatted_20_Text"><text:s text:c="8"/>&lt;![CDATA[[</text:p>
      <text:p text:style-name="Preformatted_20_Text"><text:s text:c="12"/>{</text:p>
      <text:p text:style-name="Preformatted_20_Text"><text:s text:c="16"/>"name": "google",</text:p>
      <text:p text:style-name="Preformatted_20_Text"><text:s text:c="16"/>"title": "Google Discovery",</text:p>
      <text:p text:style-name="Preformatted_20_Text"><text:s text:c="16"/>"discovery": "https://accounts.google.com/.well-known/openid-configuration",</text:p>
      <text:p text:style-name="Preformatted_20_Text"><text:s text:c="16"/>"clientconfig": {</text:p>
      <text:p text:style-name="Preformatted_20_Text"><text:s text:c="20"/>"authority": "https://accounts.google.com/",</text:p>
      <text:p text:style-name="Preformatted_20_Text"><text:s text:c="20"/>"client_id": "&lt;идентификатор клиента&gt;",</text:p>
      <text:p text:style-name="Preformatted_20_Text"><text:s text:c="20"/>"redirect_uri": "https://localhost/openidc/authform.html",</text:p>
      <text:p text:style-name="Preformatted_20_Text"><text:s text:c="20"/>"scope": "openid email",</text:p>
      <text:p text:style-name="Preformatted_20_Text"><text:s text:c="16"/>}</text:p>
      <text:p text:style-name="Preformatted_20_Text"><text:s text:c="12"/>},</text:p>
      <text:p text:style-name="Preformatted_20_Text"><text:s text:c="12"/>{</text:p>
      <text:p text:style-name="Preformatted_20_Text"><text:s text:c="16"/>"name": "microsoft",</text:p>
      <text:p text:style-name="Preformatted_20_Text"><text:s text:c="16"/>"title": "MicoroSoft ",</text:p>
      <text:p text:style-name="Preformatted_20_Text"><text:s text:c="16"/>"image": "'data:image/…",</text:p>
      <text:p text:style-name="Preformatted_20_Text"><text:s text:c="16"/>"discovery": "https://login.microsoftonline.com/.well-known/openid-conf",</text:p>
      <text:p text:style-name="Preformatted_20_Text"><text:s text:c="16"/>"clientconfig": {</text:p>
      <text:p text:style-name="Preformatted_20_Text"><text:s text:c="20"/>"authority": "https://login.microsoftonline.com/&lt;идентификатор клиента&gt;/",</text:p>
      <text:p text:style-name="Preformatted_20_Text"><text:s text:c="20"/>"client_id": "&lt;идентификатор клиента&gt;",</text:p>
      <text:p text:style-name="Preformatted_20_Text"><text:s text:c="20"/>"redirect_uri": "https://localhost/openidc/authform.html",</text:p>
      <text:p text:style-name="Preformatted_20_Text"><text:s text:c="20"/>"scope": "openid email"</text:p>
      <text:p text:style-name="Preformatted_20_Text"><text:s text:c="16"/>}</text:p>
      <text:p text:style-name="Preformatted_20_Text"><text:s text:c="12"/>},</text:p>
      <text:p text:style-name="Preformatted_20_Text"><text:s text:c="12"/>{</text:p>
      <text:p text:style-name="Preformatted_20_Text"><text:s text:c="16"/>"name": "googleII",</text:p>
      <text:p text:style-name="Preformatted_20_Text"><text:s text:c="16"/>"title": "Google Config",</text:p>
      <text:p text:style-name="Preformatted_20_Text"><text:s text:c="16"/>"providerconfig": {</text:p>
      <text:p text:style-name="Preformatted_20_Text"><text:s text:c="20"/>"issuer": "https://accounts.google.com",</text:p>
      <text:p text:style-name="Preformatted_20_Text"><text:s text:c="20"/>"authorization_endpoint": "https://accounts.google.com/o/oauth2/v2/auth",</text:p>
      <text:p text:style-name="Preformatted_20_Text"><text:s text:c="20"/>"token_endpoint": "https://www.googleapis.com/oauth2/v4/token",</text:p>
      <text:p text:style-name="Preformatted_20_Text"><text:s text:c="20"/>"response_types_supported": ["code","token"],</text:p>
      <text:p text:style-name="Preformatted_20_Text"><text:s text:c="20"/>"scopes_supported": ["openid","email","profile"]</text:p>
      <text:p text:style-name="Preformatted_20_Text"><text:s text:c="16"/>},</text:p>
      <text:p text:style-name="Preformatted_20_Text"><text:s text:c="16"/>"clientconfig": {</text:p>
      <text:p text:style-name="Preformatted_20_Text"><text:s text:c="20"/>"authority": "https://accounts.google.com/",</text:p>
      <text:p text:style-name="Preformatted_20_Text"><text:s text:c="20"/>"client_id": "&lt;идентификатор клиента&gt;",</text:p>
      <text:p text:style-name="Preformatted_20_Text"><text:s text:c="20"/>"redirect_uri": "https://localhost/openidc/authform.html",</text:p>
      <text:p text:style-name="Preformatted_20_Text"><text:s text:c="20"/>"scope": "openid email"</text:p>
      <text:p text:style-name="Preformatted_20_Text"><text:s text:c="16"/>}</text:p>
      <text:p text:style-name="Preformatted_20_Text"><text:s text:c="12"/>}</text:p>
      <text:p text:style-name="Preformatted_20_Text"><text:s text:c="8"/>]]]&gt;</text:p>
      <text:p text:style-name="Preformatted_20_Text"><text:s text:c="4"/>&lt;/providers&gt;</text:p>
      <text:p text:style-name="Preformatted_20_Text"><text:s text:c="4"/>&lt;allowStandardAuthentication&gt;true&lt;/allowStandardAuthentication&gt;</text:p>
      <text:p text:style-name="P1">&lt;/openidconnectrp&gt;</text:p>
      <text:h text:style-name="Heading_20_4" text:outline-level="4"><text:bookmark text:name="TI000000848"/><text:bookmark text:name="IssOgl3_3.17.9.3_Элемент_allowStandardAuthentication"/>3.17.9.3. Элемент &lt;allowStandardAuthentication&gt;</text:h>
      <text:p text:style-name="Text_20_body">Элемент указывает возможность применения аутентификации «1С:Предприятия». Если этот элемент установлен в значение false, то на форме аутентификации (при попытке входа в веб-клиент) будет доступна аутентификация только с помощью провайдеров, описанных в файле default.vrd.</text:p>
      <text:p text:style-name="Text_20_body">Элемент может принимать следующие значения:</text:p>
      <text:p text:style-name="Text_20_body">● true ‑ разрешена аутентификация «1С:Предприятие». Значение по умолчанию.</text:p>
      <text:p text:style-name="Text_20_body">● false ‑ аутентификация «1С:Предприятие» запрещена.</text:p>
      <text:h text:style-name="Heading_20_4" text:outline-level="4"><text:bookmark text:name="_ref512602260"/><text:bookmark text:name="TI000000851"/><text:bookmark text:name="IssOgl3_3.17.9.4_Сценарий_работы"/><text:soft-page-break/>3.17.9.4. Сценарий работы</text:h>
      <text:p text:style-name="Text_20_body">Аутентификация с помощью провайдера OpenID Connect доступна только в том случае, если параметры провайдера (-ов) указаны в файле default.vrd. При попытке использовать веб-клиент для доступа к информационной базе, выполняются следующие действия:</text:p>
      <text:p text:style-name="Text_20_body">● Если в командной строке веб-клиента явно указан провайдер, то выполняется переход в соответствии с параметрами, указанными в файле default.vrd для этого провайдера.</text:p>
      <text:p text:style-name="Text_20_body">● В противном случае платформа формирует веб-страницу, на которой размещены все настроенные (в файле default.vrd) провайдеры OpenID Connect. В зависимости от настроек, на этой странице может располагаться кнопка доступа с помощью стандартной аутентификации системы «1С:Предприятие».</text:p>
      <text:p text:style-name="Text_20_body">● После выбора провайдера, пользователь перенаправляется на страницу аутентификации выбранного провайдера. На этой странице пользователь указывает имя пользователя и пароль.</text:p>
      <text:p text:style-name="Text_20_body">● Затем провайдер перенаправляет пользователя на специальную страницу системы «1С:Предприятие», передавая в качестве «параметра» JSON-файл с параметрами доступа.</text:p>
      <text:p text:style-name="Text_20_body">● С помощью параметров доступа, переданных провайдером, платформа получает от провайдера адрес электронной почты пользователя.</text:p>
      <text:p text:style-name="Text_20_body">● Полученный адрес электронной почты выступает ключом для определения пользователя «1С:Предприятия».</text:p>
      <text:p text:style-name="Text_20_body">● После этого аутентификация считается успешно завершенной и приложение продолжает запускаться.</text:p>
      <text:p text:style-name="Text_20_body">После первой успешной аутентификации (для каждого приложения «1С:Предприятия»), провайдер OpenID Connect запрашивает разрешение пользователя на доступ приложения (в которое пытается получить доступ пользователь) к адресу электронной почты пользователя. Вид и поведение данной страницы зависит от провайдера.</text:p>
      <text:p text:style-name="Text_20_body">При неуспешной аутентификации на провайдере, действия провайдера не определены.</text:p>
      <text:h text:style-name="Heading_20_3" text:outline-level="3"><text:bookmark text:name="_ref439267918"/><text:bookmark text:name="TI000000696"/><text:bookmark text:name="IssOgl2_3.17.10_Элемент_exitURL"/>3.17.10. Элемент &lt;exitURL&gt;</text:h>
      <text:p text:style-name="Text_20_body">Позволяет указать, по какому адресу (URL) будет выполнен переход после завершения работы веб-клиент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lt;?xml version="1.0" encoding="UTF-8"?&gt;</text:p>
      <text:p text:style-name="Preformatted_20_Text">&lt;point xmlns="http://v8.1c.ru/8.2/virtual-resource-system"</text:p>
      <text:p text:style-name="Preformatted_20_Text"><text:s text:c="8"/>xmlns:xs="http://www.w3.org/2001/XMLSchema"</text:p>
      <text:p text:style-name="Preformatted_20_Text"><text:s text:c="8"/>xmlns:xsi="http://www.w3.org/2001/XMLSchema-instance"</text:p>
      <text:p text:style-name="Preformatted_20_Text"><text:s text:c="20"/>base="/demo"</text:p>
      <text:p text:style-name="Preformatted_20_Text"><text:s text:c="20"/>ib="Srvr=&amp;quot;tcp://Server&amp;quot;;Ref=&amp;quot;demo&amp;quot;;" enable="false"&gt;</text:p>
      <text:p text:style-name="Preformatted_20_Text"><text:s text:c="4"/>&lt;exitURL&gt;http://www.1c.ru&lt;/exitURL&gt;</text:p>
      <text:p text:style-name="P1">&lt;/point&gt;</text:p>
      <text:h text:style-name="Heading_20_3" text:outline-level="3"><text:bookmark text:name="_ref449710353"/><text:bookmark text:name="TI000000726"/><text:bookmark text:name="IssOgl2_3.17.11_Элемент_standardOData"/>3.17.11. Элемент &lt;standardOData&gt;</text:h>
      <text:p text:style-name="Text_20_body">Элемент управляет доступностью стандартного интерфейса OData для публикуемой информационной базы. Элемент подчинен корневому элементу &lt;point&gt;. Элемент &lt;standardOData&gt; может быть один или ни одного. Если элемент отсутствует в файле default.vrd ‑ стандартный интерфейс OData не доступен для опубликованного прикладного решения.</text:p>
      <text:p text:style-name="Text_20_body">Данный элемент может содержать следующие атрибуты.</text:p>
      <text:p text:style-name="Text_20_body">Атрибут enable</text:p>
      <text:p text:style-name="Text_20_body"><text:soft-page-break/>Атрибут управляет доступностью стандартного интерфейса OData через указанную публикацию. Атрибут может принимать следующие значения:</text:p>
      <text:p text:style-name="Text_20_body">● true ‑ через текущую публикацию возможна работа с данными с помощью стандартного интерфейса OData;</text:p>
      <text:p text:style-name="Text_20_body">● false ‑ через текущую публикацию работа с данными с помощью стандартного интерфейса OData не доступна.</text:p>
      <text:p text:style-name="Text_20_body">Атрибут reuseSessions</text:p>
      <text:p text:style-name="Text_20_body">Режим повторного использования сеансов при использовании стандартного интерфейса OData:</text:p>
      <text:p text:style-name="Text_20_body">● dontuse ‑ сеансы повторно не используются.</text:p>
      <text:p text:style-name="Text_20_body">● use ‑ повторное использование сеансов определяется клиентом и регулируется параметрами HTTP-запроса к Web-сервису;</text:p>
      <text:p text:style-name="Text_20_body">● autouse ‑ автоматическое повторное использование сеансов.</text:p>
      <text:p text:style-name="Text_20_body">Значение по умолчанию: dontuse (повторное использование сеансов запрещено).</text:p>
      <text:p text:style-name="Text_20_body">Атрибут sessionMaxAge</text:p>
      <text:p text:style-name="Text_20_body">Время бездействия сеанса, после которого он завершается принудительно (в секундах).</text:p>
      <text:p text:style-name="Text_20_body">Значение по умолчанию: 20 (время жизни сеанса 20 секунд).</text:p>
      <text:p text:style-name="Text_20_body">Атрибут poolSize</text:p>
      <text:p text:style-name="Text_20_body">Максимальное количество сеансов, которые могут быть созданы при автоматическом управлении сеансами.</text:p>
      <text:p text:style-name="Text_20_body">Атрибут poolTimeout</text:p>
      <text:p text:style-name="Text_20_body">Время ожидания появления свободного сеанса после заполнения пула сеансов (в секундах). Если за это время система не сможет создать новый сеанс, клиент получит сообщение об ошибке.</text:p>
      <text:h text:style-name="Heading_20_2" text:outline-level="2"><text:bookmark text:name="_ref393368361"/><text:bookmark text:name="_ref393368360"/><text:bookmark text:name="TI000000391"/><text:bookmark text:name="IssOgl1_3.18_inetcfg.xml"/>3.18. inetcfg.xml</text:h>
      <text:p text:style-name="Text_20_body">Файл inetcfg.xml позволяет задавать настройки прокси по умолчанию и имеет больший приоритет над настройками прокси по умолчанию в ОС Windows или параметрами, указанными в переменных окружения в ОС Linux и macOS.</text:p>
      <text:p text:style-name="Text_20_body">Файл располагается в каталоге конфигурационных файлов системы «1С:Предприятие», и его наличие не является обязательным.</text:p>
      <text:p text:style-name="Text_20_body">● Для ОС Windows:</text:p>
      <text:p text:style-name="Text_20_body">● При наличии файла ‑ настройки берутся из файла;</text:p>
      <text:p text:style-name="Text_20_body">● При отсутствии файла ‑ настройки берутся из настроек Microsoft Internet Explorer.</text:p>
      <text:p text:style-name="Text_20_body">● Для ОС Linux:</text:p>
      <text:p text:style-name="Text_20_body">● При наличии файла ‑ настройки берутся из файла;</text:p>
      <text:p text:style-name="Text_20_body">● При отсутствии файла ‑ происходит попытка получения настроек из переменных окружения http_proxy, https_proxy, ftp_proxy, ftps_proxy (в соответствии с используемым протоколом). Если эти переменные среды не указаны, производится попытка получить настройки прокси из переменной окружения all_proxy. Если в переменных окружения указаны некорректные параметры ‑ они игнорируются.</text:p>
      <text:p text:style-name="Text_20_body">● Для ОС macOS:</text:p>
      <text:p text:style-name="Text_20_body">● При наличии файла ‑ настройки берутся из файла;</text:p>
      <text:p text:style-name="Text_20_body"><text:soft-page-break/>● При отсутствии файла ‑ происходит попытка получения настроек из переменных окружения http_proxy, https_proxy, ftp_proxy, ftps_proxy (в соответствии с используемым протоколом). Если эти переменные среды не указаны, производится попытка получить настройки прокси из переменной окружения all_proxy. Если в переменных окружения указаны некорректные параметры ‑ они игнорируются.</text:p>
      <text:p text:style-name="Text_20_body">При настройке прокси можно использовать информацию User-Agent из HTTP-запроса:</text:p>
      <text:p text:style-name="Text_20_body">● тонкий клиент ‑ 1CV8C;</text:p>
      <text:p text:style-name="Text_20_body">● Web-сервис ‑ 1C+Enterprise/8.3;</text:p>
      <text:p text:style-name="Text_20_body">● веб-клиент ‑ данный параметр формирует веб-браузер.</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lt;InternetProxy</text:p>
      <text:p text:style-name="Preformatted_20_Text"><text:s text:c="4"/>protocols="http=10.1.0.8:8080 10.1.0.9:8080"</text:p>
      <text:p text:style-name="Preformatted_20_Text"><text:s text:c="4"/>user="proxyUser"</text:p>
      <text:p text:style-name="Preformatted_20_Text"><text:s text:c="4"/>password="proxyPassword"</text:p>
      <text:p text:style-name="Preformatted_20_Text"><text:s text:c="4"/>bypassOnLocal="true"</text:p>
      <text:p text:style-name="Preformatted_20_Text"><text:s text:c="4"/>bypassOnAddresses="127.0.0.1 *.master"</text:p>
      <text:p text:style-name="P1">/&gt;</text:p>
      <text:p text:style-name="Text_20_body">Корневой элемент InternetProxy, задающий настройки прокси по умолчанию, имеет рассмотренную ниже структуру (атрибуты).</text:p>
      <text:p text:style-name="Text_20_body">Атрибут ntlm необязательный</text:p>
      <text:p text:style-name="Text_20_body">Тип: Булево. Признак использования механизма NTLM-аутентификации:</text:p>
      <text:p text:style-name="Text_20_body">● true ‑ NTLM-аутентификация включена;</text:p>
      <text:p text:style-name="Text_20_body">● false ‑ выключена.</text:p>
      <text:p text:style-name="Text_20_body">По умолчанию NTLM-аутентификация включена.</text:p>
      <text:p text:style-name="Text_20_body">Атрибут protocols необязательный</text:p>
      <text:p text:style-name="Text_20_body">Тип: Строка. Задает имя и порт хоста для протоколов. Имеет следующий формат:</text:p>
      <text:p text:style-name="Text_20_body"><text:a xlink:type="simple" xlink:href="javascript:" text:style-name="Internet_20_link" text:visited-style-name="Visited_20_Internet_20_Link">Копировать в буфер обмена</text:a> </text:p>
      <text:p text:style-name="Preformatted_20_Text">ПараметрыПроксиПротокола1ПараметрыПроксиПротокола2</text:p>
      <text:p text:style-name="Preformatted_20_Text">…ПараметрыПроксиПротоколаN</text:p>
      <text:p text:style-name="P1">ПараметрыПроксиПротокола:=[Протокол]"="хост":"порт</text:p>
      <text:p text:style-name="Text_20_body">Список параметров прокси-протоколов разделен пробелами. Каждый параметр состоит из необязательного имени протокола, знака “=”, имени хоста и порта прокси-сервера, разделенных двоеточием. Если имя протокола не указано, то параметры прокси используются для всех протоколов, для которых они явно не указаны. Протоколы могут иметь следующие имена:</text:p>
      <text:p text:style-name="Text_20_body">● HTTP,</text:p>
      <text:p text:style-name="Text_20_body">● HTTPS,</text:p>
      <text:p text:style-name="Text_20_body">● FTP.</text:p>
      <text:p text:style-name="Text_20_body">Регистр является значимым, другие имена протоколов не поддерживаются, например:</text:p>
      <text:p text:style-name="Text_20_body"><text:a xlink:type="simple" xlink:href="javascript:" text:style-name="Internet_20_link" text:visited-style-name="Visited_20_Internet_20_Link">Копировать в буфер обмена</text:a> </text:p>
      <text:p text:style-name="P1">protocols="http=10.1.0.8:8080 10.1.0.9:8080"</text:p>
      <text:p text:style-name="Text_20_body">Где:</text:p>
      <text:p text:style-name="Text_20_body"><text:soft-page-break/>● для протокола HTTP определены параметры прокси: хост ‑ 10.1.0.8, порт ‑ 8080;</text:p>
      <text:p text:style-name="Text_20_body">● для остальных протоколов (HTTPS, FTP): хост ‑ 10.1.0.9, порт ‑ 8080.</text:p>
      <text:p text:style-name="Text_20_body">Атрибут user необязательный</text:p>
      <text:p text:style-name="Text_20_body">Тип: Строка. Имя пользователя для аутентификации на прокси-сервере, например:</text:p>
      <text:p text:style-name="Text_20_body"><text:a xlink:type="simple" xlink:href="javascript:" text:style-name="Internet_20_link" text:visited-style-name="Visited_20_Internet_20_Link">Копировать в буфер обмена</text:a> </text:p>
      <text:p text:style-name="P1">user="proxyUser"</text:p>
      <text:p text:style-name="Text_20_body">Атрибут password необязательный</text:p>
      <text:p text:style-name="Text_20_body">Тип: Строка. Пароль пользователя для аутентификации на прокси-сервере. Пример:</text:p>
      <text:p text:style-name="Text_20_body"><text:a xlink:type="simple" xlink:href="javascript:" text:style-name="Internet_20_link" text:visited-style-name="Visited_20_Internet_20_Link">Копировать в буфер обмена</text:a> </text:p>
      <text:p text:style-name="P1">password="proxyPassword"</text:p>
      <text:p text:style-name="Text_20_body">Атрибут bypassOnLocal необязательный</text:p>
      <text:p text:style-name="Text_20_body">Тип: Булево. Признак того, использовать ли прокси-сервер для локальных адресов:</text:p>
      <text:p text:style-name="Text_20_body">● true ‑ не использовать;</text:p>
      <text:p text:style-name="Text_20_body">● false ‑ использовать.</text:p>
      <text:p text:style-name="Text_20_body">Локальность адреса определяется по наличию точки в DNS имени адреса (т. е. все IP-адреса не являются локальными). Поэтому может получиться так, что фактически локальный адрес не распознается как локальный.</text:p>
      <text:p text:style-name="Text_20_body">Например, &lt;пользовать&gt;.&lt;домен&gt; является в Windows XP локальным адресом, но не распознается как локальный. Для того чтобы запретить использовать прокси для адресов, которые воспринимаются как локальные, используется следующий параметр:</text:p>
      <text:p text:style-name="Text_20_body"><text:a xlink:type="simple" xlink:href="javascript:" text:style-name="Internet_20_link" text:visited-style-name="Visited_20_Internet_20_Link">Копировать в буфер обмена</text:a> </text:p>
      <text:p text:style-name="P1">bypassOnLocal="true"</text:p>
      <text:p text:style-name="Text_20_body">Для всех остальных адресов нужно использовать параметр bypassOnAddresses.</text:p>
      <text:p text:style-name="Text_20_body">Атрибут bypassOnAddresses необязательный</text:p>
      <text:p text:style-name="Text_20_body">Тип: Строка. Список адресов, для которых прокси не используется. Имеет следующий формат:</text:p>
      <text:p text:style-name="Text_20_body"><text:a xlink:type="simple" xlink:href="javascript:" text:style-name="Internet_20_link" text:visited-style-name="Visited_20_Internet_20_Link">Копировать в буфер обмена</text:a> </text:p>
      <text:p text:style-name="P1">хост1 хост2 … хостN</text:p>
      <text:p text:style-name="Text_20_body">Имена хостов разделяются пробелами. Имя хоста может содержать специальные символы маски: * ‑ любое количество символов, ? ‑ любой символ. Например, чтобы блокировать прокси для всех хостов домена, нужно использовать: *.&lt;имя домена&gt;, например:</text:p>
      <text:p text:style-name="Text_20_body"><text:a xlink:type="simple" xlink:href="javascript:" text:style-name="Internet_20_link" text:visited-style-name="Visited_20_Internet_20_Link">Копировать в буфер обмена</text:a> </text:p>
      <text:p text:style-name="P1">bypassOnAddresses="127.0.0.1 *.master"</text:p>
      <text:p text:style-name="Text_20_body">В примере для адреса 127.0.0.1 (localhost) и для всех адресов домена master прокси не используется.</text:p>
      <text:h text:style-name="Heading_20_2" text:outline-level="2"><text:bookmark text:name="_ref337465216"/><text:bookmark text:name="_ref337465215"/><text:bookmark text:name="_ref310420061"/><text:bookmark text:name="_ref310420060"/><text:bookmark text:name="_ref300072863"/><text:bookmark text:name="_ref213034595"/><text:bookmark text:name="_ref213034593"/><text:bookmark text:name="_ref212989158"/><text:bookmark text:name="_ref211745476"/><text:bookmark text:name="_ref211745469"/><text:bookmark text:name="_ref211745462"/><text:bookmark text:name="_ref211745461"/><text:bookmark text:name="_ref211745451"/><text:bookmark text:name="_ref338780659"/><text:bookmark text:name="_ref440889511"/><text:bookmark text:name="TI000000392"/><text:bookmark text:name="IssOgl1_3.19_location.cfg"/>3.19. location.cfg</text:h>
      <text:p text:style-name="Text_20_body">Файл location.cfg служит для указания каталога, который хранит файлы настроек пользователя и расположения файла программной лицензии. Для указания расположения каталога служит параметр location.</text:p>
      <text:p text:style-name="Text_20_body"><text:soft-page-break/>location</text:p>
      <text:p text:style-name="Text_20_body">Путь к каталогу.</text:p>
      <text:p text:style-name="Text_20_body">Например:</text:p>
      <text:p text:style-name="Text_20_body"><text:a xlink:type="simple" xlink:href="javascript:" text:style-name="Internet_20_link" text:visited-style-name="Visited_20_Internet_20_Link">Копировать в буфер обмена</text:a> </text:p>
      <text:p text:style-name="P1">location=C:\Users\UserName\AppData\Roaming\1C\1cv82</text:p>
      <text:h text:style-name="Heading_20_2" text:outline-level="2"><text:bookmark text:name="TI000000393"/><text:bookmark text:name="IssOgl1_3.20_logcfg.xml"/>3.20. logcfg.xml</text:h>
      <text:h text:style-name="Heading_20_3" text:outline-level="3"><text:bookmark text:name="TI000000709"/><text:bookmark text:name="IssOgl2_3.20.1_Общее_описание"/>3.20.1. Общее описание</text:h>
      <text:p text:style-name="Text_20_body">Файл logcfg.xml служит для настройки параметров технологического журнала и механизма генерации дампов памяти при аварийном завершении работы системы «1С:Предприятие».</text:p>
      <text:p text:style-name="Text_20_body">Файл располагается в каталоге конфигурационных файлов системы «1С:Предприятие», и его наличие не является обязательным.</text:p>
      <text:p text:style-name="Text_20_body">Если файл не найден, то технологический журнал имеет следующие настройки по умолчанию:</text:p>
      <text:p text:style-name="Text_20_body">● Технологический журнал выключен.</text:p>
      <text:p text:style-name="Text_20_body">● Дампы сохраняются в каталог %USERPROFILE%\Local Settings\Application Data\1C\1cv8\dumps (%LOCALAPPDATA%\1C\1cv8\dumps для ОС Windows Vista и выше).</text:p>
      <text:p text:style-name="Text_20_body">● Сохраняются минимальные дампы при аварийном завершении работы системы.</text:p>
      <text:p text:style-name="Text_20_body">● Технологический журнал по умолчанию включен.</text:p>
      <text:p text:style-name="Text_20_body">● Технологический журнал по умолчанию сохраняется в каталог %USERPROFILE%\Local Settings\1C\1cv8\logs (%LOCALAPPDATA%\1C\1cv8\logs для ОС Windows Vista и выше). Информация удаляется из технологического журнала по умолчанию через 24 часа.</text:p>
      <text:p text:style-name="Text_20_body">● Уровень формирования событий технологического журнала по умолчанию установлен в Error.</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lt;config xmlns="http://v8.1c.ru/v8/tech-log"&gt;</text:p>
      <text:p text:style-name="Preformatted_20_Text"><text:s text:c="4"/>&lt;log location="c:\v8\logs" history="1"&gt;</text:p>
      <text:p text:style-name="Preformatted_20_Text"><text:s text:c="8"/>&lt;event&gt;</text:p>
      <text:p text:style-name="Preformatted_20_Text"><text:s text:c="12"/>&lt;eq property="name" value="conn"/&gt;</text:p>
      <text:p text:style-name="Preformatted_20_Text"><text:s text:c="8"/>&lt;/event&gt;</text:p>
      <text:p text:style-name="Preformatted_20_Text"><text:s text:c="4"/>&lt;/log&gt;</text:p>
      <text:p text:style-name="Preformatted_20_Text"><text:s text:c="4"/>&lt;dump location="c:\v8\dumps" create="1" type="2"/&gt;</text:p>
      <text:p text:style-name="P1">&lt;/config&gt;</text:p>
      <text:p text:style-name="Text_20_body">Данный конфигурационный файл указывает на следующее:</text:p>
      <text:p text:style-name="Text_20_body">● в технологическом журнале регистрируются все события установки и разрыва клиентского соединения с сервером;</text:p>
      <text:p text:style-name="Text_20_body">● файлы технологического журнала располагаются в каталоге C:\v8\logs;</text:p>
      <text:p text:style-name="Text_20_body">● файлы технологического журнала хранятся в течение одного часа;</text:p>
      <text:p text:style-name="Text_20_body">● файлы дампа помещаются в каталог C:\v8\dumps;</text:p>
      <text:p text:style-name="Text_20_body">● файлы дампа содержат всю доступную информацию (содержимое всей памяти процесса).</text:p>
      <text:p text:style-name="Text_20_body"><text:soft-page-break/>Совет. Для редактирования файла конфигурации технологического журнала удобно использовать специальный инструмент, расположенный на диске ИТС: Технологическая поддержка ‑ 1С:Предприятие 8 ‑ Универсальные отчеты и обработки ‑ Настройка технологического журнала (<text:a xlink:type="simple" xlink:href="https://its.1c.ru/db/metod8dev/content/3474/hdoc" office:target-frame-name="_top" xlink:show="replace" text:style-name="Internet_20_link" text:visited-style-name="Visited_20_Internet_20_Link">http://its.1c.ru/db/metod8dev/content/3474/hdoc</text:a>).</text:p>
      <text:h text:style-name="Heading_20_3" text:outline-level="3"><text:bookmark text:name="TI000000394"/><text:bookmark text:name="IssOgl2_3.20.2_Структура_конфигурационного_файла"/>3.20.2. Структура конфигурационного файла</text:h>
      <text:h text:style-name="Heading_20_4" text:outline-level="4"><text:bookmark text:name="_ref473109251"/><text:bookmark text:name="TI000000558"/><text:bookmark text:name="IssOgl3_3.20.2.1_Общее_описание"/>3.20.2.1. Общее описание</text:h>
      <text:p text:style-name="Text_20_body">Корневым элементом конфигурационного файла является элемент &lt;config&gt;, который определяет настройки технологического журнала. Он может содержать несколько элементов &lt;log&gt;, один элемент &lt;dump&gt;, один элемент &lt;leaks&gt;, один элемент &lt;plansql&gt;, один элемент &lt;defaultlog&gt;, один или несколько элементов &lt;system&gt;:</text:p>
      <text:p text:style-name="Text_20_body"><text:a xlink:type="simple" xlink:href="javascript:" text:style-name="Internet_20_link" text:visited-style-name="Visited_20_Internet_20_Link">Копировать в буфер обмена</text:a> </text:p>
      <text:p text:style-name="Preformatted_20_Text">&lt;config…&gt;</text:p>
      <text:p text:style-name="Preformatted_20_Text"><text:s text:c="4"/>&lt;log…&gt;…&lt;/log&gt;</text:p>
      <text:p text:style-name="Preformatted_20_Text"><text:s text:c="4"/>&lt;log…&gt;…&lt;/log&gt;</text:p>
      <text:p text:style-name="Preformatted_20_Text"><text:s text:c="4"/>&lt;log…&gt;…&lt;/log&gt;</text:p>
      <text:p text:style-name="Preformatted_20_Text"><text:s text:c="4"/>&lt;dump … /&gt;</text:p>
      <text:p text:style-name="Preformatted_20_Text"><text:s text:c="4"/>&lt;leaks&gt;…&lt;/leaks&gt;</text:p>
      <text:p text:style-name="Preformatted_20_Text"><text:s text:c="4"/>&lt;mem/&gt;</text:p>
      <text:p text:style-name="Preformatted_20_Text"><text:s text:c="4"/>&lt;plansql/&gt;</text:p>
      <text:p text:style-name="Preformatted_20_Text"><text:s text:c="4"/>&lt;dbmslocks/&gt;</text:p>
      <text:p text:style-name="Preformatted_20_Text"><text:s text:c="4"/>&lt;ftextupd …/&gt;</text:p>
      <text:p text:style-name="Preformatted_20_Text"><text:s text:c="4"/>&lt;query …/&gt;</text:p>
      <text:p text:style-name="Preformatted_20_Text"><text:s text:c="4"/>&lt;inputbystring …/&gt;</text:p>
      <text:p text:style-name="Preformatted_20_Text"><text:s text:c="4"/>&lt;scriptcircrefs/&gt;</text:p>
      <text:p text:style-name="Preformatted_20_Text"><text:s text:c="4"/>&lt;system … /&gt;</text:p>
      <text:p text:style-name="Preformatted_20_Text"><text:s text:c="4"/>&lt;system … /&gt;</text:p>
      <text:p text:style-name="Preformatted_20_Text"><text:s text:c="4"/>&lt;system … /&gt;</text:p>
      <text:p text:style-name="Preformatted_20_Text"><text:s text:c="4"/>&lt;defaultlog … /&gt;</text:p>
      <text:p text:style-name="P1">&lt;/config&gt;</text:p>
      <text:p text:style-name="Text_20_body">Эти элементы отвечают за следующее:</text:p>
      <text:p text:style-name="Text_20_body">● Элемент &lt;log&gt; определяет каталог технологического журнала и его состав (см. <text:a xlink:type="simple" xlink:href="https://its.1c.ru/db/content/v8313doc/src/руководство%20администратора/приложение%203.%20описание%20и%20расположение%20служебных%20файлов.htm?_=1542379434#_ref300244308" text:style-name="Internet_20_link" text:visited-style-name="Visited_20_Internet_20_Link">здесь</text:a>).</text:p>
      <text:p text:style-name="Text_20_body">● Элемент &lt;dump&gt; определяет каталог для записи дампов аварийного завершения (см. <text:a xlink:type="simple" xlink:href="https://its.1c.ru/db/content/v8313doc/src/руководство%20администратора/приложение%203.%20описание%20и%20расположение%20служебных%20файлов.htm?_=1542379434#_ref300244318" text:style-name="Internet_20_link" text:visited-style-name="Visited_20_Internet_20_Link">здесь</text:a>).</text:p>
      <text:p text:style-name="Text_20_body">● Элемент &lt;leaks&gt; устанавливает отслеживание утечек памяти (см. <text:a xlink:type="simple" xlink:href="https://its.1c.ru/db/content/v8313doc/src/руководство%20администратора/приложение%203.%20описание%20и%20расположение%20служебных%20файлов.htm?_=1542379434#_ref300244328" text:style-name="Internet_20_link" text:visited-style-name="Visited_20_Internet_20_Link">здесь</text:a>), которые могут быть вызваны ошибками в коде конфигурации. Отслеживание утечек памяти несколько снижает производительность.</text:p>
      <text:p text:style-name="Text_20_body">● Элемент &lt;mem&gt; предназначен для учета используемой памяти (см. <text:a xlink:type="simple" xlink:href="https://its.1c.ru/db/content/v8313doc/src/руководство%20администратора/приложение%203.%20описание%20и%20расположение%20служебных%20файлов.htm?_=1542379434#_ref300244340" text:style-name="Internet_20_link" text:visited-style-name="Visited_20_Internet_20_Link">здесь</text:a>).</text:p>
      <text:p text:style-name="Text_20_body">● Элемент &lt;plansql&gt; предназначен для управления сбором планов запроса, формируемых при работе различных СУБД (см. <text:a xlink:type="simple" xlink:href="https://its.1c.ru/db/content/v8313doc/src/руководство%20администратора/приложение%203.%20описание%20и%20расположение%20служебных%20файлов.htm?_=1542379434#_ref300244350" text:style-name="Internet_20_link" text:visited-style-name="Visited_20_Internet_20_Link">здесь</text:a>). Собственно планы запросов содержатся в свойстве &lt;planSQLText&gt; событий, связанных с СУБД.</text:p>
      <text:p text:style-name="Text_20_body">● Элемент &lt;dbmslocks&gt; предназначен для управления сбором информации о блокировках СУБД (см. <text:a xlink:type="simple" xlink:href="https://its.1c.ru/db/content/v8313doc/src/руководство%20администратора/приложение%203.%20описание%20и%20расположение%20служебных%20файлов.htm?_=1542379434#_ref435792386" text:style-name="Internet_20_link" text:visited-style-name="Visited_20_Internet_20_Link">здесь</text:a>).</text:p>
      <text:p text:style-name="Text_20_body">● Элемент &lt;ftextupd&gt; предназначен для управления сбором информации о процессах обновления индекса полнотекстового поиска (см. <text:a xlink:type="simple" xlink:href="https://its.1c.ru/db/content/v8313doc/src/руководство%20администратора/приложение%203.%20описание%20и%20расположение%20служебных%20файлов.htm?_=1542379434#_ref398638418" text:style-name="Internet_20_link" text:visited-style-name="Visited_20_Internet_20_Link">здесь</text:a>).</text:p>
      <text:p text:style-name="Text_20_body">● Элемент &lt;query&gt; управляет помещением в технологический журнал информации о полях, содержащих NULL при исполнении запроса к внешнему источнику данных, но для которых такое значение не допускается (см. <text:a xlink:type="simple" xlink:href="https://its.1c.ru/db/content/v8313doc/src/руководство%20администратора/приложение%203.%20описание%20и%20расположение%20служебных%20файлов.htm?_=1542379434#_ref474408234" text:style-name="Internet_20_link" text:visited-style-name="Visited_20_Internet_20_Link">здесь</text:a>).</text:p>
      <text:p text:style-name="Text_20_body">● Элемент &lt;inputbystring&gt; предназначен для управления сбором информации об использовании механизма ввода по строке.</text:p>
      <text:p text:style-name="Text_20_body">● Элемент &lt;scriptcircrefs&gt; управляет работой механизма отслеживания информации о циклических ссылках во время выполнения встроенного языка (см. <text:a xlink:type="simple" xlink:href="https://its.1c.ru/db/content/v8313doc/src/руководство%20администратора/приложение%203.%20описание%20и%20расположение%20служебных%20файлов.htm?_=1542379434#_ref471746488" text:style-name="Internet_20_link" text:visited-style-name="Visited_20_Internet_20_Link">здесь</text:a>).</text:p>
      <text:p text:style-name="Text_20_body"><text:soft-page-break/>● Элемент &lt;defaultlog&gt; определяет каталог и время жизни технологического журнала по умолчанию (см. <text:a xlink:type="simple" xlink:href="https://its.1c.ru/db/content/v8313doc/src/руководство%20администратора/приложение%203.%20описание%20и%20расположение%20служебных%20файлов.htm?_=1542379434#_ref300244360" text:style-name="Internet_20_link" text:visited-style-name="Visited_20_Internet_20_Link">здесь</text:a>).</text:p>
      <text:p text:style-name="Text_20_body">● Элемент &lt;system&gt; определяет настройки формирования системных событий (см. <text:a xlink:type="simple" xlink:href="https://its.1c.ru/db/content/v8313doc/src/руководство%20администратора/приложение%203.%20описание%20и%20расположение%20служебных%20файлов.htm?_=1542379434#_ref300049981" text:style-name="Internet_20_link" text:visited-style-name="Visited_20_Internet_20_Link">здесь</text:a>).</text:p>
      <text:p text:style-name="Text_20_body">Элементы можно разделить на несколько групп:</text:p>
      <text:p text:style-name="Text_20_body">3. Элементы, которые управляют формированием того или иного события. К таким элементам относятся &lt;dump&gt;, &lt;leaks&gt;, &lt;mem&gt;, &lt;plansql&gt;, &lt;ftextupd&gt;, &lt;system&gt;, &lt;query&gt;, &lt;scriptcircrefs&gt;, &lt;inputbystring&gt;. При этом, если в файле настройки технологического журнала не указан нужный элемент, то соответствующее событие не формируется системой. Другими словами, если, например, учет используемой памяти не включен элементом &lt;mem&gt;, то наличие отбора по событию MEM никак не повлияет на наполнение технологического журнала, т. к. событие просто не формируется.</text:p>
      <text:p text:style-name="Text_20_body">4. Элементы, которые задают отбор для уже сформированных данных технологического журнала. К таким элементам относятся &lt;event&gt; и &lt;property&gt;. С помощью этих элементов можно «обрабатывать» те события, которые сформированы системой. С помощью этих элементов можно только уменьшить количество данных, записываемых в файлы технологического журнала.</text:p>
      <text:p text:style-name="Text_20_body">5. Элементы, которые управляют расположением файлов с данными (технологический журнал и дампы). К таким элементам можно отнести &lt;log&gt;, &lt;defaultlog&gt;, &lt;dump&gt;.<text:bookmark text:name="_ref300244308"/></text:p>
      <text:h text:style-name="Heading_20_4" text:outline-level="4"><text:bookmark text:name="_ref441234073"/><text:bookmark text:name="TI000000395"/><text:bookmark text:name="IssOgl3_3.20.2.2_Элемент_log"/>3.20.2.2. Элемент &lt;log&gt;</text:h>
      <text:p text:style-name="Text_20_body">Элемент &lt;log&gt; определяет каталог технологического журнала и условия отбора, по которым в технологический журнал помещаются ранее сформированные события.</text:p>
      <text:p text:style-name="Text_20_body">Внимание! Не рекомендуется настраивать большое количество (более 20) технологических журналов (элементов &lt;log&gt;) в файле logcfg.xml. Большое количество настроенных журналов может привести к существенному замедлению работы системы.</text:p>
      <text:p text:style-name="Text_20_body">Атрибуты элемента:</text:p>
      <text:p text:style-name="Text_20_body">Атрибут location</text:p>
      <text:p text:style-name="Text_20_body">Имя каталога, в котором будет размещаться технологический журнал.</text:p>
      <text:p text:style-name="Text_20_body">внимание! Необходимо иметь в виду, что каталог технологического журнала не предназначен для хранения в нем файлов, которые не относятся к технологическому журналу. Поэтому не следует размещать в нем дампы или использовать каталог, который может содержать файлы, не относящиеся к технологическому журналу «1С:Предприятия». Если в каталоге, который указан в качестве каталога технологического журнала, имеются посторонние файлы, то указание каталога считается неверным, и технологический журнал не создается.<text:line-break/><text:line-break/>Примечание. В элементах &lt;log&gt;, &lt;dump&gt; и &lt;defaultlog&gt; следует указывать разные каталоги в атрибутах location.</text:p>
      <text:p text:style-name="Text_20_body">Атрибут history </text:p>
      <text:p text:style-name="Text_20_body">Количество часов, через которое информация будет удаляться из технологического журнала.</text:p>
      <text:p text:style-name="Text_20_body">В элемент &lt;log&gt; могут быть вложены элементы &lt;event&gt; и &lt;property&gt;, состав которых определяет условие записи в журнал каждого события и условия записи каждого свойства события.</text:p>
      <text:p text:style-name="Text_20_body">Если этот элемент не содержит ни одного элемента &lt;event&gt;, то никакие события в журнал записываться не будут.</text:p>
      <text:h text:style-name="Heading_20_4" text:outline-level="4"><text:bookmark text:name="_ref325455749"/><text:bookmark text:name="_ref398631196"/><text:bookmark text:name="TI000000396"/><text:bookmark text:name="IssOgl3_3.20.2.3_Элемент_event"/><text:soft-page-break/>3.20.2.3. Элемент &lt;event&gt;</text:h>
      <text:p text:style-name="Text_20_body">Последовательность элементов &lt;event&gt; определяет условие, при выполнении которого событие будет помещено в журнал. В журнал помещаются только такие события, которые удовлетворяют условию. Иначе говоря, если условие, определяемое последовательностью элементов &lt;event&gt;, принимает значение Истина, то событие будет записано в журнал. Событие включается в журнал, если оно удовлетворяет всем условиям внутри хотя бы одного из элементов &lt;event&gt;. То есть условия внутри &lt;event&gt; объединяются «по И», а элементы &lt;event&gt; объединяются «по ИЛИ».</text:p>
      <text:p text:style-name="Text_20_body">Условия задаются элементами:</text:p>
      <text:p text:style-name="Text_20_body">● eq ‑ равно;</text:p>
      <text:p text:style-name="Text_20_body">● ne ‑ не равно;</text:p>
      <text:p text:style-name="Text_20_body">● gt ‑ больше;</text:p>
      <text:p text:style-name="Text_20_body">● ge ‑ больше или равно;</text:p>
      <text:p text:style-name="Text_20_body">● lt ‑ меньше;</text:p>
      <text:p text:style-name="Text_20_body">● le ‑ меньше или равно;</text:p>
      <text:p text:style-name="Text_20_body">● like ‑ соответствие маске.</text:p>
      <text:p text:style-name="Text_20_body">Каждый из этих элементов, кроме элемента like, определяет простое сравнение значения параметра события (имя которого задается атрибутом property) со значением атрибута value.</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lt;event&gt;</text:p>
      <text:p text:style-name="Preformatted_20_Text"><text:s text:c="4"/>&lt;eq property="name" value="proc"/&gt;</text:p>
      <text:p text:style-name="P1">&lt;/event&gt;</text:p>
      <text:p text:style-name="Text_20_body">В данном случае в технологическом журнале будут регистрироваться события, относящиеся к группе с именем PROC.</text:p>
      <text:p text:style-name="Text_20_body">Доступны следующие имена групп событий:</text:p>
      <text:p text:style-name="Text_20_body">● ADMIN ‑ управляющие воздействия администратора кластера серверов системы «1С:Предприятие».</text:p>
      <text:p text:style-name="Text_20_body">● ATTN ‑ записи подсистемы мониторинга состояния кластера «1С:Предприятия».</text:p>
      <text:p text:style-name="Text_20_body">● CALL ‑ входящий удаленный вызов (удаленный вызов на стороне приемника вызова).</text:p>
      <text:p text:style-name="Text_20_body">● CONN ‑ установка или разрыв клиентского соединения с сервером.</text:p>
      <text:p text:style-name="Text_20_body">● CONFLOADFROMFILES ‑ выполнение операций загрузки конфигурации из файлов;</text:p>
      <text:p text:style-name="Text_20_body">● CLSTR ‑ выполнение операций, изменяющих работу кластера серверов.</text:p>
      <text:p text:style-name="Text_20_body">● DB2 ‑ исполнение операторов SQL СУБД DB2.</text:p>
      <text:p text:style-name="Text_20_body">● DBMSSQL ‑ исполнение операторов SQL СУБД Microsoft SQL Server.</text:p>
      <text:p text:style-name="Text_20_body">● DBMSSQLCONN ‑ событие формируется при первом соединении сервера «1С:Предприятие» с СУБД Microsoft SQL Server в тот момент, когда происходит выбор провайдера для работы с базой данных.</text:p>
      <text:p text:style-name="Text_20_body">● DBPOSTGRS ‑ исполнение операторов SQL СУБД PostgreSQL.</text:p>
      <text:p text:style-name="Text_20_body">● DBORACLE ‑ исполнение операторов SQL СУБД Oracle Database.</text:p>
      <text:p text:style-name="Text_20_body">● DBV8DBENG ‑ исполнение операторов SQL файловой СУБД.</text:p>
      <text:p text:style-name="Text_20_body"><text:soft-page-break/>● DHIST ‑ выполнение обновления истории данных.</text:p>
      <text:p text:style-name="Text_20_body">● EDS ‑ работа с внешними источниками данных.</text:p>
      <text:p text:style-name="Text_20_body">● EXCP ‑ исключительные ситуации приложений системы «1С:Предприятие», которые штатно не обрабатываются и могут послужить причиной аварийного завершения серверного процесса или подсоединенного к нему клиентского процесса.</text:p>
      <text:p text:style-name="Text_20_body">● EXCPCNTX ‑ события, которые начались, но не закончились в момент возникновения нештатной ситуации.</text:p>
      <text:p text:style-name="Text_20_body">● InputByString ‑ возникает при обработке платформой ввода по строке.</text:p>
      <text:p text:style-name="Text_20_body">● FTEXTCheck ‑ возникает при проверке файлов индекса полнотекстового поиска.</text:p>
      <text:p text:style-name="Text_20_body">● FTEXTUpd ‑ возникает во время обновления файлов индекса полнотекстового поиска.</text:p>
      <text:p text:style-name="Text_20_body">● HASP ‑ событие описывает одно обращение к аппаратному ключу защиты.</text:p>
      <text:p text:style-name="Text_20_body">● LEAKS ‑ события, связанные с утечкой памяти, которые могут быть вызваны ошибками в коде конфигурации.</text:p>
      <text:p text:style-name="Text_20_body">● LIC ‑ события, связанные с получением и освобождением лицензий (как программных, так и ключей HASP), получением лицензий на базовые версии, регулярным мониторингом соответствия реального оборудования и списка оборудования, зафиксированного в лицензии.</text:p>
      <text:p text:style-name="Text_20_body">● MAILPARSEERR ‑ событие, формируемое в том случае, если во время разбора почтового сообщения возникла ошибка.</text:p>
      <text:p text:style-name="Text_20_body">● MEM ‑ события, связанные с увеличением объема памяти, занятой серверными процессами (ragent, rmngr, rphost).</text:p>
      <text:p text:style-name="Text_20_body">● PROC ‑ события, относящиеся к процессу целиком и влияющие на дальнейшую работоспособность процесса. Например: старт, завершение, аварийное завершение и т. п.</text:p>
      <text:p text:style-name="Text_20_body">● QERR ‑ события, связанные с обнаружением ошибок компиляции запроса или ограничения на уровне записей и полей базы данных.</text:p>
      <text:p text:style-name="Text_20_body">● SCALL ‑ исходящий удаленный вызов (исходящий вызов на стороне источника вызова).</text:p>
      <text:p text:style-name="Text_20_body">● SCOM ‑ события создания или удаления серверного контекста, обычно связанного с информационной базой.</text:p>
      <text:p text:style-name="Text_20_body">● SDBL ‑ события, связанные с исполнением запросов к модели базы данных системы «1С:Предприятие».</text:p>
      <text:p text:style-name="Text_20_body">● SESN ‑ действия, относящиеся к сеансу работы. Например: начало сеанса, окончание сеанса и т. д.</text:p>
      <text:p text:style-name="Text_20_body">● SRVC ‑ события, связанные с запуском, остановкой и оповещениями сервисов кластера серверов.</text:p>
      <text:p text:style-name="Text_20_body">● SYSTEM ‑ системные события механизмов платформы, предназначенные для анализа специалистами фирмы «1С». Настройка событий данного типа должна производиться на основе явных указаний со стороны службы технической поддержки и только на время воспроизведения какой-либо расследуемой проблемы. В противном случае, подобная настройка может привести к существенному увеличению объемов файлов журнала и замедлению работы приложения.</text:p>
      <text:p text:style-name="Text_20_body">● TDEADLOCK ‑ обнаружена взаимоблокировка в управляемом режиме.</text:p>
      <text:p text:style-name="Text_20_body">● TTIMEOUT ‑ превышение максимального времени ожидания транзакционной блокировки.</text:p>
      <text:p text:style-name="Text_20_body">● TLOCK ‑ управление транзакционными блокировками в управляемом режиме.</text:p>
      <text:p text:style-name="Text_20_body">● VRSCACHE ‑ работа кеша серверных вызовов.</text:p>
      <text:p text:style-name="Text_20_body">● VRSREQUEST ‑ запрос к серверу за некоторым ресурсом.</text:p>
      <text:p text:style-name="Text_20_body"><text:soft-page-break/>● VRSRESPONSE ‑ ответ сервера.</text:p>
      <text:p text:style-name="Text_20_body">● WINCERT ‑ ошибки, связанные с проверкой сертификата средствами ОС Windows. Такие события могут помочь специалистам в расследовании причин некорректной проверки сертификатов.</text:p>
      <text:p text:style-name="Text_20_body">Также следует заметить, что события из групп PROC, SCOM, EXCP, CONN и ADMIN возникают относительно редко и содержат небольшое количество информации, в то время как регистрация событий из групп SDBL, DB2, DBMSSQL, DBPOSTGRS, DBORACLE может приводить к значительному росту объема технологического журнала.</text:p>
      <text:p text:style-name="Text_20_body">Элемент like определяет, соответствует ли свойство события технологического журнала некоторой маске. Маска представляет собой последовательность символов, некоторые из которых означают сами себя, а некоторые являются шаблонами и служат для описания группы символов.</text:p>
      <text:p text:style-name="Text_20_body">Например, элемент &lt;like property="SDBL" value="%reference%"/&gt; означает проверку значения свойства SDBL события технологического журнала на соответствие маске %reference%.</text:p>
      <text:p text:style-name="Text_20_body">К шаблонам относятся:</text:p>
      <text:p text:style-name="Text_20_body">● % ‑ 0 или более произвольных символов.</text:p>
      <text:p text:style-name="Text_20_body">● _ ‑ 1 произвольный символ.</text:p>
      <text:p text:style-name="Text_20_body">● [...] ‑ один из перечисленных символов, причем [...] может содержать произвольные символы, а также диапазоны вида с-С, где с ‑ начальный символ диапазона, С ‑ конечный символ диапазона.</text:p>
      <text:p text:style-name="Text_20_body">● [^...] ‑ один любой символ, кроме перечисленных в скобках [].</text:p>
      <text:p text:style-name="Text_20_body">● \ ‑ префиксный символ. Игнорируется и означает, что следующий за ним символ ‑ это просто символ, означающий сам себя (а не шаблон).</text:p>
      <text:p text:style-name="Text_20_body">● Все другие символы ‑ это простые символы, которые означают сами себя. При сравнении простых символов регистры букв не различаются.</text:p>
      <text:p text:style-name="Text_20_body">Примеры шаблонов:</text:p>
      <text:p text:style-name="Text_20_body">● шаблон ‑ строка с конкретным текстом. В этом случае сравнение like не отличается от сравнения eq. Регистры букв не различаются.</text:p>
      <text:p text:style-name="Text_20_body">● %reference% ‑ строка, содержащая контекст reference в произвольном месте. Регистры букв не различаются.</text:p>
      <text:p text:style-name="Text_20_body">● reference% ‑ строка, содержащая контекст reference в начале. Регистры букв не различаются.</text:p>
      <text:p text:style-name="Text_20_body">● %reference ‑ строка, содержащая контекст reference в конце. Регистры букв не различаются.</text:p>
      <text:p text:style-name="Text_20_body">● %[a-z] ‑ строка с маленькой английской буквой от a до z в конце.</text:p>
      <text:p text:style-name="Text_20_body">● %[^a-z]% ‑ строка, содержащая хотя бы один символ, отличающийся от маленькой английской буквы.</text:p>
      <text:p text:style-name="Text_20_body">Замечание. Фильтрация событий по шаблонам медленнее, чем при использовании других элементов сравнения. Использование сложной фильтрации событий и свойств технологического журнала может несколько замедлить работу системы «1С:Предприятие».</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lt;log location="c:\logs" history="1"&gt;</text:p>
      <text:p text:style-name="Preformatted_20_Text"><text:s text:c="4"/>&lt;event&gt;</text:p>
      <text:p text:style-name="Preformatted_20_Text"><text:s text:c="8"/>&lt;eq property="name" value="proc"/&gt;</text:p>
      <text:p text:style-name="Preformatted_20_Text"><text:s text:c="4"/>&lt;/event&gt;</text:p>
      <text:p text:style-name="Preformatted_20_Text"><text:s text:c="4"/>&lt;event&gt;</text:p>
      <text:p text:style-name="Preformatted_20_Text"><text:s text:c="8"/>&lt;eq property="name" value="scom"/&gt;</text:p>
      <text:p text:style-name="Preformatted_20_Text"><text:s text:c="4"/>&lt;/event&gt;</text:p>
      <text:p text:style-name="Preformatted_20_Text"><text:soft-page-break/><text:s text:c="4"/>&lt;event&gt;</text:p>
      <text:p text:style-name="Preformatted_20_Text"><text:s text:c="8"/>&lt;eq property="name" value="conn"/&gt;</text:p>
      <text:p text:style-name="Preformatted_20_Text"><text:s text:c="4"/>&lt;/event&gt;</text:p>
      <text:p text:style-name="Preformatted_20_Text"><text:s text:c="4"/>&lt;event&gt;</text:p>
      <text:p text:style-name="Preformatted_20_Text"><text:s text:c="8"/>&lt;eq property="name" value="excp"/&gt;</text:p>
      <text:p text:style-name="Preformatted_20_Text"><text:s text:c="4"/>&lt;/event&gt;</text:p>
      <text:p text:style-name="Preformatted_20_Text"><text:s text:c="4"/>&lt;event&gt;</text:p>
      <text:p text:style-name="Preformatted_20_Text"><text:s text:c="8"/>&lt;eq property="name" value="dbmssql"/&gt;</text:p>
      <text:p text:style-name="Preformatted_20_Text"><text:s text:c="4"/>&lt;/event&gt;</text:p>
      <text:p text:style-name="P1">&lt;/log&gt;</text:p>
      <text:p text:style-name="Text_20_body">В данном примере указывается, что в технологическом журнале будут регистрироваться события, относящиеся к группам PROC, SCOM, CONN, EXCP и DBMSSQL.</text:p>
      <text:h text:style-name="Heading_20_4" text:outline-level="4"><text:bookmark text:name="_ref287637262"/><text:bookmark text:name="_ref381976816"/><text:bookmark text:name="TI000000397"/><text:bookmark text:name="IssOgl3_3.20.2.4_Элемент_property"/>3.20.2.4. Элемент &lt;property&gt;</text:h>
      <text:h text:style-name="Heading_20_5" text:outline-level="5"><text:bookmark text:name="TI000000840"/><text:bookmark text:name="IssOgl4_3.20.2.4.1_Общая_информация"/>3.20.2.4.1. Общая информация</text:h>
      <text:p text:style-name="Text_20_body">Элемент &lt;property&gt; определяет условия попадания в журнал значения свойства события, имя которого является значением атрибута name при условии, что само событие попадает в технологический журнал. Условия задаются вложенными элементами &lt;event&gt; по таким же правилам, что и для событий.</text:p>
      <text:p text:style-name="Text_20_body">Если элемент &lt;property&gt; с определенным именем отсутствует, то соответствующее свойство не пишется. Если элемент &lt;property&gt; не содержит вложенных элементов &lt;event&gt;, то определяемое им свойство пишется для всех событий, попадающих в журнал, в которых оно присутствует. Если элемент &lt;property&gt; содержит вложенные элементы &lt;event&gt;, то свойство будет записано только для событий, удовлетворяющих условию (если само событие в журнал записывается и событие имеет данное свойство).</text:p>
      <text:p text:style-name="Text_20_body">Элемент &lt;property name="all"&gt; &lt;/property&gt; включает записи в журнал всех свойств событий.</text:p>
      <text:p text:style-name="Text_20_body">Приведенный ниже элемент &lt;log&gt; определяет запись в журнал событий: процесса, серверного контекста, соединения, исключений и исполнение операторов SQL. Причем текст оператора SQL будет помещен в журнал, только если он исполнялся более секунды. Журнал располагается в каталоге C:\logs и хранится 1 час.</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lt;log location="c:\logs" history="1"&gt;</text:p>
      <text:p text:style-name="Preformatted_20_Text"><text:s text:c="4"/>&lt;event&gt;</text:p>
      <text:p text:style-name="Preformatted_20_Text"><text:s text:c="12"/>&lt;eq property="name" value="proc"/&gt;</text:p>
      <text:p text:style-name="Preformatted_20_Text"><text:s text:c="4"/>&lt;/event&gt;</text:p>
      <text:p text:style-name="Preformatted_20_Text"><text:s text:c="4"/>&lt;event&gt;</text:p>
      <text:p text:style-name="Preformatted_20_Text"><text:s text:c="12"/>&lt;eq property="name" value="scom"/&gt;</text:p>
      <text:p text:style-name="Preformatted_20_Text"><text:s text:c="4"/>&lt;/event&gt;</text:p>
      <text:p text:style-name="Preformatted_20_Text"><text:s text:c="4"/>&lt;event&gt;</text:p>
      <text:p text:style-name="Preformatted_20_Text"><text:s text:c="8"/>&lt;eq property="name" value="conn"/&gt;</text:p>
      <text:p text:style-name="Preformatted_20_Text"><text:s text:c="4"/>&lt;/event&gt;</text:p>
      <text:p text:style-name="Preformatted_20_Text"><text:s text:c="4"/>&lt;event&gt;</text:p>
      <text:p text:style-name="Preformatted_20_Text"><text:s text:c="8"/>&lt;eq property="name" value="excp"/&gt;</text:p>
      <text:p text:style-name="Preformatted_20_Text"><text:s text:c="4"/>&lt;/event&gt;</text:p>
      <text:p text:style-name="Preformatted_20_Text"><text:s text:c="4"/>&lt;event&gt;</text:p>
      <text:p text:style-name="Preformatted_20_Text"><text:s text:c="8"/>&lt;eq property="name" value="dbmssql"/&gt;</text:p>
      <text:p text:style-name="Preformatted_20_Text"><text:s text:c="4"/>&lt;/event&gt;</text:p>
      <text:p text:style-name="Preformatted_20_Text"><text:s text:c="4"/>&lt;property name="sql"&gt;</text:p>
      <text:p text:style-name="Preformatted_20_Text"><text:s text:c="8"/>&lt;event&gt;</text:p>
      <text:p text:style-name="Preformatted_20_Text"><text:s text:c="12"/>&lt;eq property="name" value="mssql"/&gt;</text:p>
      <text:p text:style-name="Preformatted_20_Text"><text:s text:c="12"/>&lt;gt property="duration" value="10000"/&gt;</text:p>
      <text:p text:style-name="Preformatted_20_Text"><text:s text:c="8"/>&lt;/event&gt;</text:p>
      <text:p text:style-name="Preformatted_20_Text"><text:s text:c="4"/>&lt;/property&gt;</text:p>
      <text:p text:style-name="P1">&lt;/log&gt;</text:p>
      <text:p text:style-name="Text_20_body">Каждое событие имеет набор свойств. Каждое свойство имеет имя. Возможно присутствие в событии нескольких свойств с одинаковыми именами. Имена свойств могут использоваться для фильтрации событий и <text:soft-page-break/>свойств. Большие и малые буквы при сравнении имен не различаются. Пустое условие в элементе &lt;property&gt; будет означать, что свойство будет выводиться при любом условии.</text:p>
      <text:p text:style-name="Text_20_body">Примечание. Свойство события выводится, только если для него присутствует элемент &lt;property&gt;.</text:p>
      <text:h text:style-name="Heading_20_5" text:outline-level="5"><text:bookmark text:name="TI000000841"/><text:bookmark text:name="IssOgl4_3.20.2.4.2_Перечень_свойств"/>3.20.2.4.2. Перечень свойств</text:h>
      <text:p text:style-name="Text_20_body">Далее перечислены основные свойства событий, которые могут потребоваться для настройки конфигурационного файла или просмотра технологического журнала:</text:p>
      <text:p text:style-name="Text_20_body">● Admin ‑ имя администратора кластера или центрального сервера.</text:p>
      <text:p text:style-name="Text_20_body">● Action ‑ текстовое описание выполняемой операции во время загрузки конфигурации из файлов (для события CONFLOADFROMFILES).</text:p>
      <text:p text:style-name="Text_20_body">● agentURL ‑ адрес текущего процесса агента сервера системы «1С:Предприятие».</text:p>
      <text:p text:style-name="Text_20_body">● All ‑ включает запись всех событий журнала.</text:p>
      <text:p text:style-name="Text_20_body">● ApplicationExt ‑ уточнение требования назначения функциональности (для события CLSTR).</text:p>
      <text:p text:style-name="Text_20_body">● Attempts ‑ количество попыток установки соединения с процессом, завершившихся ошибкой (для события ATTN).</text:p>
      <text:p text:style-name="Text_20_body">● AvMem ‑ Значение показателя Доступная память в момент вывода в технологический журнал (для события FTEXTUPD).</text:p>
      <text:p text:style-name="Text_20_body">● AvgExceptions ‑ среднее количество исключений за последние 5 минут по другим процессам (для события ATTN).</text:p>
      <text:p text:style-name="Text_20_body">● BackgroundJobCreated ‑ формирование индекса полнотекстового поиска выполнялось в фоновом процессе (true) или нет (false) (для события FTEXTUpd).</text:p>
      <text:p text:style-name="Text_20_body">● Body ‑ размер в байтах тела запроса/ответа (для событий VRSREQUEST, VRSRESPONSE).</text:p>
      <text:p text:style-name="Text_20_body">● Calls ‑ количество обращений клиентского приложения к серверному приложению через TCP.</text:p>
      <text:p text:style-name="Text_20_body">● certificate ‑ описание проверяемого сертификата (для события WINCERT). Включает следующие поля сертификата: субъект (subject), издатель (issuer), серийный номер (sn).</text:p>
      <text:p text:style-name="Text_20_body">● Class ‑ имя класса, в котором сгенерировано событие (для события SYSTEM).</text:p>
      <text:p text:style-name="Text_20_body">● Cluster ‑ номер основного порта кластера серверов.</text:p>
      <text:p text:style-name="Text_20_body">● сn ‑ количество занятых процессом фрагментов динамической памяти на момент вывода события MEM.</text:p>
      <text:p text:style-name="Text_20_body">● сnd ‑ изменение количества занятых процессом фрагментов динамической памяти с момента вывода предыдущего события MEM.</text:p>
      <text:p text:style-name="Text_20_body">● Component ‑ имя компоненты платформы, в которой сгенерировано событие (для события SYSTEM).</text:p>
      <text:p text:style-name="Text_20_body">● Connection ‑ номер соединения с информационной базой.</text:p>
      <text:p text:style-name="Text_20_body">● ConnLimit ‑ установленное максимальное количество соединений на один рабочий процесс (для события CLSTR).</text:p>
      <text:p text:style-name="Text_20_body">● Context ‑ контекст исполнения.</text:p>
      <text:p text:style-name="Text_20_body">● CurExceptions ‑ количество исключений в процессе за последние 5 минут (для события ATTN).</text:p>
      <text:p text:style-name="Text_20_body">● Dbms ‑ СУБД внешнего источника данных (для события EDS). Может принимать значения:</text:p>
      <text:p text:style-name="Text_20_body">● DBMSSQL ‑ Microsoft SQL Server;</text:p>
      <text:p text:style-name="Text_20_body">● DBOracle ‑ Oracle Database;</text:p>
      <text:p text:style-name="Text_20_body"><text:soft-page-break/>● DB2 ‑ IBM DB2;</text:p>
      <text:p text:style-name="Text_20_body">● DBPOSTGRS ‑ PostgreSQL;</text:p>
      <text:p text:style-name="Text_20_body">● DBMySQL ‑ MySQL;</text:p>
      <text:p text:style-name="Text_20_body">● DBUnkn ‑ прочие СУБД.</text:p>
      <text:p text:style-name="Text_20_body">● DBConnStr ‑ строка соединения с внешним источником данных (для события EDS).</text:p>
      <text:p text:style-name="Text_20_body">● DBUsr ‑ имя пользователя СУБД внешнего источника данных (для события EDS).</text:p>
      <text:p text:style-name="Text_20_body">● DBConnID ‑ идентификатор соединения с СУБД внешнего источника данных (для события EDS).</text:p>
      <text:p text:style-name="Text_20_body">● dbpid ‑ строковое представление идентификатора соединения сервера системы «1С:Предприятие» с сервером баз данных в терминах сервера баз данных (для событий DBMSSQL, DBPOSTGRS, DB2, DBORACLE).</text:p>
      <text:p text:style-name="Text_20_body">● DeadlockConnectionIntersections ‑ список пар транзакций, образующих взаимную блокировку (для события TDEADLOCK).</text:p>
      <text:p text:style-name="Text_20_body">● Descr ‑ пояснения к программному исключению.</text:p>
      <text:p text:style-name="Text_20_body">Для события ATTN содержит описание события. В зависимости от события запись технологического журнала содержит разный набор свойств:</text:p>
      <text:p text:style-name="Text_20_body">● Process excess memory limit ‑ рабочий процесс превысил ограничения по памяти. Доступны свойства: agentURL, procURL, PID, Name, MemSize, MaxMemSize.</text:p>
      <text:p text:style-name="Text_20_body">● Process not respond ‑ рабочий процесс не отвечает. Доступны свойства: agentURL, procURL, PID, Name, Timeout, Attempts.</text:p>
      <text:p text:style-name="Text_20_body">● Process has generated too big amount of exceptions ‑ рабочий процесс формирует очень большое количество ошибок или исключений. Доступны свойства: agentURL, procURL, PID, Name, CurExceptions, AvgExceptions.</text:p>
      <text:p text:style-name="Text_20_body">● Process will be killed ‑ процесс будет принудительно завершен. Доступны свойства: agentURL, procURL, PID, Name.</text:p>
      <text:p text:style-name="Text_20_body">● Abandoned process was alive too long time ‑ рабочий процесс «завис» в памяти. Доступны свойства: agentURL, procURL, PID, Name, Timeout.</text:p>
      <text:p text:style-name="Text_20_body">Для события SRVC содержит описание выполняемой операции. Для этого события текст свойства имеет следующий вид: &lt;ИмяСервиса&gt;[, &lt;ИмяИБ&gt;[, &lt;ИДСеанса&gt;]]: &lt;Действие&gt;, где:</text:p>
      <text:p text:style-name="Text_20_body">● &lt;ИмяСервиса&gt; ‑ имя сервиса, с которым выполняется операция,</text:p>
      <text:p text:style-name="Text_20_body">● &lt;ИмяИБ&gt; ‑ имя информационной базы,</text:p>
      <text:p text:style-name="Text_20_body">● &lt;ИДСеанса&gt; ‑ уникальный идентификатор сеанса,</text:p>
      <text:p text:style-name="Text_20_body">● &lt;Действие&gt; ‑ описание действия, выполняемого с сервисом кластера:</text:p>
      <text:p text:style-name="Text_20_body">● service notified &lt;имя нотификации&gt; &lt;параметры&gt; ‑ получение сервисом нотификации о событии кластера,</text:p>
      <text:p text:style-name="Text_20_body">● service started ‑ создание экземпляра сервиса,</text:p>
      <text:p text:style-name="Text_20_body">● service finished ‑ освобождение экземпляра сервиса.</text:p>
      <text:p text:style-name="Text_20_body">Для события WINCERT содержит описание операции (на английском языке). Данное описание позволяет идентифицировать вызов функции Windows API и восстановить состояние окружения на момент вызова. Возможны следующие варианты сообщений:</text:p>
      <text:p text:style-name="Text_20_body"><text:soft-page-break/>● CertGetCertificateChain failed ‑ ошибка построения цепочки сертификатов. Если произошла такая ошибка, то необходимо анализировать код ошибки (свойство errorCode). Возможно, криптопровайдер, используемый по умолчанию, не поддерживает алгоритм шифрования сертификата. Для поиска информации об ошибках рекомендуется использовать Интернет-ресурсы компании Microsoft.</text:p>
      <text:p text:style-name="Text_20_body">● CertVerifyCertificateChainPolicy failed ‑ ошибка проверки цепочки сертификата с учетом политик. Если произошла такая ошибка, то необходимо анализировать код ошибки (свойство errorCode). Возможно, сертификат отозван, отсутствуют сертификаты из цепочки и т. д. Для поиска информации об ошибках рекомендуется использовать Интернет-ресурсы компании Microsoft.</text:p>
      <text:p text:style-name="Text_20_body">● description ‑ текст, поясняющий выполняемое действие (для события DHIST).</text:p>
      <text:p text:style-name="Text_20_body">● dumpError ‑ описание ошибки, произошедшей в процессе построения дампа.</text:p>
      <text:p text:style-name="Text_20_body">● DumpFile ‑ имя файла с дампом.</text:p>
      <text:p text:style-name="Text_20_body">● Duration ‑ длительность события в сотнях микросекунд.</text:p>
      <text:p text:style-name="Text_20_body">● Durationus ‑ длительность события в микросекундах.</text:p>
      <text:p text:style-name="Text_20_body">● Err ‑ тип консольного сообщения: 0 ‑ информационное; 1 ‑ об ошибке.</text:p>
      <text:p text:style-name="Text_20_body">● errorCode ‑ код ошибки, который вернул метод работы с сертификатами Windows API (для события WINCERT).</text:p>
      <text:p text:style-name="Text_20_body">● Event ‑ содержит наименование действия, выполняемого кластером серверов (для события CLSTR) и определяет наличие других свойств в данном событии. Ниже приведены значения свойства и то, какие свойства будут установлены в этом событии дополнительно:</text:p>
      <text:p text:style-name="Text_20_body">● distrib obsolete ‑ кеш назначений функциональности кластера устарел в текущем рабочем процессе.</text:p>
      <text:p text:style-name="Text_20_body">● current version older ‑ активный экземпляр сервиса получил репликацию с новой версией состояния сервиса, он должен стать резервным;</text:p>
      <text:p text:style-name="Text_20_body">● current version newer ‑ активный экземпляр сервиса получил репликацию со старой версией состояния сервиса и отверг ее.</text:p>
      <text:p text:style-name="Text_20_body">Для события CLSTR, у которого свойство Event равно одному из вышеуказанных значений, имеют смысл следующие свойства события:</text:p>
      <text:p text:style-name="Text_20_body">● ServiceName ‑ наименование сервиса кластера;</text:p>
      <text:p text:style-name="Text_20_body">● Ref ‑ имя информационной базы;</text:p>
      <text:p text:style-name="Text_20_body">● SessionID ‑ номер сеанса;</text:p>
      <text:p text:style-name="Text_20_body">● MyVer ‑ текущая версия состояния сервиса;</text:p>
      <text:p text:style-name="Text_20_body">● SrcVer ‑ полученная версия состояния сервиса;</text:p>
      <text:p text:style-name="Text_20_body">● NeedResync ‑ требуется синхронизация данных сервиса (для события current version older).</text:p>
      <text:p text:style-name="Text_20_body">● service assign require ‑ сервис недоступен, требуется переназначение. Для события CLSTR, у которого свойство Event равно этому значению, имеют смысл следующие свойства события:</text:p>
      <text:p text:style-name="Text_20_body">● ServiceName ‑ наименование сервиса кластера;</text:p>
      <text:p text:style-name="Text_20_body">● Ref ‑ имя информационной базы.</text:p>
      <text:p text:style-name="Text_20_body">● working process not found ‑ не найден рабочий процесс для соединения с информационной базой. Для события CLSTR, у которого свойство Event равно этому значению, имеют смысл следующие свойства события:</text:p>
      <text:p text:style-name="Text_20_body"><text:soft-page-break/>● Ref ‑ имя информационной базы;</text:p>
      <text:p text:style-name="Text_20_body">● SrcURL ‑ предпочтительный адрес рабочего процесса;</text:p>
      <text:p text:style-name="Text_20_body">● ApplicationExt ‑ уточнение требования назначения функциональности.</text:p>
      <text:p text:style-name="Text_20_body">● process unavailable ‑ рабочий процесс не может быть использован для соединения с информационной базой. Для события CLSTR, у которого свойство Event равно этому значению, имеют смысл следующие свойства события:</text:p>
      <text:p text:style-name="Text_20_body">● Reason ‑ описывает причину недоступность рабочего процесса:</text:p>
      <text:p text:style-name="Text_20_body">● IBLimit ‑ достигнуто максимальное количество информационных баз на рабочий процесс;</text:p>
      <text:p text:style-name="Text_20_body">● ConnLimit ‑ достигнуто максимальное количество соединений на рабочий процесс.</text:p>
      <text:p text:style-name="Text_20_body">● IBLimit ‑ установленное максимальное количество информационных баз на рабочий процесс;</text:p>
      <text:p text:style-name="Text_20_body">● ConnLimit ‑ установленное максимальное количество соединений на рабочий процесс.</text:p>
      <text:p text:style-name="Text_20_body">● data replication start ‑ начало репликации данных из текущего активного экземпляра сервиса в резервный экземпляр. Для события CLSTR, у которого свойство Event равно этому значению, имеют смысл следующие свойства события:</text:p>
      <text:p text:style-name="Text_20_body">● ServiceName ‑ наименование сервиса кластера серверов;</text:p>
      <text:p text:style-name="Text_20_body">● Ref ‑ имя информационной базы;</text:p>
      <text:p text:style-name="Text_20_body">● SessionID ‑ номер сеанса.</text:p>
      <text:p text:style-name="Text_20_body">● destination version older ‑ репликация была передана в активный экземпляр сервиса со старой версией состояния сервиса;</text:p>
      <text:p text:style-name="Text_20_body">● destination version newer ‑ репликация была передана в активный экземпляр сервиса с новой версией состояния сервиса, репликация была отвергнута и текущий сервис должен стать резервным.</text:p>
      <text:p text:style-name="Text_20_body">Для события CLSTR, у которого свойство Event равно одному из вышеуказанных значений, имеют смысл следующие свойства события:</text:p>
      <text:p text:style-name="Text_20_body">● ServiceName ‑ наименование сервиса кластера серверов;</text:p>
      <text:p text:style-name="Text_20_body">● Ref ‑ имя информационной базы;</text:p>
      <text:p text:style-name="Text_20_body">● SessionID ‑ номер сеанса.</text:p>
      <text:p text:style-name="Text_20_body">● finish replication ‑ репликация закончена. Для события CLSTR, у которого свойство Event равно этому значению, имеют смысл следующие свойства события:</text:p>
      <text:p text:style-name="Text_20_body">● ServiceName ‑ наименование сервиса кластера серверов;</text:p>
      <text:p text:style-name="Text_20_body">● Ref ‑ имя информационной базы;</text:p>
      <text:p text:style-name="Text_20_body">● SessionID ‑ номер сеанса.</text:p>
      <text:p text:style-name="Text_20_body">● register rphost ‑ регистрация рабочих процессов кластера.</text:p>
      <text:p text:style-name="Text_20_body">● register rmngr ‑ регистрация менеджеров кластера.</text:p>
      <text:p text:style-name="Text_20_body">● unregister rphost ‑ отмена регистрации рабочих процессов кластера.</text:p>
      <text:p text:style-name="Text_20_body">● unregister rmng ‑ отмена регистрации менеджеров кластера.</text:p>
      <text:p text:style-name="Text_20_body">● main rmngr is down ‑ ошибка вызова сервиса кластера на главном менеджере. Рабочий процесс должен завершиться. Для события CLSTR, у которого свойство Event равно этому значению, имеют смысл следующие свойства события:</text:p>
      <text:p text:style-name="Text_20_body"><text:soft-page-break/>● ServiceName ‑ имя сервиса, на вызове которого обнаружилось, что главный менеджер кластера недоступен.</text:p>
      <text:p text:style-name="Text_20_body">● Exception ‑ наименование программного исключения.</text:p>
      <text:p text:style-name="Text_20_body">● FailedJobsCount ‑ количество фоновых процессов индексации, которые завершились с ошибками (для события FTEXTUpd).</text:p>
      <text:p text:style-name="Text_20_body">● FillRefsPresent ‑ если свойство есть, значит используется кеш ссылок из пользовательского списка значений, а не полнотекстовый поиск данных (для события INPUTBYSTRING).</text:p>
      <text:p text:style-name="Text_20_body">● Finish ‑ причина завершения процесса.</text:p>
      <text:p text:style-name="Text_20_body">● FindByString ‑ имя объекта конфигурации, для которого выполняется ввод по строке.</text:p>
      <text:p text:style-name="Text_20_body">● File ‑ имя файла, в котором было сгенерировано событие (для события SYSTEM) или в котором обнаружена проблема при проверке индекса полнотекстового поиска (для события FTEXTCHECK).</text:p>
      <text:p text:style-name="Text_20_body">● findTicks ‑ время, потраченное на поиск в базе данных, в мсек (для события INPUTBYSTRING).</text:p>
      <text:p text:style-name="Text_20_body">● Folder ‑ Каталог, в котором выполняется действие (для события FTEXTUPD). Может быть временным каталогом или каталогом расположения файлов с индексом полнотекстового поиска. Свойство формируется только если атрибут logfiles элемента ftextupd установлено в значение True (см. <text:a xlink:type="simple" xlink:href="https://its.1c.ru/db/content/v8313doc/src/руководство%20администратора/приложение%203.%20описание%20и%20расположение%20служебных%20файлов.htm?_=1542379434#_ref398638418" text:style-name="Internet_20_link" text:visited-style-name="Visited_20_Internet_20_Link">здесь</text:a>).</text:p>
      <text:p text:style-name="Text_20_body">● Files ‑ список файлов в формате «имя файла … размер файла» в каталоге, в котором выполняется действие (для события FTEXTUPD). Свойство формируется только если атрибут logfiles элемента ftextupd установлено в значение True (см. <text:a xlink:type="simple" xlink:href="https://its.1c.ru/db/content/v8313doc/src/руководство%20администратора/приложение%203.%20описание%20и%20расположение%20служебных%20файлов.htm?_=1542379434#_ref398638418" text:style-name="Internet_20_link" text:visited-style-name="Visited_20_Internet_20_Link">здесь</text:a>).</text:p>
      <text:p text:style-name="Text_20_body">● FilesCount ‑ количество файлов в каталоге, в котором выполняется действие (для события FTEXTUPD). Свойство формируется только если атрибут logfiles элемента ftextupd установлено в значение True (см. <text:a xlink:type="simple" xlink:href="https://its.1c.ru/db/content/v8313doc/src/руководство%20администратора/приложение%203.%20описание%20и%20расположение%20служебных%20файлов.htm?_=1542379434#_ref398638418" text:style-name="Internet_20_link" text:visited-style-name="Visited_20_Internet_20_Link">здесь</text:a>).</text:p>
      <text:p text:style-name="Text_20_body">● FilesTotalSize ‑ размер файлов в каталоге, в котором выполняется действие (для события FTEXTUPD). Свойство формируется только если атрибут logfiles элемента ftextupd установлено в значение True (см. <text:a xlink:type="simple" xlink:href="https://its.1c.ru/db/content/v8313doc/src/руководство%20администратора/приложение%203.%20описание%20и%20расположение%20служебных%20файлов.htm?_=1542379434#_ref398638418" text:style-name="Internet_20_link" text:visited-style-name="Visited_20_Internet_20_Link">здесь</text:a>).</text:p>
      <text:p text:style-name="Text_20_body">● Func ‑ наименование выполняемого действия. Перечень возможных значений приведен далее.</text:p>
      <text:p text:style-name="Text_20_body">● ftextResultCount ‑ количество ссылок, найденных полнотекстовым поиском (для события INPUTBYSTRING).</text:p>
      <text:p text:style-name="Text_20_body">● ftextSearchCount ‑ количество вызовов полнотекстового поиска (для события INPUTBYSTRING).</text:p>
      <text:p text:style-name="Text_20_body">● ftextTicks ‑ время, потраченное на полнотекстовый поиск, в мсек (для события INPUTBYSTRING).</text:p>
      <text:p text:style-name="Text_20_body">● Headers ‑ HTTP-заголовки запроса/ответа (для событий VRSREQUEST, VRSRESPONSE).</text:p>
      <text:p text:style-name="Text_20_body">● JobCanceledByLoadLimit ‑ признак того, что фоновый процесс индексации было отменен, т. к. был достигнут предел загрузки рабочего процесса (для события FTEXTUpd).</text:p>
      <text:p text:style-name="Text_20_body">● Host ‑ имя компьютера.</text:p>
      <text:p text:style-name="Text_20_body">● hResultOLEDB, hResultNC2005, hResultNC2008, hResult2012 ‑ содержит 16-ричный код возврата при попытке соединения через тот или иной провайдер (OLE DB, SQL Server Native Client версий 2005, 2008, 2012). Если попытка соединения через провайдер не выполнялось ‑ свойство будет отсутствовать. Попытки соединения начинается с провайдера, соответствующего наиболее актуальной версии Microsoft SQL Server и затем перебираются все провайдеры в сторону уменьшения версии. После успешного завершения соединения, дальнейшие попытки установки соединения с использованием других провайдеров не предпринимаются.</text:p>
      <text:p text:style-name="Text_20_body">● Ib ‑ имя информационной базы в клиент-серверном варианте.</text:p>
      <text:p text:style-name="Text_20_body">● IBLimit ‑ установленное максимальное количество информационных баз на один рабочий процесс (для события CLSTR).</text:p>
      <text:p text:style-name="Text_20_body"><text:soft-page-break/>● IName ‑ имя передаваемого интерфейса, метод которого вызывается удаленно (для событий SCALL и CALL).</text:p>
      <text:p text:style-name="Text_20_body">● Info ‑ информация о сбое (для события FTEXTCheck).</text:p>
      <text:p text:style-name="Text_20_body">● InBytes ‑ количество данных, прочитанных с диска за время вызова (в байтах).</text:p>
      <text:p text:style-name="Text_20_body">● Level ‑ уровень важности события (для события SYSTEM и CONFLOADFROMFILES). Возможные значения события приведены в описании элемента &lt;system&gt; файла настройки технологического журнала logcfg.xml (см. <text:a xlink:type="simple" xlink:href="https://its.1c.ru/db/content/v8313doc/src/руководство%20администратора/приложение%203.%20описание%20и%20расположение%20служебных%20файлов.htm?_=1542379434#_ref300049981" text:style-name="Internet_20_link" text:visited-style-name="Visited_20_Internet_20_Link">здесь</text:a>).</text:p>
      <text:p text:style-name="Text_20_body">● Line ‑ номер строки в файле, в которой было сгенерировано событие SYSTEM.</text:p>
      <text:p text:style-name="Text_20_body">● Locks ‑ список управляемых транзакционных блокировок (для события TLOCK).</text:p>
      <text:p text:style-name="Text_20_body">● MDX ‑ Текст MDX-запроса к OLAP системе.</text:p>
      <text:p text:style-name="Text_20_body">● MinDataId ‑ минимальный идентификатор индексируемых данных в порции, которая прошла от менеджера кластера в рабочий процесс и обратно (для события FTEXTUpd).</text:p>
      <text:p text:style-name="Text_20_body">● MemoryUsed ‑ максимальный размер динамической памяти, который был использован во время вызова (для события FTEXTUpd).</text:p>
      <text:p text:style-name="Text_20_body">● Method ‑ HTTP-метод обращения к ресурсу (для событий VRSREQUEST, VRSRESPONSE) или метод объекта ИнтернетПочта, во время которого произошла ошибка разбора почтового сообщения (для события MAILPARSEERR) или имя вызываемого метода, отличного от метода call (для события CALL).</text:p>
      <text:p text:style-name="Text_20_body">Для события MAILPARSEERR может принимать значения:</text:p>
      <text:p text:style-name="Text_20_body">● GET ‑ проблема обнаружена во время исполнения метода Выбрать().</text:p>
      <text:p text:style-name="Text_20_body">● GETHEADERS ‑ проблема обнаружена во время исполнения метода ПолучитьЗаголовки().</text:p>
      <text:p text:style-name="Text_20_body">● SETRAW ‑ проблема обнаружена во время исполнения метода УстановитьИсходныеДанные().</text:p>
      <text:p text:style-name="Text_20_body">Для события CALL, данное свойство содержит номер вызываемого метода интерфейса, при этом идентификатор вызываемого интерфейса указано в свойстве Interface.</text:p>
      <text:p text:style-name="Text_20_body">● Memory ‑ объем памяти в байтах, занятой, но не освобожденной за серверный вызов.</text:p>
      <text:p text:style-name="Text_20_body">● MemoryPeak ‑ пиковое значение за вызов памяти в байтах, занятой, но не освобожденной.</text:p>
      <text:p text:style-name="Text_20_body">● MessageUid ‑ уникальный идентификатор почтового сообщения при разборе которого возникла ошибка. Значение равно свойству Идентификатор объекта ИнтернетПочтовоеСообщение.</text:p>
      <text:p text:style-name="Text_20_body">● Name ‑ имя события.</text:p>
      <text:p text:style-name="Text_20_body">Для события ATTN содержит имя серверного процесса: rmngr или rphost.</text:p>
      <text:p text:style-name="Text_20_body">● NParams ‑ количество параметров оператора SQL для файлового варианта информационной базы (для событие DBV8DBENG). Параметры, количество которых указано в данном свойстве, используются для передачи длинных двоичных данных.</text:p>
      <text:p text:style-name="Text_20_body">● MaxMemSize ‑ максимальный объем памяти, которую может занимать процесс, указанный в настройках кластера, в байтах (для события ATTN).</text:p>
      <text:p text:style-name="Text_20_body">● MemSize ‑ объем памяти, занимаемой процессом, в байтах (для события ATTN).</text:p>
      <text:p text:style-name="Text_20_body">● MName ‑ имя удаленно вызываемого метода (для событий SCALL и CALL).</text:p>
      <text:p text:style-name="Text_20_body">● MyVer ‑ текущая версия состояния сервера (для события CLSTR).</text:p>
      <text:p text:style-name="Text_20_body"><text:soft-page-break/>● NeedResync ‑ требуется синхронизация данных сервера (для события CLSTR, у которого свойство Event равно значению current version older).</text:p>
      <text:p text:style-name="Text_20_body">● OSException ‑ описание исключения операционной системы.</text:p>
      <text:p text:style-name="Text_20_body">● OutBytes ‑ количество данных, записанных на диск за время вызова (в байтах).</text:p>
      <text:p text:style-name="Text_20_body">● PID ‑ идентификатор процесса операционной системы.</text:p>
      <text:p text:style-name="Text_20_body">● Phrase ‑ текстовая фраза, соответствующая коду состояния (для событий VRSRESPONSE).</text:p>
      <text:p text:style-name="Text_20_body">● planSQLText ‑ план запроса, содержащегося в свойстве Sql (для событий DBV8DBENG, DBMSSQL, DBPOSTGRS, DB2, DBORACLE, EDS).</text:p>
      <text:p text:style-name="Text_20_body">● Process ‑ наименование приложения, как его представляет операционная система (имя файла загрузочного модуля приложения).</text:p>
      <text:p text:style-name="Text_20_body">● procURL ‑ адрес процесса сервера системы «1С:Предприятие», к которому относится событие.</text:p>
      <text:p text:style-name="Text_20_body">● p:processName ‑ имя серверного контекста, который обычно совпадает с именем информационной базы.</text:p>
      <text:p text:style-name="Text_20_body">● Port ‑ номер основного сетевого порта процесса.</text:p>
      <text:p text:style-name="Text_20_body">● ProcessName ‑ наименование процесса.</text:p>
      <text:p text:style-name="Text_20_body">● Query ‑ текст запроса на встроенном языке, при выполнении которого обнаружилось значение NULL в поле, для которого такое значение недопустимо (для события QERR).</text:p>
      <text:p text:style-name="Text_20_body">● QueryFileds ‑ перечень полей запроса, в которых обнаружены значения NULL (для события QERR).</text:p>
      <text:p text:style-name="Text_20_body">● Reason ‑ причина недоступности рабочего процесса (для события CLSTR).</text:p>
      <text:p text:style-name="Text_20_body">● Regions ‑ имена пространств управляемых транзакционных блокировок (для события TLOCK).</text:p>
      <text:p text:style-name="Text_20_body">● Ref ‑ имя информационной базы.</text:p>
      <text:p text:style-name="Text_20_body">● Report ‑ имя объекта метаданных выполняемого отчета (выполняемого в фоновом задании).</text:p>
      <text:p text:style-name="Text_20_body">● res ‑ описывает действие, которое выполнено системой лицензирования (для события LIC).</text:p>
      <text:p text:style-name="Text_20_body">● Result ‑ результат проверки файлов индекса полнотекстового поиска: 1 ‑ нет ошибок, 0 ‑ есть ошибки (для события FTEXTCheck).</text:p>
      <text:p text:style-name="Text_20_body">● RetExcp ‑ исключение, возникшее при выполнении вызова сервера, и передаваемое клиенту в качестве результата вызова (для событий CALL).</text:p>
      <text:p text:style-name="Text_20_body">● Rows ‑ количество полученных записей базы данных.</text:p>
      <text:p text:style-name="Text_20_body">● RowsAffected ‑ количество измененных записей базы данных.</text:p>
      <text:p text:style-name="Text_20_body">● RunAs ‑ режим запуска процесса (приложение или сервис).</text:p>
      <text:p text:style-name="Text_20_body">● Sdbl ‑ текст запроса на встроенном языке модели базы данных.</text:p>
      <text:p text:style-name="Text_20_body">● SearchByMask ‑ если установлено в значение TRUE или "1", используется поиск в базе данных без результатов полнотекстового поиска (для события INPUTBYSTRING).</text:p>
      <text:p text:style-name="Text_20_body">● Separation ‑ включено или нет разделение (для события FTEXTCHECK).</text:p>
      <text:p text:style-name="Text_20_body">● SepId ‑ индекс области разделения, если разделение включено (для события FTEXTCHECK).</text:p>
      <text:p text:style-name="Text_20_body">● ServerComputerName ‑ имя рабочего сервера.</text:p>
      <text:p text:style-name="Text_20_body">● ServiceName ‑ имя сервиса кластера серверов (для события CLSTR).</text:p>
      <text:p text:style-name="Text_20_body"><text:soft-page-break/>● SessionID ‑ номер сеанса, назначенный текущему потоку. Если текущему потоку не назначен никакой сеанс, то свойство не добавляется.</text:p>
      <text:p text:style-name="Text_20_body">● Status ‑ код состояния HTTP (для событий VRSRESPONSE).</text:p>
      <text:p text:style-name="Text_20_body">● State ‑ фиксируется начало или завершение операции обновления индекса полнотекстового поиска (для события FTEXTUPD).</text:p>
      <text:p text:style-name="Text_20_body">● srcProcessName ‑ записывается при освобождении общих данных информационной базы рабочим процессом. Значением свойства ProcessName является имя общих данных на момент освобождения. Значением свойства srcProcessName является имя общих данных информационной базы на момент их создания.</text:p>
      <text:p text:style-name="Text_20_body">● Sql ‑ текст оператора SQL.</text:p>
      <text:p text:style-name="Text_20_body">● SrcVer ‑ полученная версия состояния кластера серверов (для события CLSTR).</text:p>
      <text:p text:style-name="Text_20_body">● SrcURL ‑ предпочтительный адрес рабочего сервера (для события CLSTR).</text:p>
      <text:p text:style-name="Text_20_body">● SyncPort ‑ номер вспомогательного сетевого порта процесса.</text:p>
      <text:p text:style-name="Text_20_body">● sz ‑ объем занятой процессом динамической памяти на момент вывода события MEM (в байтах).</text:p>
      <text:p text:style-name="Text_20_body">● szd ‑ изменение объема динамической памяти, занятой процессом, с момента вывода предыдущего события MEM (в байтах).</text:p>
      <text:p text:style-name="Text_20_body">● t:applicationName ‑ идентификатор клиентской программы.</text:p>
      <text:p text:style-name="Text_20_body">● t:clientID ‑ идентификатор соединения с клиентом по TCP.</text:p>
      <text:p text:style-name="Text_20_body">● t:computerName ‑ имя клиентского компьютера.</text:p>
      <text:p text:style-name="Text_20_body">● t:connectID ‑ идентификатор соединения с информационной базой.</text:p>
      <text:p text:style-name="Text_20_body">● Text ‑ текст, введенный при вводе по строке (для события INPUTBYSTRING).</text:p>
      <text:p text:style-name="Text_20_body">● Time ‑ время вывода записи в технологический журнал (для события FTEXTUPD).</text:p>
      <text:p text:style-name="Text_20_body">● Timeout ‑ в зависимости от назначения события ATTN (свойство Descr) может описывать следующее:</text:p>
      <text:p text:style-name="Text_20_body">● Время активности рабочего процесса, который удален из реестра кластера, в секундах.</text:p>
      <text:p text:style-name="Text_20_body">● Тайм-аут установки TCP-соединения с рабочим процессом, в миллисекундах.</text:p>
      <text:p text:style-name="Text_20_body">● tooManyResults ‑ если установлено в значение TRUE или "1", в индексе слишком много ссылок, удовлетворяющих запросу, полнотекстовый поиск не используется (для события INPUTBYSTRING).</text:p>
      <text:p text:style-name="Text_20_body">● TotalJobsCount ‑ количество фоновых процессов, которое было создано во время индексации (для события FTEXTUpd).</text:p>
      <text:p text:style-name="Text_20_body">● Trans ‑ идентификатор активности транзакции на момент начала события:</text:p>
      <text:p text:style-name="Text_20_body">● 0 ‑ транзакция не была открыта;</text:p>
      <text:p text:style-name="Text_20_body">● 1 ‑ транзакция была открыта.</text:p>
      <text:p text:style-name="Text_20_body">● Txt ‑ текст информационного сообщения.</text:p>
      <text:p text:style-name="Text_20_body">● Для события HASP данное свойство содержит исходные данные и результат обращения к ключу в следующем формате: &lt;Операция&gt;(&lt;Список входных параметров&gt;)-&gt;&lt;Список выходных параметров&gt;. При этом:</text:p>
      <text:p text:style-name="Text_20_body">● &lt;Операция&gt; ‑ операция, выполняемая в данном обращении к ключу.</text:p>
      <text:p text:style-name="Text_20_body"><text:soft-page-break/>● &lt;Список входных параметров&gt; ‑ список входных параметров операции и их значения, перечисленные через запятую.</text:p>
      <text:p text:style-name="Text_20_body">● &lt;Список выходных параметров&gt; ‑ список выходных параметров операции и их значения, перечисленные через запятую.</text:p>
      <text:p text:style-name="Text_20_body">Полный список операций, их параметров и результатов, содержится в книге Руководстве разработчика HASP (<text:a xlink:type="simple" xlink:href="http://sentineldiscussion.safenet-inc.com/viewFile.do?fileId=43161000000036014&amp;forumGroupId=43161000000003001" office:target-frame-name="_blank" xlink:show="new" text:style-name="Internet_20_link" text:visited-style-name="Visited_20_Internet_20_Link">http://sentineldiscussion.safenet-inc.com/viewFile.do?fileId=43161000000036014&amp;forumGroupId=43161000000003001</text:a>).</text:p>
      <text:p text:style-name="Text_20_body">● Для события CLSTR данное свойство содержит значения параметров, участвующих в вычислении доступной производительности рабочего процесса в виде Параметр:Значение, разделенные пробелом.</text:p>
      <text:p text:style-name="Text_20_body">● Для события CONN данное свойство содержит описание того или иного события в рамках системы отслеживания разрыва соединения. Подробное описание системы отслеживания разрыва соединений см. <text:a xlink:type="simple" xlink:href="https://its.1c.ru/db/v8313doc/bookmark/cs/TI000000206" office:target-frame-name="_top" xlink:show="replace" text:style-name="Internet_20_link" text:visited-style-name="Visited_20_Internet_20_Link">здесь</text:a>. Значение свойства имеет вид: ‘ИмяСобытия: Параметр1=Значение1,Параметр2=Значение2,…’. Определены следующие события системы:</text:p>
      <text:p text:style-name="Text_20_body">● Ping direction opened ‑ появление нового направления проверки в клиентском процессе.</text:p>
      <text:p text:style-name="Text_20_body">Параметры:</text:p>
      <text:p text:style-name="Text_20_body">● address: тип Строка. Адрес направления.</text:p>
      <text:p text:style-name="Text_20_body">● pingTimeout: тип Число. Таймаут проверки.</text:p>
      <text:p text:style-name="Text_20_body">● pingPeriod: тип Число. Период проверки.</text:p>
      <text:p text:style-name="Text_20_body">● directionID: тип УникальныйИдентификатор. Идентификатор направления.</text:p>
      <text:p text:style-name="Text_20_body">● Ping direction closed ‑ завершение проверки по направлению на клиентском процессе.</text:p>
      <text:p text:style-name="Text_20_body">Параметры:</text:p>
      <text:p text:style-name="Text_20_body">● address: тип Строка. Адрес направления.</text:p>
      <text:p text:style-name="Text_20_body">● pingTimeout: тип Число. Таймаут проверки.</text:p>
      <text:p text:style-name="Text_20_body">● pingPeriod: тип Число. Период проверки.</text:p>
      <text:p text:style-name="Text_20_body">● Connection established for ping direction ‑ установлено TCP-соединение для проверки клиентского процесса.</text:p>
      <text:p text:style-name="Text_20_body">Параметры:</text:p>
      <text:p text:style-name="Text_20_body">● address: тип Строка. Адрес направления.</text:p>
      <text:p text:style-name="Text_20_body">● pingTimeout: тип Число. Таймаут проверки.</text:p>
      <text:p text:style-name="Text_20_body">● pingPeriod: тип Число. Период проверки.</text:p>
      <text:p text:style-name="Text_20_body">● Ping direction switched to TCP mode ‑ на клиентском процессе проверяющий поток переключен в режим проверки по TCP.</text:p>
      <text:p text:style-name="Text_20_body">Параметры:</text:p>
      <text:p text:style-name="Text_20_body">● address: тип Строка. Адрес направления.</text:p>
      <text:p text:style-name="Text_20_body">● pingTimeout: тип Число. Таймаут проверки.</text:p>
      <text:p text:style-name="Text_20_body">● pingPeriod: тип Число. Период проверки.</text:p>
      <text:p text:style-name="Text_20_body">● Ping direction not available ‑ по направлению проверки на клиентском процессе наступил таймаут.</text:p>
      <text:p text:style-name="Text_20_body">Параметры:</text:p>
      <text:p text:style-name="Text_20_body"><text:soft-page-break/>● address: тип Строка. Адрес направления.</text:p>
      <text:p text:style-name="Text_20_body">● pingTimeout: тип Число. Таймаут проверки.</text:p>
      <text:p text:style-name="Text_20_body">● pingPeriod: тип Число. Период проверки.</text:p>
      <text:p text:style-name="Text_20_body">● Ping direction available ‑ направление проверки на клиентском процессе стало вновь доступным.</text:p>
      <text:p text:style-name="Text_20_body">Параметры:</text:p>
      <text:p text:style-name="Text_20_body">● address: тип Строка. Адрес направления.</text:p>
      <text:p text:style-name="Text_20_body">● pingTimeout: тип Число. Таймаут проверки.</text:p>
      <text:p text:style-name="Text_20_body">● pingPeriod: тип Число. Период проверки.</text:p>
      <text:p text:style-name="Text_20_body">● Connection added to ping direction ‑ с данным направлением проверки стало связано еще одно соединение.</text:p>
      <text:p text:style-name="Text_20_body">Параметры:</text:p>
      <text:p text:style-name="Text_20_body">● address: тип Строка. Адрес направления.</text:p>
      <text:p text:style-name="Text_20_body">● pingTimeout: тип Число. Таймаут проверки.</text:p>
      <text:p text:style-name="Text_20_body">● pingPeriod: тип Число. Период проверки.</text:p>
      <text:p text:style-name="Text_20_body">● clientID: тип Число. Номер соединения, связанного с направлением проверки.</text:p>
      <text:p text:style-name="Text_20_body">● Connection removed from ping direction ‑ с данным направлением проверки перестало быть связано соединение.</text:p>
      <text:p text:style-name="Text_20_body">Параметры:</text:p>
      <text:p text:style-name="Text_20_body">● address: тип Строка. Адрес направления.</text:p>
      <text:p text:style-name="Text_20_body">● pingTimeout: тип Число. Таймаут проверки.</text:p>
      <text:p text:style-name="Text_20_body">● pingPeriod: тип Число. Период проверки.</text:p>
      <text:p text:style-name="Text_20_body">● clientID: тип Число. Номер соединения, связанного с направлением проверки.</text:p>
      <text:p text:style-name="Text_20_body">● Ping direction statistics ‑ статистка по направлению проверки. Выводится по каждому направлению раз в 10 секунд и перед завершением проверки по направлению.</text:p>
      <text:p text:style-name="Text_20_body">Параметры:</text:p>
      <text:p text:style-name="Text_20_body">● address: тип Строка. Адрес направления.</text:p>
      <text:p text:style-name="Text_20_body">● pingTimeout: тип Число. Таймаут проверки.</text:p>
      <text:p text:style-name="Text_20_body">● pingPeriod: тип Число. Период проверки.</text:p>
      <text:p text:style-name="Text_20_body">● period: тип Число. Время в миллисекундах за которые была собрана статистика.</text:p>
      <text:p text:style-name="Text_20_body">● packetsSent: тип Число. Количество посланных пакетов.</text:p>
      <text:p text:style-name="Text_20_body">● avgResponseTime: тип Число. Среднее время ответа.</text:p>
      <text:p text:style-name="Text_20_body">● maxResponseTime: тип Число. Максимальное время ответа.</text:p>
      <text:p text:style-name="Text_20_body">● packetsTimedOut: тип Число. Пакеты, на которые ответ не пришел за время таймаута.</text:p>
      <text:p text:style-name="Text_20_body">● packetsLost: тип Число. Количество пакетов, на которые ответ еще не пришел, но таймаут еще не наступил.</text:p>
      <text:p text:style-name="Text_20_body">● packetsLostAndFound: тип Число. Количество пришедших ответов на отправленные пакеты, которые не были учтены.</text:p>
      <text:p text:style-name="Text_20_body"><text:soft-page-break/>● Connection added to ping direction on server ‑ на серверном процессе направлению проверки стало соответствовать еще одно соединение.</text:p>
      <text:p text:style-name="Text_20_body">Параметры:</text:p>
      <text:p text:style-name="Text_20_body">● directionID: тип УникальныйИдентификатор. Идентификатор направления.</text:p>
      <text:p text:style-name="Text_20_body">● clientID: тип Число. Номер соединения, связанного с направлением проверки.</text:p>
      <text:p text:style-name="Text_20_body">● address: тип Строка. Адрес направления.</text:p>
      <text:p text:style-name="Text_20_body">● Connection removed from ping direction on server ‑ на серверном процессе направлению проверки перестало соответствовать одно соединение.</text:p>
      <text:p text:style-name="Text_20_body">Параметры:</text:p>
      <text:p text:style-name="Text_20_body">● directionID: тип УникальныйИдентификатор. Идентификатор направления.</text:p>
      <text:p text:style-name="Text_20_body">● clientID: тип Число. Номер соединения, связанного с направлением проверки.</text:p>
      <text:p text:style-name="Text_20_body">● Ping direction opened on server ‑ на серверном процессе появилось новое направление проверки.</text:p>
      <text:p text:style-name="Text_20_body">Параметры:</text:p>
      <text:p text:style-name="Text_20_body">● directionID: тип УникальныйИдентификатор. Идентификатор направления.</text:p>
      <text:p text:style-name="Text_20_body">● Ping direction closed on server ‑ на серверном процессе перестало существовать направление проверки.</text:p>
      <text:p text:style-name="Text_20_body">Параметры:</text:p>
      <text:p text:style-name="Text_20_body">● directionID: тип УникальныйИдентификатор. Идентификатор направления.</text:p>
      <text:p text:style-name="Text_20_body">● Ping direction not available on server ‑ на серверном процессе обнаружен таймаут по направлению проверки.</text:p>
      <text:p text:style-name="Text_20_body">Параметры:</text:p>
      <text:p text:style-name="Text_20_body">● directionID: тип УникальныйИдентификатор. Идентификатор направления.</text:p>
      <text:p text:style-name="Text_20_body">● Ping direction settings changed on server ‑ на серверном процессе направлению проверки переданы период проверки и таймаут проверки.</text:p>
      <text:p text:style-name="Text_20_body">Параметры:</text:p>
      <text:p text:style-name="Text_20_body">● directionID: тип УникальныйИдентификатор. Идентификатор направления.</text:p>
      <text:p text:style-name="Text_20_body">● pingTimeout: тип Число. Таймаут проверки.</text:p>
      <text:p text:style-name="Text_20_body">● pingPeriod: тип Число. Период проверки.</text:p>
      <text:p text:style-name="Text_20_body">● URI ‑ ресурс, к которому производится обращение (для событий VRSREQUEST, VRSRESPONSE).</text:p>
      <text:p text:style-name="Text_20_body">● Usr ‑ имя пользователя информационной базы (если в информационной базе не определены пользователи, это свойство будет иметь значение DefUser). Значение свойства берется из назначенного сеанса.</text:p>
      <text:p text:style-name="Text_20_body">● IB ‑ имя информационной базы (для события SESN).</text:p>
      <text:p text:style-name="Text_20_body">● Nmb ‑ номер сеанса (для события SESN).</text:p>
      <text:p text:style-name="Text_20_body">● Val ‑ значение, смысл зависит от значения параметра Func.</text:p>
      <text:p text:style-name="Text_20_body">● Word ‑ слово, если определено (для события FTEXTCheck).</text:p>
      <text:p text:style-name="Text_20_body">● WaitConnections ‑ список соединений, с которыми идет столкновение по управляемым транзакционным блокировкам (для событий TLOCK и TTIMEOUT).</text:p>
      <text:p text:style-name="Text_20_body"><text:soft-page-break/>Используя свойства элемента &lt;property&gt;, в технологический журнал можно записывать контекст исполнения. Контекст исполнения может быть двух видов: контекст встроенного языка и интерфейсный контекст. Контекст встроенного языка представляет собой список операторов встроенного языка и содержит в себе:</text:p>
      <text:p text:style-name="Text_20_body">● название модуля;</text:p>
      <text:p text:style-name="Text_20_body">● номер строки модуля;</text:p>
      <text:p text:style-name="Text_20_body">● текстовое представление элемента списка вызова встроенного языка соответствующей строки модуля.</text:p>
      <text:p text:style-name="Text_20_body">Интерфейсный контекст включает в себя:</text:p>
      <text:p text:style-name="Text_20_body">● полное имя формы;</text:p>
      <text:p text:style-name="Text_20_body">● тип активного элемента формы;</text:p>
      <text:p text:style-name="Text_20_body">● имя активного элемента формы;</text:p>
      <text:p text:style-name="Text_20_body">● имя кнопки командной панели (если она была нажата);</text:p>
      <text:p text:style-name="Text_20_body">● действие, выполняемое элементом формы;</text:p>
      <text:p text:style-name="Text_20_body">Например, контекст встроенного языка в файле технологического журнала может иметь следующий вид:</text:p>
      <text:p text:style-name="Text_20_body"><text:a xlink:type="simple" xlink:href="javascript:" text:style-name="Internet_20_link" text:visited-style-name="Visited_20_Internet_20_Link">Копировать в буфер обмена</text:a> </text:p>
      <text:p text:style-name="Preformatted_20_Text">Документ.ПриходнаяНакладная:23:Движения.УчетНоменклатуры.Записать();</text:p>
      <text:p text:style-name="Preformatted_20_Text">МодульПриложения:18:ПроверитьПодключениеОбработчикаОжидания(Истина);</text:p>
      <text:p text:style-name="Preformatted_20_Text">МодульПриложения:230:ЕслинпПолучитьЗначениеПоУмолчанию(глТекущийПользователь,"ИспользоватьНапоминания")</text:p>
      <text:p text:style-name="P1">ОбщийМодуль.нпНастройкиПользователей:481:Выборка=Запрос.Выполнить().Выбрать();</text:p>
      <text:p text:style-name="Text_20_body">Интерфейсный контекст в файле технологического журнала может иметь такой вид:</text:p>
      <text:p text:style-name="Text_20_body"><text:a xlink:type="simple" xlink:href="javascript:" text:style-name="Internet_20_link" text:visited-style-name="Visited_20_Internet_20_Link">Копировать в буфер обмена</text:a> </text:p>
      <text:p text:style-name="Preformatted_20_Text">{Документ.Документ1.ФормаСписка}/{ТабличноеПоле:</text:p>
      <text:p text:style-name="Preformatted_20_Text">ДокументСписок}/{ОбновлениеОтображения}</text:p>
      <text:p text:style-name="Preformatted_20_Text">{Документ.Документ1.Форма.ФормаДокумента}/{КоманднаяПанель:</text:p>
      <text:p text:style-name="Preformatted_20_Text">ОсновныеДействияФормы}/{ОсновныеДействияФормыОК}</text:p>
      <text:p text:style-name="Preformatted_20_Text">{Документ.Документ1.Форма.ФормаДокумента}/{Кнопка:</text:p>
      <text:p text:style-name="P1">Кнопка1}/{Нажатие}</text:p>
      <text:p text:style-name="Text_20_body">Чтобы включить запись контекста, нужно среди фильтров свойств записать элемент &lt;property name="Сontext"&gt; или элемент &lt;property name="all"&gt;.</text:p>
      <text:p text:style-name="Text_20_body">Если нужно записывать события SDBL (SDBL-запросы) и DBMSSQL (операторы SQL к СУБД MS SQL Server) с контекстом исполнения, то содержимое файла настройки технологического журнала будет выглядеть следующим образом:</text:p>
      <text:p text:style-name="Text_20_body"><text:a xlink:type="simple" xlink:href="javascript:" text:style-name="Internet_20_link" text:visited-style-name="Visited_20_Internet_20_Link">Копировать в буфер обмена</text:a> </text:p>
      <text:p text:style-name="Preformatted_20_Text">&lt;config xmlns="http://v8.1c.ru/v8/tech-log"&gt;</text:p>
      <text:p text:style-name="Preformatted_20_Text"><text:s text:c="4"/>&lt;log location="c:\v8\logs" history="1"&gt;</text:p>
      <text:p text:style-name="Preformatted_20_Text"><text:s text:c="8"/>&lt;event&gt;</text:p>
      <text:p text:style-name="Preformatted_20_Text"><text:s text:c="12"/>&lt;eq property="name" value="sdbl"/&gt;</text:p>
      <text:p text:style-name="Preformatted_20_Text"><text:s text:c="8"/>&lt;/event&gt;</text:p>
      <text:p text:style-name="Preformatted_20_Text"><text:s text:c="8"/>&lt;event&gt;</text:p>
      <text:p text:style-name="Preformatted_20_Text"><text:s text:c="12"/>&lt;eq property="name" value="dbmssql"/&gt;</text:p>
      <text:p text:style-name="Preformatted_20_Text"><text:s text:c="8"/>&lt;/event&gt;</text:p>
      <text:p text:style-name="Preformatted_20_Text"><text:s text:c="8"/>&lt;property name="context"&gt;</text:p>
      <text:p text:style-name="Preformatted_20_Text"><text:s text:c="8"/>&lt;/property&gt;</text:p>
      <text:p text:style-name="Preformatted_20_Text"><text:s text:c="4"/>&lt;/log&gt;</text:p>
      <text:p text:style-name="P1">&lt;/config&gt;</text:p>
      <text:p text:style-name="Text_20_body"><text:soft-page-break/>Чтобы записывать события SDBL (SDBL-запросы) и DBMSSQL (операторы SQL к СУБД MS SQL Server) без контекста исполнения, файл настройки технологического журнала нужно заполнить следующим образом:</text:p>
      <text:p text:style-name="Text_20_body"><text:a xlink:type="simple" xlink:href="javascript:" text:style-name="Internet_20_link" text:visited-style-name="Visited_20_Internet_20_Link">Копировать в буфер обмена</text:a> </text:p>
      <text:p text:style-name="Preformatted_20_Text">&lt;config xmlns="http://v8.1c.ru/v8/tech-log"&gt;</text:p>
      <text:p text:style-name="Preformatted_20_Text"><text:s text:c="4"/>&lt;log location="c:\v8\logs" history="1"&gt;</text:p>
      <text:p text:style-name="Preformatted_20_Text"><text:s text:c="8"/>&lt;event&gt;</text:p>
      <text:p text:style-name="Preformatted_20_Text"><text:s text:c="12"/>&lt;eq property="name" value="sdbl"/&gt;</text:p>
      <text:p text:style-name="Preformatted_20_Text"><text:s text:c="8"/>&lt;/event&gt;</text:p>
      <text:p text:style-name="Preformatted_20_Text"><text:s text:c="8"/>&lt;event&gt;</text:p>
      <text:p text:style-name="Preformatted_20_Text"><text:s text:c="12"/>&lt;eq property="name" value="dbmssql"/&gt;</text:p>
      <text:p text:style-name="Preformatted_20_Text"><text:s text:c="8"/>&lt;/event&gt;</text:p>
      <text:p text:style-name="Preformatted_20_Text"><text:s text:c="4"/>&lt;/log&gt;</text:p>
      <text:p text:style-name="P1">&lt;/config&gt;</text:p>
      <text:p text:style-name="Text_20_body">Чтобы записывать события SDBL (SDBL-запросы) и DBMSSQL (операторы SQL к СУБД MS SQL Server) без контекста исполнения, но со всеми другими свойствами, файл настроек должен содержать:</text:p>
      <text:p text:style-name="Text_20_body"><text:a xlink:type="simple" xlink:href="javascript:" text:style-name="Internet_20_link" text:visited-style-name="Visited_20_Internet_20_Link">Копировать в буфер обмена</text:a> </text:p>
      <text:p text:style-name="Preformatted_20_Text">&lt;config xmlns="http://v8.1c.ru/v8/tech-log"&gt;</text:p>
      <text:p text:style-name="Preformatted_20_Text"><text:s text:c="4"/>&lt;log location="c:\v8\logs" history="1"&gt;</text:p>
      <text:p text:style-name="Preformatted_20_Text"><text:s text:c="8"/>&lt;event&gt;</text:p>
      <text:p text:style-name="Preformatted_20_Text"><text:s text:c="12"/>&lt;eq property="name" value="sdbl"/&gt;</text:p>
      <text:p text:style-name="Preformatted_20_Text"><text:s text:c="8"/>&lt;/event&gt;</text:p>
      <text:p text:style-name="Preformatted_20_Text"><text:s text:c="8"/>&lt;event&gt;</text:p>
      <text:p text:style-name="Preformatted_20_Text"><text:s text:c="12"/>&lt;eq property="name" value="dbmssql"/&gt;</text:p>
      <text:p text:style-name="Preformatted_20_Text"><text:s text:c="8"/>&lt;/event&gt;</text:p>
      <text:p text:style-name="Preformatted_20_Text"><text:s text:c="8"/>&lt;property name="all"&gt;</text:p>
      <text:p text:style-name="Preformatted_20_Text"><text:s text:c="8"/>&lt;/property&gt;</text:p>
      <text:p text:style-name="Preformatted_20_Text"><text:s text:c="8"/>&lt;property name="context"&gt;</text:p>
      <text:p text:style-name="Preformatted_20_Text"><text:s text:c="12"/>&lt;eq property="name" value=""/&gt;</text:p>
      <text:p text:style-name="Preformatted_20_Text"><text:s text:c="8"/>&lt;/property&gt;</text:p>
      <text:p text:style-name="Preformatted_20_Text"><text:s text:c="4"/>&lt;/log&gt;</text:p>
      <text:p text:style-name="P1">&lt;/config&gt;</text:p>
      <text:p text:style-name="Text_20_body">Для того чтобы записывать события SDBL (SDBL-запросы) с контекстом исполнения и DBMSSQL (операторы SQL к СУБД MS SQL Server) без контекста исполнения, содержимое файла настройки должно иметь следующий вид:</text:p>
      <text:p text:style-name="Text_20_body"><text:a xlink:type="simple" xlink:href="javascript:" text:style-name="Internet_20_link" text:visited-style-name="Visited_20_Internet_20_Link">Копировать в буфер обмена</text:a> </text:p>
      <text:p text:style-name="Preformatted_20_Text">&lt;config xmlns="http://v8.1c.ru/v8/tech-log"&gt;</text:p>
      <text:p text:style-name="Preformatted_20_Text"><text:s text:c="4"/>&lt;log location="c:\v8\logs" history="1"&gt;</text:p>
      <text:p text:style-name="Preformatted_20_Text"><text:s text:c="8"/>&lt;event&gt;</text:p>
      <text:p text:style-name="Preformatted_20_Text"><text:s text:c="12"/>&lt;eq property="name" value="sdbl "/&gt;</text:p>
      <text:p text:style-name="Preformatted_20_Text"><text:s text:c="8"/>&lt;/event&gt;</text:p>
      <text:p text:style-name="Preformatted_20_Text"><text:s text:c="8"/>&lt;event&gt;</text:p>
      <text:p text:style-name="Preformatted_20_Text"><text:s text:c="12"/>&lt;eq property="name" value="dbmssql"/&gt;</text:p>
      <text:p text:style-name="Preformatted_20_Text"><text:s text:c="8"/>&lt;/event&gt;</text:p>
      <text:p text:style-name="Preformatted_20_Text"><text:s text:c="8"/>&lt;property name="context"&gt;</text:p>
      <text:p text:style-name="Preformatted_20_Text"><text:s text:c="12"/>&lt;event&gt;</text:p>
      <text:p text:style-name="Preformatted_20_Text"><text:s text:c="16"/>&lt;eq property="name" value="sdbl"/&gt;</text:p>
      <text:p text:style-name="Preformatted_20_Text"><text:s text:c="12"/>&lt;/event&gt;</text:p>
      <text:p text:style-name="Preformatted_20_Text"><text:s text:c="8"/>&lt;/property&gt;</text:p>
      <text:p text:style-name="Preformatted_20_Text"><text:s text:c="4"/>&lt;/log&gt;</text:p>
      <text:p text:style-name="P1">&lt;/config&gt;</text:p>
      <text:p text:style-name="Text_20_body">Наличие элемента &lt;property name="Context"&gt; означает, что для записываемых в журнал событий при выполнении условий, указанных в данном элементе, будет записана информация о контексте. После этого в каждое событие технологического журнала будет добавлена информация о контексте исполнения в текущем процессе, а после события будет добавлено мгновенное событие, несущее информацию о контексте исполнения клиентского процесса.</text:p>
      <text:p text:style-name="Text_20_body"><text:soft-page-break/>В технологический журнал могут быть записаны сообщения об исключительных ситуациях, связанных с менеджером блокировок. Для этого файл конфигурации должен иметь примерно следующий вид:</text:p>
      <text:p text:style-name="Text_20_body"><text:a xlink:type="simple" xlink:href="javascript:" text:style-name="Internet_20_link" text:visited-style-name="Visited_20_Internet_20_Link">Копировать в буфер обмена</text:a> </text:p>
      <text:p text:style-name="Preformatted_20_Text">&lt;config xmlns="http://v8.1c.ru/v8/tech-log"&gt;</text:p>
      <text:p text:style-name="Preformatted_20_Text"><text:s text:c="4"/>&lt;log location="c:\v8\logs" history="7"&gt;</text:p>
      <text:p text:style-name="Preformatted_20_Text"><text:s text:c="8"/>&lt;event&gt;</text:p>
      <text:p text:style-name="Preformatted_20_Text"><text:s text:c="12"/>&lt;eq property="name" value="excp"/&gt;</text:p>
      <text:p text:style-name="Preformatted_20_Text"><text:s text:c="8"/>&lt;/event&gt;</text:p>
      <text:p text:style-name="Preformatted_20_Text"><text:s text:c="8"/>&lt;event&gt;</text:p>
      <text:p text:style-name="Preformatted_20_Text"><text:s text:c="12"/>&lt;eq property="name" value="tlock"/&gt;</text:p>
      <text:p text:style-name="Preformatted_20_Text"><text:s text:c="12"/>&lt;gt property="duration" value="100000"/&gt;</text:p>
      <text:p text:style-name="Preformatted_20_Text"><text:s text:c="8"/>&lt;/event&gt;</text:p>
      <text:p text:style-name="Preformatted_20_Text"><text:s text:c="8"/>&lt;property name="all"/&gt;</text:p>
      <text:p text:style-name="Preformatted_20_Text"><text:s text:c="8"/>&lt;property name="context"&gt;</text:p>
      <text:p text:style-name="Preformatted_20_Text"><text:s text:c="12"/>&lt;event&gt;</text:p>
      <text:p text:style-name="Preformatted_20_Text"><text:s text:c="16"/>&lt;eq property="name" value=""/&gt;</text:p>
      <text:p text:style-name="Preformatted_20_Text"><text:s text:c="12"/>&lt;/event&gt;</text:p>
      <text:p text:style-name="Preformatted_20_Text"><text:s text:c="8"/>&lt;/property&gt;</text:p>
      <text:p text:style-name="Preformatted_20_Text"><text:s text:c="4"/>&lt;/log&gt;</text:p>
      <text:p text:style-name="Preformatted_20_Text"><text:s text:c="4"/>&lt;dump location="c:\v8\dumps" create="1" type="2"/&gt;</text:p>
      <text:p text:style-name="P1">&lt;/config&gt;</text:p>
      <text:p text:style-name="Text_20_body">В приведенном примере будут регистрироваться все исключительные ситуации, связанные с блокировками (в частности, DEADLOCK ‑ взаимные блокировки соединений и TIMEOUT ‑ истечение предопределенного времени, при этом в обоих случаях в текст сообщения об исключительной ситуации включается номер соединения, которое вызвало эту исключительную ситуацию), и ожидания, превысившие 10 секунд. При этом будет записана информация по всем свойствам, кроме Context.</text:p>
      <text:h text:style-name="Heading_20_5" text:outline-level="5"><text:bookmark text:name="TI000000842"/><text:bookmark text:name="IssOgl4_3.20.2.4.3_Значения_свойства_Func"/>3.20.2.4.3. Значения свойства Func</text:h>
      <text:p text:style-name="Text_20_body">Свойство Func может принимать следующие значения:</text:p>
      <text:p text:style-name="Text_20_body">● AcceptPartialIndex ‑ принять частичные индексы.</text:p>
      <text:p text:style-name="Text_20_body">● agentAuthenticate ‑ аутентификация администратора центрального сервера.</text:p>
      <text:p text:style-name="Text_20_body">● applyServiceAssociationRules ‑ применение требований назначения функциональности.</text:p>
      <text:p text:style-name="Text_20_body">● attach ‑ назначение сеанса соединению (событие типа SESN выводится в момент отмены назначения соединению сеанса). Длительность показывает, сколько времени сеанс был назначен соединению.</text:p>
      <text:p text:style-name="Text_20_body">● authenticateInfoBaseAdmin ‑ аутентификация администратора информационной базы.</text:p>
      <text:p text:style-name="Text_20_body">● authenticateSrvrUser ‑ аутентификация пользователя кластера в рабочем сервере.</text:p>
      <text:p text:style-name="Text_20_body">● authenticateSrvrUser ‑ аутентификация администратора кластера в рабочем процессе.</text:p>
      <text:p text:style-name="Text_20_body">● authenticateStarter ‑ аутентификация удаленного центрального сервера.</text:p>
      <text:p text:style-name="Text_20_body">● beginTransaction ‑ начало транзакции (событие типа SDBL выводится в журнал в момент начала транзакции и не имеет длительности).</text:p>
      <text:p text:style-name="Text_20_body">● busy ‑ сеанс уже назначен соединению (событие типа SESN выводится при попытке назначения соединению сеанса, который уже назначен). Не имеет длительности.</text:p>
      <text:p text:style-name="Text_20_body">● changeInfoBaseParams ‑ изменение параметров информационной базы: выдача лицензий сервером, внешнее управление сеансами, обязательное управление внешними сеансами, профиль безопасности, профиль безопасности безопасного режима.</text:p>
      <text:p text:style-name="Text_20_body">● changeLocale ‑ изменение национальных настроек базы данных.</text:p>
      <text:p text:style-name="Text_20_body">● CheckIndexes ‑ выполняется проверка индексов полнотекстового поиска.</text:p>
      <text:p text:style-name="Text_20_body"><text:soft-page-break/>● commitTransaction ‑ фиксация транзакции.</text:p>
      <text:p text:style-name="Text_20_body">● Com-класс ‑ SecurityProfileComClass;</text:p>
      <text:p text:style-name="Text_20_body">● Com-класс ‑ SecurityProfileComClass;</text:p>
      <text:p text:style-name="Text_20_body">● connect ‑ соединение с внешним источником данных.</text:p>
      <text:p text:style-name="Text_20_body">● copyMoveFile ‑ копирование/перемещение фрагмента конфигурации между записями таблиц базы данных.</text:p>
      <text:p text:style-name="Text_20_body">● createFile ‑ создание файла.</text:p>
      <text:p text:style-name="Text_20_body">● createInfoBase ‑ создание информационной базы.</text:p>
      <text:p text:style-name="Text_20_body">● deleteFile ‑ удаление файла.</text:p>
      <text:p text:style-name="Text_20_body">● deserializeTable ‑ восстановление данных таблицы базы данных из файла.</text:p>
      <text:p text:style-name="Text_20_body">● disconnect ‑ разрыв соединения с внешним источником данных.</text:p>
      <text:p text:style-name="Text_20_body">● dropInfoBase ‑ удаление информационной базы.</text:p>
      <text:p text:style-name="Text_20_body">● dropInfoBase ‑ удаление информационной базы.</text:p>
      <text:p text:style-name="Text_20_body">● erase&lt;X&gt; ‑ удаление записи из профиля безопасности, где &lt;X&gt; это:</text:p>
      <text:p text:style-name="Text_20_body">● Виртуальный каталог ‑ SecurityProfileVirtualDirectory;</text:p>
      <text:p text:style-name="Text_20_body">● Внешний модуль ‑ SecurityProfileExternalModule;</text:p>
      <text:p text:style-name="Text_20_body">● Внешняя компонента ‑ SecurityProfileAddIn;</text:p>
      <text:p text:style-name="Text_20_body">● Интернет ресурс ‑ SecurityProfileInternetResource;</text:p>
      <text:p text:style-name="Text_20_body">● Приложение ‑ SecurityProfileApplication.</text:p>
      <text:p text:style-name="Text_20_body">● eraseAgentUser ‑ удаление пользователя центрального сервера.</text:p>
      <text:p text:style-name="Text_20_body">● eraseAgentUser ‑ удаление администратора центрального сервера.</text:p>
      <text:p text:style-name="Text_20_body">● eraseIBRegistry ‑ удаление кластера из центрального сервера.</text:p>
      <text:p text:style-name="Text_20_body">● eraseIBRegistry ‑ удаление кластера.</text:p>
      <text:p text:style-name="Text_20_body">● eraseRegServer ‑ удаление рабочего сервера.</text:p>
      <text:p text:style-name="Text_20_body">● eraseRegServer ‑ удаление рабочего сервера.</text:p>
      <text:p text:style-name="Text_20_body">● eraseRegUser ‑ удаление пользователя кластера.</text:p>
      <text:p text:style-name="Text_20_body">● eraseRegUser ‑ удаление администратора кластера.</text:p>
      <text:p text:style-name="Text_20_body">● eraseSeance ‑ удаление сеанса.</text:p>
      <text:p text:style-name="Text_20_body">● eraseSecurityProfile ‑ удаление профиля безопасности.</text:p>
      <text:p text:style-name="Text_20_body">● eraseServerProcess ‑ удаление рабочего процесса.</text:p>
      <text:p text:style-name="Text_20_body">● eraseServiceAssociationRule ‑ удаление требования назначения функциональности.</text:p>
      <text:p text:style-name="Text_20_body">● finish ‑ окончание сеанса (событие типа SESN выводится в журнал в момент окончания сеанса, и длительность события равна длительности всего сеанса).</text:p>
      <text:p text:style-name="Text_20_body">● FtextMngrIndexChanges ‑ выполняется обновление индекса полнотекстового поиска в файловом варианте информационной базы.</text:p>
      <text:p text:style-name="Text_20_body"><text:soft-page-break/>● FtextMngrRHostIndexChanges ‑ выполняется обновление индекса полнотекстового поиска в клиент-серверном варианте информационной базы.</text:p>
      <text:p text:style-name="Text_20_body">● get&lt;X&gt; ‑ чтение полного списка профилей безопасности или их записей, где &lt;X&gt; это:</text:p>
      <text:p text:style-name="Text_20_body">● Виртуальный каталог ‑ SecurityProfileVirtualDirectory;</text:p>
      <text:p text:style-name="Text_20_body">● Внешний модуль ‑ SecurityProfileExternalModule;</text:p>
      <text:p text:style-name="Text_20_body">● Внешняя компонента ‑ SecurityProfileAddIn;</text:p>
      <text:p text:style-name="Text_20_body">● Интернет ресурс ‑ SecurityProfileInternetResource;</text:p>
      <text:p text:style-name="Text_20_body">● Приложение ‑ SecurityProfileApplication.</text:p>
      <text:p text:style-name="Text_20_body">● getAgentUsers ‑ чтение данных по администраторам агента.</text:p>
      <text:p text:style-name="Text_20_body">● getClusterManagers ‑ чтение списка и параметров менеджеров кластера.</text:p>
      <text:p text:style-name="Text_20_body">● getConnections ‑ Чтение списка соединений.</text:p>
      <text:p text:style-name="Text_20_body">● GetDataForIndexing ‑ получить список измененных объектов для включения в индекс полнотекстового поиска.</text:p>
      <text:p text:style-name="Text_20_body">● getIBRegistry ‑ чтение списка и параметров кластеров.</text:p>
      <text:p text:style-name="Text_20_body">● getInfoBaseParams ‑ чтение параметров информационной базы.</text:p>
      <text:p text:style-name="Text_20_body">● getInfoBases ‑ чтение списка информационных баз.</text:p>
      <text:p text:style-name="Text_20_body">● getObjectLocks ‑ чтение списка объектных блокировок кластера.</text:p>
      <text:p text:style-name="Text_20_body">● getRegUsers ‑ чтение данных по администраторам кластера.</text:p>
      <text:p text:style-name="Text_20_body">● getSeances ‑ чтение списка сеансов.</text:p>
      <text:p text:style-name="Text_20_body">● getServerProcesses ‑ чтение списка и параметров рабочих процессов.</text:p>
      <text:p text:style-name="Text_20_body">● getServiceAssociationRules ‑ чтение списка требований назначения функциональности.</text:p>
      <text:p text:style-name="Text_20_body">● getServicesDistribution ‑ чтение данных по распределению сервисов по менеджерам кластера.</text:p>
      <text:p text:style-name="Text_20_body">● getServicesInfo ‑ чтение информации о доступных сервисах кластера.</text:p>
      <text:p text:style-name="Text_20_body">● getTransactionSplitter ‑ получение разделителя итогов.</text:p>
      <text:p text:style-name="Text_20_body">● holdConnection ‑ удержание соединения.</text:p>
      <text:p text:style-name="Text_20_body">● IndexObjects ‑ выполняется индексация порции объектов.</text:p>
      <text:p text:style-name="Text_20_body">● initialize ‑ инициализация подсистемы лицензирования (только для события LIC).</text:p>
      <text:p text:style-name="Text_20_body">● insertAgentUser ‑ добавление пользователя центрального сервера.</text:p>
      <text:p text:style-name="Text_20_body">● insertAgentUser ‑ добавление администратора центрального сервера.</text:p>
      <text:p text:style-name="Text_20_body">● insertIBRegistry ‑ добавление кластера в центральный сервер.</text:p>
      <text:p text:style-name="Text_20_body">● insertIBRegistry ‑ создание кластера.</text:p>
      <text:p text:style-name="Text_20_body">● insertRecords ‑ добавление записи в таблицу базы данных.</text:p>
      <text:p text:style-name="Text_20_body">● insertRegServer ‑ добавление рабочего сервера.</text:p>
      <text:p text:style-name="Text_20_body">● insertRegServer ‑ добавление рабочего сервера.</text:p>
      <text:p text:style-name="Text_20_body">● insertRegUser ‑ добавление пользователя кластера.</text:p>
      <text:p text:style-name="Text_20_body"><text:soft-page-break/>● insertRegUser ‑ добавление администратора кластера.</text:p>
      <text:p text:style-name="Text_20_body">● insertServerProcess ‑ добавление рабочего процесса.</text:p>
      <text:p text:style-name="Text_20_body">● insertServerProcess ‑ добавление рабочего процесса.</text:p>
      <text:p text:style-name="Text_20_body">● isProperLocale ‑ проверка национальных настроек, установленных для базы данных.</text:p>
      <text:p text:style-name="Text_20_body">● killClient ‑ Разрыв соединения.</text:p>
      <text:p text:style-name="Text_20_body">● killClient ‑ разрыв соединения клиента с кластером серверов системы «1С:Предприятие».</text:p>
      <text:p text:style-name="Text_20_body">● lockRecord ‑ блокировка записи.</text:p>
      <text:p text:style-name="Text_20_body">● lookupTmpTable ‑ получение/создание временной таблицы базы данных.</text:p>
      <text:p text:style-name="Text_20_body">● MergeSynchro ‑ объединить файлы с индексами полнотекстового поиска.</text:p>
      <text:p text:style-name="Text_20_body">● modifyFile ‑ обновление файла.</text:p>
      <text:p text:style-name="Text_20_body">● moveFile ‑ перемещение файла.</text:p>
      <text:p text:style-name="Text_20_body">● quickInsert ‑ быстрая вставка данных в таблицу базы данных.</text:p>
      <text:p text:style-name="Text_20_body">● readFile ‑ чтение файла.</text:p>
      <text:p text:style-name="Text_20_body">● regAuthenticate ‑ аутентификация в кластере.</text:p>
      <text:p text:style-name="Text_20_body">● regAuthenticate ‑ аутентификация администратора кластера.</text:p>
      <text:p text:style-name="Text_20_body">● restoreObject ‑ восстановление объекта.</text:p>
      <text:p text:style-name="Text_20_body">● resumeIndexing ‑ восстановление индексирования таблиц базы данных.</text:p>
      <text:p text:style-name="Text_20_body">● returnTmpTable ‑ освобождение временной таблицы базы данных.</text:p>
      <text:p text:style-name="Text_20_body">● rollbackTransaction ‑ отмена транзакции.</text:p>
      <text:p text:style-name="Text_20_body">● saveObject ‑ сохранение объекта.</text:p>
      <text:p text:style-name="Text_20_body">● searchFile ‑ поиск файла.</text:p>
      <text:p text:style-name="Text_20_body">● securedInsert ‑ вставка записей с наложением ограничений доступа к данным.</text:p>
      <text:p text:style-name="Text_20_body">● selectFileName ‑ выбор имени файла.</text:p>
      <text:p text:style-name="Text_20_body">● serializeTable ‑ сохранение данных таблицы в файл.</text:p>
      <text:p text:style-name="Text_20_body">● setClusterRecycling ‑ изменение настроек перезапуска рабочих процессов кластера (кроме уровня отказоустойчивости).</text:p>
      <text:p text:style-name="Text_20_body">● setFaultToleranceLevel ‑ изменение уровня отказоустойчивости кластера.</text:p>
      <text:p text:style-name="Text_20_body">● setInfoBaseConnectingDeny ‑ изменение параметров блокировки начала сеансов информационной базы.</text:p>
      <text:p text:style-name="Text_20_body">● setInfoBaseConnectingDeny ‑ установка режима блокировки установки соединений с информационной базой.</text:p>
      <text:p text:style-name="Text_20_body">● setInfoBaseDescr ‑ изменение описания информационной базы.</text:p>
      <text:p text:style-name="Text_20_body">● setInfoBaseDescr ‑ установка описания информационной базы.</text:p>
      <text:p text:style-name="Text_20_body">● setInfoBaseScheduledJobsDeny ‑ изменение блокировки регламентных заданий информационной базы.</text:p>
      <text:p text:style-name="Text_20_body">● setRegDescr ‑ изменение описания кластера.</text:p>
      <text:p text:style-name="Text_20_body">● setRegDescr ‑ установка описания кластера.</text:p>
      <text:p text:style-name="Text_20_body"><text:soft-page-break/>● setRegMultiProcEnable ‑ установка значения флажка поддержки кластером многих рабочих процессов.</text:p>
      <text:p text:style-name="Text_20_body">● setRegSecLevel ‑ изменение уровня защищенного соединения кластера.</text:p>
      <text:p text:style-name="Text_20_body">● setRegSecLevel ‑ установка уровня безопасности кластера.</text:p>
      <text:p text:style-name="Text_20_body">● setRollbackOnly ‑ установка флажка наличия в транзакции ошибки (ее можно только откатить).</text:p>
      <text:p text:style-name="Text_20_body">● setSecurityProfile ‑ создание и изменение профиля безопасности.</text:p>
      <text:p text:style-name="Text_20_body">● setSecurityProfileAddIn ‑ создание/изменение записи в профиле безопасности (внешняя компонента).</text:p>
      <text:p text:style-name="Text_20_body">● setSecurityProfileApplication ‑ создание/изменение записи в профиле безопасности (приложение).</text:p>
      <text:p text:style-name="Text_20_body">● setSecurityProfileComClass ‑ создание/изменение записи в профиле безопасности (com-класс).</text:p>
      <text:p text:style-name="Text_20_body">● setSecurityProfileExternalModule ‑ создание/изменение записи в профиле безопасности (внешний модуль).</text:p>
      <text:p text:style-name="Text_20_body">● setSecurityProfileInternetResource ‑ создание/изменение записи в профиле безопасности (интернет ресурс).</text:p>
      <text:p text:style-name="Text_20_body">● setSecurityProfileVirtualDirectory ‑ создание/изменение записи в профиле безопасности (виртуальный каталог).</text:p>
      <text:p text:style-name="Text_20_body">● setServerProcessCapacity ‑ установка производительности рабочего процесса.</text:p>
      <text:p text:style-name="Text_20_body">● setServerProcessCapacity ‑ установка значения пропускной способности рабочего процесса.</text:p>
      <text:p text:style-name="Text_20_body">● setServerProcessEnable ‑ установка статуса рабочего процесса.</text:p>
      <text:p text:style-name="Text_20_body">● setServerProcessEnable ‑ установка значения флажка разрешения запуска рабочего процесса.</text:p>
      <text:p text:style-name="Text_20_body">● setServiceAssociationRule ‑ создание и изменение требования назначения функциональности.</text:p>
      <text:p text:style-name="Text_20_body">● setSingleUser ‑ установка монопольного режима.</text:p>
      <text:p text:style-name="Text_20_body">● setSrcProcessName ‑ означает создание общих данных информационной базы в рабочем процессе и назначение им общего имени. Событие записывается при подключении первого пользователя к информационной базе через данный рабочий процесс или при выполнении динамического обновления конфигурации информационной базы.</text:p>
      <text:p text:style-name="Text_20_body">● start ‑ начало сеанса (событие типа SESN выводится в журнал в момент начала сеанса и не имеет длительности).</text:p>
      <text:p text:style-name="Text_20_body">● suspendIndexing ‑ отмена индексирования таблиц базы данных.</text:p>
      <text:p text:style-name="Text_20_body">● takeKeyVal ‑ получение значения ключа записи табличной части.</text:p>
      <text:p text:style-name="Text_20_body">● transaction ‑ начало транзакции (событие типа SDBL начинается при начале транзакции, заканчивается при завершении транзакции).</text:p>
      <text:p text:style-name="Text_20_body">● updateRegServer ‑ изменение параметров рабочего сервера.</text:p>
      <text:p text:style-name="Text_20_body">● updateRegServer ‑ изменение параметров рабочего сервера.</text:p>
      <text:p text:style-name="Text_20_body">● wait ‑ ожидание назначения (событие типа SESN выводится в момент окончания ожидания назначения сеанса соединению). Длительность события равна времени ожидания соединения. Если соединению назначается сеанс, который уже назначен, то текущий поток текущего соединения ожидает отмены назначения сеанса другому соединению.</text:p>
      <text:p text:style-name="Text_20_body">● xlockTables ‑ установка исключительной блокировки на таблицу.</text:p>
      <text:p text:style-name="Text_20_body">● xlockTablesShared ‑ установка разделяемой блокировки на таблицу.</text:p>
      <text:h text:style-name="Heading_20_5" text:outline-level="5"><text:bookmark text:name="TI000000843"/><text:bookmark text:name="IssOgl4_3.20.2.4.4_Описание_свойства_res_события_LIC"/><text:soft-page-break/>3.20.2.4.4. Описание свойства res события LIC</text:h>
      <text:p text:style-name="Text_20_body">Может принимать следующие значения:</text:p>
      <text:p text:style-name="Text_20_body">● seize ‑ занята новая лицензия.</text:p>
      <text:p text:style-name="Text_20_body">● reuse ‑ повторно использована лицензия, которая была занята ранее. Если свойство res принимает значение seize или reuse, то свойство txt содержит следующую информацию:</text:p>
      <text:p text:style-name="Text_20_body">● Массив с номерами получаемых лицензий.</text:p>
      <text:p text:style-name="Text_20_body">● Получатель лицензии:</text:p>
      <text:p text:style-name="Text_20_body">● local Designer;</text:p>
      <text:p text:style-name="Text_20_body">● local application.</text:p>
      <text:p text:style-name="Text_20_body">● Уникальный идентификатор сеанса или сервера, получающего лицензию.</text:p>
      <text:p text:style-name="Text_20_body">● Идентификатор полученной лицензии в случае, если лицензия получена.</text:p>
      <text:p text:style-name="Text_20_body">● Запрошенный вид лицензии:</text:p>
      <text:p text:style-name="Text_20_body">● local Designer ‑ конфигуратор;</text:p>
      <text:p text:style-name="Text_20_body">● local application ‑ клиентское приложение;</text:p>
      <text:p text:style-name="Text_20_body">● local COM connector 32 ‑ 32-разрядное COM-соединение;</text:p>
      <text:p text:style-name="Text_20_body">● local COM connector 64 ‑ 64-разрядное COM-соединение;</text:p>
      <text:p text:style-name="Text_20_body">● local server 32 ‑ 32-разрядный сервер «1С:Предприятия»;</text:p>
      <text:p text:style-name="Text_20_body">● local server 64 ‑ 64-разрядный сервер «1С:Предприятия»;</text:p>
      <text:p text:style-name="Text_20_body">● remote application ‑ любое приложение «1С:Предприятия» на удаленном компьютере.</text:p>
      <text:p text:style-name="Text_20_body">● Данные о просмотренных ключах или файлах лицензий:</text:p>
      <text:p text:style-name="Text_20_body">● Для аппаратных лицензий:</text:p>
      <text:p text:style-name="Text_20_body">● hard;</text:p>
      <text:p text:style-name="Text_20_body">● Локальный или сетевой ключ использован;</text:p>
      <text:p text:style-name="Text_20_body">● Серия ключа: client, client 300, client 500, server 32, server 64.</text:p>
      <text:p text:style-name="Text_20_body">● Почему не получена лицензия:</text:p>
      <text:p text:style-name="Text_20_body">● not available ‑ отсутствует (обнаружена ошибка программного интерфейса работы с ключами HASP);</text:p>
      <text:p text:style-name="Text_20_body">● no licenses left ‑ все лицензии закончились;</text:p>
      <text:p text:style-name="Text_20_body">● no slots left ‑ все лицензии закончились;</text:p>
      <text:p text:style-name="Text_20_body">● absent ‑ попытка работы с ключом, который уже недоступен, например, извлечен из компьютера.</text:p>
      <text:p text:style-name="Text_20_body">● local and single key is already used ‑ попытка получения уже занятой лицензии из локального однопользовательского ключа.</text:p>
      <text:p text:style-name="Text_20_body">● Количество лицензий (если информация доступна);</text:p>
      <text:p text:style-name="Text_20_body">● Сколько лицензий уже получено (если информация доступна);</text:p>
      <text:p text:style-name="Text_20_body">● Для программных лицензий:</text:p>
      <text:p text:style-name="Text_20_body">● soft;</text:p>
      <text:p text:style-name="Text_20_body">● Имя файла с активированной лицензией;</text:p>
      <text:p text:style-name="Text_20_body"><text:soft-page-break/>● Причина неполучения лицензии:</text:p>
      <text:p text:style-name="Text_20_body">● stop list ‑ файл лицензии в черном списке;</text:p>
      <text:p text:style-name="Text_20_body">● bad format ‑ неверный формат файла;</text:p>
      <text:p text:style-name="Text_20_body">● bad signature ‑ неверна подпись центра лицензирования;</text:p>
      <text:p text:style-name="Text_20_body">● second server lite ‑ повторная лицензия на сервер МИНИ;</text:p>
      <text:p text:style-name="Text_20_body">● binding error ‑ ошибка привязки;</text:p>
      <text:p text:style-name="Text_20_body">● incorrect license type ‑ неподходящий тип лицензии;</text:p>
      <text:p text:style-name="Text_20_body">● no licenses left ‑ лицензии закончились;</text:p>
      <text:p text:style-name="Text_20_body">● exception(текст исключения) ‑ другое исключение.</text:p>
      <text:p text:style-name="Text_20_body">● Вариант подписи центра лицензирования</text:p>
      <text:p text:style-name="Text_20_body">● Short ‑ для лицензии, полученной по телефону;</text:p>
      <text:p text:style-name="Text_20_body">● Long ‑ для лицензий, полученных на носителе или через Интернет.</text:p>
      <text:p text:style-name="Text_20_body">● Регистрационный номер лицензии;</text:p>
      <text:p text:style-name="Text_20_body">● Пинкод, использованный для активации лицензии;</text:p>
      <text:p text:style-name="Text_20_body">● Вид лицензии;</text:p>
      <text:p text:style-name="Text_20_body">● Максимальное количество пользователей;</text:p>
      <text:p text:style-name="Text_20_body">● Различная вспомогательная информация.</text:p>
      <text:p text:style-name="Text_20_body">● Отличия в списке оборудования:</text:p>
      <text:p text:style-name="Text_20_body">● Для программных лицензий, активированных версией 8.2.14 и младше:</text:p>
      <text:p text:style-name="Text_20_body">● Added in current computer configuration ‑ список оборудования, существующего в настоящий момент, которое отсутствовало в момент получения лицензии.</text:p>
      <text:p text:style-name="Text_20_body">● Available at license acquisition time ‑ список аналогичного оборудования, которое существовало в момент получения лицензии.</text:p>
      <text:p text:style-name="Text_20_body">● Для программных лицензий, активированных версией 8.2.15 и старше:</text:p>
      <text:p text:style-name="Text_20_body">● Removed after license acquisition ‑ список оборудования, которое существовало в момент получения лицензии, и отсутствует в настоящий момент.</text:p>
      <text:p text:style-name="Text_20_body">● Available in current computer configuration ‑ список оборудования, которое существует в настоящий момент, и отсутствовало в момент получения лицензии. Только если такое оборудование есть</text:p>
      <text:p text:style-name="Text_20_body">● Если лицензия получена, то предоставляются следующие данные о ключе или программной лицензии:</text:p>
      <text:p text:style-name="Text_20_body">● Для аппаратной лицензии:</text:p>
      <text:p text:style-name="Text_20_body">● Серия ключа;</text:p>
      <text:p text:style-name="Text_20_body">● Вид ключа;</text:p>
      <text:p text:style-name="Text_20_body">● Количество лицензий;</text:p>
      <text:p text:style-name="Text_20_body">● Количество занятых лицензий после получения текущей.</text:p>
      <text:p text:style-name="Text_20_body">● Для программной лицензии:</text:p>
      <text:p text:style-name="Text_20_body">● Имя файла с активированной лицензией;</text:p>
      <text:p text:style-name="Text_20_body"><text:soft-page-break/>● Вид лицензии;</text:p>
      <text:p text:style-name="Text_20_body">● Количество лицензий;</text:p>
      <text:p text:style-name="Text_20_body">● Количество занятых лицензий после получения текущей.</text:p>
      <text:p text:style-name="Text_20_body">● release ‑ освобождение лицензии. Свойство txt в этом случае содержит следующую информацию:</text:p>
      <text:p text:style-name="Text_20_body">● для программных лицензий:</text:p>
      <text:p text:style-name="Text_20_body">● внутренний уникальный идентификатор объекта освобождаемой лицензии;</text:p>
      <text:p text:style-name="Text_20_body">● время, в которое был создан объект освобождаемой лицензии;</text:p>
      <text:p text:style-name="Text_20_body">● кто получил лицензию;</text:p>
      <text:p text:style-name="Text_20_body">● какая лицензия освобождается: client, server32, server64, server lite;</text:p>
      <text:p text:style-name="Text_20_body">● различная вспомогательная информация.</text:p>
      <text:p text:style-name="Text_20_body">● для аппаратных лицензий:</text:p>
      <text:p text:style-name="Text_20_body">● внутренний уникальный идентификатор объекта освобождаемой лицензии;</text:p>
      <text:p text:style-name="Text_20_body">● время, в которое был создан объект освобождаемой лицензии;</text:p>
      <text:p text:style-name="Text_20_body">● кто получил лицензию;</text:p>
      <text:p text:style-name="Text_20_body">● вспомогательная информация о ключе.</text:p>
      <text:p text:style-name="Text_20_body">● binding ‑ проверка соответствия текущего списка оборудования списку, который был использован при активации программной лицензии. При обнаружении несовпадения, критичного для привязки лицензии, свойство txt содержит следующую информацию:</text:p>
      <text:p text:style-name="Text_20_body">● Computer binding parameter changed;</text:p>
      <text:p text:style-name="Text_20_body">● Для каждого файла лицензии, который перестанет работать при текущих параметрах компьютера, выводится следующая информация:</text:p>
      <text:p text:style-name="Text_20_body">● имя файла с активированной лицензией;</text:p>
      <text:p text:style-name="Text_20_body">● регистрационный номер лицензии;</text:p>
      <text:p text:style-name="Text_20_body">● пинкод, использованный для активации лицензии;</text:p>
      <text:p text:style-name="Text_20_body">● вид лицензии;</text:p>
      <text:p text:style-name="Text_20_body">● максимальное количество пользователей;</text:p>
      <text:p text:style-name="Text_20_body">● отличия в списке оборудования:</text:p>
      <text:p text:style-name="Text_20_body">● Для программных лицензий, активированных версией 8.2.14 и младше:</text:p>
      <text:p text:style-name="Text_20_body">● Added in current computer configuration ‑ список оборудования, существующего в настоящий момент, которое отсутствовало в момент получения лицензии.</text:p>
      <text:p text:style-name="Text_20_body">● Available at license acquisition time ‑ список аналогичного оборудования, которое существовало в момент получения лицензии.</text:p>
      <text:p text:style-name="Text_20_body">● Для программных лицензий, активированных версией 8.2.15 и старше:</text:p>
      <text:p text:style-name="Text_20_body">● Removed after license acquisition ‑ список оборудования, которое существовало в момент получения лицензии, и отсутствует в настоящий момент.</text:p>
      <text:p text:style-name="Text_20_body">● Available in current computer configuration ‑ список оборудования, которое существует в настоящий момент, и отсутствовало в момент получения лицензии.</text:p>
      <text:p text:style-name="Text_20_body"><text:soft-page-break/>● error ‑ во время обращения к механизму лицензирования произошла ошибка.</text:p>
      <text:h text:style-name="Heading_20_4" text:outline-level="4"><text:bookmark text:name="_ref300244318"/><text:bookmark text:name="_ref393901267"/><text:bookmark text:name="TI000000398"/><text:bookmark text:name="IssOgl3_3.20.2.5_Элемент_dump"/>3.20.2.5. Элемент &lt;dump&gt;</text:h>
      <text:p text:style-name="Text_20_body">Элемент &lt;dump&gt; определяет параметры дампа, создаваемого при аварийном завершении приложения. Чтобы отключить запись дампов, нужно в элементе &lt;dump&gt; установить значение параметра create = "0" или create = "false". Если элемент &lt;dump&gt; отсутствует, то для записи дампов будет использоваться каталог %USERPROFILE%\Local Settings\Application Data\1C\1cv8\dumps (для ОС Windows).</text:p>
      <text:p text:style-name="Text_20_body">ВНИМАНИЕ! Для ОС Linux и macOS настройка формирования дампов выполняется средствами ОС. Поэтому элемент &lt;dump&gt; игнорируется. Подробнее о настройке формирования дампов в ОС Linux см. <text:a xlink:type="simple" xlink:href="https://its.1c.ru/db/content/v8313doc/src/руководство%20администратора/глава%206.%20администрирование%20информационной%20базы.htm?_=1542379434#_ref215917688" text:style-name="Internet_20_link" text:visited-style-name="Visited_20_Internet_20_Link">здесь</text:a>, а для ОС macOS ‑ см. <text:a xlink:type="simple" xlink:href="https://its.1c.ru/db/content/v8313doc/src/руководство%20администратора/глава%206.%20администрирование%20информационной%20базы.htm?_=1542379434#_ref438803907" text:style-name="Internet_20_link" text:visited-style-name="Visited_20_Internet_20_Link">здесь</text:a>.</text:p>
      <text:p text:style-name="Text_20_body">Атрибуты элемента:</text:p>
      <text:p text:style-name="Text_20_body">Атрибут location ОС Windows</text:p>
      <text:p text:style-name="Text_20_body">Имя каталога, в который будут помещаться файлы дампов.</text:p>
      <text:p text:style-name="Text_20_body">Примечание. В элементах &lt;log&gt;, &lt;dump&gt; и &lt;defaultlog&gt; следует указывать разные каталоги в атрибутах location.</text:p>
      <text:p text:style-name="Text_20_body">Атрибут create ОС Windows</text:p>
      <text:p text:style-name="Text_20_body">Создавать или не создавать файл дампа.</text:p>
      <text:p text:style-name="Text_20_body">● 0 (false) ‑ не создавать;</text:p>
      <text:p text:style-name="Text_20_body">● 1 (true) ‑ создавать.</text:p>
      <text:p text:style-name="Text_20_body">Атрибут type ОС Windows</text:p>
      <text:p text:style-name="Text_20_body">Тип дампа, произвольная комбинация приведенных ниже флажков, представленная в десятичной или шестнадцатеричной системе (сложение значений флагов). Представление в шестнадцатеричной системе должно начинаться с символа ‘x’, например, x0002.</text:p>
      <text:p text:style-name="Text_20_body">Доступны следующие значения:</text:p>
      <text:p text:style-name="Text_20_body">● 0 (x0000) ‑ минимальный;</text:p>
      <text:p text:style-name="Text_20_body">● 1 (x0001) ‑ дополнительный сегмент данных;</text:p>
      <text:p text:style-name="Text_20_body">● 2 (x0002) ‑ содержимое всей памяти процесса;</text:p>
      <text:p text:style-name="Text_20_body">● 4 (x0004) ‑ данные хэндлов;</text:p>
      <text:p text:style-name="Text_20_body">● 8 (x0008) ‑ оставить в дампе только информацию, необходимую для восстановления стеков вызовов;</text:p>
      <text:p text:style-name="Text_20_body">● 16 (x0010) ‑ если стек содержит ссылки на память модулей, то добавить флажок флаг 64 (0x0040);</text:p>
      <text:p text:style-name="Text_20_body">● 32 (x0020) ‑ включить в дамп память из-под выгруженных модулей;</text:p>
      <text:p text:style-name="Text_20_body">● 64 (0x0040) ‑ включить в дамп память, на которую есть ссылки;</text:p>
      <text:p text:style-name="Text_20_body">● 128 (x0080) ‑ добавить в дамп подробную информацию о файлах модулей;</text:p>
      <text:p text:style-name="Text_20_body">● 256 (0x0100) ‑ добавить в дамп локальные данные потоков;</text:p>
      <text:p text:style-name="Text_20_body">● 512 (0x0200) ‑ включение в дамп памяти из всего доступного виртуального адресного пространства.</text:p>
      <text:p text:style-name="Text_20_body">СОВЕТ. Для большинства случаев достаточно в качестве значения атрибута type использовать значение 3, например, type="3".</text:p>
      <text:p text:style-name="Text_20_body">Атрибут prntscrn ОС Windows</text:p>
      <text:p text:style-name="Text_20_body"><text:soft-page-break/>Создавать или нет файл копии экрана при аварийном завершении клиентской части системы «1С:Предприятие». Имя файла совпадает с именем дампа, но имеет расширение png. Файлы копий экрана создаются в том же каталоге, что и дампы (см. атрибут location).</text:p>
      <text:p text:style-name="Text_20_body">● 0 (false) ‑ не создавать;</text:p>
      <text:p text:style-name="Text_20_body">● 1 (true) ‑ создавать.</text:p>
      <text:p text:style-name="Text_20_body">При аварийном завершении программы «1С:Предприятие» система выдает диалог с информацией о процессе записи дампа, который автоматически закрывается после завершения записи дампа.</text:p>
      <text:p text:style-name="Text_20_body">Атрибут externaldump ОС Windows</text:p>
      <text:p text:style-name="Text_20_body">Управляет формированием дампа аварийного завершения работы, в том случае, если система функционирует под управлением ОС Windows. Атрибут может принимать следующие значения:</text:p>
      <text:p text:style-name="Text_20_body">● 0 (false) ‑ дамп формируется процессом, который завершается аварийно (значение по умолчанию).</text:p>
      <text:p text:style-name="Text_20_body">● 1 (true) ‑ дамп формируется внешним приложением dumper.exe, входящий в комплект поставки «1С:Предприятия». При использовании внешней программы исключена возможность зависания в процессе создания дампа.</text:p>
      <text:p text:style-name="Text_20_body">Если внешняя программа не обнаружена или в процессе ее запуска выявлены проблемы, то будет использован обычный режим создания дампов (с помощью аварийно завершающегося процесса).</text:p>
      <text:p text:style-name="Text_20_body">Рекомендуется использовать внешнюю программу формирования дампов для серверов «1С:Предприятия», которые работают без ежесуточного обслуживания.</text:p>
      <text:h text:style-name="Heading_20_4" text:outline-level="4"><text:bookmark text:name="_ref300244328"/><text:bookmark text:name="TI000000399"/><text:bookmark text:name="IssOgl3_3.20.2.6_Элемент_leaks"/>3.20.2.6. Элемент &lt;leaks&gt;</text:h>
      <text:p text:style-name="Text_20_body">Элемент &lt;leaks&gt; устанавливает отслеживание утечек памяти, вызванных проблемами кода конфигурации. По умолчанию отслеживание утечек выключено и не влияет на производительность системы.</text:p>
      <text:p text:style-name="Text_20_body">Для того чтобы включить сбор данных об утечках, в файле logcfg.xml следует добавить элемент &lt;leaks&gt;: &lt;leaks collect="1"&gt; или &lt;leaks collect="true"&gt;.</text:p>
      <text:p text:style-name="Text_20_body">Чтобы отключить отслеживание утечек памяти, следует изменить элемент &lt;leaks&gt;: &lt;leaks collect="0"&gt; или &lt;leaks collect="false"&gt;.</text:p>
      <text:p text:style-name="Text_20_body">Если отслеживание утечек включено, то в разрезе пользователей контролируется создание и удаление следующих объектов:</text:p>
      <text:p text:style-name="Text_20_body">● Форма,</text:p>
      <text:p text:style-name="Text_20_body">● УправляемаяФорма,</text:p>
      <text:p text:style-name="Text_20_body">● ФиксированнаяСтруктура,</text:p>
      <text:p text:style-name="Text_20_body">● ФиксированноеСоответствие,</text:p>
      <text:p text:style-name="Text_20_body">● ДанныеФормыСтруктура,</text:p>
      <text:p text:style-name="Text_20_body">● ДанныеФормыКоллекция,</text:p>
      <text:p text:style-name="Text_20_body">● ДанныеФормыСтруктураСКоллекцией,</text:p>
      <text:p text:style-name="Text_20_body">● ДанныеФормыЭлементКоллекции,</text:p>
      <text:p text:style-name="Text_20_body">● ДанныеФормыДерево,</text:p>
      <text:p text:style-name="Text_20_body">● ДанныеФормыКоллекцияЭлементовДерева,</text:p>
      <text:p text:style-name="Text_20_body">● ДанныеФормыЭлементДерева,</text:p>
      <text:p text:style-name="Text_20_body"><text:soft-page-break/>● РегистрБухгалтерииМенеджер,</text:p>
      <text:p text:style-name="Text_20_body">● РегистрБухгалтерииНаборЗаписей,</text:p>
      <text:p text:style-name="Text_20_body">● ПланСчетовМенеджер,</text:p>
      <text:p text:style-name="Text_20_body">● ПланСчетовОбъект,</text:p>
      <text:p text:style-name="Text_20_body">● ПланОбменаМенеджер,</text:p>
      <text:p text:style-name="Text_20_body">● ПланОбменаОбъект,</text:p>
      <text:p text:style-name="Text_20_body">● ХранилищаНастроекМенеджер,</text:p>
      <text:p text:style-name="Text_20_body">● РегистрНакопленияМенеджер,</text:p>
      <text:p text:style-name="Text_20_body">● РегистрНакопленияНаборЗаписей,</text:p>
      <text:p text:style-name="Text_20_body">● ПланВидовХарактеристикМенеджер,</text:p>
      <text:p text:style-name="Text_20_body">● ПланВидовХарактеристикОбъект,</text:p>
      <text:p text:style-name="Text_20_body">● КонстантаМенеджер,</text:p>
      <text:p text:style-name="Text_20_body">● ДокументМенеджер,</text:p>
      <text:p text:style-name="Text_20_body">● ДокументОбъект,</text:p>
      <text:p text:style-name="Text_20_body">● ПеречислениеМенеджер,</text:p>
      <text:p text:style-name="Text_20_body">● ВнешняяОбработка,</text:p>
      <text:p text:style-name="Text_20_body">● ВнешнийОтчет,</text:p>
      <text:p text:style-name="Text_20_body">● РегистрСведенийМенеджер,</text:p>
      <text:p text:style-name="Text_20_body">● РегистрСведенийНаборЗаписей,</text:p>
      <text:p text:style-name="Text_20_body">● ОбработкаМенеджер,</text:p>
      <text:p text:style-name="Text_20_body">● Обработка,</text:p>
      <text:p text:style-name="Text_20_body">● СправочникМенеджер,</text:p>
      <text:p text:style-name="Text_20_body">● СправочникОбъект,</text:p>
      <text:p text:style-name="Text_20_body">● ОтчетМенеджер,</text:p>
      <text:p text:style-name="Text_20_body">● Отчет,</text:p>
      <text:p text:style-name="Text_20_body">● ПоследовательностьНаборЗаписей,</text:p>
      <text:p text:style-name="Text_20_body">● БизнесПроцессМенеджер,</text:p>
      <text:p text:style-name="Text_20_body">● БизнесПроцессОбъект,</text:p>
      <text:p text:style-name="Text_20_body">● ЗадачаМенеджер,</text:p>
      <text:p text:style-name="Text_20_body">● ЗадачаОбъект,</text:p>
      <text:p text:style-name="Text_20_body">● ПланВидовРасчетаМенеджер,</text:p>
      <text:p text:style-name="Text_20_body">● ПланВидовРасчетаОбъект,</text:p>
      <text:p text:style-name="Text_20_body">● РегистрРасчетаМенеджер,</text:p>
      <text:p text:style-name="Text_20_body">● РегистрРасчетаНаборЗаписей,</text:p>
      <text:p text:style-name="Text_20_body">● ПерерасчетНаборЗаписей,</text:p>
      <text:p text:style-name="Text_20_body"><text:soft-page-break/>● COMSafeArray,</text:p>
      <text:p text:style-name="Text_20_body">● КлючИЗначение,</text:p>
      <text:p text:style-name="Text_20_body">● Массив,</text:p>
      <text:p text:style-name="Text_20_body">● ФиксированныйМассив,</text:p>
      <text:p text:style-name="Text_20_body">● Соответствие,</text:p>
      <text:p text:style-name="Text_20_body">● Структура,</text:p>
      <text:p text:style-name="Text_20_body">● ЭлементСпискаЗначений,</text:p>
      <text:p text:style-name="Text_20_body">● СписокЗначений,</text:p>
      <text:p text:style-name="Text_20_body">● ТаблицаЗначений,</text:p>
      <text:p text:style-name="Text_20_body">● СтрокаТаблицыЗначений,</text:p>
      <text:p text:style-name="Text_20_body">● ДеревоЗначений,</text:p>
      <text:p text:style-name="Text_20_body">● СтрокаДереваЗначений.</text:p>
      <text:p text:style-name="Text_20_body">Утечки отслеживаются между начальной и конечной контрольной точкой в коде. В начальной контрольной точке выполняется очистка данных об утечках для текущего пользователя. В конечной контрольной точке выполняется формирование и вывод в технологический журнал события LEAKS, в котором для каждого неосвобожденного экземпляра объекта будет указан стек встроенного языка на момент его создания.</text:p>
      <text:p text:style-name="Text_20_body">В качестве контрольных точек могут использоваться:</text:p>
      <text:p text:style-name="Text_20_body">● начало и конец исполнения встроенного языка на клиенте или на сервере;</text:p>
      <text:p text:style-name="Text_20_body">● вызов процедуры/функции встроенного языка и возврат из процедуры/функции;</text:p>
      <text:p text:style-name="Text_20_body">● начало выполнения одной строки кода встроенного языка и окончание выполнения другой строки кода встроенного языка.</text:p>
      <text:p text:style-name="Text_20_body">Начальную и конечную контрольную точку определяет элемент &lt;point&gt;. При этом вложение контрольных точек друг в друга допускается, но игнорируется ‑ подсчет утечек ведется только по внешним контрольным точкам. Например, если в процессе исполнения кода конфигурации были пройдены контрольные точки Начальная1, Начальная2, Конечная1, Конечная2, то утечки будут отслеживаться между точками Начальная1 и Конечная2.</text:p>
      <text:p text:style-name="Text_20_body">Элемент &lt;point&gt; может иметь один из следующих форматов:</text:p>
      <text:p text:style-name="Text_20_body">&lt;point call=«client»/&gt;, &lt;point call=«server»/&gt;</text:p>
      <text:p text:style-name="Text_20_body">Определяет контрольные точки в начале/в конце исполнения встроенного языка на клиенте или на сервере, т. е.: начальная точка будет установлена в начале исполнения встроенного языка на сервере/клиенте, конечная точка ‑ в конце исполнения встроенного языка на сервере/ клиенте.</text:p>
      <text:p text:style-name="Text_20_body">&lt;proc="&lt;ИмяМодуля&gt;/&lt;ИмяМетода&gt;"/&gt;</text:p>
      <text:p text:style-name="Text_20_body">Определяет контрольные точки при вызове и возврате определенного метода встроенного языка. &lt;ИмяМодуля&gt; ‑ содержит полное имя объекта метаданных, которому принадлежит модуль (без названия конфигурации). В таком же формате имена модулей показывает отладчик. &lt;ИмяМетода&gt; содержит наименование метода. Если аргумент &lt;ИмяМетода&gt; не установлен, то контрольные точки будут определены в начале/окончании исполнения тела модуля. Примеры имен модулей:</text:p>
      <text:p text:style-name="Text_20_body">● МодульСеанса.Модуль ‑ модуль сеанса;</text:p>
      <text:p text:style-name="Text_20_body">● МодульПриложения.Модуль ‑ модуль приложения;</text:p>
      <text:p text:style-name="Text_20_body"><text:soft-page-break/>● МодульУправляемогоПриложения.Модуль ‑ модуль управляемого приложения;</text:p>
      <text:p text:style-name="Text_20_body">● МодульВнешнегоСоединения.Модуль ‑ модуль внешнего соединения;</text:p>
      <text:p text:style-name="Text_20_body">● ОбщийМодуль.Глобальный.Модуль ‑ общий модуль Глобальный;</text:p>
      <text:p text:style-name="Text_20_body">● Справочник.Контрагенты.МодульОбъекта ‑ модуль элемента справочника Контрагенты;</text:p>
      <text:p text:style-name="Text_20_body">● Обработка.Обработка1.Форма.Форма1.Форма ‑ модуль формы Форма1 обработки Обработка1;</text:p>
      <text:p text:style-name="Text_20_body">● Обработка.Обработка2.Форма.ОсновнаяФорма.Форма ‑ модуль формы ОсновнаяФорма обработки Обработка2.</text:p>
      <text:p text:style-name="Text_20_body">&lt;point on="&lt;ИмяМодуля&gt;/&lt;НомерСтроки&gt;" Off="&lt;ИмяМодуля&gt;/&lt;НомерСтроки&gt;"/&gt;</text:p>
      <text:p text:style-name="Text_20_body">Определяет начальную и конечную контрольные точки явным указанием строк кода. Начальная контрольная точка соответствует началу исполнения кода строки, указанной в атрибуте On. Конечная контрольная точка соответствует окончанию исполнения кода строки, указанной в атрибуте Off. Нумерация строк начинается с 1. Если начальная контрольная точка достигнута на сервере, то и конечная контрольная точка должна быть достигнута на сервере. Конечной контрольной точкой не может быть последняя строка кода процедуры, функции или тела модуля.</text:p>
      <text:p text:style-name="Text_20_body">Пример элемента &lt;leaks&gt;:</text:p>
      <text:p text:style-name="Text_20_body"><text:a xlink:type="simple" xlink:href="javascript:" text:style-name="Internet_20_link" text:visited-style-name="Visited_20_Internet_20_Link">Копировать в буфер обмена</text:a> </text:p>
      <text:p text:style-name="Preformatted_20_Text">&lt;leaks collect="1"&gt;</text:p>
      <text:p text:style-name="Preformatted_20_Text"><text:s text:c="4"/>&lt;point call="client"/&gt;</text:p>
      <text:p text:style-name="Preformatted_20_Text"><text:s text:c="4"/>&lt;point call="server"/&gt;</text:p>
      <text:p text:style-name="Preformatted_20_Text"><text:s text:c="4"/>&lt;point proc="МодульПриложения/"/&gt;</text:p>
      <text:p text:style-name="Preformatted_20_Text"><text:s text:c="4"/>&lt;point proc="ОбщийМодуль.ОбработкаПодключений.Модуль/НаСервереБезУтечки"/&gt;</text:p>
      <text:p text:style-name="Preformatted_20_Text"><text:s text:c="4"/>&lt;point on="ОбщийМодуль.Сервисы.Модуль/9" off="ОбщийМодуль.Сервисы.Модуль/11"/&gt;</text:p>
      <text:p text:style-name="P1">&lt;/leaks&gt;</text:p>
      <text:p text:style-name="Text_20_body">В данном случае сбор данных об утечках включен. Контрольные точки установлены:</text:p>
      <text:p text:style-name="Text_20_body">● в начале и в конце исполнения встроенного языка на клиенте;</text:p>
      <text:p text:style-name="Text_20_body">● в начале и в конце исполнения встроенного языка на сервере;</text:p>
      <text:p text:style-name="Text_20_body">● в начале и при окончании исполнения тела модуля приложения;</text:p>
      <text:p text:style-name="Text_20_body">● при вызове и возврате метода НаСервереБезУтечки() из общего модуля ОбработкаПодключений;</text:p>
      <text:p text:style-name="Text_20_body">● на девятой и одиннадцатой строках общего модуля Сервисы.</text:p>
      <text:p text:style-name="Text_20_body">Предположим, процедура со следующим текстом вызывает утечку памяти:</text:p>
      <text:p text:style-name="Text_20_body"><text:a xlink:type="simple" xlink:href="javascript:" text:style-name="Internet_20_link" text:visited-style-name="Visited_20_Internet_20_Link">Копировать в буфер обмена</text:a> </text:p>
      <text:p text:style-name="Preformatted_20_Text">Процедура НаСервереСУтечкой() Экспорт</text:p>
      <text:p text:style-name="Preformatted_20_Text"><text:s text:c="4"/>М=НовыйМассив;</text:p>
      <text:p text:style-name="Preformatted_20_Text"><text:s text:c="4"/>М.Добавить(НовыйМассив);</text:p>
      <text:p text:style-name="Preformatted_20_Text"><text:s text:c="4"/>М[0].Добавить(НовыйМассив);</text:p>
      <text:p text:style-name="Preformatted_20_Text"><text:s text:c="4"/>М[0][0].Добавить(М);</text:p>
      <text:p text:style-name="P1">КонецПроцедуры</text:p>
      <text:p text:style-name="Text_20_body">Чтобы ее обнаружить, можно включить отслеживание утечек в технологическом журнале при помощи следующей настройки:</text:p>
      <text:p text:style-name="Text_20_body"><text:a xlink:type="simple" xlink:href="javascript:" text:style-name="Internet_20_link" text:visited-style-name="Visited_20_Internet_20_Link">Копировать в буфер обмена</text:a> </text:p>
      <text:p text:style-name="Preformatted_20_Text">&lt;config xmlns="http://v8.1c.ru/v8/tech-log"&gt;</text:p>
      <text:p text:style-name="Preformatted_20_Text"><text:s text:c="4"/>&lt;log location="C:\ProgramFiles\1cv8\logs" history="24"&gt;</text:p>
      <text:p text:style-name="Preformatted_20_Text"><text:s text:c="8"/>&lt;event&gt;</text:p>
      <text:p text:style-name="Preformatted_20_Text"><text:s text:c="12"/>&lt;eq property="name" value="call"/&gt;</text:p>
      <text:p text:style-name="Preformatted_20_Text"><text:soft-page-break/><text:s text:c="8"/>&lt;/event&gt;</text:p>
      <text:p text:style-name="Preformatted_20_Text"><text:s text:c="8"/>&lt;event&gt;</text:p>
      <text:p text:style-name="Preformatted_20_Text"><text:s text:c="12"/>&lt;eq property="name" value="leaks"/&gt;</text:p>
      <text:p text:style-name="Preformatted_20_Text"><text:s text:c="8"/>&lt;/event&gt;</text:p>
      <text:p text:style-name="Preformatted_20_Text"><text:s text:c="8"/>&lt;property name="all"&gt;</text:p>
      <text:p text:style-name="Preformatted_20_Text"><text:s text:c="8"/>&lt;/property&gt;</text:p>
      <text:p text:style-name="Preformatted_20_Text"><text:s text:c="4"/>&lt;/log&gt;</text:p>
      <text:p text:style-name="Preformatted_20_Text"><text:s text:c="4"/>&lt;leaks collect="1"&gt;</text:p>
      <text:p text:style-name="Preformatted_20_Text"><text:s text:c="8"/>&lt;point call="server"/&gt;</text:p>
      <text:p text:style-name="Preformatted_20_Text"><text:s text:c="4"/>&lt;/leaks&gt;</text:p>
      <text:p text:style-name="P1">&lt;/config&gt;</text:p>
      <text:p text:style-name="Text_20_body">Тогда при вызове сервера или выполнении регламентного задания, если утечки не происходит, фрагмент технологического журнала будет выглядеть следующим образом:</text:p>
      <text:p text:style-name="Text_20_body"><text:a xlink:type="simple" xlink:href="javascript:" text:style-name="Internet_20_link" text:visited-style-name="Visited_20_Internet_20_Link">Копировать в буфер обмена</text:a> </text:p>
      <text:p text:style-name="Preformatted_20_Text">59:44.4562-2840,CALL,5,process=rphost,p:processName=t76346,t:clientID=428,t:applicationName=JobScheduler,Func=Execute,Module=ОбщийМодуль2,Meth=РегламентноеЗаданиеБезУтечки</text:p>
      <text:p text:style-name="P1">59:49.4581-2700,CALL,5,process=rphost,p:processName=t76346,t:clientID=430,t:applicationName=JobScheduler,Func=Execute,Module=ОбщийМодуль2,Meth=РегламентноеЗаданиеБезУтечки</text:p>
      <text:p text:style-name="Text_20_body">А если происходит, то таким образом:</text:p>
      <text:p text:style-name="Text_20_body"><text:a xlink:type="simple" xlink:href="javascript:" text:style-name="Internet_20_link" text:visited-style-name="Visited_20_Internet_20_Link">Копировать в буфер обмена</text:a> </text:p>
      <text:p text:style-name="Preformatted_20_Text">59:48.4768-2885,CALL,5,process=rphost,p:processName=t76346,t:clientID=429,t:applicationName=JobScheduler,Func=Execute,Module=ОбщийМодуль2,Meth=РегламентноеЗаданиеСУтечкой</text:p>
      <text:p text:style-name="Preformatted_20_Text">59:48.4769-0,LEAKS,5,process=rphost,Descr='</text:p>
      <text:p text:style-name="Preformatted_20_Text">Array:</text:p>
      <text:p text:style-name="Preformatted_20_Text">ОбщийМодуль.ОбщийМодуль2:2:НаСервереСУтечкой();</text:p>
      <text:p text:style-name="Preformatted_20_Text">ОбщийМодуль.ОбщийМодуль1:4:М[0].Добавить(НовыйМассив);</text:p>
      <text:p text:style-name="Preformatted_20_Text"><text:s/></text:p>
      <text:p text:style-name="Preformatted_20_Text">Array:</text:p>
      <text:p text:style-name="Preformatted_20_Text">ОбщийМодуль.ОбщийМодуль2:2:НаСервереСУтечкой();</text:p>
      <text:p text:style-name="Preformatted_20_Text">ОбщийМодуль.ОбщийМодуль1:2:М=НовыйМассив;</text:p>
      <text:p text:style-name="Preformatted_20_Text"><text:s/></text:p>
      <text:p text:style-name="Preformatted_20_Text">Array:</text:p>
      <text:p text:style-name="Preformatted_20_Text">ОбщийМодуль.ОбщийМодуль2:2:НаСервереСУтечкой();</text:p>
      <text:p text:style-name="P1">ОбщийМодуль.ОбщийМодуль1:3:М.Добавить(НовыйМассив);</text:p>
      <text:p text:style-name="Text_20_body">В приведенном фрагменте при выполнении в качестве регламентного задания (t:applicationName=JobScheduler, Func=Execute) метода РегламентноеЗаданиеСУтечкой() модуля ОбщийМодуль2 были созданы и не освобождены три объекта Array (Массив). При этом указаны стеки вызовов встроенного языка в момент создания каждого из объектов.</text:p>
      <text:h text:style-name="Heading_20_4" text:outline-level="4"><text:bookmark text:name="_ref300244340"/><text:bookmark text:name="TI000000400"/><text:bookmark text:name="IssOgl3_3.20.2.7_Элемент_mem"/>3.20.2.7. Элемент &lt;mem&gt;</text:h>
      <text:p text:style-name="Text_20_body">Если элемент &lt;mem&gt; присутствует, то процессы сервера «1С:Предприятия» ведут подсчет:</text:p>
      <text:p text:style-name="Text_20_body">● количества выделенных и не освобожденных фрагментов памяти;</text:p>
      <text:p text:style-name="Text_20_body">● суммарного объема выделенных и не освобожденных фрагментов памяти.</text:p>
      <text:p text:style-name="Text_20_body">Если между моментами времени, когда процесс сервера не выполнял ни одного вызова и ни одного регламентного задания, увеличилось количество выделенных, но не освобожденных фрагментов памяти, то формируется событие типа MEM со следующими свойствами:</text:p>
      <text:p text:style-name="Text_20_body">● sz ‑ общий объем выделенных процессом, но не освобожденных фрагментов памяти;</text:p>
      <text:p text:style-name="Text_20_body">● szd ‑ его изменение с момента вывода предыдущего события MEM;</text:p>
      <text:p text:style-name="Text_20_body">● cn ‑ общее количество выделенных процессом, но не освобожденных фрагментов памяти;</text:p>
      <text:p text:style-name="Text_20_body"><text:soft-page-break/>● cnd ‑ его изменение с момента вывода предыдущего события MEM.</text:p>
      <text:p text:style-name="Text_20_body">Длительность события MEM равна периоду времени между последним и предпоследним моментами времени, когда процесс сервера не выполнял ни одного вызова и ни одного регламентного задания. Именно в течение этого времени увеличилось количество занятых процессом фрагментов памяти.</text:p>
      <text:p text:style-name="Text_20_body">ВНИМАНИЕ! Указание элемента &lt;mem&gt; в конфигурационном файле технологического журнала несколько снижает производительность «1С:Предприятия», особенно при параллельной работе нескольких пользователей.</text:p>
      <text:p text:style-name="Text_20_body">Например, при следующей конфигурации объем распределенной памяти не собирается и события MEM не выводятся:</text:p>
      <text:p text:style-name="Text_20_body"><text:a xlink:type="simple" xlink:href="javascript:" text:style-name="Internet_20_link" text:visited-style-name="Visited_20_Internet_20_Link">Копировать в буфер обмена</text:a> </text:p>
      <text:p text:style-name="Preformatted_20_Text">&lt;config xmlns="http://v8.1c.ru/v8/tech-log"&gt;</text:p>
      <text:p text:style-name="Preformatted_20_Text"><text:s text:c="4"/>&lt;log location="C:\ProgramFiles\1cv8\logs" history="24"&gt;</text:p>
      <text:p text:style-name="Preformatted_20_Text"><text:s text:c="8"/>&lt;event&gt;</text:p>
      <text:p text:style-name="Preformatted_20_Text"><text:s text:c="12"/>&lt;eq property="name" value="mem"/&gt;</text:p>
      <text:p text:style-name="Preformatted_20_Text"><text:s text:c="8"/>&lt;/event&gt;</text:p>
      <text:p text:style-name="Preformatted_20_Text"><text:s text:c="8"/>&lt;property name="all"/&gt;</text:p>
      <text:p text:style-name="Preformatted_20_Text"><text:s text:c="4"/>&lt;/log&gt;</text:p>
      <text:p text:style-name="P1">&lt;/config&gt;</text:p>
      <text:p text:style-name="Text_20_body">Следующая конфигурация технологического журнала собирает объем распределенной памяти и при его росте выводит события MEM:</text:p>
      <text:p text:style-name="Text_20_body"><text:a xlink:type="simple" xlink:href="javascript:" text:style-name="Internet_20_link" text:visited-style-name="Visited_20_Internet_20_Link">Копировать в буфер обмена</text:a> </text:p>
      <text:p text:style-name="Preformatted_20_Text">&lt;config xmlns="http://v8.1c.ru/v8/tech-log"&gt;</text:p>
      <text:p text:style-name="Preformatted_20_Text"><text:s text:c="4"/>&lt;log location="C:\ProgramFiles\1cv8\logs" history="24"&gt;</text:p>
      <text:p text:style-name="Preformatted_20_Text"><text:s text:c="8"/>&lt;event&gt;</text:p>
      <text:p text:style-name="Preformatted_20_Text"><text:s text:c="12"/>&lt;eq property="name" value="mem"/&gt;</text:p>
      <text:p text:style-name="Preformatted_20_Text"><text:s text:c="8"/>&lt;/event&gt;</text:p>
      <text:p text:style-name="Preformatted_20_Text"><text:s text:c="8"/>&lt;property name="all"/&gt;</text:p>
      <text:p text:style-name="Preformatted_20_Text"><text:s text:c="4"/>&lt;/log&gt;</text:p>
      <text:p text:style-name="Preformatted_20_Text"><text:s text:c="4"/>&lt;mem/&gt;</text:p>
      <text:p text:style-name="P1">&lt;/config&gt;</text:p>
      <text:h text:style-name="Heading_20_4" text:outline-level="4"><text:bookmark text:name="_ref300244350"/><text:bookmark text:name="_ref398638418"/><text:bookmark text:name="TI000000524"/><text:bookmark text:name="IssOgl3_3.20.2.8_Элемент_ftextupd"/>3.20.2.8. Элемент &lt;ftextupd&gt;</text:h>
      <text:p text:style-name="Text_20_body">Элемент &lt;ftextupd&gt; включает формирование расширенной информации о процессе обновления индексов полнотекстового поиска (событие FTETXUpd). Если элемент отсутствует в файле, то расширенная информация не включается в технологический журнал.</text:p>
      <text:p text:style-name="Text_20_body">Атрибуты элемента:</text:p>
      <text:p text:style-name="Text_20_body">Атрибут logfiles</text:p>
      <text:p text:style-name="Text_20_body">Наличие расширенной информации в событие FTEXTUpd:</text:p>
      <text:p text:style-name="Text_20_body">● 0 (false) ‑ не включать;</text:p>
      <text:p text:style-name="Text_20_body">● 1 (true) ‑ включать.</text:p>
      <text:h text:style-name="Heading_20_4" text:outline-level="4"><text:bookmark text:name="_ref474408234"/><text:bookmark text:name="TI000000758"/><text:bookmark text:name="IssOgl3_3.20.2.9_Элемент_query"/>3.20.2.9. Элемент &lt;query&gt;</text:h>
      <text:p text:style-name="Text_20_body">Элемент &lt;query&gt; управляет помещением в технологический журнал информации о полях, содержащих NULL при исполнении запроса к внешнему источнику данных, но для которых такое значение не допускается (событие QERR). Включение такого отслеживания может существенно снизить исполнение запросов.</text:p>
      <text:p text:style-name="Text_20_body">Атрибуты элемента:</text:p>
      <text:p text:style-name="Text_20_body">Атрибут checkActualNullable</text:p>
      <text:p text:style-name="Text_20_body"><text:soft-page-break/>Управляет сбором информации:</text:p>
      <text:p text:style-name="Text_20_body">● 1 (true) ‑ информация о полях будет собираться.</text:p>
      <text:p text:style-name="Text_20_body">● 0 (false) или элемент &lt;query&gt; отсутствует в файле ‑ информация о полях не собирается.</text:p>
      <text:h text:style-name="Heading_20_4" text:outline-level="4"><text:bookmark text:name="TI000000401"/><text:bookmark text:name="IssOgl3_3.20.2.10_Элемент_plansql"/>3.20.2.10. Элемент &lt;plansql&gt;</text:h>
      <text:h text:style-name="Heading_20_5" text:outline-level="5"><text:bookmark text:name="_ref435800646"/><text:bookmark text:name="TI000000559"/><text:bookmark text:name="IssOgl4_3.20.2.10.1_Общее_описание"/>3.20.2.10.1. Общее описание</text:h>
      <text:p text:style-name="Text_20_body">Если элемент &lt;plansql&gt; присутствует, то будет включен сбор планов запросов, которые генерируют СУБД при выполнении запросов «1С:Предприятия». Сами планы запросов расположены в свойстве planSQLText событий, связанных с исполнением запросов конкретной СУБД (см. <text:a xlink:type="simple" xlink:href="https://its.1c.ru/db/content/v8313doc/src/руководство%20администратора/приложение%203.%20описание%20и%20расположение%20служебных%20файлов.htm?_=1542379434#_ref287637262" text:style-name="Internet_20_link" text:visited-style-name="Visited_20_Internet_20_Link">здесь</text:a>).</text:p>
      <text:p text:style-name="Text_20_body">Совет. Рекомендуется вместе со свойством &lt;planSQLText&gt; включать в состав регистрируемых свойств также и свойство &lt;SQL&gt;, содержащее запрос, план которого будет зарегистрирован.</text:p>
      <text:p text:style-name="Text_20_body"><text:a xlink:type="simple" xlink:href="javascript:" text:style-name="Internet_20_link" text:visited-style-name="Visited_20_Internet_20_Link">Копировать в буфер обмена</text:a> </text:p>
      <text:p text:style-name="Preformatted_20_Text">&lt;?xml version="1.0"?&gt;</text:p>
      <text:p text:style-name="Preformatted_20_Text">&lt;config xmlns="http://v8.1c.ru/v8/tech-log"&gt;</text:p>
      <text:p text:style-name="Preformatted_20_Text"><text:s text:c="4"/>&lt;log location="c:\log" history="24"&gt;</text:p>
      <text:p text:style-name="Preformatted_20_Text"><text:s text:c="8"/>&lt;event&gt;</text:p>
      <text:p text:style-name="Preformatted_20_Text"><text:s text:c="12"/>&lt;eq property="name" value="dbmssql"/&gt;</text:p>
      <text:p text:style-name="Preformatted_20_Text"><text:s text:c="8"/>&lt;/event&gt;</text:p>
      <text:p text:style-name="Preformatted_20_Text"><text:s text:c="8"/>&lt;property name="sql"/&gt;</text:p>
      <text:p text:style-name="Preformatted_20_Text"><text:s text:c="8"/>&lt;property name="plansqltext"/&gt;</text:p>
      <text:p text:style-name="Preformatted_20_Text"><text:s text:c="4"/>&lt;/log&gt;</text:p>
      <text:p text:style-name="Preformatted_20_Text"><text:s text:c="4"/>&lt;plansql /&gt;</text:p>
      <text:p text:style-name="P1">&lt;/config&gt;</text:p>
      <text:p text:style-name="Text_20_body">В приведенном выше примере для СУБД Microsoft SQL Server (выражение &lt;eq property="name" value="dbmssql"/&gt;) включен сбор планов запросов (элемент &lt;plansql /&gt;) и их запись в журнал регистрации (выражение &lt;property name="plansqltext"/&gt;) вместе с текстами самих запросов (выражение &lt;property name="sql"/&gt;) на языке запросов системы «1С:Предприятие».</text:p>
      <text:p text:style-name="Text_20_body">Внимание! Получение планов запросов замедляет выполнение запросов к СУБД. Для некоторых СУБД такое замедление может быть существенным. Не следует получать планы запросов в обычном режиме работы «1С:Предприятия». Планы запросов следует собирать только при анализе производительности запросов.<text:line-break/><text:line-break/>Примечание. Получение планов запросов для внешних источников данных (событие &lt;EDS&gt;) возможно только в том случае, если в качестве СУБД внешнего источника данных выступают IBM DB2, Microsoft SQL Server, Oracle Database, PostgreSQL. Для прочих СУБД планы запросов не получаются, в технологический журнал записывается только текст запроса.</text:p>
      <text:h text:style-name="Heading_20_5" text:outline-level="5"><text:bookmark text:name="_ref508712021"/><text:bookmark text:name="TI000000402"/><text:bookmark text:name="IssOgl4_3.20.2.10.2_Информация_по_планам_запросов_СУБД"/>3.20.2.10.2. Информация по планам запросов СУБД</text:h>
      <text:p text:style-name="Text_20_body">Информация по работе с планами запросов конкретных СУБД приводится в документации к этим СУБД:</text:p>
      <text:p text:style-name="Text_20_body">● Microsoft SQL Server 2000:</text:p>
      <text:p text:style-name="Text_20_body">● <text:a xlink:type="simple" xlink:href="http://msdn.microsoft.com/en-us/library/aa178417(v=SQL.80).aspx" office:target-frame-name="_blank" xlink:show="new" text:style-name="Internet_20_link" text:visited-style-name="Visited_20_Internet_20_Link">http://msdn.microsoft.com/en-us/library/aa178417(v=SQL.80).aspx</text:a>;</text:p>
      <text:p text:style-name="Text_20_body">● <text:a xlink:type="simple" xlink:href="http://msdn.microsoft.com/en-us/library/aa259207(v=SQL.80).aspx" office:target-frame-name="_blank" xlink:show="new" text:style-name="Internet_20_link" text:visited-style-name="Visited_20_Internet_20_Link">http://msdn.microsoft.com/en-us/library/aa259207(v=SQL.80).aspx</text:a>;</text:p>
      <text:p text:style-name="Text_20_body">● <text:a xlink:type="simple" xlink:href="http://msdn.microsoft.com/en-us/library/Aa259203.aspx" office:target-frame-name="_blank" xlink:show="new" text:style-name="Internet_20_link" text:visited-style-name="Visited_20_Internet_20_Link">http://msdn.microsoft.com/en-us/library/Aa259203.aspx</text:a>.</text:p>
      <text:p text:style-name="Text_20_body">● Microsoft SQL Server 2005:</text:p>
      <text:p text:style-name="Text_20_body">● <text:a xlink:type="simple" xlink:href="http://msdn.microsoft.com/en-US/library/ms176005(v=SQL.90).aspx" office:target-frame-name="_blank" xlink:show="new" text:style-name="Internet_20_link" text:visited-style-name="Visited_20_Internet_20_Link">http://msdn.microsoft.com/en-US/library/ms176005(v=SQL.90).aspx</text:a>;</text:p>
      <text:p text:style-name="Text_20_body">● <text:a xlink:type="simple" xlink:href="http://msdn.microsoft.com/en-us/library/ms187735(SQL.90).aspx" office:target-frame-name="_blank" xlink:show="new" text:style-name="Internet_20_link" text:visited-style-name="Visited_20_Internet_20_Link">http://msdn.microsoft.com/en-us/library/ms187735(SQL.90).aspx</text:a>.</text:p>
      <text:p text:style-name="Text_20_body">● Microsoft SQL Server 2008:</text:p>
      <text:p text:style-name="Text_20_body"><text:soft-page-break/>● <text:a xlink:type="simple" xlink:href="http://msdn.microsoft.com/en-us/library/ms176005(v=SQL.100).aspx" office:target-frame-name="_blank" xlink:show="new" text:style-name="Internet_20_link" text:visited-style-name="Visited_20_Internet_20_Link">http://msdn.microsoft.com/en-us/library/ms176005(v=SQL.100).aspx</text:a>;</text:p>
      <text:p text:style-name="Text_20_body">● <text:a xlink:type="simple" xlink:href="http://msdn.microsoft.com/en-us/library/ms187735(v=SQL.100).aspx" office:target-frame-name="_blank" xlink:show="new" text:style-name="Internet_20_link" text:visited-style-name="Visited_20_Internet_20_Link">http://msdn.microsoft.com/en-us/library/ms187735(v=SQL.100).aspx</text:a>.</text:p>
      <text:p text:style-name="Text_20_body">● Microsoft SQL Server 2008 R2:</text:p>
      <text:p text:style-name="Text_20_body">● <text:a xlink:type="simple" xlink:href="http://msdn.microsoft.com/en-us/library/ms176005(v=SQL.105).aspx" office:target-frame-name="_blank" xlink:show="new" text:style-name="Internet_20_link" text:visited-style-name="Visited_20_Internet_20_Link">http://msdn.microsoft.com/en-us/library/ms176005(v=SQL.105).aspx</text:a>;</text:p>
      <text:p text:style-name="Text_20_body">● <text:a xlink:type="simple" xlink:href="http://msdn.microsoft.com/en-us/library/ms187735(v=SQL.105).aspx" office:target-frame-name="_blank" xlink:show="new" text:style-name="Internet_20_link" text:visited-style-name="Visited_20_Internet_20_Link">http://msdn.microsoft.com/en-us/library/ms187735(v=SQL.105).aspx</text:a>.</text:p>
      <text:p text:style-name="Text_20_body">● Microsoft SQL Server 2012:</text:p>
      <text:p text:style-name="Text_20_body">● <text:a xlink:type="simple" xlink:href="http://msdn.microsoft.com/en-us/library/ms187735(v=SQL.11).aspx" office:target-frame-name="_blank" xlink:show="new" text:style-name="Internet_20_link" text:visited-style-name="Visited_20_Internet_20_Link">http://msdn.microsoft.com/en-us/library/ms187735(v=SQL.11).aspx</text:a>.</text:p>
      <text:p text:style-name="Text_20_body">● PostgreSQL 8.1 Windows/Linux:</text:p>
      <text:p text:style-name="Text_20_body">● <text:a xlink:type="simple" xlink:href="http://www.postgresql.org/docs/8.1/static/performance-tips.html" office:target-frame-name="_blank" xlink:show="new" text:style-name="Internet_20_link" text:visited-style-name="Visited_20_Internet_20_Link">http://www.postgresql.org/docs/8.1/static/performance-tips.html</text:a>.</text:p>
      <text:p text:style-name="Text_20_body">● PostgreSQL 8.2 Windows/Linux:</text:p>
      <text:p text:style-name="Text_20_body">● <text:a xlink:type="simple" xlink:href="http://www.postgresql.org/docs/8.2/static/using-explain.html" office:target-frame-name="_blank" xlink:show="new" text:style-name="Internet_20_link" text:visited-style-name="Visited_20_Internet_20_Link">http://www.postgresql.org/docs/8.2/static/using-explain.html</text:a>.</text:p>
      <text:p text:style-name="Text_20_body">● PostgreSQL 8.3 Windows/Linux:</text:p>
      <text:p text:style-name="Text_20_body">● <text:a xlink:type="simple" xlink:href="http://www.postgresql.org/docs/8.3/static/using-explain.html" office:target-frame-name="_blank" xlink:show="new" text:style-name="Internet_20_link" text:visited-style-name="Visited_20_Internet_20_Link">http://www.postgresql.org/docs/8.3/static/using-explain.html</text:a>.</text:p>
      <text:p text:style-name="Text_20_body">● PostgreSQL 8.4 Windows/Linux:</text:p>
      <text:p text:style-name="Text_20_body">● <text:a xlink:type="simple" xlink:href="http://www.postgresql.org/docs/8.4/static/using-explain.html" office:target-frame-name="_blank" xlink:show="new" text:style-name="Internet_20_link" text:visited-style-name="Visited_20_Internet_20_Link">http://www.postgresql.org/docs/8.4/static/using-explain.html</text:a>.</text:p>
      <text:p text:style-name="Text_20_body">● PostgreSQL 9.0 Windows/Linux:</text:p>
      <text:p text:style-name="Text_20_body">● <text:a xlink:type="simple" xlink:href="http://www.postgresql.org/docs/9.0/static/using-explain.html" office:target-frame-name="_blank" xlink:show="new" text:style-name="Internet_20_link" text:visited-style-name="Visited_20_Internet_20_Link">http://www.postgresql.org/docs/9.0/static/using-explain.html</text:a>.</text:p>
      <text:p text:style-name="Text_20_body">● PostgreSQL 9.1 Windows/Linux:</text:p>
      <text:p text:style-name="Text_20_body">● <text:a xlink:type="simple" xlink:href="http://www.postgresql.org/docs/9.1/static/using-explain.html" office:target-frame-name="_blank" xlink:show="new" text:style-name="Internet_20_link" text:visited-style-name="Visited_20_Internet_20_Link">http://www.postgresql.org/docs/9.1/static/using-explain.html</text:a>.</text:p>
      <text:p text:style-name="Text_20_body">● PostgreSQL 9.2 Windows/Linux:</text:p>
      <text:p text:style-name="Text_20_body">● <text:a xlink:type="simple" xlink:href="http://www.postgresql.org/docs/9.2/static/using-explain.html" office:target-frame-name="_blank" xlink:show="new" text:style-name="Internet_20_link" text:visited-style-name="Visited_20_Internet_20_Link">http://www.postgresql.org/docs/9.2/static/using-explain.html</text:a>.</text:p>
      <text:p text:style-name="Text_20_body">● PostgreSQL 9.3 Windows/Linux:</text:p>
      <text:p text:style-name="Text_20_body">● <text:a xlink:type="simple" xlink:href="http://www.postgresql.org/docs/9.3/static/using-explain.html" office:target-frame-name="_blank" xlink:show="new" text:style-name="Internet_20_link" text:visited-style-name="Visited_20_Internet_20_Link">http://www.postgresql.org/docs/9.3/static/using-explain.html</text:a>.</text:p>
      <text:p text:style-name="Text_20_body">● PostgreSQL 9.4 Windows/Linux:</text:p>
      <text:p text:style-name="Text_20_body">● <text:a xlink:type="simple" xlink:href="https://postgrespro.ru/docs/postgresql/9.4/using-explain.html" office:target-frame-name="_blank" xlink:show="new" text:style-name="Internet_20_link" text:visited-style-name="Visited_20_Internet_20_Link">https://postgrespro.ru/docs/postgresql/9.4/using-explain.html</text:a>.</text:p>
      <text:p text:style-name="Text_20_body">● PostgreSQL 9.6 Windows/Linux:</text:p>
      <text:p text:style-name="Text_20_body">● <text:a xlink:type="simple" xlink:href="https://postgrespro.ru/docs/postgresql/9.6/using-explain.html" office:target-frame-name="_blank" xlink:show="new" text:style-name="Internet_20_link" text:visited-style-name="Visited_20_Internet_20_Link">https://postgrespro.ru/docs/postgresql/9.6/using-explain.html</text:a>.</text:p>
      <text:p text:style-name="Text_20_body">● PostgreSQL 10.1 Windows/Linux:</text:p>
      <text:p text:style-name="Text_20_body">● <text:a xlink:type="simple" xlink:href="https://postgrespro.ru/docs/postgresql/10/using-explain" office:target-frame-name="_blank" xlink:show="new" text:style-name="Internet_20_link" text:visited-style-name="Visited_20_Internet_20_Link">https://postgrespro.ru/docs/postgresql/10/using-explain</text:a>.</text:p>
      <text:p text:style-name="Text_20_body">● Postgres Pro Enterprise 9.6 Windows/Linux:</text:p>
      <text:p text:style-name="Text_20_body">● <text:a xlink:type="simple" xlink:href="https://postgrespro.ru/docs/postgresproee/9.6/using-explain" office:target-frame-name="_blank" xlink:show="new" text:style-name="Internet_20_link" text:visited-style-name="Visited_20_Internet_20_Link">https://postgrespro.ru/docs/postgresproee/9.6/using-explain</text:a>.</text:p>
      <text:p text:style-name="Text_20_body">● IBM DB2 версия 9.1 Windows/Linux:</text:p>
      <text:p text:style-name="Text_20_body">● <text:a xlink:type="simple" xlink:href="http://publib.boulder.ibm.com/infocenter/db2luw/v9/topic/com.ibm.db2.udb.admin.doc/doc/c0005739.htm" office:target-frame-name="_blank" xlink:show="new" text:style-name="Internet_20_link" text:visited-style-name="Visited_20_Internet_20_Link">http://publib.boulder.ibm.com/infocenter/db2luw/v9/topic/com.ibm.db2.udb.admin.doc/doc/c0005739.htm</text:a>;</text:p>
      <text:p text:style-name="Text_20_body">● <text:a xlink:type="simple" xlink:href="http://publib.boulder.ibm.com/infocenter/db2luw/v9/topic/com.ibm.db2.udb.admin.doc/doc/r0008441.htm" office:target-frame-name="_blank" xlink:show="new" text:style-name="Internet_20_link" text:visited-style-name="Visited_20_Internet_20_Link">http://publib.boulder.ibm.com/infocenter/db2luw/v9/topic/com.ibm.db2.udb.admin.doc/doc/r0008441.htm</text:a>.</text:p>
      <text:p text:style-name="Text_20_body">● IBM DB2 версия 9.5 Windows/Linux:</text:p>
      <text:p text:style-name="Text_20_body"><text:soft-page-break/>● <text:a xlink:type="simple" xlink:href="http://publib.boulder.ibm.com/infocenter/db2luw/v9r5/topic/com.ibm.db2.luw.admin.explain.doc/doc/r0052023.html" office:target-frame-name="_blank" xlink:show="new" text:style-name="Internet_20_link" text:visited-style-name="Visited_20_Internet_20_Link">http://publib.boulder.ibm.com/infocenter/db2luw/v9r5/topic/com.ibm.db2.luw.admin.explain.doc/doc/r0052023.html</text:a>;</text:p>
      <text:p text:style-name="Text_20_body">● <text:a xlink:type="simple" xlink:href="http://publib.boulder.ibm.com/infocenter/db2luw/v9r5/topic/com.ibm.db2.luw.admin.perf.doc/doc/c0005739.html" office:target-frame-name="_blank" xlink:show="new" text:style-name="Internet_20_link" text:visited-style-name="Visited_20_Internet_20_Link">http://publib.boulder.ibm.com/infocenter/db2luw/v9r5/topic/com.ibm.db2.luw.admin.perf.doc/doc/c0005739.html</text:a>;</text:p>
      <text:p text:style-name="Text_20_body">● <text:a xlink:type="simple" xlink:href="http://publib.boulder.ibm.com/infocenter/db2luw/v9r5/topic/com.ibm.db2.luw.sql.ref.doc/doc/r0008441.html" office:target-frame-name="_blank" xlink:show="new" text:style-name="Internet_20_link" text:visited-style-name="Visited_20_Internet_20_Link">http://publib.boulder.ibm.com/infocenter/db2luw/v9r5/topic/com.ibm.db2.luw.sql.ref.doc/doc/r0008441.html</text:a>.</text:p>
      <text:p text:style-name="Text_20_body">● IBM DB2 версия 9.7 Windows/Linux:</text:p>
      <text:p text:style-name="Text_20_body">● <text:a xlink:type="simple" xlink:href="http://publib.boulder.ibm.com/infocenter/db2luw/v9r7/index.jsp?topic=/com.ibm.db2.luw.admin.explain.doc/doc/r0052023.html" office:target-frame-name="_blank" xlink:show="new" text:style-name="Internet_20_link" text:visited-style-name="Visited_20_Internet_20_Link">http://publib.boulder.ibm.com/infocenter/db2luw/v9r7/index.jsp?topic=/com.ibm.db2.luw.admin.explain.doc/doc/r0052023.html</text:a>;</text:p>
      <text:p text:style-name="Text_20_body">● <text:a xlink:type="simple" xlink:href="http://publib.boulder.ibm.com/infocenter/db2luw/v9r7/index.jsp?topic=/com.ibm.db2.luw.admin.perf.doc/doc/c0005739.html" office:target-frame-name="_blank" xlink:show="new" text:style-name="Internet_20_link" text:visited-style-name="Visited_20_Internet_20_Link">http://publib.boulder.ibm.com/infocenter/db2luw/v9r7/index.jsp?topic=/com.ibm.db2.luw.admin.perf.doc/doc/c0005739.html</text:a>;</text:p>
      <text:p text:style-name="Text_20_body">● <text:a xlink:type="simple" xlink:href="http://publib.boulder.ibm.com/infocenter/db2luw/v9r7/topic/com.ibm.db2.luw.sql.ref.doc/doc/r0008441.html" office:target-frame-name="_blank" xlink:show="new" text:style-name="Internet_20_link" text:visited-style-name="Visited_20_Internet_20_Link">http://publib.boulder.ibm.com/infocenter/db2luw/v9r7/topic/com.ibm.db2.luw.sql.ref.doc/doc/r0008441.html</text:a>.</text:p>
      <text:p text:style-name="Text_20_body">● Oracle DB2 10g R2:</text:p>
      <text:p text:style-name="Text_20_body">● <text:a xlink:type="simple" xlink:href="http://download.oracle.com/docs/cd/B19306_01/server.102/b14211/optimops.htm" office:target-frame-name="_blank" xlink:show="new" text:style-name="Internet_20_link" text:visited-style-name="Visited_20_Internet_20_Link">http://download.oracle.com/docs/cd/B19306_01/server.102/b14211/optimops.htm</text:a>.</text:p>
      <text:p text:style-name="Text_20_body">● Oracle DB2 11g R1:</text:p>
      <text:p text:style-name="Text_20_body">● <text:a xlink:type="simple" xlink:href="http://download.oracle.com/docs/cd/B28359_01/server.111/b28274/optimops.htm" office:target-frame-name="_blank" xlink:show="new" text:style-name="Internet_20_link" text:visited-style-name="Visited_20_Internet_20_Link">http://download.oracle.com/docs/cd/B28359_01/server.111/b28274/optimops.htm</text:a>.</text:p>
      <text:p text:style-name="Text_20_body">● Oracle DB2 12с R1:</text:p>
      <text:p text:style-name="Text_20_body">● <text:a xlink:type="simple" xlink:href="http://docs.oracle.com/database/121/TGSQL/tgsql_optcncpt.htm" office:target-frame-name="_blank" xlink:show="new" text:style-name="Internet_20_link" text:visited-style-name="Visited_20_Internet_20_Link">http://docs.oracle.com/database/121/TGSQL/tgsql_optcncpt.htm</text:a></text:p>
      <text:p text:style-name="Text_20_body">Для PostgreSQL и Oracle Database формат плана запроса в точности соответствует формату, описанному в документации на соответствующую СУБД. Формат планов запросов для Microsoft SQL Server и IBM BD2 упрощен относительно оригинального формата. При этом сохранены оригинальные названия полей. Интерпретация информации в этих полях также выполняется в соответствии с информацией на конкретную СУБД. Эти изменения отражены в следующих разделах.</text:p>
      <text:h text:style-name="Heading_20_5" text:outline-level="5"><text:bookmark text:name="TI000000403"/><text:bookmark text:name="IssOgl4_3.20.2.10.3_Формат_плана_запроса_MS_SQL_Server"/>3.20.2.10.3. Формат плана запроса MS SQL Server</text:h>
      <text:p text:style-name="Text_20_body">Поле planSQLText для СУБД Microsoft SQL Server состоит из нескольких записей (строк), каждая из которых состоит из следующих полей (в терминах СУБД), идущих в порядке описания:</text:p>
      <text:p text:style-name="Text_20_body">● Rows,</text:p>
      <text:p text:style-name="Text_20_body">● Executes,</text:p>
      <text:p text:style-name="Text_20_body">● EstimateRows,</text:p>
      <text:p text:style-name="Text_20_body">● EstimateIO,</text:p>
      <text:p text:style-name="Text_20_body">● EstimateCPU,</text:p>
      <text:p text:style-name="Text_20_body">● AvgRowSize,</text:p>
      <text:p text:style-name="Text_20_body">● TotalSubtreeCost,</text:p>
      <text:p text:style-name="Text_20_body">● EstimateExecutions,</text:p>
      <text:p text:style-name="Text_20_body">● StmtText.</text:p>
      <text:p text:style-name="Text_20_body">Поля разделены запятыми. Последнее поле описания плана запроса (StmtText) следует читать до конца строки, игнорируя возможные символы ",". Строки разделены переводом строки.</text:p>
      <text:h text:style-name="Heading_20_5" text:outline-level="5"><text:bookmark text:name="TI000000404"/><text:bookmark text:name="IssOgl4_3.20.2.10.4_Формат_плана_запроса_IBM_DB2"/>3.20.2.10.4. Формат плана запроса IBM DB2</text:h>
      <text:p text:style-name="Text_20_body">Поле planSQLText для СУБД IBM DB2 состоит из нескольких записей (строк), каждая из которых состоит из следующих полей, идущих в порядке описания. Имена полей в точности соответствуют полям из таблиц <text:soft-page-break/>объяснений (explain tables), т. е. текст IO_COST (EXPLAIN_OPERATOR) означает, что в план запроса будет помещено поле IO_COST из таблицы объяснения EXPLAIN_OPERATOR:</text:p>
      <text:p text:style-name="Text_20_body">● OPERATOR_TYPE (EXPLAIN_OPERATOR),</text:p>
      <text:p text:style-name="Text_20_body">● TOTAL_COST (EXPLAIN_OPERATOR),</text:p>
      <text:p text:style-name="Text_20_body">● STREAM_COUNT (EXPLAIN_STREAM),</text:p>
      <text:p text:style-name="Text_20_body">● IO_COST (EXPLAIN_OPERATOR),</text:p>
      <text:p text:style-name="Text_20_body">● CPU_COST (EXPLAIN_OPERATOR),</text:p>
      <text:p text:style-name="Text_20_body">● COMM_COST (EXPLAIN_OPERATOR),</text:p>
      <text:p text:style-name="Text_20_body">● BUFFERS (EXPLAIN_OPERATOR),</text:p>
      <text:p text:style-name="Text_20_body">● PREDICATE_TEXT (EXPLAIN_PREDICATE).</text:p>
      <text:p text:style-name="Text_20_body">Поля разделены запятыми. Последнее поле описания плана запроса (PREDICATE_TEXT) следует читать до конца строки, игнорируя возможные символы ",". Строки разделены переводом строки.</text:p>
      <text:p text:style-name="Text_20_body">В конце описания плана запроса добавляется строка, начинающаяся с текста Optimized query:, которая содержит в себе текст запроса, сформированный оптимизатором СУБД. Оригинальный текст запроса приведен в свойстве SQL события технологического журнала. Запрос завершается концом строки. Идентификаторы из оптимизированного варианта запроса используются в данных, размещенных в колонке PREDICATE_TEXT.</text:p>
      <text:h text:style-name="Heading_20_5" text:outline-level="5"><text:bookmark text:name="_ref457471205"/><text:bookmark text:name="TI000000405"/><text:bookmark text:name="IssOgl4_3.20.2.10.5_Формат_плана_запроса_файловой_версии"/>3.20.2.10.5. Формат плана запроса файловой версии</text:h>
      <text:p text:style-name="Text_20_body">План запроса файловой версии имеет следующий формат:</text:p>
      <text:p text:style-name="Text_20_body">&lt;План запроса&gt;</text:p>
      <text:p text:style-name="Text_20_body"><text:a xlink:type="simple" xlink:href="javascript:" text:style-name="Internet_20_link" text:visited-style-name="Visited_20_Internet_20_Link">Копировать в буфер обмена</text:a> </text:p>
      <text:p text:style-name="Preformatted_20_Text">[CONST &lt;Условия&gt;]</text:p>
      <text:p text:style-name="Preformatted_20_Text">&lt;Поля списка выборки&gt;</text:p>
      <text:p text:style-name="Preformatted_20_Text">[&lt;Описание источника&gt; [&lt;Описание связи&gt; […]]]</text:p>
      <text:p text:style-name="Preformatted_20_Text">[WITHOUT DUPLICATES]</text:p>
      <text:p text:style-name="Preformatted_20_Text">[GROUPING]</text:p>
      <text:p text:style-name="Preformatted_20_Text">[SORTING [CUTTING TOP]]</text:p>
      <text:p text:style-name="P1">[UNION [ALL] &lt;План запроса&gt;]</text:p>
      <text:p text:style-name="Text_20_body">В данном описании:</text:p>
      <text:p text:style-name="Text_20_body">● WITHOUT DUPLICATES ‑ обозначает, что нужно получать данные без дубликатов.</text:p>
      <text:p text:style-name="Text_20_body">● GROUPING ‑ обозначает, что нужно выполнить группировку результата.</text:p>
      <text:p text:style-name="Text_20_body">● SORTING ‑ обозначает, что нужно выполнить сортировку результата.</text:p>
      <text:p text:style-name="Text_20_body">● CUTTING TOP ‑ обозначает, что после сортировки будет получена только часть записей.</text:p>
      <text:p text:style-name="Text_20_body">&lt;Условия&gt;</text:p>
      <text:p text:style-name="Text_20_body"><text:a xlink:type="simple" xlink:href="javascript:" text:style-name="Internet_20_link" text:visited-style-name="Visited_20_Internet_20_Link">Копировать в буфер обмена</text:a> </text:p>
      <text:p text:style-name="P1">WHERE [(POST) | (END)] &lt;Условие&gt; [AND &lt;Условие&gt; […]]</text:p>
      <text:p text:style-name="Text_20_body">В данном описании:</text:p>
      <text:p text:style-name="Text_20_body">● (POST) ‑ обозначает, что условия проверяются после выполнения соединения.</text:p>
      <text:p text:style-name="Text_20_body">● (END) ‑ обозначает, что условия проверяются после того, как будут выполнены соединения между всеми таблицами.</text:p>
      <text:p text:style-name="Text_20_body"><text:soft-page-break/>&lt;Поля списка выборки&gt;</text:p>
      <text:p text:style-name="Text_20_body"><text:a xlink:type="simple" xlink:href="javascript:" text:style-name="Internet_20_link" text:visited-style-name="Visited_20_Internet_20_Link">Копировать в буфер обмена</text:a> </text:p>
      <text:p text:style-name="P1">Fields:(&lt;Выражение из списка выборки&gt; [,&lt;Выражение из списка выборки&gt;])</text:p>
      <text:p text:style-name="Text_20_body">&lt;Описание сканирования&gt;</text:p>
      <text:p text:style-name="Text_20_body"><text:a xlink:type="simple" xlink:href="javascript:" text:style-name="Internet_20_link" text:visited-style-name="Visited_20_Internet_20_Link">Копировать в буфер обмена</text:a> </text:p>
      <text:p text:style-name="P1">{{NOT SCAN} | {FULL SCAN} | {DISTINCT SCAN} | {RANGE SCAN}} [UNTIL FIRST NOT NULL] [USING [REVERSE] INDEX (&lt;Имя индекса&gt;)[(&lt;Количество используемых полей индекса&gt; fields)]]</text:p>
      <text:p text:style-name="Text_20_body">В данном описании:</text:p>
      <text:p text:style-name="Text_20_body">● NOT SCAN ‑ обозначает, что содержимое таблицы не будет сканироваться.</text:p>
      <text:p text:style-name="Text_20_body">● FULL SCAN ‑ обозначает, что содержимое таблицы будет просканировано полностью.</text:p>
      <text:p text:style-name="Text_20_body">● DISTINCT SCAN ‑ обозначает, что будут обходиться различные значения по индексу.</text:p>
      <text:p text:style-name="Text_20_body">● RANGE SCAN ‑ обозначает, что будет сканироваться участок таблицы по индексу.</text:p>
      <text:p text:style-name="Text_20_body">● UNTIL FIRST NOT NULL ‑ обозначает, что записи будут сканироваться до тех пор, пока не будет получена первая запись со значением не NULL.</text:p>
      <text:p text:style-name="Text_20_body">● USING INDEX ‑ обозначает, что для обхода будет использоваться индекс.</text:p>
      <text:p text:style-name="Text_20_body">● REVERSE ‑ обозначает, что индекс будет использоваться в обратной последовательности.</text:p>
      <text:p text:style-name="Text_20_body">&lt;Описание источника&gt;</text:p>
      <text:p text:style-name="Text_20_body"><text:a xlink:type="simple" xlink:href="javascript:" text:style-name="Internet_20_link" text:visited-style-name="Visited_20_Internet_20_Link">Копировать в буфер обмена</text:a> </text:p>
      <text:p text:style-name="Preformatted_20_Text">{&lt;Имя таблицы&gt; [(TWICE)] &lt;Описание сканирования&gt;} |</text:p>
      <text:p text:style-name="Preformatted_20_Text">{NESTED SELECT &lt;Описание сканирования&gt; (&lt;План запроса&gt;)}</text:p>
      <text:p text:style-name="P1">&lt;Условия&gt;</text:p>
      <text:p text:style-name="Text_20_body">&lt;Описание связи&gt;</text:p>
      <text:p text:style-name="Text_20_body"><text:a xlink:type="simple" xlink:href="javascript:" text:style-name="Internet_20_link" text:visited-style-name="Visited_20_Internet_20_Link">Копировать в буфер обмена</text:a> </text:p>
      <text:p text:style-name="Preformatted_20_Text">{{ NESTED [OUTER] LOOP &lt;Имя таблицы&gt; [(TWICE)] &lt;Описание сканирования&gt;} |</text:p>
      <text:p text:style-name="Preformatted_20_Text">{ NESTED [OUTER] LOOP BY SELECT &lt;Описание сканирования&gt; (&lt;План запроса&gt;)}}</text:p>
      <text:p text:style-name="P1">&lt;Условия&gt; [&lt;Условия&gt;]</text:p>
      <text:p text:style-name="Text_20_body">В данном описании:</text:p>
      <text:p text:style-name="Text_20_body">● (TWICE) ‑ обозначает, что таблица используется в запросе несколько раз.</text:p>
      <text:p text:style-name="Text_20_body">● NESTED LOOP ‑ обозначает, что для каждой записи таблицы слева будет выполнен цикл обхода записей таблицы справа.</text:p>
      <text:p text:style-name="Text_20_body">● OUTER ‑ обозначает, что если в правой таблице не будет найдено подходящей по условию связи записи, то запись целиком не пропадет.</text:p>
      <text:h text:style-name="Heading_20_4" text:outline-level="4"><text:bookmark text:name="_ref300244360"/><text:bookmark text:name="TI000000406"/><text:bookmark text:name="IssOgl3_3.20.2.11_Элемент_defaultlog"/>3.20.2.11. Элемент &lt;defaultlog&gt;</text:h>
      <text:p text:style-name="Text_20_body">Элемент &lt;defaultlog&gt; определяет параметры технологического журнала по умолчанию. Данный журнал имеет фиксированный фильтр событий, определяемых системой «1С:Предприятие». Этот фильтр не может быть изменен и его можно представить следующим файлом настройки:</text:p>
      <text:p text:style-name="Text_20_body"><text:a xlink:type="simple" xlink:href="javascript:" text:style-name="Internet_20_link" text:visited-style-name="Visited_20_Internet_20_Link">Копировать в буфер обмена</text:a> </text:p>
      <text:p text:style-name="Preformatted_20_Text">&lt;log location="C:\Users\&lt;UserName&gt;\AppData\Local\1C\1cv8\logs" history="24" &gt;</text:p>
      <text:p text:style-name="Preformatted_20_Text"><text:s text:c="4"/>&lt;event&gt;</text:p>
      <text:p text:style-name="Preformatted_20_Text"><text:soft-page-break/><text:s text:c="8"/>&lt;eq property="name" value="system"/&gt;</text:p>
      <text:p text:style-name="Preformatted_20_Text"><text:s text:c="8"/>&lt;eq property="level" value="error"/&gt;</text:p>
      <text:p text:style-name="Preformatted_20_Text"><text:s text:c="4"/>&lt;/event&gt;</text:p>
      <text:p text:style-name="Preformatted_20_Text"><text:s text:c="4"/>&lt;property name="all"/&gt;</text:p>
      <text:p text:style-name="P1">&lt;/log&gt;</text:p>
      <text:p text:style-name="Text_20_body">В этот журнал записываются события, критические с точки зрения функционирования системы. Состав событий не документируется. Детализация формирования событий настраивается с помощью элемента &lt;system&gt;.</text:p>
      <text:p text:style-name="Text_20_body">Атрибуты элемента:</text:p>
      <text:p text:style-name="Text_20_body">Атрибут location</text:p>
      <text:p text:style-name="Text_20_body">Имя каталога, в котором будет размещаться технологический журнал по умолчанию. Если атрибут не задан, то технологический журнал по умолчанию сохраняется в следующие каталоги:</text:p>
      <text:p text:style-name="Text_20_body">● ОС Windows:</text:p>
      <text:p text:style-name="Text_20_body">● Windows XP: %USERPROFILE%\Local Settings\1C\1cv8\logs.</text:p>
      <text:p text:style-name="Text_20_body">● Windows Vista (и старше): %LOCALAPPDATA%\1C\1cv8\logs.</text:p>
      <text:p text:style-name="Text_20_body">● ОС Linux: $HOME/.1cv8/logs.</text:p>
      <text:p text:style-name="Text_20_body">внимание! Необходимо иметь в виду, что каталог технологического журнала (любого) не предназначен для хранения в нем файлов, которые не относятся к технологическому журналу. Поэтому не следует размещать в нем дампы или использовать каталог, который может содержать файлы, не относящиеся к технологическому журналу «1С:Предприятия». Если в каталоге, который указан в качестве каталога технологического журнала, имеются посторонние файлы, то указание каталога считается неверным, и технологический журнал не создается.<text:line-break/><text:line-break/>Примечание. В элементах &lt;log&gt;, &lt;dump&gt; и &lt;defaultlog&gt; следует указывать разные каталоги в атрибутах location.</text:p>
      <text:p text:style-name="Text_20_body">Атрибут history</text:p>
      <text:p text:style-name="Text_20_body">Количество часов, через которое информация будет удаляться из технологического журнала. Если значение этого атрибута установить в значение 0 ‑ будет отключена запись технологического журнала по умолчанию.</text:p>
      <text:p text:style-name="Text_20_body">Значение по умолчанию: 24.</text:p>
      <text:p text:style-name="Text_20_body">В отличие от файлов технологического журнала, файлы технологического журнала по умолчанию формируются только тогда, когда возникает соответствующее событие.</text:p>
      <text:h text:style-name="Heading_20_4" text:outline-level="4"><text:bookmark text:name="_ref300049981"/><text:bookmark text:name="TI000000407"/><text:bookmark text:name="IssOgl3_3.20.2.12_Элемент_system"/>3.20.2.12. Элемент &lt;system&gt;</text:h>
      <text:p text:style-name="Text_20_body">Для управления формированием событий SYSTEM в технологическом журнале предназначен элемент &lt;system&gt;. Файл настройки технологического журнала (logcfg.xml) может не содержать такого элемента, а также содержать один или несколько таких элементов.</text:p>
      <text:p text:style-name="Text_20_body">Если элемент &lt;system&gt; отсутствует в файле logcfg.xml, то технологический журнал по умолчанию настроен следующим образом ‑ уровень формирования системных событий для всех компонентов системы определен как Error.</text:p>
      <text:p text:style-name="Text_20_body">События SYSTEM будут одновременно попадать во все настроенные технологические журналы (в том числе и в технологический журнал по умолчанию).</text:p>
      <text:p text:style-name="Text_20_body">Атрибуты элемента:</text:p>
      <text:p text:style-name="Text_20_body">Атрибут level</text:p>
      <text:p text:style-name="Text_20_body"><text:soft-page-break/>Задает минимальное значение уровня формируемых системой событий. Возможные значения (в порядке увеличения значимости):</text:p>
      <text:p text:style-name="Text_20_body">● Trace ‑ максимально подробный уровень.</text:p>
      <text:p text:style-name="Text_20_body">● Debug ‑ уровень отладочной информации. Предназначен для событий необходимых в целях отладки механизмов платформы или расследования особо трудных в обнаружении ошибок.</text:p>
      <text:p text:style-name="Text_20_body">● Info ‑ информационный уровень. Предназначен для событий, свидетельствующих о нормальном функционировании того или иного механизма платформы.</text:p>
      <text:p text:style-name="Text_20_body">● Warning ‑ уровень предупреждений. Предназначен для событий, информирующих о возникновении нештатных, но не критичных, с точки зрения механизма платформы, ситуаций.</text:p>
      <text:p text:style-name="Text_20_body">● Error ‑ уровень ошибок. Предназначен для событий, информирующих о возникновении ошибочных, с точки зрения механизма платформы, ситуаций.</text:p>
      <text:p text:style-name="Text_20_body">● None ‑ отключение фиксации системных событий.</text:p>
      <text:p text:style-name="Text_20_body">Задание этого атрибута приведет к тому, что система «1С:Предприятие» не будет формировать события, не соответствующие заданному уровню.</text:p>
      <text:p text:style-name="Text_20_body">Так, если в файле logcfg.xml, находится конструкция вида &lt;system level="info" /&gt;, то это будет означать, что система «1С:Предприятие» будет формировать события с уровнями Info, Warning и Error.</text:p>
      <text:p text:style-name="Text_20_body">Атрибут component</text:p>
      <text:p text:style-name="Text_20_body">Определяет имя компоненты, для которой настраивается формирование системных событий. Имя компоненты является регистрозависимым.</text:p>
      <text:p text:style-name="Text_20_body">Атрибут class</text:p>
      <text:p text:style-name="Text_20_body">Определяет имя класса, для которого настраивается формирование системных событий. Имя класса является регистрозависимым.</text:p>
      <text:p text:style-name="Text_20_body">В качестве примера, рассмотрим ситуацию, когда файл logcfg.xml содержит следующий фрагмент:</text:p>
      <text:p text:style-name="Text_20_body"><text:a xlink:type="simple" xlink:href="javascript:" text:style-name="Internet_20_link" text:visited-style-name="Visited_20_Internet_20_Link">Копировать в буфер обмена</text:a> </text:p>
      <text:p text:style-name="Preformatted_20_Text">&lt;system level="info"/&gt;</text:p>
      <text:p text:style-name="Preformatted_20_Text">&lt;system level="debug" class="core::FileSystem" /&gt;</text:p>
      <text:p text:style-name="P1">&lt;system level="warning" component="core82" /&gt;</text:p>
      <text:p text:style-name="Text_20_body">Эта настройка означает:</text:p>
      <text:p text:style-name="Text_20_body">● Следует формировать события SYSTEM с уровнем Info (и выше) для всех объектов системы.</text:p>
      <text:p text:style-name="Text_20_body">● Однако, для класса core::FileSystem следует формировать события с уровнем Debug.</text:p>
      <text:p text:style-name="Text_20_body">● Для всех классов компоненты core82 следует формировать события с уровнем Warning и выше.</text:p>
      <text:h text:style-name="Heading_20_4" text:outline-level="4"><text:bookmark text:name="_ref435792386"/><text:bookmark text:name="TI000000670"/><text:bookmark text:name="IssOgl3_3.20.2.13_Элемент_dbmslocks"/>3.20.2.13. Элемент &lt;dbmslocks&gt;</text:h>
      <text:p text:style-name="Text_20_body">Элемент &lt;dbmslocks&gt; включает сбор информации о блокировках СУБД в технологическом журнале. Если элемент отсутствует в файле, то информация о блокировках СУБД не включается в технологический журнал.</text:p>
      <text:p text:style-name="Text_20_body">Информация о блокировках СУБД отображается в технологическом журнале с помощью специальных свойств, более подробное описание которых см. <text:a xlink:type="simple" xlink:href="https://its.1c.ru/db/content/v8313doc/src/руководство%20администратора/приложение%203.%20описание%20и%20расположение%20служебных%20файлов.htm?_=1542379434#_ref435800489" text:style-name="Internet_20_link" text:visited-style-name="Visited_20_Internet_20_Link">здесь</text:a>.</text:p>
      <text:h text:style-name="Heading_20_4" text:outline-level="4"><text:bookmark text:name="_ref471746488"/><text:bookmark text:name="TI000000753"/><text:bookmark text:name="IssOgl3_3.20.2.14_Элемент_scriptcircrefs"/><text:soft-page-break/>3.20.2.14. Элемент &lt;scriptcircrefs&gt;</text:h>
      <text:p text:style-name="Text_20_body">Элемент &lt;scriptcircrefs&gt; включает сбор информации о циклических ссылках в технологическом журнале. Если элемент отсутствует в файле, то информация о циклических ссылках не включается в технологический журнал.</text:p>
      <text:p text:style-name="Text_20_body"><text:a xlink:type="simple" xlink:href="javascript:" text:style-name="Internet_20_link" text:visited-style-name="Visited_20_Internet_20_Link">Копировать в буфер обмена</text:a> </text:p>
      <text:p text:style-name="Preformatted_20_Text">&lt;?xml version="1.0"?&gt;</text:p>
      <text:p text:style-name="Preformatted_20_Text">&lt;config xmlns="http://v8.1c.ru/v8/tech-log"&gt;</text:p>
      <text:p text:style-name="Preformatted_20_Text"><text:s text:c="4"/>&lt;log location="D:\V82\logs" history="96"&gt;</text:p>
      <text:p text:style-name="Preformatted_20_Text"><text:s text:c="8"/>&lt;event&gt;</text:p>
      <text:p text:style-name="Preformatted_20_Text"><text:s text:c="12"/>&lt;eq property="name" value="SCRIPTCIRCREFS"/&gt;</text:p>
      <text:p text:style-name="Preformatted_20_Text"><text:s text:c="8"/>&lt;/event&gt;</text:p>
      <text:p text:style-name="Preformatted_20_Text"><text:s text:c="8"/>&lt;event&gt;</text:p>
      <text:p text:style-name="Preformatted_20_Text"><text:s text:c="12"/>&lt;eq property="name" value="Excp"/&gt;</text:p>
      <text:p text:style-name="Preformatted_20_Text"><text:s text:c="8"/>&lt;/event&gt;</text:p>
      <text:p text:style-name="Preformatted_20_Text"><text:s text:c="8"/>&lt;property name="all"/&gt;</text:p>
      <text:p text:style-name="Preformatted_20_Text"><text:s text:c="4"/>&lt;/log&gt;</text:p>
      <text:p text:style-name="Preformatted_20_Text"><text:s text:c="4"/>&lt;scriptcircrefs/&gt;</text:p>
      <text:p text:style-name="P1">&lt;/config&gt;</text:p>
      <text:p text:style-name="Text_20_body">Приведенный пример реализуется следующие настройки:</text:p>
      <text:p text:style-name="Text_20_body">● включается сбор информации о циклических ссылках (элемент &lt;scriptcircrefs/&gt;);</text:p>
      <text:p text:style-name="Text_20_body">● событий, помещаемые в технологический журнал, будут содержать все свойства (элемент &lt;property name="all"/&gt;);</text:p>
      <text:p text:style-name="Text_20_body">● в технологический журнал записываются только события SCRIPTCIRCREFS и EXCP (элементы &lt;event&gt;).</text:p>
      <text:p text:style-name="Text_20_body">Смотри также:</text:p>
      <text:p text:style-name="Text_20_body">● <text:a xlink:type="simple" xlink:href="https://its.1c.ru/db/content/v8313doc/src/руководство%20администратора/приложение%203.%20описание%20и%20расположение%20служебных%20файлов.htm?_=1542379434#_ref471739851" text:style-name="Internet_20_link" text:visited-style-name="Visited_20_Internet_20_Link">Вывод информации о циклических ссылках</text:a></text:p>
      <text:h text:style-name="Heading_20_3" text:outline-level="3"><text:bookmark text:name="TI000000408"/><text:bookmark text:name="IssOgl2_3.20.3_Вывод_контекстов_исключений"/>3.20.3. Вывод контекстов исключений</text:h>
      <text:p text:style-name="Text_20_body">Контекст исключения представляет собой последовательность событий технологического журнала типа EXCPCNTX. Каждое событие типа EXCPCNTX является одним из длительных событий, которые начались, но не закончились в момент возникновения нештатной ситуации в работе системы «1С:Предприятие». При этом события выводятся в порядке убывания уровня вложенности. Тип события, исходного для события EXCPCNTX, становится значением свойства SrcName события EXCPCNTX.</text:p>
      <text:p text:style-name="Text_20_body">Контекст исключения выводится в технологический журнал, если технологический журнал включен (в файле logcfg.xml имеется хотя бы один элемент log) и произошла одна из следующих нештатных ситуаций:</text:p>
      <text:p text:style-name="Text_20_body">● При работе системы «1С:Предприятие» произошло исключение операционной системы, процесс (клиент или сервер) завершен аварийно, построен дамп аварийного завершения.</text:p>
      <text:p text:style-name="Text_20_body">● Возникло исключение в базе данных, приводящее к отображению сообщения об ошибке и закрытию приложения системы «1С:Предприятие».</text:p>
      <text:p text:style-name="Text_20_body">При возникновении любой ошибки базы данных в технологический журнал записывается событие типа EXCP, если оно удовлетворяет условиям, записанным в конфигурационном файле технологического журнала (logcfg.xml).</text:p>
      <text:h text:style-name="Heading_20_3" text:outline-level="3"><text:bookmark text:name="_ref435800663"/><text:bookmark text:name="_ref435800662"/><text:bookmark text:name="_ref435800489"/><text:bookmark text:name="TI000000409"/><text:bookmark text:name="IssOgl2_3.20.4_Вывод_информации_о_взаимных_блокировках"/>3.20.4. Вывод информации о взаимных блокировках</text:h>
      <text:p text:style-name="Text_20_body">При любом обращении к СУБД, но не чаще чем 1 раз в 2 секунды, выполняется дополнительное обращение к СУБД с запросом, какой поток был заблокирован и каким потоком. Результатом такого запроса является таблица пар («жертва блокировки», «источник блокировки»), где:</text:p>
      <text:p text:style-name="Text_20_body">● Жертва блокировки ‑ идентификатор соединения с СУБД, которое ожидает блокировки.</text:p>
      <text:p text:style-name="Text_20_body"><text:soft-page-break/>● Источник блокировки ‑ идентификатор соединения с СУБД, которое установило блокировку.</text:p>
      <text:p text:style-name="Text_20_body">Если в кластере несколько рабочих процессов, то запрос выполняется одним из них. Запросы о взаимных блокировках нумеруются. Сбор информации о блокировках выполняется только в том случае, если в файле настройки технологического журнала присутствует элемент &lt;dbmslocks&gt;.</text:p>
      <text:p text:style-name="Text_20_body">Данные из полученной таблицы добавляются к контексту каждого потока, которому соответствуют полученные идентификаторы соединений с СУБД, и будут отображены в качестве значения блокировочных свойств очередного события технологического журнала. После того как в потоке, к контексту которого добавлена информация о блокировках, будет завершено очередное событие технологического журнала, к этому событию будут добавлены блокировочные свойства. При этом если поток был жертвой блокировки, то события блокировки будут очищены после вывода. Если поток был источником, то очистка выполняется при закрытии или откате транзакции.</text:p>
      <text:p text:style-name="Text_20_body">Информация о блокировках добавляется к потокам в следующем порядке:</text:p>
      <text:p text:style-name="Text_20_body">● Если поток-жертва еще не знает об этом, то ему устанавливается номер запроса и идентификатор потока-источника блокировки.</text:p>
      <text:p text:style-name="Text_20_body">● К потоку-источнику блокировки добавляется номер запроса, только если у него есть жертвы, которые об этом еще не знали.</text:p>
      <text:p text:style-name="Text_20_body">Информация о блокировках:</text:p>
      <text:p text:style-name="Text_20_body">● поток является источником, момент обнаружения;</text:p>
      <text:p text:style-name="Text_20_body">● поток является жертвой, момент обнаружения;</text:p>
      <text:p text:style-name="Text_20_body">● номер запроса (если поток является жертвой);</text:p>
      <text:p text:style-name="Text_20_body">● список номеров запросов (если поток является источником);</text:p>
      <text:p text:style-name="Text_20_body">● номер соединения источника (если поток является жертвой).</text:p>
      <text:p text:style-name="Text_20_body">Блокировочные свойства событий:</text:p>
      <text:p text:style-name="Text_20_body">● lka=‘1’ ‑ поток является источником блокировки.</text:p>
      <text:p text:style-name="Text_20_body">● lkp=‘1’ ‑ поток является жертвой блокировки.</text:p>
      <text:p text:style-name="Text_20_body">● lkpid ‑ номер запроса к СУБД, «кто кого заблокировал» (только для потока-жертвы блокировки). Например, ‘423’.</text:p>
      <text:p text:style-name="Text_20_body">● lkaid ‑ список номеров запросов к СУБД, «кто кого заблокировал» (только для потока-источника блокировки). Например, ‘271,273,274’.</text:p>
      <text:p text:style-name="Text_20_body">● lksrc ‑ номер соединения источника блокировки, если поток является жертвой, например, ‘23’.</text:p>
      <text:p text:style-name="Text_20_body">● lkpto ‑ время в секундах, прошедшее с момента обнаружения, что поток является жертвой. Например: ‘15’.</text:p>
      <text:p text:style-name="Text_20_body">● lkato ‑ время в секундах, прошедшее с момента обнаружения, что поток является источником блокировок. Например, ‘21’.</text:p>
      <text:p text:style-name="Text_20_body">Таким образом, для анализа блокировок необходимо найти в технологических журналах процессов rphost первое событие со свойствами lka и lkp, узнать значения свойств lkaid, lkpid и найти все события с этими значениями свойств в журналах всех рабочих процессов кластера. По найденной группе событий можно установить, кто кого заблокировал, на какое время и что они при этом делали.</text:p>
      <text:p text:style-name="Text_20_body">Также в свойстве Txt события TLOCK в технологическом журнале может быть отображено пространство имен, в котором наложена блокировка.</text:p>
      <text:h text:style-name="Heading_20_3" text:outline-level="3"><text:bookmark text:name="_ref471739851"/><text:bookmark text:name="TI000000752"/><text:bookmark text:name="IssOgl2_3.20.5_Вывод_информации_о_циклических_ссылках"/><text:soft-page-break/>3.20.5. Вывод информации о циклических ссылках</text:h>
      <text:p text:style-name="Text_20_body">При разработке сложных прикладных решений возможно совершение различных ошибок, которые ведут к циклическим ссылкам. Циклические ссылки ‑ это такое построение данных в программе, когда какие-либо данные прямо или косвенно ссылаются на себя. Простейший пример такой циклической ссылки:</text:p>
      <text:p text:style-name="Text_20_body"><text:a xlink:type="simple" xlink:href="javascript:" text:style-name="Internet_20_link" text:visited-style-name="Visited_20_Internet_20_Link">Копировать в буфер обмена</text:a> </text:p>
      <text:p text:style-name="Preformatted_20_Text">Структура1 = Новый Структура("СсылкаНаСтруктуру2");</text:p>
      <text:p text:style-name="Preformatted_20_Text">Структура2 = Новый Структура("СсылкаНаСтруктуру1");</text:p>
      <text:p text:style-name="Preformatted_20_Text">Структура1.СсылкаНаСтруктуру2 = Структура2;</text:p>
      <text:p text:style-name="P1">Структура2.СсылкаНаСтруктуру1 = Структура1;</text:p>
      <text:p text:style-name="Text_20_body">Память, занимаемая такими данными, не может быть освобождена системой при завершении работы, например, формы, в которой имеет такой программный код на встроенном языке. В результате каждое открытие формы с таким кодом приводит к тому, что процесс, обслуживающий сеанс прикладного решения, начинает занимать оперативную память, но не освобождает ее после использования. В результате работа прикладного решения может или завершаться аварийно, или размер оперативной памяти, используемый приложением, становится очень большим. Повышенное использование оперативной памяти приложением может, в частности, приводить к общему замедлению работы компьютера, к невозможности открыть внешнюю обработку после внесения изменений и т. д.</text:p>
      <text:p text:style-name="Text_20_body">Очевидно, что с циклическими ссылками следует бороться. Для локализации ошибок в конфигурациях, которые приводят к построению данных с циклическими ссылками, в платформе имеется несколько инструментов:</text:p>
      <text:p text:style-name="Text_20_body">1. настройка файла конфигурации технологического журнала;</text:p>
      <text:p text:style-name="Text_20_body">2. использование командной командной строки запуска клиентского или серверного приложения;</text:p>
      <text:p text:style-name="Text_20_body">3. использование параметра файла conf.cfg;</text:p>
      <text:p text:style-name="Text_20_body">4. использование метода встроенного языка.</text:p>
      <text:p text:style-name="Text_20_body">Внимание! Использование любого из этих инструментов ведет к существенному падению производительности системы. Не следует использовать инструменты обнаружения циклических ссылок в обычном режиме работы «1С:Предприятия». Режим обнаружение циклических ссылок имеет смысл включать только в тех случаях, когда выполняется целенаправленный поиск циклических ссылок с целью исправления соответствующих фрагментов прикладного решения.</text:p>
      <text:p text:style-name="Text_20_body">В зависимости от выбранного режима, поведение системы при обнаружении циклических ссылок будет разным:</text:p>
      <text:p text:style-name="Text_20_body">● При использовании технологического журнала ‑ в технологический журнал будут помещаться события SCRIPTCIRCFERS. При этом выполнение прикладного решения прерываться не будет.</text:p>
      <text:p text:style-name="Text_20_body">● При использовании остальных инструментов ‑ работа прикладного решения будет прервана с выдачей соответствующего сообщения. Продолжить работу после выдачи сообщения невозможно.</text:p>
      <text:p text:style-name="Text_20_body">Проверка циклических ссылок выполняется в следующих случаях:</text:p>
      <text:p text:style-name="Text_20_body">● при завершении метода встроенного языка: анализируются все локальные переменные метода и его (метода) параметры;</text:p>
      <text:p text:style-name="Text_20_body">● при установке параметра сеанса: анализируется значение, которое устанавливается в качестве значения параметра сеанса;</text:p>
      <text:p text:style-name="Text_20_body">● в местах вызова специального метода встроенного языка.</text:p>
      <text:p text:style-name="Text_20_body"><text:soft-page-break/>Для того чтобы включить в технологический журнала информацию о циклических ссылках, необходимо указать в файле настройки технологического журнала logcfg.xml элемент &lt;scriptcircrefs&gt;. В этом случае система «1С:Предприятие» начнет выполнять анализ циклических ссылок. Наличие или отсутствие в технологическом журнале событий SCRIPTCIRCFERS зависит от других настроек технологического журнала.</text:p>
      <text:p text:style-name="Text_20_body">Если при запуске тонкого или толстого клиентского приложения используется параметр командной строки запуска /EnableCheckScriptCircularRefs, то это означает, что система будет выполнять поиск циклических ссылок в клиентском коде прикладного решения. Данный параметр также попадает в командную строку запуска клиентского приложения, если в настройках конфигуратора установлен флажок Проверка циклических ссылок встроенного языка (Главное меню ‑ Сервис ‑ Параметры ‑ Запуск 1С:Предприятия ‑ Дополнительные).</text:p>
      <text:p text:style-name="Text_20_body">Для того, чтобы включить поиск циклических ссылок на стороне сервера системы «1С:Предприятие», необходимо запустить сервер с параметром /enableCheckScriptCircularRefs. В этом случае поиск циклических ссылок будет выполняться во всех сеансах, обслуживаемых сервером, который запущен с указанным параметром.</text:p>
      <text:p text:style-name="Text_20_body">Если в файле conf.cfg параметр EnableCheckScriptCircularRefs установлен в значение true, то это означает, что поиск циклических ссылок при выполнении кода на встроенном языке будет выполняться всеми экземплярами системы «1С:Предприятие», которые используют файл conf.cfg с установленным параметром.</text:p>
      <text:p text:style-name="Text_20_body">Инициировать поиск циклических ссылок можно с помощью метода глобального контекста ПроверитьЦиклическиеСсылкиВстроенногоЯзыка(). При вызове данного метода проверяется или переменная, указанная в качестве параметра метода, или все локальные переменные, доступные в момент исполнения метода.</text:p>
      <text:p text:style-name="Text_20_body">Смотри также:</text:p>
      <text:p text:style-name="Text_20_body">● <text:a xlink:type="simple" xlink:href="https://its.1c.ru/db/content/v8313doc/src/руководство%20администратора/приложение%203.%20описание%20и%20расположение%20служебных%20файлов.htm?_=1542379434#_ref471746488" text:style-name="Internet_20_link" text:visited-style-name="Visited_20_Internet_20_Link">Элемент &lt;scriptcircrefs&gt;</text:a>.</text:p>
      <text:p text:style-name="Text_20_body">● Файл <text:a xlink:type="simple" xlink:href="https://its.1c.ru/db/content/v8313doc/src/руководство%20администратора/приложение%203.%20описание%20и%20расположение%20служебных%20файлов.htm?_=1542379434#_ref405971154" text:style-name="Internet_20_link" text:visited-style-name="Visited_20_Internet_20_Link">conf.cfg</text:a>.</text:p>
      <text:p text:style-name="Text_20_body">● <text:a xlink:type="simple" xlink:href="https://its.1c.ru/db/content/v8313doc/src/руководство%20администратора/приложение%207.%20параметры%20командной%20строки%20запуска%20_1с_предприятия_.htm?_=1542379434#_ref383431057" text:style-name="Internet_20_link" text:visited-style-name="Visited_20_Internet_20_Link">Общие команды запуска</text:a>.</text:p>
      <text:h text:style-name="Heading_20_2" text:outline-level="2"><text:bookmark text:name="_ref211746510"/><text:bookmark text:name="_ref217373663"/><text:bookmark text:name="_ref212536834"/><text:bookmark text:name="TI000000410"/><text:bookmark text:name="IssOgl1_3.21_logui.txt"/>3.21. logui.txt</text:h>
      <text:p text:style-name="Text_20_body">Файл logui.txt содержит список интерактивных действий пользователя, которые выполнялись за время протоколирования.</text:p>
      <text:p text:style-name="Text_20_body">Расположение файла:</text:p>
      <text:p text:style-name="Text_20_body">● Для ОС Windows: %APPDATA%\1C\1cv8\&lt;Уникальный идентификатор информационной базы&gt;.</text:p>
      <text:p text:style-name="Text_20_body">● Для ОС Linux:<text:line-break/>~/.1cv8/1C/1cv8/&lt;Уникальный идентификатор информационной базы&gt;.</text:p>
      <text:p text:style-name="Text_20_body">● Для ОС macOS:<text:line-break/>~/.1cv8/1C/1cv8/&lt;Уникальный идентификатор информационной базы&gt;.</text:p>
      <text:p text:style-name="Text_20_body">Одна запись файла содержит описание одного действия пользователя. Общий формат строки следующий:</text:p>
      <text:p text:style-name="Text_20_body">● дата и время события;</text:p>
      <text:p text:style-name="Text_20_body">● описание события (Event);</text:p>
      <text:p text:style-name="Text_20_body">● имя объекта, с которым произошло событие;</text:p>
      <text:p text:style-name="Text_20_body">● время (в миллисекундах) от начала работы программы (t);</text:p>
      <text:p text:style-name="Text_20_body"><text:soft-page-break/>● префиксы beg или end (аналогично открывающей и закрывающей скобке), идентифицирующие начало и конец события;</text:p>
      <text:p text:style-name="Text_20_body">● детализация (Detail).</text:p>
      <text:p text:style-name="Text_20_body">С целью сбора статистики длительности выполнения действий в протоколе фиксируется начало и окончание действия. Начало действия содержится в записи помеченным как beg, окончание действия ‑ в записи помеченным как end (данные признаки отображаются в самом конце строки журнала).</text:p>
      <text:p text:style-name="Text_20_body">Также фиксируется длительность действия, помеченная как t. Отсчет осуществляется с момента запуска программы и ведется в миллисекундах.</text:p>
      <text:p text:style-name="Text_20_body">Между строками лога, содержащими beg и end, могут находиться как вложенные действия, содержащие beg и end, так и строки, отражающие какие-либо действия, подлежащие фиксации записи в журнал.</text:p>
      <text:p text:style-name="Text_20_body">Протоколирование ведется для всех элементов формы и элементов глобального командного интерфейса, доступных в режиме 1С:Предприятие.</text:p>
      <text:p text:style-name="Text_20_body">Протоколируются следующие действия:</text:p>
      <text:p text:style-name="Text_20_body">● Нажатие кнопки на клавиатуре. Данные, вводимые пользователем, заменяются в протоколе звездочкой (Event Key_&lt;клавиша&gt; или Event key_*).</text:p>
      <text:p text:style-name="Text_20_body">● Нажатие левой (Event_LClick), правой (Event_RClick) и средней кнопкой мыши (Event_MBtnDn).</text:p>
      <text:p text:style-name="Text_20_body">● Двойной щелчок левой кнопкой мыши (Event_ LBtnDbl).</text:p>
      <text:p text:style-name="Text_20_body">● Прокрутка колеса на мышке (Event_Wheel).</text:p>
      <text:p text:style-name="Text_20_body">Для некоторых элементов используются специальные, присущие только им события:</text:p>
      <text:p text:style-name="Text_20_body">● Форма:</text:p>
      <text:p text:style-name="Text_20_body">● активация окна формы:</text:p>
      <text:p text:style-name="Text_20_body"><text:a xlink:type="simple" xlink:href="javascript:" text:style-name="Internet_20_link" text:visited-style-name="Visited_20_Internet_20_Link">Копировать в буфер обмена</text:a> </text:p>
      <text:p text:style-name="P1">"Event FormActivate","Name &lt;имяформы&gt;"</text:p>
      <text:p text:style-name="Text_20_body">● Панель подсистем (PartitionPanel):</text:p>
      <text:p text:style-name="Text_20_body">● выбор подсистемы или рабочего стола при помощи мыши:</text:p>
      <text:p text:style-name="Text_20_body"><text:a xlink:type="simple" xlink:href="javascript:" text:style-name="Internet_20_link" text:visited-style-name="Visited_20_Internet_20_Link">Копировать в буфер обмена</text:a> </text:p>
      <text:p text:style-name="P1">"Event LClick","Name PartitionPanel"</text:p>
      <text:p text:style-name="Text_20_body">● активация сочетанием клавиш:</text:p>
      <text:p text:style-name="Text_20_body"><text:a xlink:type="simple" xlink:href="javascript:" text:style-name="Internet_20_link" text:visited-style-name="Visited_20_Internet_20_Link">Копировать в буфер обмена</text:a> </text:p>
      <text:p text:style-name="P1">"Event PanelActivate","Name SubsystemsPanel"</text:p>
      <text:p text:style-name="Text_20_body">● Панель навигации (FormNavigationPanel):</text:p>
      <text:p text:style-name="Text_20_body">● исполнение команды:</text:p>
      <text:p text:style-name="Text_20_body"><text:a xlink:type="simple" xlink:href="javascript:" text:style-name="Internet_20_link" text:visited-style-name="Visited_20_Internet_20_Link">Копировать в буфер обмена</text:a> </text:p>
      <text:p text:style-name="P1">"Event LClick","Name FormNavigationPanel","Detail Execute&lt;имя команды&gt;"</text:p>
      <text:p text:style-name="Text_20_body">● разворачивание/сворачивание группы команд:</text:p>
      <text:p text:style-name="Text_20_body"><text:a xlink:type="simple" xlink:href="javascript:" text:style-name="Internet_20_link" text:visited-style-name="Visited_20_Internet_20_Link">Копировать в буфер обмена</text:a> </text:p>
      <text:p text:style-name="P1"><text:soft-page-break/>"Event LClick","Name FormNavigationPanel","Detail Close&lt;имя группы команд&gt;"</text:p>
      <text:p text:style-name="Text_20_body">● активация сочетанием клавиш:</text:p>
      <text:p text:style-name="Text_20_body"><text:a xlink:type="simple" xlink:href="javascript:" text:style-name="Internet_20_link" text:visited-style-name="Visited_20_Internet_20_Link">Копировать в буфер обмена</text:a> </text:p>
      <text:p text:style-name="P1">"Event PanelActivate","Name FormNavigationPanel"</text:p>
      <text:p text:style-name="Text_20_body">● Заголовок окна (WindowCaptionText):</text:p>
      <text:p text:style-name="Text_20_body">● нажатие на заголовок:</text:p>
      <text:p text:style-name="Text_20_body"><text:a xlink:type="simple" xlink:href="javascript:" text:style-name="Internet_20_link" text:visited-style-name="Visited_20_Internet_20_Link">Копировать в буфер обмена</text:a> </text:p>
      <text:p text:style-name="P1">"Event LClick","Type WindowCaptionText","Detail Обработка"</text:p>
      <text:p text:style-name="Text_20_body">● Панель действий (ActionsPanel):</text:p>
      <text:p text:style-name="Text_20_body">● исполнение команды:</text:p>
      <text:p text:style-name="Text_20_body"><text:a xlink:type="simple" xlink:href="javascript:" text:style-name="Internet_20_link" text:visited-style-name="Visited_20_Internet_20_Link">Копировать в буфер обмена</text:a> </text:p>
      <text:p text:style-name="P1">"Event LClick","Name ActionsPanel","Detail &lt;имя команды&gt;"</text:p>
      <text:p text:style-name="Text_20_body">● активация сочетанием клавиш:</text:p>
      <text:p text:style-name="Text_20_body"><text:a xlink:type="simple" xlink:href="javascript:" text:style-name="Internet_20_link" text:visited-style-name="Visited_20_Internet_20_Link">Копировать в буфер обмена</text:a> </text:p>
      <text:p text:style-name="P1">"Event PanelActivate","Name ActionsPanel"</text:p>
      <text:p text:style-name="Text_20_body">● Область информационной панели, в которой отображается список последних оповещений (NotificationHistoryPanel):</text:p>
      <text:p text:style-name="Text_20_body">● исполнение команды:</text:p>
      <text:p text:style-name="Text_20_body"><text:a xlink:type="simple" xlink:href="javascript:" text:style-name="Internet_20_link" text:visited-style-name="Visited_20_Internet_20_Link">Копировать в буфер обмена</text:a> </text:p>
      <text:p text:style-name="P1">"Event Key_SPACE","Name NotificationHistoryPanel","Detail&lt;имя&gt;"</text:p>
      <text:p text:style-name="Text_20_body">● активация сочетанием клавиш:</text:p>
      <text:p text:style-name="Text_20_body"><text:a xlink:type="simple" xlink:href="javascript:" text:style-name="Internet_20_link" text:visited-style-name="Visited_20_Internet_20_Link">Копировать в буфер обмена</text:a> </text:p>
      <text:p text:style-name="P1">"Event PanelActivate","Name NotificationHistoryPanel"</text:p>
      <text:p text:style-name="Text_20_body">● Окно состояния (StatusWindow):</text:p>
      <text:p text:style-name="Text_20_body">● закрытие:</text:p>
      <text:p text:style-name="Text_20_body"><text:a xlink:type="simple" xlink:href="javascript:" text:style-name="Internet_20_link" text:visited-style-name="Visited_20_Internet_20_Link">Копировать в буфер обмена</text:a> </text:p>
      <text:p text:style-name="P1">"Event CloseWindow"</text:p>
      <text:p text:style-name="Text_20_body">● перемещение:</text:p>
      <text:p text:style-name="Text_20_body"><text:a xlink:type="simple" xlink:href="javascript:" text:style-name="Internet_20_link" text:visited-style-name="Visited_20_Internet_20_Link">Копировать в буфер обмена</text:a> </text:p>
      <text:p text:style-name="P1">"Event MoveWindow offset=&lt;dx,dy&gt; pos=&lt;x,y,w,h&gt;"</text:p>
      <text:p text:style-name="Text_20_body">● Окно оповещения (NotifycationWindow):</text:p>
      <text:p text:style-name="Text_20_body">● закрытие:</text:p>
      <text:p text:style-name="Text_20_body"><text:a xlink:type="simple" xlink:href="javascript:" text:style-name="Internet_20_link" text:visited-style-name="Visited_20_Internet_20_Link">Копировать в буфер обмена</text:a> </text:p>
      <text:p text:style-name="P1">"Event CloseWindow"</text:p>
      <text:p text:style-name="Text_20_body"><text:soft-page-break/>● нажатие на ссылку:</text:p>
      <text:p text:style-name="Text_20_body"><text:a xlink:type="simple" xlink:href="javascript:" text:style-name="Internet_20_link" text:visited-style-name="Visited_20_Internet_20_Link">Копировать в буфер обмена</text:a> </text:p>
      <text:p text:style-name="P1">"Event LClick","Name NotificationWindow","Detail Hyperlink"</text:p>
      <text:p text:style-name="Text_20_body">● перемещение:</text:p>
      <text:p text:style-name="Text_20_body"><text:a xlink:type="simple" xlink:href="javascript:" text:style-name="Internet_20_link" text:visited-style-name="Visited_20_Internet_20_Link">Копировать в буфер обмена</text:a> </text:p>
      <text:p text:style-name="P1">"Event MoveWindow offset=&lt;dx,dy&gt; pos=&lt;x,y,w,h&gt;"</text:p>
      <text:p text:style-name="Text_20_body">● Окно проверки (подсказка об ошибках ввода) (CheckWindow):</text:p>
      <text:p text:style-name="Text_20_body">● нажатие мышкой кнопки Следующее сообщение:</text:p>
      <text:p text:style-name="Text_20_body"><text:a xlink:type="simple" xlink:href="javascript:" text:style-name="Internet_20_link" text:visited-style-name="Visited_20_Internet_20_Link">Копировать в буфер обмена</text:a> </text:p>
      <text:p text:style-name="P1">"Event LClick","Name CheckWindow","Detail NextButton"</text:p>
      <text:p text:style-name="Text_20_body">● нажатие мышкой кнопки Предыдущее сообщение:</text:p>
      <text:p text:style-name="Text_20_body"><text:a xlink:type="simple" xlink:href="javascript:" text:style-name="Internet_20_link" text:visited-style-name="Visited_20_Internet_20_Link">Копировать в буфер обмена</text:a> </text:p>
      <text:p text:style-name="P1">"Event LClick","Name CheckWindow","Detail PrevButton"</text:p>
      <text:p text:style-name="Text_20_body">● нажатие мышкой кнопки Закрыть:</text:p>
      <text:p text:style-name="Text_20_body"><text:a xlink:type="simple" xlink:href="javascript:" text:style-name="Internet_20_link" text:visited-style-name="Visited_20_Internet_20_Link">Копировать в буфер обмена</text:a> </text:p>
      <text:p text:style-name="P1">"Event LClick","Name CheckWindow","Detail CloseButton"</text:p>
      <text:p text:style-name="Text_20_body">Пример записей лога:</text:p>
      <text:p text:style-name="Text_20_body"><text:a xlink:type="simple" xlink:href="javascript:" text:style-name="Internet_20_link" text:visited-style-name="Visited_20_Internet_20_Link">Копировать в буфер обмена</text:a> </text:p>
      <text:p text:style-name="Preformatted_20_Text">"17.12.200816:41:55","Event Key_SPACE",</text:p>
      <text:p text:style-name="Preformatted_20_Text">"Name HistoryPanel", "t=465562", "beg"</text:p>
      <text:p text:style-name="Preformatted_20_Text">"17.12.200816:41:55","Event FormActivate",</text:p>
      <text:p text:style-name="Preformatted_20_Text">"Name Справочник.Товары.ФормаСписка", "t=465562"</text:p>
      <text:p text:style-name="Preformatted_20_Text">"17.12.200816:41:56","Event Key_SPACE","Name HistoryPanel",</text:p>
      <text:p text:style-name="Preformatted_20_Text">"Detail Жирность","t=466281", "end"</text:p>
      <text:p text:style-name="Preformatted_20_Text">"17.12.200816:07:05","Event PanelActivate",</text:p>
      <text:p text:style-name="P1">"Name HistoryPanel", "t=918188"</text:p>
      <text:h text:style-name="Heading_20_2" text:outline-level="2"><text:bookmark text:name="_ref212875105"/><text:bookmark text:name="TI000000411"/><text:bookmark text:name="IssOgl1_3.22_nethasp.ini"/>3.22. nethasp.ini</text:h>
      <text:h text:style-name="Heading_20_3" text:outline-level="3"><text:bookmark text:name="TI000000560"/><text:bookmark text:name="IssOgl2_3.22.1_Общее_описание"/>3.22.1. Общее описание</text:h>
      <text:p text:style-name="Text_20_body">Для настройки параметров взаимодействия системы «1С:Предприятие» с HASP License Manager используется конфигурационный файл nethasp.ini.</text:p>
      <text:p text:style-name="Text_20_body">Файл располагается в каталоге конфигурационных файлов системы «1С:Предприятие», и его наличие не является обязательным. Если данный файл отсутствует в каталогах конфигурационных файлов, то выполняется поиск этого файла в следующих каталогах:</text:p>
      <text:p text:style-name="Text_20_body">● Для ОС Windows:</text:p>
      <text:p text:style-name="Text_20_body">● Каталог исполняемых файлов запущенной версии «1С:Предприятия»;</text:p>
      <text:p text:style-name="Text_20_body">● Текущий каталог;</text:p>
      <text:p text:style-name="Text_20_body">● Каталог %SYSTEMROOT%\Windows\System32 (для 32-разрядной ОС Windows) или %SYSTEMROOT%\Windows\SysWOW64 (для 64-разрядной ОС Windows).</text:p>
      <text:p text:style-name="Text_20_body"><text:soft-page-break/>● Каталог %SYSTEMROOT%\Windows\System;</text:p>
      <text:p text:style-name="Text_20_body">● Каталог %SYSTEMROOT%\Windows;</text:p>
      <text:p text:style-name="Text_20_body">● Каталоги, перечисленные в переменной окружения PATH.</text:p>
      <text:p text:style-name="Text_20_body">● Для ОС Linux:</text:p>
      <text:p text:style-name="Text_20_body">● Текущий каталог;</text:p>
      <text:p text:style-name="Text_20_body">● Домашний каталог пользователя;</text:p>
      <text:p text:style-name="Text_20_body">● Каталог /etc.</text:p>
      <text:p text:style-name="Text_20_body">● Для ОС macOS:</text:p>
      <text:p text:style-name="Text_20_body">● Текущий каталог;</text:p>
      <text:p text:style-name="Text_20_body">● Домашний каталог пользователя;</text:p>
      <text:p text:style-name="Text_20_body">● Каталог /etc.</text:p>
      <text:p text:style-name="Text_20_body">Файл nethasp.ini содержит четыре секции:</text:p>
      <text:p text:style-name="Text_20_body">● [NH_COMMON] ‑ для общих настроек (см. <text:a xlink:type="simple" xlink:href="https://its.1c.ru/db/content/v8313doc/src/руководство%20администратора/приложение%203.%20описание%20и%20расположение%20служебных%20файлов.htm?_=1542379434#_ref338759551" text:style-name="Internet_20_link" text:visited-style-name="Visited_20_Internet_20_Link">здесь</text:a>);</text:p>
      <text:p text:style-name="Text_20_body">● [NH_IPX] ‑ для протокола IPX (см. <text:a xlink:type="simple" xlink:href="https://its.1c.ru/db/content/v8313doc/src/руководство%20администратора/приложение%203.%20описание%20и%20расположение%20служебных%20файлов.htm?_=1542379434#_ref338759561" text:style-name="Internet_20_link" text:visited-style-name="Visited_20_Internet_20_Link">здесь</text:a>);</text:p>
      <text:p text:style-name="Text_20_body">● [NH_NETBIOS] ‑ для протокола NetBIOS (см. <text:a xlink:type="simple" xlink:href="https://its.1c.ru/db/content/v8313doc/src/руководство%20администратора/приложение%203.%20описание%20и%20расположение%20служебных%20файлов.htm?_=1542379434#_ref338759570" text:style-name="Internet_20_link" text:visited-style-name="Visited_20_Internet_20_Link">здесь</text:a>);</text:p>
      <text:p text:style-name="Text_20_body">● [NH_TCPIP] ‑ для протокола TCP/IP (см. <text:a xlink:type="simple" xlink:href="https://its.1c.ru/db/content/v8313doc/src/руководство%20администратора/приложение%203.%20описание%20и%20расположение%20служебных%20файлов.htm?_=1542379434#_ref338759577" text:style-name="Internet_20_link" text:visited-style-name="Visited_20_Internet_20_Link">здесь</text:a>).</text:p>
      <text:p text:style-name="Text_20_body">В секции [NH_COMMON] содержатся глобальные настройки для всех разделов файла конфигурации. Во всех остальных разделах содержатся настройки, влияющие на выполнение операций с конкретным протоколом.</text:p>
      <text:p text:style-name="Text_20_body">В каждой секции можно использовать параметры, специфические для данной секции или общие для всех секций. Указание общего для всех секций параметра в секции для одного из трех протоколов обладает большим приоритетом, чем настройка в секции [NH_COMMON] (по отношению к этому протоколу).</text:p>
      <text:p text:style-name="Text_20_body">Для определения дополнительных настроек конкретного протокола следует использовать параметры, специфические для конкретной секции.</text:p>
      <text:p text:style-name="Text_20_body">В файле конфигурации могут присутствовать комментарии. Комментарий начинается с символа «;» (точка с запятой) и продолжается до конца строки.</text:p>
      <text:p text:style-name="Text_20_body">Регистр букв в именах параметров не имеет значения.</text:p>
      <text:p text:style-name="Text_20_body">Ниже приводится список параметров и их допустимые значения, которые могут приводиться в тех или иных секциях файла nethasp.ini.</text:p>
      <text:p text:style-name="Text_20_body">При установке системы «1С:Предприятие» образец файла nethasp.ini копируется в каталог conf установочного каталога системы «1С:Предприятие». Данный файл практически полностью состоит из закомментированных строк и никак не переопределяет значений параметров по умолчанию, но при этом он содержит наиболее полный список параметров, которые могут использоваться для настройки взаимодействия системы «1С:Предприятие» с HASP License Manager.</text:p>
      <text:p text:style-name="Text_20_body">Далее подробно описаны параметры каждой секции конфигурационного файла.</text:p>
      <text:h text:style-name="Heading_20_3" text:outline-level="3"><text:bookmark text:name="_ref338759551"/><text:bookmark text:name="TI000000412"/><text:bookmark text:name="IssOgl2_3.22.2_Секция_NH_COMMON"/>3.22.2. Секция [NH_COMMON]</text:h>
      <text:p text:style-name="Text_20_body">NH_IPX</text:p>
      <text:p text:style-name="Text_20_body">Возможные значения: Enabled, Disabled. Использовать или не использовать (соответственно) протокол IPX для связи с HASP License Manager.</text:p>
      <text:p text:style-name="Text_20_body"><text:soft-page-break/>Значение по умолчанию: Enabled.</text:p>
      <text:p text:style-name="Text_20_body">NH_NETBIOS</text:p>
      <text:p text:style-name="Text_20_body">Возможные значения: Enabled, Disabled. Использовать или не использовать (соответственно) протокол NetBIOS для связи с HASP License Manager.</text:p>
      <text:p text:style-name="Text_20_body">Значение по умолчанию: Enabled.</text:p>
      <text:p text:style-name="Text_20_body">NH_TCPIP</text:p>
      <text:p text:style-name="Text_20_body">Возможные значения: Enabled, Disabled. Использовать или не использовать (соответственно) протокол TCP/IP для связи с HASP License Manager.</text:p>
      <text:p text:style-name="Text_20_body">Значение по умолчанию: Enabled.</text:p>
      <text:p text:style-name="Text_20_body">NH_SESSION</text:p>
      <text:p text:style-name="Text_20_body">Возможные значения: &lt;Число&gt;. Задает интервал в секундах, в течение которого программа пытается установить соединение с HASP License Manager.</text:p>
      <text:p text:style-name="Text_20_body">Значение по умолчанию: 2 секунды.</text:p>
      <text:p text:style-name="Text_20_body">NH_SEND_RCV</text:p>
      <text:p text:style-name="Text_20_body">Возможные значения: &lt;Число&gt;. Задает интервал в секундах, в течение которого программа пытается установить соединение с HASP License Manager.</text:p>
      <text:p text:style-name="Text_20_body">Значение по умолчанию: 1 секунда.</text:p>
      <text:h text:style-name="Heading_20_3" text:outline-level="3"><text:bookmark text:name="_ref338759561"/><text:bookmark text:name="TI000000413"/><text:bookmark text:name="IssOgl2_3.22.3_Секция_NH_IPX"/>3.22.3. Секция [NH_IPX]</text:h>
      <text:p text:style-name="Text_20_body">NH_USE_SAP</text:p>
      <text:p text:style-name="Text_20_body">Возможные значения: Enabled, Disabled. Использовать или не использовать службу SAP для поиска в сети HASP License Manager.</text:p>
      <text:p text:style-name="Text_20_body">Значение по умолчанию: Enabled.</text:p>
      <text:p text:style-name="Text_20_body">NH_USE_BROADCAST</text:p>
      <text:p text:style-name="Text_20_body">Возможные значения: Enabled, Disabled. Использовать только механизм Broadcast для поиска в сети HASP License Manager. Данную возможность имеет смысл использовать при работе с протоколом IPX в сетях, отличных от Novell NetWare. Значение по умолчанию: Enabled.</text:p>
      <text:p text:style-name="Text_20_body">NH_BC_SOCKET_NUM</text:p>
      <text:p text:style-name="Text_20_body">Возможные значения: &lt;Число&gt;. Определяет номер сокета для широковещательного механизма. Число указывается в шестнадцатеричном виде.</text:p>
      <text:p text:style-name="Text_20_body">Значение по умолчанию: 7483Н.</text:p>
      <text:p text:style-name="Text_20_body">NH_SERVER_NAME</text:p>
      <text:p text:style-name="Text_20_body">Возможные значения: localnet, Internet. Определяет, будет ли приложение обмениваться данными только с HASP LM, находящимся в локальной сети, или с любыми другими HASP LM.</text:p>
      <text:p text:style-name="Text_20_body">Значение по умолчанию: Internet.</text:p>
      <text:p text:style-name="Text_20_body">NH_DATFILE_PATH</text:p>
      <text:p text:style-name="Text_20_body">Возможные значения: &lt;Путь&gt;. Путь, по которому будет производиться поиск файлов haspaddr.dat и newhaddr.dat, содержащих сетевой адрес HASP License Manager. Данный параметр в основном имеет смысл <text:soft-page-break/>использовать только при установках NH_USE_SAP=Disabled и NH_USE_BROADCAST=Disabled, так как в противном случае адрес HASP License Manager может быть определен автоматически.</text:p>
      <text:p text:style-name="Text_20_body">NH_SESSION</text:p>
      <text:p text:style-name="Text_20_body">Возможные значения: &lt;Число&gt;. Задает интервал в секундах, в течение которого программа пытается установить соединение с HASP License Manager.</text:p>
      <text:p text:style-name="Text_20_body">Значение по умолчанию: 2 секунды.</text:p>
      <text:p text:style-name="Text_20_body">NH_SEND_RCV</text:p>
      <text:p text:style-name="Text_20_body">Возможные значения: &lt;Число&gt;. Устанавливает для HASP License Manager максимальное время получения или отправки пакета.</text:p>
      <text:p text:style-name="Text_20_body">Значение по умолчанию: 1 секунда.</text:p>
      <text:h text:style-name="Heading_20_3" text:outline-level="3"><text:bookmark text:name="_ref338759570"/><text:bookmark text:name="TI000000414"/><text:bookmark text:name="IssOgl2_3.22.4_Секция_NH_NETBIOS"/>3.22.4. Секция [NH_NETBIOS]</text:h>
      <text:p text:style-name="Text_20_body">NH_NBNAME</text:p>
      <text:p text:style-name="Text_20_body">Возможные значения: &lt;Имя&gt;. Задает имя HASP License Manager (длина имени ‑ до 8 символов).</text:p>
      <text:p text:style-name="Text_20_body">NH_USELANANUM</text:p>
      <text:p text:style-name="Text_20_body">Возможные значения: &lt;Число&gt;. Устанавливает номер коммуникационного канала, который будет использоваться в качестве коммуникационного канала.</text:p>
      <text:p text:style-name="Text_20_body">NH_SESSION</text:p>
      <text:p text:style-name="Text_20_body">Возможные значения: &lt;Число&gt;. Задает интервал в секундах, в течение которого программа пытается установить соединение с HASP License Manager.</text:p>
      <text:p text:style-name="Text_20_body">Значение по умолчанию: 2 секунды.</text:p>
      <text:p text:style-name="Text_20_body">NH_SEND_RCV</text:p>
      <text:p text:style-name="Text_20_body">Возможные значения: &lt;Число&gt;. Устанавливает для HASP License Manager максимальное время получения или отправки пакета.</text:p>
      <text:p text:style-name="Text_20_body">Значение по умолчанию: 1 секунда.</text:p>
      <text:h text:style-name="Heading_20_3" text:outline-level="3"><text:bookmark text:name="_ref338759577"/><text:bookmark text:name="TI000000415"/><text:bookmark text:name="IssOgl2_3.22.5_Секция_NH_TCPIP"/>3.22.5. Секция [NH_TCPIP]</text:h>
      <text:p text:style-name="Text_20_body">NH_SERVER_ADDR</text:p>
      <text:p text:style-name="Text_20_body">Возможные значения: &lt;Адрес1&gt;, &lt;Адрес2&gt;. Устанавливает IP-адреса всех HASP License Manager. Возможно использование неограниченных адресов и множественных строк.</text:p>
      <text:p text:style-name="Text_20_body">IP-адрес: 192.168.0.65.</text:p>
      <text:p text:style-name="Text_20_body">Имя локального узла: <text:a xlink:type="simple" xlink:href="ftp://ftp.aladdin.co.il/" office:target-frame-name="_blank" xlink:show="new" text:style-name="Internet_20_link" text:visited-style-name="Visited_20_Internet_20_Link">hasp.local</text:a>.</text:p>
      <text:p text:style-name="Text_20_body">NH_SERVER_NAME</text:p>
      <text:p text:style-name="Text_20_body">Возможные значения: &lt;Имя1&gt;, &lt;Имя2&gt;. Обменивается данными с HASP LM с определенным именем. Максимально ‑ 6 имен; каждое имя может состоять максимально из 7 символов.</text:p>
      <text:p text:style-name="Text_20_body">NH_PORT_NUMBER</text:p>
      <text:p text:style-name="Text_20_body">Возможные значения: &lt;Число&gt;. Устанавливает номер сетевого порта.</text:p>
      <text:p text:style-name="Text_20_body">Значение по умолчанию: 475.</text:p>
      <text:p text:style-name="Text_20_body">NH_TCPIP_METHOD</text:p>
      <text:p text:style-name="Text_20_body"><text:soft-page-break/>Возможные значения: TCP, UDP. Посылает пакет TCP или UDP.</text:p>
      <text:p text:style-name="Text_20_body">Значение по умолчанию: UDP.</text:p>
      <text:p text:style-name="Text_20_body">Примечание. Установка параметра в значение TCP игнорируется. Обращение к HASP License Manager всегда выполняется по UDP.</text:p>
      <text:p text:style-name="Text_20_body">NH_USE_BROADCAST</text:p>
      <text:p text:style-name="Text_20_body">Возможные значения: Enabled, Disabled. Использовать широковещательный механизм UDP.</text:p>
      <text:p text:style-name="Text_20_body">Значение по умолчанию: Enabled.</text:p>
      <text:p text:style-name="Text_20_body">NH_SESSION</text:p>
      <text:p text:style-name="Text_20_body">Возможные значения: &lt;Число&gt;. Задает интервал в секундах, в течение которого программа пытается установить соединение с HASP License Manager.</text:p>
      <text:p text:style-name="Text_20_body">Значение по умолчанию: 2 секунды.</text:p>
      <text:p text:style-name="Text_20_body">NH_SEND_RCV</text:p>
      <text:p text:style-name="Text_20_body">Возможные значения: &lt;Число&gt;. Устанавливает для HASP License Manager максимальное время получения или отправки пакета.</text:p>
      <text:p text:style-name="Text_20_body">Значение по умолчанию: 1 секунда.</text:p>
      <text:h text:style-name="Heading_20_2" text:outline-level="2"><text:bookmark text:name="_ref212875057"/><text:bookmark text:name="TI000000416"/><text:bookmark text:name="IssOgl1_3.23_nhsrv.ini"/>3.23. nhsrv.ini</text:h>
      <text:p text:style-name="Text_20_body">Некоторые настройки HASP License Manager могут задаваться при помощи файла конфигурации nhsrv.ini.</text:p>
      <text:p text:style-name="Text_20_body">Расположение файла:</text:p>
      <text:p text:style-name="Text_20_body">● Для ОС Windows: поиск данного файла выполняется в различных каталогах в следующей последовательности:</text:p>
      <text:p text:style-name="Text_20_body">● каталог, в котором размещается исполняемый файл HASP License Manager;</text:p>
      <text:p text:style-name="Text_20_body">● текущий каталог Windows;</text:p>
      <text:p text:style-name="Text_20_body">● системный каталог Microsoft Windows (%SYSTEMROOT%\system32 ‑ для 32-разрядной версии и %SYSTEMROOT%\system ‑ для 64-разрядной версии);</text:p>
      <text:p text:style-name="Text_20_body">● каталог Microsoft Windows (каталог %SYSTEMROOT%);</text:p>
      <text:p text:style-name="Text_20_body">● каталоги, перечисленные в переменной окружения PATH (только в случае установки HASP License Manager как приложения Microsoft Windows).</text:p>
      <text:p text:style-name="Text_20_body">В ОС Windows рекомендуется размещать файл nhsrv.ini, если это необходимо, в каталоге, в котором размещается исполняемый файл HASP License Manager. Проверка того, что HASP License Manager нашел и прочитал файл конфигурации, возможна с помощью журнала Activity Log/Server Activity Log.</text:p>
      <text:p text:style-name="Text_20_body">● Для ОС Linux: размещение конфигурационного файла nhsrv.ini следует указать с помощью параметра -c. Расположение файла конфигурации по умолчанию не определено.</text:p>
      <text:p text:style-name="Text_20_body">Настройка HASP License Manager осуществляется при помощи установки тех или иных значений параметров в секции [NHS_SERVER] файла nhsrv.ini:</text:p>
      <text:p text:style-name="Text_20_body">NHS_IP_LIMIT</text:p>
      <text:p text:style-name="Text_20_body">Возможные значения: &lt;ipAddr&gt;, &lt;ipAddr&gt;,...</text:p>
      <text:p text:style-name="Text_20_body"><text:soft-page-break/>Определяет диапазон сетевых станций, обслуживаемых HASP LM. Например: 10.1.1.1, 10.1.1.*,10.1.1.1/32, 10.1.1.1/24.</text:p>
      <text:p text:style-name="Text_20_body">NHS_ADAPTER</text:p>
      <text:p text:style-name="Text_20_body">Возможные значения: &lt;ipAddrSubMask&gt;,&lt;ipAddrSubMask&gt;,...</text:p>
      <text:p text:style-name="Text_20_body">Определяет IP-адрес одной или более сетевых карт, которые будут обслуживать HASP License Manager. Применяется при использовании HASP License Manager с Win32. Например: 10.1.1.111, 255.255.0.0.</text:p>
      <text:p text:style-name="Text_20_body">NHS_USERLIST</text:p>
      <text:p text:style-name="Text_20_body">Максимальное количество пользователей, одновременно подключенных к HASP License Manager. Значение по умолчанию: 250.</text:p>
      <text:h text:style-name="Heading_20_2" text:outline-level="2"><text:bookmark text:name="_ref212877945"/><text:bookmark text:name="_ref436322855"/><text:bookmark text:name="TI000000675"/><text:bookmark text:name="IssOgl1_3.24_ring-commands.cfg"/>3.24. ring-commands.cfg</text:h>
      <text:p text:style-name="Text_20_body">В данном файле хранится реестр экземпляров модулей, зарегистрированных для использования с утилитой ring (см. <text:a xlink:type="simple" xlink:href="https://its.1c.ru/db/content/v8313doc/src/руководство%20администратора/приложение%204.%20вспомогательные%20утилиты.htm?_=1542379434#_ref436651062" text:style-name="Internet_20_link" text:visited-style-name="Visited_20_Internet_20_Link">здесь</text:a>). Файл является текстовым, в кодировке UTF_8 (без BOM), формат файла ‑ YAML.</text:p>
      <text:p text:style-name="Text_20_body">Расположение файла:</text:p>
      <text:p text:style-name="Text_20_body">● Для ОС Windows: %ALLUSERSPROFILE%\Application Data\1C\1CE (%ALLUSERSPROFILE%\1C\1CE для ОС Windows Vista и выше).</text:p>
      <text:p text:style-name="Text_20_body">● Для ОС Linux: /etc/1C/1CE.</text:p>
      <text:p text:style-name="Text_20_body">Файл имеет следующий вид:</text:p>
      <text:p text:style-name="Text_20_body"><text:a xlink:type="simple" xlink:href="javascript:" text:style-name="Internet_20_link" text:visited-style-name="Visited_20_Internet_20_Link">Копировать в буфер обмена</text:a> </text:p>
      <text:p text:style-name="Preformatted_20_Text">license:</text:p>
      <text:p text:style-name="Preformatted_20_Text"><text:s text:c="4"/>-</text:p>
      <text:p text:style-name="Preformatted_20_Text"><text:s text:c="8"/>file: C:\Program Files\1C\1CE\license-tools\lib\com._1c.license.activator.ring-0.1.0-12.jar</text:p>
      <text:p text:style-name="Preformatted_20_Text"><text:s text:c="8"/>arch: x86_64</text:p>
      <text:p text:style-name="P1"><text:s text:c="8"/>version: 0.1.0</text:p>
      <text:p text:style-name="Text_20_body">В данном файле:</text:p>
      <text:p text:style-name="Text_20_body">● license ‑ имя модуля. В утилите ring в качестве параметра &lt;module&gt; (см. <text:a xlink:type="simple" xlink:href="https://its.1c.ru/db/content/v8313doc/src/руководство%20администратора/приложение%204.%20вспомогательные%20утилиты.htm?_=1542379434#_ref436651062" text:style-name="Internet_20_link" text:visited-style-name="Visited_20_Internet_20_Link">здесь</text:a>) используется именно это имя.</text:p>
      <text:p text:style-name="Text_20_body">● – ‑ признак начала описания модуля.</text:p>
      <text:p text:style-name="Text_20_body">● file ‑ параметр содержит полное имя файла с модулем.</text:p>
      <text:p text:style-name="Text_20_body">● arch ‑ параметр описывает архитектуру используемого модуля.</text:p>
      <text:p text:style-name="Text_20_body">● version ‑ параметр описывает версию используемого модуля.</text:p>
      <text:h text:style-name="Heading_20_2" text:outline-level="2"><text:bookmark text:name="_ref418779754"/><text:bookmark text:name="_ref418779753"/><text:bookmark text:name="TI000000417"/><text:bookmark text:name="IssOgl1_3.25_srv1cv83"/>3.25. srv1cv83</text:h>
      <text:p text:style-name="Text_20_body">ВНИМАНИЕ! Данный конфигурационный файл используется только в случае запуска сервера «1С:Предприятия» в операционной системе Linux.</text:p>
      <text:p text:style-name="Text_20_body">Конфигурационный файл /etc/sysconfig/srv1cv83 (для RPM-системы) используется для задания параметров запуска агента сервера «1С:Предприятия» с помощью скрипта /etc/init.d/srv1cv83. Если установка выполнялась для DEB-системы, то нижеперечисленные параметры следует редактировать в файле /etc/init.d/srv1cv83.</text:p>
      <text:p text:style-name="Text_20_body">С помощью этого конфигурационного файла можно настраивать следующие параметры:</text:p>
      <text:p text:style-name="Text_20_body"><text:soft-page-break/>SRV1CV8_KEYTAB</text:p>
      <text:p text:style-name="Text_20_body">Путь к файлу закрытого ключа Kerberos.</text:p>
      <text:p text:style-name="Text_20_body">SRV1CV8_DATA</text:p>
      <text:p text:style-name="Text_20_body">Каталог, в котором будут расположены служебные файлы кластера серверов (в том числе список кластеров и список информационных баз кластера).</text:p>
      <text:p text:style-name="Text_20_body">SRV1CV8_PORT</text:p>
      <text:p text:style-name="Text_20_body">Номер главного порта агента кластера. Этот порт используется агентом кластера для обращения к центральному серверу. Порт агента кластера также указывается в качестве сетевого порта рабочего сервера.</text:p>
      <text:p text:style-name="Text_20_body">SRV1CV8_REGPORT</text:p>
      <text:p text:style-name="Text_20_body">Номер сетевого порта кластера, создаваемого по умолчанию при первом запуске ragent.</text:p>
      <text:p text:style-name="Text_20_body">SRV1CV8_RANGE</text:p>
      <text:p text:style-name="Text_20_body">Диапазоны сетевых портов для динамического выбора. Из них выбираются служебные порты процессов кластера при невозможности их выбора из настроек соответствующего рабочего сервера.</text:p>
      <text:p text:style-name="Text_20_body">SRV1CV8_DEBUG</text:p>
      <text:p text:style-name="Text_20_body">Запуск в режиме отладки:</text:p>
      <text:p text:style-name="Text_20_body">● 0 ‑ без режима отладки (по умолчанию);</text:p>
      <text:p text:style-name="Text_20_body">● 1 ‑ в режиме отладки.</text:p>
      <text:p text:style-name="Text_20_body">Отладка возможна только по протоколу TCP/IP. Отладка по протоколу HTTP в данном режиме запуска не поддерживается.</text:p>
      <text:p text:style-name="Text_20_body">SRV1CV8_SECLEV</text:p>
      <text:p text:style-name="Text_20_body">Уровень безопасности соединений;</text:p>
      <text:p text:style-name="Text_20_body">● 0 ‑ выключено (по умолчанию);</text:p>
      <text:p text:style-name="Text_20_body">● 1 ‑ установка соединения;</text:p>
      <text:p text:style-name="Text_20_body">● 2 ‑ постоянно.</text:p>
      <text:p text:style-name="Text_20_body">SRV1CV8_PINGPERIOD</text:p>
      <text:p text:style-name="Text_20_body">Период проверки системы отслеживания разрыва соединений, миллисекунды (см. <text:a xlink:type="simple" xlink:href="https://its.1c.ru/db/v8313doc/bookmark/cs/TI000000206" office:target-frame-name="_top" xlink:show="replace" text:style-name="Internet_20_link" text:visited-style-name="Visited_20_Internet_20_Link">здесь</text:a>).</text:p>
      <text:p text:style-name="Text_20_body">Значение по умолчанию: 1 000.</text:p>
      <text:p text:style-name="Text_20_body">SRV1CV8_PINGTIMEOUT</text:p>
      <text:p text:style-name="Text_20_body">Таймаут проверки системы отслеживания разрыва соединений, миллисекунды (см. <text:a xlink:type="simple" xlink:href="https://its.1c.ru/db/v8313doc/bookmark/cs/TI000000206" office:target-frame-name="_top" xlink:show="replace" text:style-name="Internet_20_link" text:visited-style-name="Visited_20_Internet_20_Link">здесь</text:a>).</text:p>
      <text:p text:style-name="Text_20_body">Значение по умолчанию: 5 000.</text:p>
      <text:h text:style-name="Heading_20_2" text:outline-level="2"><text:bookmark text:name="_ref328414209"/><text:bookmark text:name="_ref328414208"/><text:bookmark text:name="_ref320888445"/><text:bookmark text:name="_ref320888444"/><text:bookmark text:name="_ref393368370"/><text:bookmark text:name="_ref393368369"/><text:bookmark text:name="TI000000418"/><text:bookmark text:name="IssOgl1_3.26_swpuser.ini"/>3.26. swpuser.ini</text:h>
      <text:p text:style-name="Text_20_body">Файл swpuser.ini предназначен для переопределения пользователей, от имени которых будут выполняться рабочие процессы и менеджер кластера. По умолчанию рабочий процесс и менеджер кластера выполняются от имени того же пользователя, что и агент сервера. Более подробно об устройстве кластера серверов см. <text:a xlink:type="simple" xlink:href="https://its.1c.ru/db/v8313doc/bookmark/cs/TI000000020" office:target-frame-name="_top" xlink:show="replace" text:style-name="Internet_20_link" text:visited-style-name="Visited_20_Internet_20_Link">здесь</text:a>.</text:p>
      <text:p text:style-name="Text_20_body"><text:soft-page-break/>Файл swpuser.ini располагается в каталоге реестра кластера, с которым работает агент сервера, и имеет следующий формат:</text:p>
      <text:p text:style-name="Text_20_body"><text:a xlink:type="simple" xlink:href="javascript:" text:style-name="Internet_20_link" text:visited-style-name="Visited_20_Internet_20_Link">Копировать в буфер обмена</text:a> </text:p>
      <text:p text:style-name="Preformatted_20_Text">user=&lt;имя пользователя для rphost&gt;</text:p>
      <text:p text:style-name="Preformatted_20_Text">password=&lt;пароль пользователя для rphost&gt;</text:p>
      <text:p text:style-name="Preformatted_20_Text">[rmngr_user=&lt;имя пользователя для rmngr&gt;</text:p>
      <text:p text:style-name="Preformatted_20_Text">[rmngr_pass=&lt;пароль пользователя для rmngr&gt;]]</text:p>
      <text:p text:style-name="Preformatted_20_Text">[registry=&lt;каталог реестра кластера&gt;]</text:p>
      <text:p text:style-name="Preformatted_20_Text">[&lt;port&gt;:</text:p>
      <text:p text:style-name="Preformatted_20_Text">[user=&lt;имя пользователя для rphost&gt;</text:p>
      <text:p text:style-name="Preformatted_20_Text">[password=&lt;пароль пользователя для rphost&gt;]]</text:p>
      <text:p text:style-name="Preformatted_20_Text">[rmngr_user=&lt;имя пользователя для rmngr&gt;</text:p>
      <text:p text:style-name="Preformatted_20_Text">[rmngr_pass=&lt;пароль пользователя для rmngr&gt;]]</text:p>
      <text:p text:style-name="P1">[registry=&lt;каталог реестра кластера&gt;]]</text:p>
      <text:p text:style-name="Text_20_body">С помощью данного файла можно указать:</text:p>
      <text:p text:style-name="Text_20_body">● Пользователя (и его пароль) от имени которого будут выполняться рабочие процессы во всех кластерах на данном компьютере (параметры user и password). Если не указано, то рабочий сервер работает от имени того же пользователя, что и агент сервера.</text:p>
      <text:p text:style-name="Text_20_body">● Пользователя (и его пароль) от имени которого будут выполняться менеджеры кластера во всех кластерах данного компьютера (параметры rmngr_user и rmngr_pass). Если не указано, то менеджер кластера работает от имени того же пользователя, что и агент сервера.</text:p>
      <text:p text:style-name="Text_20_body">● Корневой каталог реестров кластеров для всех кластеров данного центрального сервера (параметр registry). Если не указан, то будет использоваться каталог вида reg_&lt;порт&gt; в каталоге со списком кластеров главного менеджера кластера (указывается в параметре -d при запуске агента кластера).</text:p>
      <text:p text:style-name="Text_20_body">При необходимости смены каталога с реестром кластера следует помнить, что пользователь, от имени которого работает менеджер кластера, должен иметь полные права на этот каталог.</text:p>
      <text:p text:style-name="Text_20_body">● Если необходимо для каждого кластера указать свой набор параметров, то для этого в файле swpuser.ini создается раздел с номером порта менеджера кластера и в этом разделе можно указать все вышеперечисленные параметры.</text:p>
      <text:p text:style-name="Text_20_body">Если для кластера указывается индивидуальный реестр кластера, то пользователь, от имени которого работает менеджер этого кластера, должен иметь полные права в указанном каталоге.</text:p>
      <text:p text:style-name="Text_20_body">Внимание! Пароли в примере указаны исключительно в демонстрационных целях. Настоятельно не рекомендуется указывать такие (или аналогичные) пароли в системах, находящихся в промышленной эксплуатации.</text:p>
      <text:p text:style-name="Text_20_body">Рассмотрим пример использования файла swpuser.ini. В рамках этого примера на компьютере работают два кластера (с портами 1541 и 1641), в строке запуска агента сервера указан параметр -d"d:\cluster\main". В каталоге d:\cluster\main размещен файл swpuser.ini следующего содержания:</text:p>
      <text:p text:style-name="Text_20_body"><text:a xlink:type="simple" xlink:href="javascript:" text:style-name="Internet_20_link" text:visited-style-name="Visited_20_Internet_20_Link">Копировать в буфер обмена</text:a> </text:p>
      <text:p text:style-name="Preformatted_20_Text">user=srv_1c_rphost</text:p>
      <text:p text:style-name="Preformatted_20_Text">password=123</text:p>
      <text:p text:style-name="Preformatted_20_Text">rmngr_user=srv_1c_rmngr</text:p>
      <text:p text:style-name="Preformatted_20_Text">rmngr_pass=123</text:p>
      <text:p text:style-name="Preformatted_20_Text">registry=d:\cluser\common</text:p>
      <text:p text:style-name="Preformatted_20_Text">1541:</text:p>
      <text:p text:style-name="Preformatted_20_Text">user=srv_1c_rphost_1541</text:p>
      <text:p text:style-name="Preformatted_20_Text">password=123</text:p>
      <text:p text:style-name="Preformatted_20_Text">rmngr_user=srv_1c_rmngr_1541</text:p>
      <text:p text:style-name="Preformatted_20_Text">rmngr_pass=123</text:p>
      <text:p text:style-name="P1">registry=d:\cluser\one</text:p>
      <text:p text:style-name="Text_20_body"><text:soft-page-break/>В результате:</text:p>
      <text:p text:style-name="Text_20_body">● Для кластера с портом менеджера кластера 1541 будет использоваться каталог реестра кластера d:\cluser\one и пользователи srv_1c_rphost_1541 и srv_1c_rmngr_1541 для работы рабочего процесса и менеджера кластера соответственно. Пользователь srv_1c_rmngr_1541 должен иметь полный доступ в каталог d:\cluser\one, фактический каталог с данными реестра кластера будет d:\cluser\one\reg_1541.</text:p>
      <text:p text:style-name="Text_20_body">● Кластер с портом менеджера кластера 1641 (и все кластеры, которые могут быть добавлены в будущем, если не будет изменен приведенный файл swpuser.ini) будут использовать для хранения своих реестров кластера подкаталоги каталога d:\cluser\common и пользователей srv_1c_rphost и srv_1c_rmngr для работы рабочих процессов и менеджеров кластера (соответственно). Фактическими каталогами с реестрами кластеров будут каталоги d:\cluser\common\reg_1641 и т. д.</text:p>
      <text:p text:style-name="Text_20_body">При использовании файла swpuser.ini пользователь, от имени которого работает агент сервера (ragent) должен иметь административные права. В силу этого, настоятельно рекомендуется явным образом указывать пользователей, от имени которых будут работать рабочие процессы и менеджеры кластера. В противном случае весь кластер будет работать от имени администратора, что крайне небезопасно.</text:p>
      <text:p text:style-name="Text_20_body">Пользователю, от чьего имени будет работать агент сервера, обязательно должны быть назначены следующие права:</text:p>
      <text:p text:style-name="Text_20_body">● Настройка квот памяти для процесса (Adjust memory quotas for a process).</text:p>
      <text:p text:style-name="Text_20_body">● Замена маркера уровня процесса (Replace a process level token).</text:p>
      <text:p text:style-name="Text_20_body">● Принадлежность к группе администраторов не гарантирует наличие вышеуказанных прав.</text:p>
      <text:p text:style-name="Text_20_body">Пользователям, от чьего имени будут работать рабочие процессы и менеджеры кластера, должны быть назначены следующие права:</text:p>
      <text:p text:style-name="Text_20_body">● Вход в качестве службы (Log on as a service),</text:p>
      <text:p text:style-name="Text_20_body">● Вход в качестве пакетного задания (Log on as a batch job).</text:p>
      <text:p text:style-name="Text_20_body">Также следует включить пользователей, от имени которых выполняются процессы менеджера кластера и рабочего процесса, в группу Пользователи журналов производительности (Performance Log Users).</text:p>
      <text:p text:style-name="Text_20_body">Пользователям, от имени которых запускаются рабочие процессы и менеджеры кластера, должны быть созданы профили операционной системы. Для создания профиля достаточно разрешить пользователю интерактивный вход и однократно выполнить интерактивный вход. После этого профиль будет создан, и интерактивный вход можно запретить. Также следует предоставить пользователям, от имени которых запускаются рабочие процессы и менеджеры кластера, полный доступ к следующим каталогам:</text:p>
      <text:p text:style-name="Text_20_body">● Для ОС Windows: %ALLUSERSPROFILE%\1C\1cv8;</text:p>
      <text:p text:style-name="Text_20_body">● Для ОС Linux: /var/1C.</text:p>
      <text:p text:style-name="Text_20_body">При необходимости указать имя пользователя с указанием домена, его (имя пользователя) следует записывать в следующем виде: \\имя-домена\имя-пользователя.</text:p>
      <text:h text:style-name="Heading_20_2" text:outline-level="2"><text:bookmark text:name="_ref335758675"/><text:bookmark text:name="TI000000419"/><text:bookmark text:name="IssOgl1_3.27_testcfg.xml"/>3.27. testcfg.xml</text:h>
      <text:p text:style-name="Text_20_body">Файл testcfg.xml предназначен для настройки диапазона портов, используемого при автоматизированном тестировании прикладных решений, работающих в веб-клиенте.</text:p>
      <text:p text:style-name="Text_20_body">Файл располагается в каталоге конфигурационных файлов системы «1С:Предприятие», которая выступает в роли клиента тестирования, и его наличие не является обязательным.</text:p>
      <text:p text:style-name="Text_20_body">Если файл не найден, то для взаимодействия используются порты из стандартного диапазона (1538-1539).</text:p>
      <text:p text:style-name="Text_20_body"><text:soft-page-break/>Пример:</text:p>
      <text:p text:style-name="Text_20_body"><text:a xlink:type="simple" xlink:href="javascript:" text:style-name="Internet_20_link" text:visited-style-name="Visited_20_Internet_20_Link">Копировать в буфер обмена</text:a> </text:p>
      <text:p text:style-name="Preformatted_20_Text">&lt;config xmlns="http://v8.1c.ru/v8/testcfg"&gt;</text:p>
      <text:p text:style-name="Preformatted_20_Text"><text:s text:c="4"/>&lt;testports range="1538:1539"/&gt;</text:p>
      <text:p text:style-name="P1">&lt;/config&gt;</text:p>
      <text:p text:style-name="Text_20_body">Элемент testports имеет атрибуты, которые описаны ниже.</text:p>
      <text:p text:style-name="Text_20_body">Атрибут range</text:p>
      <text:p text:style-name="Text_20_body">Тип: Строка. Содержит диапазон портов, используемых веб-сервером для организации взаимодействия между менеджером тестирования и клиентом тестирования.</text:p>
      <text:h text:style-name="Heading_20_2" text:outline-level="2"><text:bookmark text:name="_ref434602874"/><text:bookmark text:name="_ref434583876"/><text:bookmark text:name="TI000000698"/><text:bookmark text:name="IssOgl1_3.28_Файл_списка_объектов"/>3.28. Файл списка объектов</text:h>
      <text:h text:style-name="Heading_20_3" text:outline-level="3"><text:bookmark text:name="TI000000699"/><text:bookmark text:name="IssOgl2_3.28.1_Общее_описание"/>3.28.1. Общее описание</text:h>
      <text:p text:style-name="Text_20_body">Данный файл используется для задания списка объектов, которые используются при операциях сравнения конфигураций или работы с хранилищем конфигурации.</text:p>
      <text:p text:style-name="Text_20_body">Файл со списком объектов является xml-файлом со следующей структурой:</text:p>
      <text:p text:style-name="Text_20_body"><text:a xlink:type="simple" xlink:href="javascript:" text:style-name="Internet_20_link" text:visited-style-name="Visited_20_Internet_20_Link">Копировать в буфер обмена</text:a> </text:p>
      <text:p text:style-name="Preformatted_20_Text">&lt;Objects…&gt;</text:p>
      <text:p text:style-name="Preformatted_20_Text"><text:s text:c="4"/>&lt;Configuration…/&gt;</text:p>
      <text:p text:style-name="Preformatted_20_Text"><text:s text:c="4"/>&lt;Object…&gt;</text:p>
      <text:p text:style-name="Preformatted_20_Text"><text:s text:c="8"/>&lt;Subsystem…/&gt;</text:p>
      <text:p text:style-name="Preformatted_20_Text"><text:s text:c="4"/>&lt;/Object&gt;</text:p>
      <text:p text:style-name="P1">&lt;/Objects&gt;</text:p>
      <text:p text:style-name="Text_20_body">Пространство имен: http://v8.1c.ru/8.3/config/objects.</text:p>
      <text:h text:style-name="Heading_20_3" text:outline-level="3"><text:bookmark text:name="TI000000710"/><text:bookmark text:name="IssOgl2_3.28.2_Элемент_Objects"/>3.28.2. Элемент &lt;Objects&gt;</text:h>
      <text:p text:style-name="Text_20_body">Корневой элемент файла. Данный элемент может содержать не более одного элемента &lt;Configuration&gt; и один или несколько элементов &lt;Object&gt;.</text:p>
      <text:p text:style-name="Text_20_body">Элемент может содержать следующие атрибуты:</text:p>
      <text:p text:style-name="Text_20_body">version обязательный</text:p>
      <text:p text:style-name="Text_20_body">Версия списка файлов.</text:p>
      <text:p text:style-name="Text_20_body">Тип: Строка.</text:p>
      <text:p text:style-name="Text_20_body">Поддерживается только версия 1.0. Для любой другой версии будет сформирована ошибка Версия файла списка объектов x.x не поддерживается данной версией платформы.</text:p>
      <text:h text:style-name="Heading_20_3" text:outline-level="3"><text:bookmark text:name="TI000000567"/><text:bookmark text:name="IssOgl2_3.28.3_Элемент_Configuration"/>3.28.3. Элемент &lt;Configuration&gt;</text:h>
      <text:p text:style-name="Text_20_body">Описывает корневой объект конфигурации. Элемент может быть указан один или ни одного.</text:p>
      <text:p text:style-name="Text_20_body">Элемент может содержать следующие атрибуты:</text:p>
      <text:p text:style-name="Text_20_body">includeChildObjects обязательный</text:p>
      <text:p text:style-name="Text_20_body">Использовать в операции, для которой применяется файл, подчиненные (на полную глубину) объекты корневого элемента конфигурации.</text:p>
      <text:p text:style-name="Text_20_body">Тип: Булево.</text:p>
      <text:h text:style-name="Heading_20_3" text:outline-level="3"><text:bookmark text:name="TI000000568"/><text:bookmark text:name="IssOgl2_3.28.4_Элемент_Object"/><text:soft-page-break/>3.28.4. Элемент &lt;Object&gt;</text:h>
      <text:p text:style-name="Text_20_body">Описывает один объект конфигурации (возможно, вместе с подчиненными), участвующий в операции. Элементов может быть несколько или не одного. Элементу может быть подчинено не более одного элемента &lt;Subsystem&gt;.</text:p>
      <text:p text:style-name="Text_20_body">Элемент может содержать следующие атрибуты:</text:p>
      <text:p text:style-name="Text_20_body">fullName</text:p>
      <text:p text:style-name="Text_20_body">Полное имя объекта в первой конфигурации.</text:p>
      <text:p text:style-name="Text_20_body">Используется только и при настройке сравнения конфигураций и при работе с хранилищем конфигурации. При настройке сравнения конфигураций должен быть указан или атрибут fullName или атрибут fullNameInSecondConfiguration. При работе с хранилищем конфигурации атрибут является обязательным.</text:p>
      <text:p text:style-name="Text_20_body">Тип: Строка.</text:p>
      <text:p text:style-name="Text_20_body">fullNameInSecondConfiguration</text:p>
      <text:p text:style-name="Text_20_body">Полное имя объекта во второй конфигурации.</text:p>
      <text:p text:style-name="Text_20_body">Используется только при настройке сравнения конфигураций. При настройке сравнения конфигураций должен быть указан или атрибут fullName или атрибут fullNameInSecondConfiguration.</text:p>
      <text:p text:style-name="Text_20_body">Тип: Строка.</text:p>
      <text:p text:style-name="Text_20_body">includeChildObjects обязательный</text:p>
      <text:p text:style-name="Text_20_body">Использовать в операции, для которой применяется файл, подчиненные (на полную глубину) объекты указанного, в атрибуте fullName, объекта конфигурации.</text:p>
      <text:p text:style-name="Text_20_body">Для подсистемы подчиненными являются подчиненные подсистемы, а не объекты, входящие в подсистему. Для включения объектов, входящих в состав подсистемы, следует пользоваться вложенным тегом &lt;Subsystem&gt;.</text:p>
      <text:p text:style-name="Text_20_body">Тип: Булево.</text:p>
      <text:h text:style-name="Heading_20_4" text:outline-level="4"><text:bookmark text:name="TI000000711"/><text:bookmark text:name="IssOgl3_3.28.4.1_Элемент_Subsystem"/>3.28.4.1. Элемент &lt;Subsystem&gt;</text:h>
      <text:p text:style-name="Text_20_body">Описывает необходимость включать в операцию объекты, входящие в состав подсистемы, выбранной родительским элементом &lt;Object&gt;. Данный элемент применим только для элементов &lt;Object&gt;, которые описывают объект подсистемы. Элемент может быть один или ни одного.</text:p>
      <text:p text:style-name="Text_20_body">Элемент может содержать следующие атрибуты:</text:p>
      <text:p text:style-name="Text_20_body">includeObjectsFromSubordinateSubsystems обязательный</text:p>
      <text:p text:style-name="Text_20_body">Если атрибут указан, то в список обрабатываемых объектов попадут все объекты (вместе с подчиненными), входящими в состав подсистемы, описанной родительским элементом.</text:p>
      <text:p text:style-name="Text_20_body">Тип: Булево.</text:p>
      <text:p text:style-name="Text_20_body">configuration необязательный</text:p>
      <text:p text:style-name="Text_20_body">Из какой конфигурации брать состав подсистемы при настройке сравнения конфигураций.</text:p>
      <text:p text:style-name="Text_20_body">Тип: Строка.</text:p>
      <text:p text:style-name="Text_20_body">Возможные значения:</text:p>
      <text:p text:style-name="Text_20_body">● Main ‑ взять из основной конфигурации. Используется по умолчанию.</text:p>
      <text:p text:style-name="Text_20_body">● Second ‑ взять из второй конфигурации.</text:p>
      <text:h text:style-name="Heading_20_3" text:outline-level="3"><text:bookmark text:name="TI000000712"/><text:bookmark text:name="IssOgl2_3.28.5_Примеры"/><text:soft-page-break/>3.28.5. Примеры</text:h>
      <text:p text:style-name="Text_20_body">Использовать все объекты конфигурации.</text:p>
      <text:p text:style-name="Text_20_body"><text:a xlink:type="simple" xlink:href="javascript:" text:style-name="Internet_20_link" text:visited-style-name="Visited_20_Internet_20_Link">Копировать в буфер обмена</text:a> </text:p>
      <text:p text:style-name="Preformatted_20_Text">&lt;Objects xmlns="http://v8.1c.ru/8.3/config/objects" version="1.0"&gt;</text:p>
      <text:p text:style-name="Preformatted_20_Text"><text:s text:c="4"/>&lt;Configuration includeChildObjects = "true"/&gt;</text:p>
      <text:p text:style-name="P1">&lt;/Objects&gt;</text:p>
      <text:p text:style-name="Text_20_body">Использовать справочник Товары с подчиненными объектами.</text:p>
      <text:p text:style-name="Text_20_body"><text:a xlink:type="simple" xlink:href="javascript:" text:style-name="Internet_20_link" text:visited-style-name="Visited_20_Internet_20_Link">Копировать в буфер обмена</text:a> </text:p>
      <text:p text:style-name="Preformatted_20_Text">&lt;Objects xmlns="http://v8.1c.ru/8.3/config/objects" version="1.0"&gt;</text:p>
      <text:p text:style-name="Preformatted_20_Text"><text:s text:c="4"/>&lt;Object fullName = "Справочник.Товары" includeChildObjects= "true" /&gt;</text:p>
      <text:p text:style-name="P1">&lt;/Objects&gt;</text:p>
      <text:p text:style-name="Text_20_body">Использовать подсистему Администрирование без подчиненных подсистем и объекты (вместе с подчиненными), входящие только в подсистему Администрирование.</text:p>
      <text:p text:style-name="Text_20_body"><text:a xlink:type="simple" xlink:href="javascript:" text:style-name="Internet_20_link" text:visited-style-name="Visited_20_Internet_20_Link">Копировать в буфер обмена</text:a> </text:p>
      <text:p text:style-name="Preformatted_20_Text">&lt;Objects xmlns="http://v8.1c.ru/8.3/config/objects" version="1.0"&gt;</text:p>
      <text:p text:style-name="Preformatted_20_Text"><text:s text:c="4"/>&lt;Object fullName = "Подсистема.Администрирование" includeChildObjects= "false"&gt;</text:p>
      <text:p text:style-name="Preformatted_20_Text"><text:s text:c="8"/>&lt;Subsystem includeObjectsFromSubordinateSubsystems = "true"/&gt;</text:p>
      <text:p text:style-name="Preformatted_20_Text"><text:s text:c="4"/>&lt;/Object&gt;</text:p>
      <text:p text:style-name="P1">&lt;/Objects&gt;</text:p>
      <text:p text:style-name="Text_20_body">Использовать корневой объект конфигурации без подчиненных объектов и подсистему ТоварныйУчет с подчиненными подсистемами и объекты, входящие в подсистему ТоварныйУчет и в подчиненные подсистемы.</text:p>
      <text:p text:style-name="Text_20_body"><text:a xlink:type="simple" xlink:href="javascript:" text:style-name="Internet_20_link" text:visited-style-name="Visited_20_Internet_20_Link">Копировать в буфер обмена</text:a> </text:p>
      <text:p text:style-name="Preformatted_20_Text">&lt;Objects xmlns="http://v8.1c.ru/8.3/config/objects" version="1.0"&gt;</text:p>
      <text:p text:style-name="Preformatted_20_Text"><text:s text:c="4"/>&lt;Configuration includeChildObjects = "false"/&gt;</text:p>
      <text:p text:style-name="Preformatted_20_Text"><text:s text:c="4"/>&lt;Object fullName = "Подсистема.ТоварныйУчет" includeChildObjects= "true"&gt;</text:p>
      <text:p text:style-name="Preformatted_20_Text"><text:s text:c="8"/>&lt;Subsystem includeObjectsFromSubordinateSubsystems = "true"/&gt;</text:p>
      <text:p text:style-name="Preformatted_20_Text"><text:s text:c="4"/>&lt;/Object&gt;</text:p>
      <text:p text:style-name="P1">&lt;/Objects&gt;</text:p>
      <text:h text:style-name="Heading_20_2" text:outline-level="2"><text:bookmark text:name="_ref434602883"/><text:bookmark text:name="_ref453753486"/><text:bookmark text:name="TI000000713"/><text:bookmark text:name="IssOgl1_3.29_Файл_настроек_объединения"/>3.29. Файл настроек объединения</text:h>
      <text:h text:style-name="Heading_20_3" text:outline-level="3"><text:bookmark text:name="_ref453169319"/><text:bookmark text:name="_ref453169318"/><text:bookmark text:name="TI000000714"/><text:bookmark text:name="IssOgl2_3.29.1_Общая_информация"/>3.29.1. Общая информация</text:h>
      <text:p text:style-name="Text_20_body">При сохранении настроек объединения конфигураций, в файл сохраняются:</text:p>
      <text:p text:style-name="Text_20_body">● Версия файла настроек, минимальная версия платформы, поддерживающая данную версию настроек.</text:p>
      <text:p text:style-name="Text_20_body">● Описания конфигураций:</text:p>
      <text:p text:style-name="Text_20_body">● Имя,</text:p>
      <text:p text:style-name="Text_20_body">● Версия,</text:p>
      <text:p text:style-name="Text_20_body">● Поставщик.</text:p>
      <text:p text:style-name="Text_20_body">● Параметры объединения:</text:p>
      <text:p text:style-name="Text_20_body">● Отношение основной и второй конфигурации,</text:p>
      <text:p text:style-name="Text_20_body">● Языки сравнения,</text:p>
      <text:p text:style-name="Text_20_body">● Признак разрешения удаления объектов основной конфигурации,</text:p>
      <text:p text:style-name="Text_20_body"><text:soft-page-break/>● Режим копирования объектов.</text:p>
      <text:p text:style-name="Text_20_body">● Признаки участия объекта/свойства в объединении.</text:p>
      <text:p text:style-name="Text_20_body">● Установленные порядки подчиненных объектов.</text:p>
      <text:p text:style-name="Text_20_body">● Настройки объединения свойств, в том числе:</text:p>
      <text:p text:style-name="Text_20_body">● Модулей,</text:p>
      <text:p text:style-name="Text_20_body">● Форм,</text:p>
      <text:p text:style-name="Text_20_body">● Макетов табличных документов.</text:p>
      <text:p text:style-name="Text_20_body">Сохраняются только настройки, отличающиеся от значений по умолчанию.</text:p>
      <text:p text:style-name="Text_20_body">Файл настроек является xml-файлом со следующей структурой:</text:p>
      <text:p text:style-name="Text_20_body"><text:a xlink:type="simple" xlink:href="javascript:" text:style-name="Internet_20_link" text:visited-style-name="Visited_20_Internet_20_Link">Копировать в буфер обмена</text:a> </text:p>
      <text:p text:style-name="Preformatted_20_Text">&lt;Settings…&gt;</text:p>
      <text:p text:style-name="Preformatted_20_Text"><text:s text:c="4"/>&lt;MainConfiguration&gt;</text:p>
      <text:p text:style-name="Preformatted_20_Text"><text:s text:c="8"/>&lt;Name/&gt;</text:p>
      <text:p text:style-name="Preformatted_20_Text"><text:s text:c="8"/>&lt;Version/&gt;</text:p>
      <text:p text:style-name="Preformatted_20_Text"><text:s text:c="8"/>&lt;Vendor/&gt;</text:p>
      <text:p text:style-name="Preformatted_20_Text"><text:s text:c="4"/>&lt;/MainConfiguration&gt;</text:p>
      <text:p text:style-name="Preformatted_20_Text"><text:s text:c="4"/>&lt;SecondConfiguration&gt;</text:p>
      <text:p text:style-name="Preformatted_20_Text"><text:s text:c="8"/>&lt;Name/&gt;</text:p>
      <text:p text:style-name="Preformatted_20_Text"><text:s text:c="8"/>&lt;Version/&gt;</text:p>
      <text:p text:style-name="Preformatted_20_Text"><text:s text:c="8"/>&lt;Vendor/&gt;</text:p>
      <text:p text:style-name="Preformatted_20_Text"><text:s text:c="4"/>&lt;/SecondConfiguration &gt;</text:p>
      <text:p text:style-name="Preformatted_20_Text"><text:s text:c="4"/>&lt;OldVendorConfiguration&gt;</text:p>
      <text:p text:style-name="Preformatted_20_Text"><text:s text:c="8"/>&lt;Name/&gt;</text:p>
      <text:p text:style-name="Preformatted_20_Text"><text:s text:c="8"/>&lt;Version/&gt;</text:p>
      <text:p text:style-name="Preformatted_20_Text"><text:s text:c="8"/>&lt;Vendor/&gt;</text:p>
      <text:p text:style-name="Preformatted_20_Text"><text:s text:c="4"/>&lt;/OldVendorConfiguration&gt;</text:p>
      <text:p text:style-name="Preformatted_20_Text"><text:s text:c="4"/>&lt;SupportRules&gt;</text:p>
      <text:p text:style-name="Preformatted_20_Text"><text:s text:c="8"/>// Настройка правил поддержки</text:p>
      <text:p text:style-name="Preformatted_20_Text"><text:s text:c="4"/>&lt;/SupportRules&gt;</text:p>
      <text:p text:style-name="Preformatted_20_Text"><text:s text:c="4"/>&lt;Parameters&gt;</text:p>
      <text:p text:style-name="Preformatted_20_Text"><text:s text:c="8"/>// Параметры объединения</text:p>
      <text:p text:style-name="Preformatted_20_Text"><text:s text:c="4"/>&lt;/Parameters&gt;</text:p>
      <text:p text:style-name="Preformatted_20_Text"><text:s text:c="4"/>&lt;Conformities&gt;</text:p>
      <text:p text:style-name="Preformatted_20_Text"><text:s text:c="8"/>// Настройки ручных соответствий объектов</text:p>
      <text:p text:style-name="Preformatted_20_Text"><text:s text:c="4"/>&lt;/Conformities&gt;</text:p>
      <text:p text:style-name="Preformatted_20_Text"><text:s text:c="4"/>&lt;Objects&gt;</text:p>
      <text:p text:style-name="Preformatted_20_Text"><text:s text:c="8"/>// Настройки объединения объектов</text:p>
      <text:p text:style-name="Preformatted_20_Text"><text:s text:c="4"/>&lt;/Objects&gt;</text:p>
      <text:p text:style-name="P1">&lt;/Settings&gt;</text:p>
      <text:p text:style-name="Text_20_body">Вышеуказанный порядок следования подчиненных элементов элемента &lt;Settings&gt; является важным и должен соблюдаться при самостоятельном формировании файла. Каждый элемент, указанный выше, состоит из вложенных элементов (одного или нескольких) и может содержать атрибуты. Более подробное описание структуры каждого элемента приводится далее.</text:p>
      <text:p text:style-name="Text_20_body">Пространство имен: http://v8.1c.ru/8.3/config/merge/settings.</text:p>
      <text:h text:style-name="Heading_20_3" text:outline-level="3"><text:bookmark text:name="TI000000715"/><text:bookmark text:name="IssOgl2_3.29.2_Элемент_Settings"/>3.29.2. Элемент &lt;Settings&gt;</text:h>
      <text:h text:style-name="Heading_20_4" text:outline-level="4"><text:bookmark text:name="TI000000716"/><text:bookmark text:name="IssOgl3_3.29.2.1_Общее_описание"/>3.29.2.1. Общее описание</text:h>
      <text:p text:style-name="Text_20_body">Корневой элемент файла.</text:p>
      <text:p text:style-name="Text_20_body">Элемент может содержать следующие атрибуты:</text:p>
      <text:p text:style-name="Text_20_body">version обязательный</text:p>
      <text:p text:style-name="Text_20_body">Версия файла настроек.</text:p>
      <text:p text:style-name="Text_20_body"><text:soft-page-break/>Тип: Строка.</text:p>
      <text:p text:style-name="Text_20_body">platformVersion необязательный</text:p>
      <text:p text:style-name="Text_20_body">Минимальная версия платформы «1С:Предприятие», с которой может использоваться данный файл настроек.</text:p>
      <text:p text:style-name="Text_20_body">Атрибут записывается во время сохранения настроек.</text:p>
      <text:p text:style-name="Text_20_body">Тип: Строка.</text:p>
      <text:h text:style-name="Heading_20_4" text:outline-level="4"><text:bookmark text:name="_ref453169208"/><text:bookmark text:name="TI000000578"/><text:bookmark text:name="IssOgl3_3.29.2.2_Элемент_MainConfiguration"/>3.29.2.2. Элемент &lt;MainConfiguration&gt;</text:h>
      <text:p text:style-name="Text_20_body">Элемент описывает параметры основной конфигурации.</text:p>
      <text:p text:style-name="Text_20_body">Необязательный элемент.</text:p>
      <text:p text:style-name="Text_20_body">Элемент &lt;Name&gt; обязательный</text:p>
      <text:p text:style-name="Text_20_body">Имя основной конфигурации.</text:p>
      <text:p text:style-name="Text_20_body">Тип: Строка.</text:p>
      <text:p text:style-name="Text_20_body">Элемент &lt;Version&gt; необязательный</text:p>
      <text:p text:style-name="Text_20_body">Версия основной конфигурации.</text:p>
      <text:p text:style-name="Text_20_body">Тип: Строка.</text:p>
      <text:p text:style-name="Text_20_body">Элемент &lt;Vendor&gt; необязательный</text:p>
      <text:p text:style-name="Text_20_body">Имя поставщика.</text:p>
      <text:p text:style-name="Text_20_body">Тип: Строка.</text:p>
      <text:h text:style-name="Heading_20_4" text:outline-level="4"><text:bookmark text:name="TI000000579"/><text:bookmark text:name="IssOgl3_3.29.2.3_Элемент_SecondConfiguration"/>3.29.2.3. Элемент &lt;SecondConfiguration&gt;</text:h>
      <text:p text:style-name="Text_20_body">Описание второй конфигурации, участвующей в объединении.</text:p>
      <text:p text:style-name="Text_20_body">Необязательный элемент.</text:p>
      <text:p text:style-name="Text_20_body">Состав данного элемента аналогичен составу элемента &lt;MainConfiguration&gt; (подробнее см. <text:a xlink:type="simple" xlink:href="https://its.1c.ru/db/content/v8313doc/src/руководство%20администратора/приложение%203.%20описание%20и%20расположение%20служебных%20файлов.htm?_=1542379434#_ref453169208" text:style-name="Internet_20_link" text:visited-style-name="Visited_20_Internet_20_Link">здесь</text:a>).</text:p>
      <text:h text:style-name="Heading_20_4" text:outline-level="4"><text:bookmark text:name="TI000000580"/><text:bookmark text:name="IssOgl3_3.29.2.4_Элемент_OldVendorConfiguration"/>3.29.2.4. Элемент &lt;OldVendorConfiguration&gt;</text:h>
      <text:p text:style-name="Text_20_body">Описание конфигурации поставщика, участвующей в объединении.</text:p>
      <text:p text:style-name="Text_20_body">Необязательный элемент.</text:p>
      <text:p text:style-name="Text_20_body">Состав данного элемента аналогичен составу элемента &lt;MainConfiguration&gt; (подробнее см. <text:a xlink:type="simple" xlink:href="https://its.1c.ru/db/content/v8313doc/src/руководство%20администратора/приложение%203.%20описание%20и%20расположение%20служебных%20файлов.htm?_=1542379434#_ref453169208" text:style-name="Internet_20_link" text:visited-style-name="Visited_20_Internet_20_Link">здесь</text:a>).</text:p>
      <text:h text:style-name="Heading_20_4" text:outline-level="4"><text:bookmark text:name="TI000000581"/><text:bookmark text:name="IssOgl3_3.29.2.5_Элемент_SupportRules"/>3.29.2.5. Элемент &lt;SupportRules&gt;</text:h>
      <text:h text:style-name="Heading_20_5" text:outline-level="5"><text:bookmark text:name="TI000000582"/><text:bookmark text:name="IssOgl4_3.29.2.5.1_Общее_описание"/>3.29.2.5.1. Общее описание</text:h>
      <text:p text:style-name="Text_20_body">Данный элемент содержит настройки правил поддержки.</text:p>
      <text:p text:style-name="Text_20_body">Данный элемент не является обязательным.</text:p>
      <text:p text:style-name="Text_20_body">Элемент имеет следующий состав:</text:p>
      <text:p text:style-name="Text_20_body"><text:a xlink:type="simple" xlink:href="javascript:" text:style-name="Internet_20_link" text:visited-style-name="Visited_20_Internet_20_Link">Копировать в буфер обмена</text:a> </text:p>
      <text:p text:style-name="Preformatted_20_Text">&lt;SupportRules&gt;</text:p>
      <text:p text:style-name="Preformatted_20_Text"><text:s text:c="4"/>&lt;NewObjects&gt;</text:p>
      <text:p text:style-name="Preformatted_20_Text"><text:s text:c="8"/>&lt;ChangesAllowedRule/&gt;</text:p>
      <text:p text:style-name="Preformatted_20_Text"><text:s text:c="8"/>&lt;ChangesNotRecommendedRule/&gt;</text:p>
      <text:p text:style-name="Preformatted_20_Text"><text:s text:c="4"/>&lt;/NewObjects&gt;</text:p>
      <text:p text:style-name="Preformatted_20_Text"><text:s text:c="4"/>&lt;DuplicateObjectsAndModifiedObjectsWithGetFromSecondConfigurationRule&gt;</text:p>
      <text:p text:style-name="Preformatted_20_Text"><text:s text:c="8"/>&lt;ChangesAllowedRule/&gt;</text:p>
      <text:p text:style-name="Preformatted_20_Text"><text:soft-page-break/><text:s text:c="8"/>&lt;ChangesNotRecommendedRule/&gt;</text:p>
      <text:p text:style-name="Preformatted_20_Text"><text:s text:c="4"/>&lt;/DuplicateObjectsAndModifiedObjectsWithGetFromSecondConfigurationRule&gt;</text:p>
      <text:p text:style-name="Preformatted_20_Text"><text:s text:c="4"/>&lt;ModifiedObjectsWithoutGetFromSecondConfigurationRule&gt;</text:p>
      <text:p text:style-name="Preformatted_20_Text"><text:s text:c="8"/>&lt;ChangesAllowedRule/&gt;</text:p>
      <text:p text:style-name="Preformatted_20_Text"><text:s text:c="8"/>&lt;ChangesNotRecommendedRule/&gt;</text:p>
      <text:p text:style-name="Preformatted_20_Text"><text:s text:c="4"/>&lt;/ModifiedObjectsWithoutGetFromSecondConfigurationRule&gt;</text:p>
      <text:p text:style-name="P1">&lt;/SupportRules&gt;</text:p>
      <text:h text:style-name="Heading_20_5" text:outline-level="5"><text:bookmark text:name="TI000000583"/><text:bookmark text:name="IssOgl4_3.29.2.5.2_Элемент_NewObjects"/>3.29.2.5.2. Элемент &lt;NewObjects&gt;</text:h>
      <text:p text:style-name="Text_20_body">В этом элементе указываются правила поддержки для новых объектов поставщика.</text:p>
      <text:p text:style-name="Text_20_body">Элемент &lt;ChangesAllowedRule&gt; необязательный</text:p>
      <text:p text:style-name="Text_20_body">Указываются правила поддержки для объектов поставщика с правилом поставки Изменения разрешены. Элемент может принимать одно из следующих значений:</text:p>
      <text:p text:style-name="Text_20_body">● ObjectNotEditable ‑ правило поддержки Объект поставщика не редактируется.</text:p>
      <text:p text:style-name="Text_20_body">● ObjectIsEditableSupportEnabled ‑ правило поддержки Объект поставщика редактируется с сохранением поддержки.</text:p>
      <text:p text:style-name="Text_20_body">● ObjectNotSupported ‑ правило поддержки Объект поставщика снят с поддержки.</text:p>
      <text:p text:style-name="Text_20_body">Значение по умолчанию: ObjectNotEditable.</text:p>
      <text:p text:style-name="Text_20_body">Элемент &lt;ChangesNotRecommendedRule&gt; необязательный</text:p>
      <text:p text:style-name="Text_20_body">Указываются правила поддержки для объектов поставщика с правилом поставки Изменения не рекомендуются. Элемент может принимать одно из следующих значений:</text:p>
      <text:p text:style-name="Text_20_body">● ObjectNotEditable ‑ правило поддержки Объект поставщика не редактируется.</text:p>
      <text:p text:style-name="Text_20_body">● ObjectIsEditableSupportEnabled ‑ правило поддержки Объект поставщика редактируется с сохранением поддержки.</text:p>
      <text:p text:style-name="Text_20_body">● ObjectNotSupported ‑ правило поддержки Объект поставщика снят с поддержки.</text:p>
      <text:p text:style-name="Text_20_body">Значение по умолчанию: ObjectNotEditable.</text:p>
      <text:h text:style-name="Heading_20_5" text:outline-level="5"><text:bookmark text:name="TI000000584"/><text:bookmark text:name="IssOgl4_3.29.2.5.3_Элемент_DuplicateObjectsAndModifiedObjectsWithGetFromSecondConfigurationRule"/>3.29.2.5.3. Элемент &lt;DuplicateObjectsAndModifiedObjectsWithGetFromSecondConfigurationRule&gt;</text:h>
      <text:p text:style-name="Text_20_body">В этом элементе указываются правила поддержки для идентичных объектов или объектов с режимом объединения Взять из второй конфигурации.</text:p>
      <text:p text:style-name="Text_20_body">Элемент &lt;ChangesAllowedRule&gt; необязательный</text:p>
      <text:p text:style-name="Text_20_body">Указываются правила поддержки для объектов поставщика с правилом поставки Изменения разрешены. Элемент может принимать одно из следующих значений:</text:p>
      <text:p text:style-name="Text_20_body">● KeepCurrentRule ‑ сохранить текущее правило поддержки (только для обновления конфигурации, находящейся на поддержке).</text:p>
      <text:p text:style-name="Text_20_body">● ObjectNotEditable ‑ правило поддержки Объект поставщика не редактируется.</text:p>
      <text:p text:style-name="Text_20_body">● ObjectIsEditableSupportEnabled ‑ правило поддержки Объект поставщика редактируется с сохранением поддержки.</text:p>
      <text:p text:style-name="Text_20_body">● ObjectNotSupported ‑ правило поддержки Объект поставщика снят с поддержки.</text:p>
      <text:p text:style-name="Text_20_body">Значение по умолчанию:</text:p>
      <text:p text:style-name="Text_20_body">● При постановке на поддержку: ObjectNotEditable.</text:p>
      <text:p text:style-name="Text_20_body">● При обновлении на поддержке: KeepCurrentRule.</text:p>
      <text:p text:style-name="Text_20_body"><text:soft-page-break/>Элемент &lt;ChangesNotRecommendedRule&gt; необязательный</text:p>
      <text:p text:style-name="Text_20_body">Указываются правила поддержки для объектов поставщика с правилом поставки Изменения не рекомендуются. Элемент может принимать одно из следующих значений:</text:p>
      <text:p text:style-name="Text_20_body">● KeepCurrentRule ‑ сохранить текущее правило поддержки (только для обновления конфигурации, находящейся на поддержке).</text:p>
      <text:p text:style-name="Text_20_body">● ObjectNotEditable ‑ правило поддержки Объект поставщика не редактируется.</text:p>
      <text:p text:style-name="Text_20_body">● ObjectIsEditableSupportEnabled ‑ правило поддержки Объект поставщика редактируется с сохранением поддержки.</text:p>
      <text:p text:style-name="Text_20_body">● ObjectNotSupported ‑ правило поддержки Объект поставщика снят с поддержки.</text:p>
      <text:p text:style-name="Text_20_body">Значение по умолчанию:</text:p>
      <text:p text:style-name="Text_20_body">● При постановке на поддержку: ObjectNotEditable.</text:p>
      <text:p text:style-name="Text_20_body">● При обновлении на поддержке: KeepCurrentRule.</text:p>
      <text:h text:style-name="Heading_20_5" text:outline-level="5"><text:bookmark text:name="TI000000585"/><text:bookmark text:name="IssOgl4_3.29.2.5.4_Элемент_ModifiedObjectsWithoutGetFromSecondConfigurationRule"/>3.29.2.5.4. Элемент &lt;ModifiedObjectsWithoutGetFromSecondConfigurationRule&gt;</text:h>
      <text:p text:style-name="Text_20_body">В этом элементе указываются правила поддержки для измененных объектов с режимом объединения, отличным от Взять из второй конфигурации.</text:p>
      <text:p text:style-name="Text_20_body">Элемент &lt;ChangesAllowedRule&gt; необязательный</text:p>
      <text:p text:style-name="Text_20_body">Указываются правила поддержки для объектов поставщика с правилом поставки Изменения разрешены. Элемент может принимать одно из следующих значений:</text:p>
      <text:p text:style-name="Text_20_body">● KeepCurrentRule ‑ сохранить текущее правило поддержки (только для обновления конфигурации, находящейся на поддержке).</text:p>
      <text:p text:style-name="Text_20_body">● ObjectNotEditable ‑ правило поддержки Объект поставщика не редактируется.</text:p>
      <text:p text:style-name="Text_20_body">● ObjectIsEditableSupportEnabled ‑ правило поддержки Объект поставщика редактируется с сохранением поддержки.</text:p>
      <text:p text:style-name="Text_20_body">● ObjectNotSupported ‑ правило поддержки Объект поставщика снят с поддержки.</text:p>
      <text:p text:style-name="Text_20_body">Значение по умолчанию:</text:p>
      <text:p text:style-name="Text_20_body">● При постановке на поддержку: ObjectIsEditableSupportEnabled.</text:p>
      <text:p text:style-name="Text_20_body">● При обновлении на поддержке: KeepCurrentRule.</text:p>
      <text:p text:style-name="Text_20_body">Элемент &lt;ChangesNotRecommendedRule&gt; необязательный</text:p>
      <text:p text:style-name="Text_20_body">Указываются правила поддержки для объектов поставщика с правилом поставки Изменения не рекомендуются. Элемент может принимать одно из следующих значений:</text:p>
      <text:p text:style-name="Text_20_body">● KeepCurrentRule ‑ сохранить текущее правило поддержки (только для обновления конфигурации, находящейся на поддержке).</text:p>
      <text:p text:style-name="Text_20_body">● ObjectNotEditable ‑ правило поддержки Объект поставщика не редактируется.</text:p>
      <text:p text:style-name="Text_20_body">● ObjectIsEditableSupportEnabled ‑ правило поддержки Объект поставщика редактируется с сохранением поддержки.</text:p>
      <text:p text:style-name="Text_20_body">● ObjectNotSupported ‑ правило поддержки Объект поставщика снят с поддержки.</text:p>
      <text:p text:style-name="Text_20_body">Значение по умолчанию:</text:p>
      <text:p text:style-name="Text_20_body">● При постановке на поддержку: ObjectIsEditableSupportEnabled.</text:p>
      <text:p text:style-name="Text_20_body"><text:soft-page-break/>● При обновлении на поддержке: KeepCurrentRule.</text:p>
      <text:h text:style-name="Heading_20_4" text:outline-level="4"><text:bookmark text:name="TI000000586"/><text:bookmark text:name="IssOgl3_3.29.2.6_Элемент_Parameters"/>3.29.2.6. Элемент &lt;Parameters&gt;</text:h>
      <text:h text:style-name="Heading_20_5" text:outline-level="5"><text:bookmark text:name="TI000000587"/><text:bookmark text:name="IssOgl4_3.29.2.6.1_Общее_описание"/>3.29.2.6.1. Общее описание</text:h>
      <text:p text:style-name="Text_20_body">Данный элемент содержит параметры объединения.</text:p>
      <text:p text:style-name="Text_20_body">Данный элемент не является обязательным.</text:p>
      <text:p text:style-name="Text_20_body">Элемент имеет следующий состав:</text:p>
      <text:p text:style-name="Text_20_body"><text:a xlink:type="simple" xlink:href="javascript:" text:style-name="Internet_20_link" text:visited-style-name="Visited_20_Internet_20_Link">Копировать в буфер обмена</text:a> </text:p>
      <text:p text:style-name="Preformatted_20_Text">&lt;Parameters&gt;</text:p>
      <text:p text:style-name="Preformatted_20_Text"><text:s text:c="4"/>&lt;ConfigurationsRelation/&gt;</text:p>
      <text:p text:style-name="Preformatted_20_Text"><text:s text:c="4"/>&lt;ComparisonLanguages&gt;</text:p>
      <text:p text:style-name="Preformatted_20_Text"><text:s text:c="8"/>&lt;Language/&gt;</text:p>
      <text:p text:style-name="Preformatted_20_Text"><text:s text:c="4"/>&lt;/ComparisonLanguages&gt;</text:p>
      <text:p text:style-name="Preformatted_20_Text"><text:s text:c="4"/>&lt;AllowMainConfigurationObjectDeletion/&gt;</text:p>
      <text:p text:style-name="Preformatted_20_Text"><text:s text:c="4"/>&lt;CopyObjectsMode/&gt;</text:p>
      <text:p text:style-name="P1">&lt;/Parameters&gt;</text:p>
      <text:p text:style-name="Text_20_body">Элемент &lt;ConfigurationsRelation&gt; необязательный</text:p>
      <text:p text:style-name="Text_20_body">Элемент указывает связь между основной и второй конфигурациями. Элемент может принимать одно из следующих значений:</text:p>
      <text:p text:style-name="Text_20_body">● ConfigurationsNotRelated ‑ основная конфигурация не связана со второй;</text:p>
      <text:p text:style-name="Text_20_body">● SecondConfigurationIsDescendantOfMainConfiguration ‑ вторая конфигурация является потомком основной;</text:p>
      <text:p text:style-name="Text_20_body">● MainConfigurationIsDescendantOfSecondConfiguration ‑ основная конфигурация является потомком второй конфигурации.</text:p>
      <text:p text:style-name="Text_20_body">Значение по умолчанию: ConfigurationsNotRelated.</text:p>
      <text:p text:style-name="Text_20_body">Элемент &lt;AllowMainConfigurationObjectDeletion&gt; необязательный</text:p>
      <text:p text:style-name="Text_20_body">Элемент указывает возможность удаления объектов основной конфигурации.</text:p>
      <text:p text:style-name="Text_20_body">Тип: Булево.</text:p>
      <text:p text:style-name="Text_20_body">Значение по умолчанию: Ложь.</text:p>
      <text:p text:style-name="Text_20_body">Элемент &lt;CopyObjectsMode&gt; необязательный</text:p>
      <text:p text:style-name="Text_20_body">Элемент указывает режим копирования объектов загружаемой конфигурации. В этом случае не сохраняются внутренние идентификаторы объектов.</text:p>
      <text:p text:style-name="Text_20_body">Тип: Булево.</text:p>
      <text:p text:style-name="Text_20_body">Значение по умолчанию: Ложь.</text:p>
      <text:h text:style-name="Heading_20_5" text:outline-level="5"><text:bookmark text:name="TI000000588"/><text:bookmark text:name="IssOgl4_3.29.2.6.2_Элемент_ComparisonLanguages"/>3.29.2.6.2. Элемент &lt;ComparisonLanguages&gt;</text:h>
      <text:p text:style-name="Text_20_body">Указывает, что используется выборочное сравнение по языкам. Коды языков, используемых для сравнения, описываются элементами Language.</text:p>
      <text:h text:style-name="Heading_20_4" text:outline-level="4"><text:bookmark text:name="TI000000589"/><text:bookmark text:name="IssOgl3_3.29.2.7_Элемент_Conformities"/>3.29.2.7. Элемент &lt;Conformities&gt;</text:h>
      <text:p text:style-name="Text_20_body">Данный элемент содержит перечень объектов, соответствие которых установлено вручную.</text:p>
      <text:p text:style-name="Text_20_body">Данный элемент не является обязательным.</text:p>
      <text:p text:style-name="Text_20_body">Элемент имеет следующий состав:</text:p>
      <text:p text:style-name="Text_20_body"><text:soft-page-break/><text:a xlink:type="simple" xlink:href="javascript:" text:style-name="Internet_20_link" text:visited-style-name="Visited_20_Internet_20_Link">Копировать в буфер обмена</text:a> </text:p>
      <text:p text:style-name="Preformatted_20_Text">&lt;Conformities&gt;</text:p>
      <text:p text:style-name="Preformatted_20_Text"><text:s text:c="4"/>&lt;Conformity/&gt;</text:p>
      <text:p text:style-name="P1">&lt;/Conformities&gt;</text:p>
      <text:p text:style-name="Text_20_body">Элемент &lt;Conformity&gt;</text:p>
      <text:p text:style-name="Text_20_body">Элемент описывает пару сопоставленных объектов.</text:p>
      <text:p text:style-name="Text_20_body">Элемент содержит следующие атрибуты:</text:p>
      <text:p text:style-name="Text_20_body">fullName обязательный</text:p>
      <text:p text:style-name="Text_20_body">Полное имя объекта основной конфигурации.</text:p>
      <text:p text:style-name="Text_20_body">Тип: Строка.</text:p>
      <text:p text:style-name="Text_20_body">fullNameInSecondConfiguration обязательный</text:p>
      <text:p text:style-name="Text_20_body">Полное имя объекта второй конфигурации.</text:p>
      <text:p text:style-name="Text_20_body">Тип: Строка.</text:p>
      <text:h text:style-name="Heading_20_4" text:outline-level="4"><text:bookmark text:name="TI000000590"/><text:bookmark text:name="IssOgl3_3.29.2.8_Элемент_Objects"/>3.29.2.8. Элемент &lt;Objects&gt;</text:h>
      <text:h text:style-name="Heading_20_5" text:outline-level="5"><text:bookmark text:name="TI000000591"/><text:bookmark text:name="IssOgl4_3.29.2.8.1_Общее_описание"/>3.29.2.8.1. Общее описание</text:h>
      <text:p text:style-name="Text_20_body">Данный элемент содержит настройки объединения объектов конфигурации.</text:p>
      <text:p text:style-name="Text_20_body">Данный элемент не является обязательным.</text:p>
      <text:p text:style-name="Text_20_body">Элемент имеет следующий состав:</text:p>
      <text:p text:style-name="Text_20_body"><text:a xlink:type="simple" xlink:href="javascript:" text:style-name="Internet_20_link" text:visited-style-name="Visited_20_Internet_20_Link">Копировать в буфер обмена</text:a> </text:p>
      <text:p text:style-name="Preformatted_20_Text">&lt;Objects&gt;</text:p>
      <text:p text:style-name="Preformatted_20_Text"><text:s text:c="4"/>&lt;Configuration&gt;</text:p>
      <text:p text:style-name="Preformatted_20_Text"><text:s text:c="8"/>&lt;MergeRule/&gt;</text:p>
      <text:p text:style-name="Preformatted_20_Text"><text:s text:c="8"/>&lt;MergeRuleForPropertiesChangedTwice/&gt;</text:p>
      <text:p text:style-name="Preformatted_20_Text"><text:s text:c="8"/>&lt;MergeRuleForPropertiesChangedOnce/&gt;</text:p>
      <text:p text:style-name="Preformatted_20_Text"><text:s text:c="8"/>&lt;ObjectOrder/&gt;</text:p>
      <text:p text:style-name="Preformatted_20_Text"><text:s text:c="8"/>&lt;Properties/&gt;</text:p>
      <text:p text:style-name="Preformatted_20_Text"><text:s text:c="4"/>&lt;/Configuration&gt;</text:p>
      <text:p text:style-name="Preformatted_20_Text"><text:s text:c="4"/>&lt;Object&gt;</text:p>
      <text:p text:style-name="Preformatted_20_Text"><text:s text:c="8"/>&lt;MergeRule/&gt;</text:p>
      <text:p text:style-name="Preformatted_20_Text"><text:s text:c="8"/>&lt;MergeRuleForPropertiesChangedTwice/&gt;</text:p>
      <text:p text:style-name="Preformatted_20_Text"><text:s text:c="8"/>&lt;MergeRuleForPropertiesChangedOnce/&gt;</text:p>
      <text:p text:style-name="Preformatted_20_Text"><text:s text:c="8"/>&lt;ObjectOrder/&gt;</text:p>
      <text:p text:style-name="Preformatted_20_Text"><text:s text:c="8"/>&lt;Subsystem&gt;</text:p>
      <text:p text:style-name="Preformatted_20_Text"><text:s text:c="12"/>&lt;MergeRule/&gt;</text:p>
      <text:p text:style-name="Preformatted_20_Text"><text:s text:c="12"/>&lt;MergeRuleForPropertiesChangedTwice/&gt;</text:p>
      <text:p text:style-name="Preformatted_20_Text"><text:s text:c="12"/>&lt;MergeRuleForPropertiesChangedOnce/&gt;</text:p>
      <text:p text:style-name="Preformatted_20_Text"><text:s text:c="12"/>&lt;ObjectOrder/&gt;</text:p>
      <text:p text:style-name="Preformatted_20_Text"><text:s text:c="8"/>&lt;/Subsystem&gt;</text:p>
      <text:p text:style-name="Preformatted_20_Text"><text:s text:c="8"/>&lt;Properties/&gt;</text:p>
      <text:p text:style-name="Preformatted_20_Text"><text:s text:c="4"/>&lt;/Object&gt;</text:p>
      <text:p text:style-name="P1">&lt;/Objects&gt;</text:p>
      <text:h text:style-name="Heading_20_5" text:outline-level="5"><text:bookmark text:name="TI000000592"/><text:bookmark text:name="IssOgl4_3.29.2.8.2_Элемент_Configuration"/>3.29.2.8.2. Элемент &lt;Configuration&gt;</text:h>
      <text:p text:style-name="Text_20_body">Описывает настройки объединения корневого элемента конфигурации. В состав элемента должен входить хотя бы один из элементов &lt;MergeRule&gt;, &lt;MergeRuleForPropertiesChangedTwice&gt;, &lt;MergeRuleForPropertiesChangedOnce&gt;, &lt;ObjectOrder&gt;, &lt;Properties&gt;.</text:p>
      <text:p text:style-name="Text_20_body">Элемент &lt;MergeRule&gt; необязательный</text:p>
      <text:p text:style-name="Text_20_body">Описывает режим объединения корневого элемента. Описание элемента см. <text:a xlink:type="simple" xlink:href="https://its.1c.ru/db/content/v8313doc/src/руководство%20администратора/приложение%203.%20описание%20и%20расположение%20служебных%20файлов.htm?_=1542379434#_ref434599995" text:style-name="Internet_20_link" text:visited-style-name="Visited_20_Internet_20_Link">здесь</text:a>.</text:p>
      <text:p text:style-name="Text_20_body"><text:soft-page-break/>Элемент &lt;MergeRuleForPropertiesChangedTwice&gt; необязательный</text:p>
      <text:p text:style-name="Text_20_body">Описывает режим объединения дважды измененных свойств корневого элемента. Описание элемента см. <text:a xlink:type="simple" xlink:href="https://its.1c.ru/db/content/v8313doc/src/руководство%20администратора/приложение%203.%20описание%20и%20расположение%20служебных%20файлов.htm?_=1542379434#_ref434600075" text:style-name="Internet_20_link" text:visited-style-name="Visited_20_Internet_20_Link">здесь</text:a>.</text:p>
      <text:p text:style-name="Text_20_body">Элемент &lt;MergeRuleForPropertiesChangedOnce&gt; необязательный</text:p>
      <text:p text:style-name="Text_20_body">Описывает режим объединения свойства корневого элемента конфигурации, измененного только в одной конфигурации. Описание элемента см. <text:a xlink:type="simple" xlink:href="https://its.1c.ru/db/content/v8313doc/src/руководство%20администратора/приложение%203.%20описание%20и%20расположение%20служебных%20файлов.htm?_=1542379434#_ref434602351" text:style-name="Internet_20_link" text:visited-style-name="Visited_20_Internet_20_Link">здесь</text:a>.</text:p>
      <text:p text:style-name="Text_20_body">Элемент &lt;ObjectOrder&gt; необязательный</text:p>
      <text:p text:style-name="Text_20_body">Описывает порядок подчиненных объектов. Описание элемента см. <text:a xlink:type="simple" xlink:href="https://its.1c.ru/db/content/v8313doc/src/руководство%20администратора/приложение%203.%20описание%20и%20расположение%20служебных%20файлов.htm?_=1542379434#_ref434600142" text:style-name="Internet_20_link" text:visited-style-name="Visited_20_Internet_20_Link">здесь</text:a>.</text:p>
      <text:p text:style-name="Text_20_body">Элемент &lt;Properties&gt; необязательный</text:p>
      <text:p text:style-name="Text_20_body">Настройки объединения для свойств корневого объекта конфигурации. Описание формата элемента см. <text:a xlink:type="simple" xlink:href="https://its.1c.ru/db/content/v8313doc/src/руководство%20администратора/приложение%203.%20описание%20и%20расположение%20служебных%20файлов.htm?_=1542379434#_ref434598919" text:style-name="Internet_20_link" text:visited-style-name="Visited_20_Internet_20_Link">здесь</text:a>.</text:p>
      <text:h text:style-name="Heading_20_5" text:outline-level="5"><text:bookmark text:name="TI000000593"/><text:bookmark text:name="IssOgl4_3.29.2.8.3_Элемент_Object"/>3.29.2.8.3. Элемент &lt;Object&gt;</text:h>
      <text:p text:style-name="Text_20_body">Описывает настройки объединения конкретного объекта конфигурации.</text:p>
      <text:p text:style-name="Text_20_body">Элемент содержит следующие атрибуты:</text:p>
      <text:p text:style-name="Text_20_body">fullName необязательный</text:p>
      <text:p text:style-name="Text_20_body">Полное имя объекта в первой конфигурации.</text:p>
      <text:p text:style-name="Text_20_body">При настройке объединения конфигураций должен быть указан или атрибут fullName или атрибут fullNameInSecondConfiguration.</text:p>
      <text:p text:style-name="Text_20_body">Тип: Строка.</text:p>
      <text:p text:style-name="Text_20_body">fullNameInSecondConfiguration</text:p>
      <text:p text:style-name="Text_20_body">Полное имя объекта во второй конфигурации.</text:p>
      <text:p text:style-name="Text_20_body">При настройке объединения конфигураций должен быть указан или атрибут fullName или атрибут fullNameInSecondConfiguration.</text:p>
      <text:p text:style-name="Text_20_body">Тип: Строка.</text:p>
      <text:p text:style-name="Text_20_body">В состав элемента должен входить хотя бы один из элементов &lt;MergeRule&gt;, &lt;ObjectOrder&gt;, &lt;Properties&gt;, &lt;Subsystem&gt;.</text:p>
      <text:p text:style-name="Text_20_body">Если режим объединения не равен DoNotMerge и:</text:p>
      <text:p text:style-name="Text_20_body">● если объект есть только в основной конфигурации, то объект будет удален.</text:p>
      <text:p text:style-name="Text_20_body">● если объект есть только во второй конфигурации, то объект будет добавлен.</text:p>
      <text:p text:style-name="Text_20_body">Элемент &lt;MergeRule&gt; необязательный</text:p>
      <text:p text:style-name="Text_20_body">Описывает режим объединения объекта. Описание элемента см. <text:a xlink:type="simple" xlink:href="https://its.1c.ru/db/content/v8313doc/src/руководство%20администратора/приложение%203.%20описание%20и%20расположение%20служебных%20файлов.htm?_=1542379434#_ref434599995" text:style-name="Internet_20_link" text:visited-style-name="Visited_20_Internet_20_Link">здесь</text:a>.</text:p>
      <text:p text:style-name="Text_20_body">Элемент &lt;MergeRuleForPropertiesChangedTwice&gt; необязательный</text:p>
      <text:p text:style-name="Text_20_body">Описывает режим объединения дважды измененных свойств объекта. Описание элемента см. <text:a xlink:type="simple" xlink:href="https://its.1c.ru/db/content/v8313doc/src/руководство%20администратора/приложение%203.%20описание%20и%20расположение%20служебных%20файлов.htm?_=1542379434#_ref434600075" text:style-name="Internet_20_link" text:visited-style-name="Visited_20_Internet_20_Link">здесь</text:a>.</text:p>
      <text:p text:style-name="Text_20_body">Элемент &lt;MergeRuleForPropertiesChangedOnce&gt; необязательный</text:p>
      <text:p text:style-name="Text_20_body">Описывает режим объединения свойств объекта, измененного только в одной конфигурации. Описание элемента см. <text:a xlink:type="simple" xlink:href="https://its.1c.ru/db/content/v8313doc/src/руководство%20администратора/приложение%203.%20описание%20и%20расположение%20служебных%20файлов.htm?_=1542379434#_ref434602351" text:style-name="Internet_20_link" text:visited-style-name="Visited_20_Internet_20_Link">здесь</text:a>.</text:p>
      <text:p text:style-name="Text_20_body">Элемент &lt;ObjectOrder&gt; необязательный</text:p>
      <text:p text:style-name="Text_20_body">Описывает порядок подчиненных объектов у объекта. Описание элемента см. <text:a xlink:type="simple" xlink:href="https://its.1c.ru/db/content/v8313doc/src/руководство%20администратора/приложение%203.%20описание%20и%20расположение%20служебных%20файлов.htm?_=1542379434#_ref434600142" text:style-name="Internet_20_link" text:visited-style-name="Visited_20_Internet_20_Link">здесь</text:a>.</text:p>
      <text:h text:style-name="Heading_20_6" text:outline-level="6"><text:bookmark text:name="TI000000594"/><text:bookmark text:name="IssOgl5_Элемент_Subsystem"/><text:soft-page-break/>Элемент &lt;Subsystem&gt;</text:h>
      <text:p text:style-name="Text_20_body">Описывает настройки объединения объектов, входящих в состав подсистемы. Применяется только для объектов, описывающих подсистему.</text:p>
      <text:p text:style-name="Text_20_body"><text:bookmark text:name="_ref434598919"/>includeObjectsFromSubordinateSubsystems обязательный</text:p>
      <text:p text:style-name="Text_20_body">Если атрибут указан, то в список обрабатываемых объектов попадут все объекты (вместе с подчиненными), входящими в состав подсистемы, описанной родительским элементом.</text:p>
      <text:p text:style-name="Text_20_body">Тип: Булево.</text:p>
      <text:p text:style-name="Text_20_body">configuration обязательный</text:p>
      <text:p text:style-name="Text_20_body">Из какой конфигурации брать состав подсистемы.</text:p>
      <text:p text:style-name="Text_20_body">Тип: Строка.</text:p>
      <text:p text:style-name="Text_20_body">Возможные значения:</text:p>
      <text:p text:style-name="Text_20_body">● Main ‑ взять из основной конфигурации. Используется по умолчанию.</text:p>
      <text:p text:style-name="Text_20_body">● Second ‑ взять из второй конфигурации.</text:p>
      <text:p text:style-name="Text_20_body">Элемент &lt;MergeRule&gt; необязательный</text:p>
      <text:p text:style-name="Text_20_body">Описывает режим объединения объекта. Описание элемента см. <text:a xlink:type="simple" xlink:href="https://its.1c.ru/db/content/v8313doc/src/руководство%20администратора/приложение%203.%20описание%20и%20расположение%20служебных%20файлов.htm?_=1542379434#_ref434599995" text:style-name="Internet_20_link" text:visited-style-name="Visited_20_Internet_20_Link">здесь</text:a>.</text:p>
      <text:p text:style-name="Text_20_body">Элемент &lt;MergeRuleForPropertiesChangedTwice&gt; необязательный</text:p>
      <text:p text:style-name="Text_20_body">Описывает режим объединения дважды измененных свойств объекта. Описание элемента см. <text:a xlink:type="simple" xlink:href="https://its.1c.ru/db/content/v8313doc/src/руководство%20администратора/приложение%203.%20описание%20и%20расположение%20служебных%20файлов.htm?_=1542379434#_ref434600075" text:style-name="Internet_20_link" text:visited-style-name="Visited_20_Internet_20_Link">здесь</text:a>.</text:p>
      <text:p text:style-name="Text_20_body">Элемент &lt;MergeRuleForPropertiesChangedOnce&gt; необязательный</text:p>
      <text:p text:style-name="Text_20_body">Описывает режим объединения свойств объекта, измененного только в одной конфигурации. Описание элемента см. <text:a xlink:type="simple" xlink:href="https://its.1c.ru/db/content/v8313doc/src/руководство%20администратора/приложение%203.%20описание%20и%20расположение%20служебных%20файлов.htm?_=1542379434#_ref434602351" text:style-name="Internet_20_link" text:visited-style-name="Visited_20_Internet_20_Link">здесь</text:a>.</text:p>
      <text:p text:style-name="Text_20_body">Элемент &lt;ObjectOrder&gt; необязательный</text:p>
      <text:p text:style-name="Text_20_body">Описывает порядок подчиненных объектов у объекта. Описание элемента см. <text:a xlink:type="simple" xlink:href="https://its.1c.ru/db/content/v8313doc/src/руководство%20администратора/приложение%203.%20описание%20и%20расположение%20служебных%20файлов.htm?_=1542379434#_ref434600142" text:style-name="Internet_20_link" text:visited-style-name="Visited_20_Internet_20_Link">здесь</text:a>.</text:p>
      <text:h text:style-name="Heading_20_3" text:outline-level="3"><text:bookmark text:name="TI000000595"/><text:bookmark text:name="IssOgl2_3.29.3_Вспомогательные_элементы"/>3.29.3. Вспомогательные элементы</text:h>
      <text:h text:style-name="Heading_20_4" text:outline-level="4"><text:bookmark text:name="TI000000596"/><text:bookmark text:name="IssOgl3_3.29.3.1_Элемент_Properties"/>3.29.3.1. Элемент &lt;Properties&gt;</text:h>
      <text:h text:style-name="Heading_20_5" text:outline-level="5"><text:bookmark text:name="_ref483324235"/><text:bookmark text:name="TI000000597"/><text:bookmark text:name="IssOgl4_3.29.3.1.1_Общее_описание"/>3.29.3.1.1. Общее описание</text:h>
      <text:p text:style-name="Text_20_body">Элемент описывает настройки объединения свойств объекта конфигурации.</text:p>
      <text:p text:style-name="Text_20_body">Элемент имеет следующий состав:</text:p>
      <text:p text:style-name="Text_20_body"><text:a xlink:type="simple" xlink:href="javascript:" text:style-name="Internet_20_link" text:visited-style-name="Visited_20_Internet_20_Link">Копировать в буфер обмена</text:a> </text:p>
      <text:p text:style-name="Preformatted_20_Text">&lt;Properties&gt;</text:p>
      <text:p text:style-name="Preformatted_20_Text"><text:s text:c="4"/>&lt;Property name="…"&gt;</text:p>
      <text:p text:style-name="Preformatted_20_Text"><text:s text:c="8"/>&lt;MergeRule/&gt;</text:p>
      <text:p text:style-name="Preformatted_20_Text"><text:s text:c="8"/>&lt;MergeRuleForPropertiesChangedTwice/&gt;</text:p>
      <text:p text:style-name="Preformatted_20_Text"><text:s text:c="8"/>&lt;MergeRuleForPropertiesChangedOnce/&gt;</text:p>
      <text:p text:style-name="Preformatted_20_Text"><text:s text:c="8"/>&lt;Module&gt;</text:p>
      <text:p text:style-name="Preformatted_20_Text"><text:s text:c="12"/>&lt;Methods/&gt;</text:p>
      <text:p text:style-name="Preformatted_20_Text"><text:s text:c="12"/>&lt;Patch/&gt;</text:p>
      <text:p text:style-name="Preformatted_20_Text"><text:s text:c="8"/>&lt;/Module&gt;</text:p>
      <text:p text:style-name="Preformatted_20_Text"><text:s text:c="8"/>&lt;FormModule&gt;</text:p>
      <text:p text:style-name="Preformatted_20_Text"><text:s text:c="12"/>&lt;MergeRule/&gt;</text:p>
      <text:p text:style-name="Preformatted_20_Text"><text:s text:c="12"/>&lt;MergeRuleForPropertiesChangedTwice/&gt;</text:p>
      <text:p text:style-name="Preformatted_20_Text"><text:s text:c="12"/>&lt;MergeRuleForPropertiesChangedOnce/&gt;</text:p>
      <text:p text:style-name="Preformatted_20_Text"><text:s text:c="12"/>&lt;Module/&gt;</text:p>
      <text:p text:style-name="Preformatted_20_Text"><text:s text:c="8"/>&lt;/FormModule&gt;</text:p>
      <text:p text:style-name="Preformatted_20_Text"><text:s text:c="8"/>&lt;SpreadsheetDocument&gt;</text:p>
      <text:p text:style-name="Preformatted_20_Text"><text:soft-page-break/><text:s text:c="12"/>&lt;MergeRule/&gt;</text:p>
      <text:p text:style-name="Preformatted_20_Text"><text:s text:c="12"/>&lt;MergeRuleForPropertiesChangedTwice/&gt;</text:p>
      <text:p text:style-name="Preformatted_20_Text"><text:s text:c="12"/>&lt;MergeRuleForPropertiesChangedOnce/&gt;</text:p>
      <text:p text:style-name="Preformatted_20_Text"><text:s text:c="8"/>&lt;/SpreadsheetDocument&gt;</text:p>
      <text:p text:style-name="Preformatted_20_Text"><text:s text:c="8"/>&lt;Types&gt;</text:p>
      <text:p text:style-name="Preformatted_20_Text"><text:s text:c="12"/>&lt;Type&gt;</text:p>
      <text:p text:style-name="Preformatted_20_Text"><text:s text:c="16"/>&lt;MergeRule/&gt;</text:p>
      <text:p text:style-name="Preformatted_20_Text"><text:s text:c="12"/>&lt;/Type&gt;</text:p>
      <text:p text:style-name="Preformatted_20_Text"><text:s text:c="12"/>…</text:p>
      <text:p text:style-name="Preformatted_20_Text"><text:s text:c="8"/>&lt;/Types&gt;</text:p>
      <text:p text:style-name="Preformatted_20_Text"><text:s text:c="8"/>&lt;Content&gt;</text:p>
      <text:p text:style-name="Preformatted_20_Text"><text:s text:c="12"/>&lt;Item&gt;</text:p>
      <text:p text:style-name="Preformatted_20_Text"><text:s text:c="16"/>&lt;MergeRule/&gt;</text:p>
      <text:p text:style-name="Preformatted_20_Text"><text:s text:c="12"/>&lt;/Item&gt;</text:p>
      <text:p text:style-name="Preformatted_20_Text"><text:s text:c="12"/>…</text:p>
      <text:p text:style-name="Preformatted_20_Text"><text:s text:c="8"/>&lt;/Content&gt;</text:p>
      <text:p text:style-name="Preformatted_20_Text"><text:s text:c="4"/>&lt;Property/&gt;</text:p>
      <text:p text:style-name="P1">&lt;/Properties&gt;</text:p>
      <text:h text:style-name="Heading_20_5" text:outline-level="5"><text:bookmark text:name="_ref483324214"/><text:bookmark text:name="TI000000598"/><text:bookmark text:name="IssOgl4_3.29.3.1.2_Элемент_Property"/>3.29.3.1.2. Элемент &lt;Property&gt;</text:h>
      <text:p text:style-name="Text_20_body">Элемент описывает настройки объединения конкретного свойства объекта конфигурации.</text:p>
      <text:p text:style-name="Text_20_body">Элемент содержит следующие атрибуты:</text:p>
      <text:p text:style-name="Text_20_body">name</text:p>
      <text:p text:style-name="Text_20_body">Имя свойства объекта конфигурации. В зависимости от значения этого атрибута, в состав элемента &lt;Property&gt; может входить один из следующих элементов: &lt;Module&gt;, &lt;FormModule&gt;, &lt;SpreadsheetDocument&gt;, &lt;Types&gt;, &lt;Content&gt;.</text:p>
      <text:p text:style-name="Text_20_body">Тип: Строка.</text:p>
      <text:p text:style-name="Text_20_body">В состав элемента входят следующие элементы:</text:p>
      <text:p text:style-name="Text_20_body">Элемент &lt;MergeRule&gt;</text:p>
      <text:p text:style-name="Text_20_body">Описывает режим объединения свойства. Описание элемента см. <text:a xlink:type="simple" xlink:href="https://its.1c.ru/db/content/v8313doc/src/руководство%20администратора/приложение%203.%20описание%20и%20расположение%20служебных%20файлов.htm?_=1542379434#_ref434599995" text:style-name="Internet_20_link" text:visited-style-name="Visited_20_Internet_20_Link">здесь</text:a>.</text:p>
      <text:p text:style-name="Text_20_body">Элемент &lt;MergeRuleForPropertiesChangedTwice&gt;</text:p>
      <text:p text:style-name="Text_20_body">Описывает режим объединения дважды измененных свойств объекта. Описание элемента см. <text:a xlink:type="simple" xlink:href="https://its.1c.ru/db/content/v8313doc/src/руководство%20администратора/приложение%203.%20описание%20и%20расположение%20служебных%20файлов.htm?_=1542379434#_ref434600075" text:style-name="Internet_20_link" text:visited-style-name="Visited_20_Internet_20_Link">здесь</text:a>.</text:p>
      <text:p text:style-name="Text_20_body"><text:bookmark text:name="_ref434600725"/>Элемент &lt;MergeRuleForPropertiesChangedOnce&gt; необязательный</text:p>
      <text:p text:style-name="Text_20_body">Описывает режим объединения свойств объекта, измененного только в одной конфигурации. Описание элемента см. <text:a xlink:type="simple" xlink:href="https://its.1c.ru/db/content/v8313doc/src/руководство%20администратора/приложение%203.%20описание%20и%20расположение%20служебных%20файлов.htm?_=1542379434#_ref434602351" text:style-name="Internet_20_link" text:visited-style-name="Visited_20_Internet_20_Link">здесь</text:a>.</text:p>
      <text:h text:style-name="Heading_20_5" text:outline-level="5"><text:bookmark text:name="TI000000599"/><text:bookmark text:name="IssOgl4_3.29.3.1.3_Элемент_Module"/>3.29.3.1.3. Элемент &lt;Module&gt;</text:h>
      <text:p text:style-name="Text_20_body">Элемент описывает дополнительные настройки объединения модуля.</text:p>
      <text:p text:style-name="Text_20_body">Элемент состоит из следующих элементов:</text:p>
      <text:p text:style-name="Text_20_body">Элемент &lt;Methods&gt;</text:p>
      <text:p text:style-name="Text_20_body">Элемент описывает настройки объединения модуля по процедурам. Описание элемента см. <text:a xlink:type="simple" xlink:href="https://its.1c.ru/db/content/v8313doc/src/руководство%20администратора/приложение%203.%20описание%20и%20расположение%20служебных%20файлов.htm?_=1542379434#_ref434600491" text:style-name="Internet_20_link" text:visited-style-name="Visited_20_Internet_20_Link">здесь</text:a>.</text:p>
      <text:p text:style-name="Text_20_body">Элемент &lt;Patch&gt;</text:p>
      <text:p text:style-name="Text_20_body">Информация, предназначенная для автоматизированного внесения изменения в текст модуля на встроенном языке в универсальном формате (unidiff).</text:p>
      <text:h text:style-name="Heading_20_5" text:outline-level="5"><text:bookmark text:name="TI000000600"/><text:bookmark text:name="IssOgl4_3.29.3.1.4_Элемент_FormModule"/>3.29.3.1.4. Элемент &lt;FormModule&gt;</text:h>
      <text:p text:style-name="Text_20_body">Элемент описывает дополнительные настройки объединения модуля формы.</text:p>
      <text:p text:style-name="Text_20_body">Элемент состоит из следующих элементов:</text:p>
      <text:p text:style-name="Text_20_body"><text:soft-page-break/>Элемент &lt;MergeRule&gt;</text:p>
      <text:p text:style-name="Text_20_body">Описывает режим объединения модуля. Описание элемента см. <text:a xlink:type="simple" xlink:href="https://its.1c.ru/db/content/v8313doc/src/руководство%20администратора/приложение%203.%20описание%20и%20расположение%20служебных%20файлов.htm?_=1542379434#_ref434599995" text:style-name="Internet_20_link" text:visited-style-name="Visited_20_Internet_20_Link">здесь</text:a>.</text:p>
      <text:p text:style-name="Text_20_body">Элемент &lt;MergeRuleForPropertiesChangedTwice&gt;</text:p>
      <text:p text:style-name="Text_20_body">Описывает режим объединения модуля, если форма дважды изменена. Описание элемента см. <text:a xlink:type="simple" xlink:href="https://its.1c.ru/db/content/v8313doc/src/руководство%20администратора/приложение%203.%20описание%20и%20расположение%20служебных%20файлов.htm?_=1542379434#_ref434600075" text:style-name="Internet_20_link" text:visited-style-name="Visited_20_Internet_20_Link">здесь</text:a>.</text:p>
      <text:p text:style-name="Text_20_body">Элемент &lt;MergeRuleForPropertiesChangedOnce&gt;</text:p>
      <text:p text:style-name="Text_20_body">Описывает режим объединения модуля, измененного только в одной конфигурации. Описание элемента см. <text:a xlink:type="simple" xlink:href="https://its.1c.ru/db/content/v8313doc/src/руководство%20администратора/приложение%203.%20описание%20и%20расположение%20служебных%20файлов.htm?_=1542379434#_ref434602351" text:style-name="Internet_20_link" text:visited-style-name="Visited_20_Internet_20_Link">здесь</text:a>.</text:p>
      <text:p text:style-name="Text_20_body">Элемент &lt;Module&gt;</text:p>
      <text:p text:style-name="Text_20_body">Содержит дополнительные настройки объединения модуля формы. Описание элемента см. <text:a xlink:type="simple" xlink:href="https://its.1c.ru/db/content/v8313doc/src/руководство%20администратора/приложение%203.%20описание%20и%20расположение%20служебных%20файлов.htm?_=1542379434#_ref434600725" text:style-name="Internet_20_link" text:visited-style-name="Visited_20_Internet_20_Link">здесь</text:a></text:p>
      <text:h text:style-name="Heading_20_5" text:outline-level="5"><text:bookmark text:name="TI000000601"/><text:bookmark text:name="IssOgl4_3.29.3.1.5_Элемент_SpreadsheetDocument"/>3.29.3.1.5. Элемент &lt;SpreadsheetDocument&gt;</text:h>
      <text:p text:style-name="Text_20_body">Элемент описывает дополнительные настройки для объединения табличного документа.</text:p>
      <text:p text:style-name="Text_20_body">Элемент состоит из следующих элементов:</text:p>
      <text:p text:style-name="Text_20_body"><text:bookmark text:name="_ref434600491"/>Элемент &lt;MergeRule&gt;</text:p>
      <text:p text:style-name="Text_20_body">Описывает режим объединения табличного документа. Может принимать одно из следующих значений:</text:p>
      <text:p text:style-name="Text_20_body">● Merge ‑ объединить документы.</text:p>
      <text:p text:style-name="Text_20_body">● Unite ‑ включить содержимое обоих табличных документов.</text:p>
      <text:p text:style-name="Text_20_body">Элемент &lt;MergeRuleForPropertiesChangedTwice&gt;</text:p>
      <text:p text:style-name="Text_20_body">Описывает режим объединения, если табличный документ дважды изменен. Описание элемента см. <text:a xlink:type="simple" xlink:href="https://its.1c.ru/db/content/v8313doc/src/руководство%20администратора/приложение%203.%20описание%20и%20расположение%20служебных%20файлов.htm?_=1542379434#_ref434600075" text:style-name="Internet_20_link" text:visited-style-name="Visited_20_Internet_20_Link">здесь</text:a>.</text:p>
      <text:p text:style-name="Text_20_body">Элемент &lt;MergeRuleForPropertiesChangedOnce&gt;</text:p>
      <text:p text:style-name="Text_20_body">Описывает режим объединения табличного документа, измененного только в одной конфигурации. Описание элемента см. <text:a xlink:type="simple" xlink:href="https://its.1c.ru/db/content/v8313doc/src/руководство%20администратора/приложение%203.%20описание%20и%20расположение%20служебных%20файлов.htm?_=1542379434#_ref434602351" text:style-name="Internet_20_link" text:visited-style-name="Visited_20_Internet_20_Link">здесь</text:a>.</text:p>
      <text:h text:style-name="Heading_20_5" text:outline-level="5"><text:bookmark text:name="_ref483324152"/><text:bookmark text:name="TI000000760"/><text:bookmark text:name="IssOgl4_3.29.3.1.6_Элемент_Types"/>3.29.3.1.6. Элемент &lt;Types&gt;</text:h>
      <text:h text:style-name="Heading_20_6" text:outline-level="6"><text:bookmark text:name="TI000000761"/><text:bookmark text:name="IssOgl5_Описание_элемента"/>Описание элемента</text:h>
      <text:p text:style-name="Text_20_body">Элемент описывает дополнительные настройки объединения типов.</text:p>
      <text:p text:style-name="Text_20_body">Элемент состоит из одного или нескольких элементов:</text:p>
      <text:p text:style-name="Text_20_body">Элемент &lt;Type&gt;</text:p>
      <text:p text:style-name="Text_20_body">Элемент описывает настройки объединения для конкретного типа.</text:p>
      <text:h text:style-name="Heading_20_6" text:outline-level="6"><text:bookmark text:name="TI000000762"/><text:bookmark text:name="IssOgl5_Элемент_Type"/>Элемент &lt;Type&gt;</text:h>
      <text:p text:style-name="Text_20_body">Элемент содержит следующие атрибуты:</text:p>
      <text:p text:style-name="Text_20_body">name обязательный</text:p>
      <text:p text:style-name="Text_20_body">Полное имя типа, для которого описывается правило объединения.</text:p>
      <text:p text:style-name="Text_20_body">Тип: Строка.</text:p>
      <text:p text:style-name="Text_20_body">В состав элемента должен входить один элемент &lt;MergeRule&gt;.</text:p>
      <text:p text:style-name="Text_20_body">Элемент &lt;MergeRule&gt; обязательный</text:p>
      <text:p text:style-name="Text_20_body">Описывает режим объединения объекта. Описание элемента см. <text:a xlink:type="simple" xlink:href="https://its.1c.ru/db/content/v8313doc/src/руководство%20администратора/приложение%203.%20описание%20и%20расположение%20служебных%20файлов.htm?_=1542379434#_ref434599995" text:style-name="Internet_20_link" text:visited-style-name="Visited_20_Internet_20_Link">здесь</text:a>.</text:p>
      <text:h text:style-name="Heading_20_5" text:outline-level="5"><text:bookmark text:name="_ref483324165"/><text:bookmark text:name="TI000000763"/><text:bookmark text:name="IssOgl4_3.29.3.1.7_Элемент_Content"/><text:soft-page-break/>3.29.3.1.7. Элемент &lt;Content&gt;</text:h>
      <text:h text:style-name="Heading_20_6" text:outline-level="6"><text:bookmark text:name="TI000000764"/><text:bookmark text:name="IssOgl5_Описание_элемента1"/>Описание элемента</text:h>
      <text:p text:style-name="Text_20_body">Элемент описывает дополнительные настройки объединения составов плана обмена, подсистем, функциональных опций.</text:p>
      <text:p text:style-name="Text_20_body">Элемент состоит из одного или нескольких элементов:</text:p>
      <text:p text:style-name="Text_20_body">Элемент &lt;Item&gt;</text:p>
      <text:p text:style-name="Text_20_body">Элемент описывает настройки объединения для конкретного элемента состава вышеуказанных объектов.</text:p>
      <text:h text:style-name="Heading_20_6" text:outline-level="6"><text:bookmark text:name="TI000000765"/><text:bookmark text:name="IssOgl5_Элемент_Item"/>Элемент &lt;Item&gt;</text:h>
      <text:p text:style-name="Text_20_body">Элемент содержит следующие атрибуты:</text:p>
      <text:p text:style-name="Text_20_body">name обязательный</text:p>
      <text:p text:style-name="Text_20_body">Полное имя типа, для которого описывается правило объединения.</text:p>
      <text:p text:style-name="Text_20_body">Тип: Строка.</text:p>
      <text:p text:style-name="Text_20_body">В состав элемента должен входить один элемент &lt;MergeRule&gt;.</text:p>
      <text:p text:style-name="Text_20_body">Элемент &lt;MergeRule&gt; обязательный</text:p>
      <text:p text:style-name="Text_20_body">Описывает режим объединения объекта. Описание элемента см. <text:a xlink:type="simple" xlink:href="https://its.1c.ru/db/content/v8313doc/src/руководство%20администратора/приложение%203.%20описание%20и%20расположение%20служебных%20файлов.htm?_=1542379434#_ref434599995" text:style-name="Internet_20_link" text:visited-style-name="Visited_20_Internet_20_Link">здесь</text:a>.</text:p>
      <text:h text:style-name="Heading_20_4" text:outline-level="4"><text:bookmark text:name="TI000000602"/><text:bookmark text:name="IssOgl3_3.29.3.2_Элемент_Methods"/>3.29.3.2. Элемент &lt;Methods&gt;</text:h>
      <text:h text:style-name="Heading_20_5" text:outline-level="5"><text:bookmark text:name="TI000000603"/><text:bookmark text:name="IssOgl4_3.29.3.2.1_Общее_описание"/>3.29.3.2.1. Общее описание</text:h>
      <text:p text:style-name="Text_20_body">Данный элемент описывает настройки объединения модулей конфигурации. Элемент содержит один или несколько элементов описывающих настройки:</text:p>
      <text:p text:style-name="Text_20_body">● объединения процедур/функций (элемент &lt;Method&gt;). Этих элементов может быть один или несколько;</text:p>
      <text:p text:style-name="Text_20_body">● объединения раздела объявления переменных (элемент &lt;VariableDeclarationArea&gt;). Такой элемент может быть только один или отсутствовать;</text:p>
      <text:p text:style-name="Text_20_body">● объединения раздела основной программы (элемент &lt;MainArea&gt;). Такой элемент может быть только один или отсутствовать.</text:p>
      <text:p text:style-name="Text_20_body">Элемент имеет следующий состав:</text:p>
      <text:p text:style-name="Text_20_body"><text:a xlink:type="simple" xlink:href="javascript:" text:style-name="Internet_20_link" text:visited-style-name="Visited_20_Internet_20_Link">Копировать в буфер обмена</text:a> </text:p>
      <text:p text:style-name="Preformatted_20_Text">&lt;Methods&gt;</text:p>
      <text:p text:style-name="Preformatted_20_Text"><text:s text:c="4"/>&lt;Method&gt;</text:p>
      <text:p text:style-name="Preformatted_20_Text"><text:s text:c="8"/>&lt;MergeRule/&gt;</text:p>
      <text:p text:style-name="Preformatted_20_Text"><text:s text:c="8"/>&lt;Patch/&gt;</text:p>
      <text:p text:style-name="Preformatted_20_Text"><text:s text:c="4"/>&lt;Method/&gt;</text:p>
      <text:p text:style-name="Preformatted_20_Text"><text:s text:c="4"/>&lt;VariableDeclarationArea&gt;</text:p>
      <text:p text:style-name="Preformatted_20_Text"><text:s text:c="8"/>&lt;Methods/&gt;</text:p>
      <text:p text:style-name="Preformatted_20_Text"><text:s text:c="8"/>&lt;Patch/&gt;</text:p>
      <text:p text:style-name="Preformatted_20_Text"><text:s text:c="4"/>&lt;/VariableDeclarationArea&gt;</text:p>
      <text:p text:style-name="Preformatted_20_Text"><text:s text:c="4"/>&lt;MainArea&gt;</text:p>
      <text:p text:style-name="Preformatted_20_Text"><text:s text:c="8"/>&lt;Methods/&gt;</text:p>
      <text:p text:style-name="Preformatted_20_Text"><text:s text:c="8"/>&lt;Patch/&gt;</text:p>
      <text:p text:style-name="Preformatted_20_Text"><text:s text:c="4"/>&lt;/MainArea&gt;</text:p>
      <text:p text:style-name="P1">&lt;/Methods&gt;</text:p>
      <text:h text:style-name="Heading_20_5" text:outline-level="5"><text:bookmark text:name="TI000000604"/><text:bookmark text:name="IssOgl4_3.29.3.2.2_Элемент_Method"/>3.29.3.2.2. Элемент &lt;Method&gt;</text:h>
      <text:p text:style-name="Text_20_body">Элемент описывает настройки объединения конкретной процедуры/функции модуля на встроенном языке.</text:p>
      <text:p text:style-name="Text_20_body">Элемент содержит следующие атрибуты:</text:p>
      <text:p text:style-name="Text_20_body">name</text:p>
      <text:p text:style-name="Text_20_body"><text:soft-page-break/>Название метода в основной и второй конфигурации (если не указан атрибут NameInSecondConfiguration).</text:p>
      <text:p text:style-name="Text_20_body">Тип: Строка.</text:p>
      <text:p text:style-name="Text_20_body">nameInSecondConfiguration</text:p>
      <text:p text:style-name="Text_20_body">Название метода во второй конфигурации, если соответствие было установлено вручную. Может отсутствовать.</text:p>
      <text:p text:style-name="Text_20_body">Тип: Строка.</text:p>
      <text:p text:style-name="Text_20_body">Особенности поведения:</text:p>
      <text:p text:style-name="Text_20_body">● если процедура есть в обоих файлах будет выполнено объединение в соответствии с режимом или использовано содержимое элемента &lt;Patch&gt;.</text:p>
      <text:p text:style-name="Text_20_body">● если метод есть только в первом файле, он будет удалена, если режим объединения не равен DoNotMerge.</text:p>
      <text:p text:style-name="Text_20_body">● если метод есть только во втором файле, он будет добавлена, если режим объединения не равен DoNotMerge.</text:p>
      <text:p text:style-name="Text_20_body">В состав элемента входят следующие элементы:</text:p>
      <text:p text:style-name="Text_20_body">Элемент &lt;MergeRule&gt;</text:p>
      <text:p text:style-name="Text_20_body">Описывает режим объединения метода. Описание элемента см. <text:a xlink:type="simple" xlink:href="https://its.1c.ru/db/content/v8313doc/src/руководство%20администратора/приложение%203.%20описание%20и%20расположение%20служебных%20файлов.htm?_=1542379434#_ref434599995" text:style-name="Internet_20_link" text:visited-style-name="Visited_20_Internet_20_Link">здесь</text:a>.</text:p>
      <text:p text:style-name="Text_20_body">Элемент &lt;Patch&gt;</text:p>
      <text:p text:style-name="Text_20_body">Информация, предназначенная для автоматизированного внесения изменения в текст модуля на встроенном языке в универсальном формате (unidiff).</text:p>
      <text:h text:style-name="Heading_20_5" text:outline-level="5"><text:bookmark text:name="TI000000605"/><text:bookmark text:name="IssOgl4_3.29.3.2.3_Элемент_VariableDeclarationArea"/>3.29.3.2.3. Элемент &lt;VariableDeclarationArea&gt;</text:h>
      <text:p text:style-name="Text_20_body">Элемент описывает настройки объединения для раздела объявления переменных.</text:p>
      <text:p text:style-name="Text_20_body">В состав элемента входят следующие элементы:</text:p>
      <text:p text:style-name="Text_20_body">Элемент &lt;MergeRule&gt;</text:p>
      <text:p text:style-name="Text_20_body">Описывает режим объединения раздела объявления переменных. Описание элемента см. <text:a xlink:type="simple" xlink:href="https://its.1c.ru/db/content/v8313doc/src/руководство%20администратора/приложение%203.%20описание%20и%20расположение%20служебных%20файлов.htm?_=1542379434#_ref434599995" text:style-name="Internet_20_link" text:visited-style-name="Visited_20_Internet_20_Link">здесь</text:a>.</text:p>
      <text:p text:style-name="Text_20_body">Элемент &lt;Patch&gt;</text:p>
      <text:p text:style-name="Text_20_body">Информация, предназначенная для автоматизированного внесения изменения в текст модуля на встроенном языке в универсальном формате (unidiff).</text:p>
      <text:h text:style-name="Heading_20_5" text:outline-level="5"><text:bookmark text:name="TI000000606"/><text:bookmark text:name="IssOgl4_3.29.3.2.4_Элемент_MainArea"/>3.29.3.2.4. Элемент &lt;MainArea&gt;</text:h>
      <text:p text:style-name="Text_20_body"><text:bookmark text:name="_ref434599995"/>Элемент описывает настройки объединения для раздела основной программы.</text:p>
      <text:p text:style-name="Text_20_body">В состав элемента входят следующие элементы:</text:p>
      <text:p text:style-name="Text_20_body">Элемент &lt;MergeRule&gt;</text:p>
      <text:p text:style-name="Text_20_body">Описывает режим объединения раздела основной программы. Описание элемента см. <text:a xlink:type="simple" xlink:href="https://its.1c.ru/db/content/v8313doc/src/руководство%20администратора/приложение%203.%20описание%20и%20расположение%20служебных%20файлов.htm?_=1542379434#_ref434599995" text:style-name="Internet_20_link" text:visited-style-name="Visited_20_Internet_20_Link">здесь</text:a>.</text:p>
      <text:p text:style-name="Text_20_body">Элемент &lt;Patch&gt;</text:p>
      <text:p text:style-name="Text_20_body">Информация, предназначенная для автоматизированного внесения изменения в текст модуля на встроенном языке в универсальном формате (unidiff).</text:p>
      <text:h text:style-name="Heading_20_4" text:outline-level="4"><text:bookmark text:name="TI000000607"/><text:bookmark text:name="IssOgl3_3.29.3.3_Элемент_MergeRule"/>3.29.3.3. Элемент &lt;MergeRule&gt;</text:h>
      <text:p text:style-name="Text_20_body">Элемент описывает режим объединения элемента. Может принимать одно из следующих значений:</text:p>
      <text:p text:style-name="Text_20_body">● DoNotMerge ‑ не объединять.</text:p>
      <text:p text:style-name="Text_20_body"><text:soft-page-break/>● GetFromSecondConfiguration ‑ взять из второй конфигурации.</text:p>
      <text:p text:style-name="Text_20_body">● MergePrioritizingMainConfiguration ‑ объединить с приоритетом основной конфигурации.</text:p>
      <text:p text:style-name="Text_20_body">● MergePrioritizingSecondConfiguration ‑ объединить с приоритетом второй конфигурации.</text:p>
      <text:p text:style-name="Text_20_body">● MergeWithExternalTool ‑ объединить с помощью внешней программы (поддерживается модулями).</text:p>
      <text:h text:style-name="Heading_20_4" text:outline-level="4"><text:bookmark text:name="_ref434600075"/><text:bookmark text:name="TI000000608"/><text:bookmark text:name="IssOgl3_3.29.3.4_Элемент_MergeRuleForPropertiesChangedTwice"/>3.29.3.4. Элемент &lt;MergeRuleForPropertiesChangedTwice&gt;</text:h>
      <text:p text:style-name="Text_20_body">Описывает режим объединения дважды измененных свойств объекта. Может принимать одно из следующих значений:</text:p>
      <text:p text:style-name="Text_20_body">● DoNotMerge ‑ не объединять.</text:p>
      <text:p text:style-name="Text_20_body">● GetFromSecondConfiguration ‑ взять из второй конфигурации.</text:p>
      <text:p text:style-name="Text_20_body">● MergePrioritizingMainConfiguration ‑ объединить с приоритетом основной конфигурации.</text:p>
      <text:p text:style-name="Text_20_body">● MergePrioritizingSecondConfiguration ‑ объединить с приоритетом второй конфигурации.</text:p>
      <text:p text:style-name="Text_20_body">● MergeWithExternalTool ‑ объединить с помощью внешней программы (поддерживается модулями).</text:p>
      <text:h text:style-name="Heading_20_4" text:outline-level="4"><text:bookmark text:name="_ref434602351"/><text:bookmark text:name="TI000000609"/><text:bookmark text:name="IssOgl3_3.29.3.5_Элемент_MergeRuleForPropertiesChangedOnce"/>3.29.3.5. Элемент &lt;MergeRuleForPropertiesChangedOnce&gt;</text:h>
      <text:p text:style-name="Text_20_body">Описывает режим объединения для свойств объектов, измененных только в одной из конфигураций. Может принимать одно из следующих значений:</text:p>
      <text:p text:style-name="Text_20_body">● DoNotMerge ‑ не объединять.</text:p>
      <text:p text:style-name="Text_20_body">● GetFromSecondConfiguration ‑ взять из второй конфигурации.</text:p>
      <text:h text:style-name="Heading_20_4" text:outline-level="4"><text:bookmark text:name="_ref434600142"/><text:bookmark text:name="TI000000610"/><text:bookmark text:name="IssOgl3_3.29.3.6_Элемент_ObjectOrder"/>3.29.3.6. Элемент &lt;ObjectOrder&gt;</text:h>
      <text:p text:style-name="Text_20_body">Описывает порядок подчиненных объектов. Может принимать одно из следующих значений:</text:p>
      <text:p text:style-name="Text_20_body">● GetFromMainConfiguration ‑ взять порядок из основной конфигурации.</text:p>
      <text:p text:style-name="Text_20_body">● GetFromSecondConfiguration ‑ взять порядок из второй конфигурации.</text:p>
      <text:h text:style-name="Heading_20_2" text:outline-level="2"><text:bookmark text:name="_ref470708339"/><text:bookmark text:name="TI000000751"/><text:bookmark text:name="IssOgl1_3.30_Файл_различий_в_выгрузках_конфигураций"/>3.30. Файл различий в выгрузках конфигураций</text:h>
      <text:p text:style-name="Text_20_body">При выполнении команды пакетного запуска конфигуратора /DumpConfigToFiles с параметром –getChanges, формируется файл, который содержит перечень различий между двумя сравниваемыми конфигурациями.</text:p>
      <text:p text:style-name="Text_20_body">Файл формируется в кодировке UTF-8 и имеет следующий формат:</text:p>
      <text:p text:style-name="Text_20_body">● каждый объект, попадающий в данный файл, описывается в отдельной строке;</text:p>
      <text:p text:style-name="Text_20_body">● при отсутствии изменений формируется пустой файл;</text:p>
      <text:p text:style-name="Text_20_body">● если изменения конфигурации требуют полной выгрузки, то вместо списка объектов файл будет содержать единственную строку: FullDump;</text:p>
      <text:p text:style-name="Text_20_body">● каждая строка предваряется определенным префиксом, описывающим суть изменения:</text:p>
      <text:p text:style-name="Text_20_body">● New: ‑ содержит полное имя добавленного объекта.</text:p>
      <text:p text:style-name="Text_20_body">● Modified: ‑ содержит полное имя измененного объекта. Переименование объекта фиксируется отдельной строкой.</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8:37:08.752414874</dc:date>
    <meta:editing-duration>PT1H18M57S</meta:editing-duration>
    <meta:editing-cycles>74</meta:editing-cycles>
    <meta:generator>LibreOffice/5.1.6.2$Linux_X86_64 LibreOffice_project/10m0$Build-2</meta:generator>
    <meta:document-statistic meta:table-count="0" meta:image-count="0" meta:object-count="0" meta:page-count="116" meta:paragraph-count="3567" meta:word-count="29415" meta:character-count="247312" meta:non-whitespace-character-count="217670"/>
  </office:meta>
</office:document-meta>
</file>